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547in" svg:y="1.0118in">
            <draw:object draw:notify-on-update-of-ranges="Sheet1.A2:Sheet1.A401 Sheet1.B1:Sheet1.B1 Sheet1.B2:Sheet1.B401 Sheet1.A2:Sheet1.A401 Sheet1.C1:Sheet1.C1 Sheet1.C2:Sheet1.C401 Sheet1.A2:Sheet1.A401 Sheet1.D1:Sheet1.D1 Sheet1.D2:Sheet1.D401 Sheet1.A2:Sheet1.A401 Sheet1.E1:Sheet1.E1 Sheet1.E2:Sheet1.E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6183474852" calcext:value-type="float">
            <text:p>0.1746183475</text:p>
          </table:table-cell>
          <table:table-cell office:value-type="float" office:value="0.1754211119648" calcext:value-type="float">
            <text:p>0.175421112</text:p>
          </table:table-cell>
          <table:table-cell office:value-type="float" office:value="0.1746952017272" calcext:value-type="float">
            <text:p>0.1746952017</text:p>
          </table:table-cell>
          <table:table-cell office:value-type="float" office:value="0.06747249359866" calcext:value-type="float">
            <text:p>0.0674724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91302829434" calcext:value-type="float">
            <text:p>0.1791302829</text:p>
          </table:table-cell>
          <table:table-cell office:value-type="float" office:value="0.1759363402736" calcext:value-type="float">
            <text:p>0.1759363403</text:p>
          </table:table-cell>
          <table:table-cell office:value-type="float" office:value="0.1811282381424" calcext:value-type="float">
            <text:p>0.1811282381</text:p>
          </table:table-cell>
          <table:table-cell office:value-type="float" office:value="0.0530936510713" calcext:value-type="float">
            <text:p>0.0530936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3795159561" calcext:value-type="float">
            <text:p>0.1837951596</text:p>
          </table:table-cell>
          <table:table-cell office:value-type="float" office:value="0.1756413309996" calcext:value-type="float">
            <text:p>0.175641331</text:p>
          </table:table-cell>
          <table:table-cell office:value-type="float" office:value="0.1854196160354" calcext:value-type="float">
            <text:p>0.185419616</text:p>
          </table:table-cell>
          <table:table-cell office:value-type="float" office:value="0.04608598632422" calcext:value-type="float">
            <text:p>0.0460859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78246588326" calcext:value-type="float">
            <text:p>0.1878246588</text:p>
          </table:table-cell>
          <table:table-cell office:value-type="float" office:value="0.1743203130632" calcext:value-type="float">
            <text:p>0.1743203131</text:p>
          </table:table-cell>
          <table:table-cell office:value-type="float" office:value="0.187989820499" calcext:value-type="float">
            <text:p>0.1879898205</text:p>
          </table:table-cell>
          <table:table-cell office:value-type="float" office:value="0.04053538968312" calcext:value-type="float">
            <text:p>0.04053538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92061728938" calcext:value-type="float">
            <text:p>0.1892061729</text:p>
          </table:table-cell>
          <table:table-cell office:value-type="float" office:value="0.172568976016" calcext:value-type="float">
            <text:p>0.172568976</text:p>
          </table:table-cell>
          <table:table-cell office:value-type="float" office:value="0.1904920225218" calcext:value-type="float">
            <text:p>0.1904920225</text:p>
          </table:table-cell>
          <table:table-cell office:value-type="float" office:value="0.03676138123668" calcext:value-type="float">
            <text:p>0.0367613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12397629418" calcext:value-type="float">
            <text:p>0.1912397629</text:p>
          </table:table-cell>
          <table:table-cell office:value-type="float" office:value="0.1698130781168" calcext:value-type="float">
            <text:p>0.1698130781</text:p>
          </table:table-cell>
          <table:table-cell office:value-type="float" office:value="0.1926322300308" calcext:value-type="float">
            <text:p>0.19263223</text:p>
          </table:table-cell>
          <table:table-cell office:value-type="float" office:value="0.03391327075936" calcext:value-type="float">
            <text:p>0.0339132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31175330544" calcext:value-type="float">
            <text:p>0.1931175331</text:p>
          </table:table-cell>
          <table:table-cell office:value-type="float" office:value="0.1671993125586" calcext:value-type="float">
            <text:p>0.1671993126</text:p>
          </table:table-cell>
          <table:table-cell office:value-type="float" office:value="0.194720712918" calcext:value-type="float">
            <text:p>0.1947207129</text:p>
          </table:table-cell>
          <table:table-cell office:value-type="float" office:value="0.03200047359894" calcext:value-type="float">
            <text:p>0.0320004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33674405016" calcext:value-type="float">
            <text:p>0.1933674405</text:p>
          </table:table-cell>
          <table:table-cell office:value-type="float" office:value="0.1651659498788" calcext:value-type="float">
            <text:p>0.1651659499</text:p>
          </table:table-cell>
          <table:table-cell office:value-type="float" office:value="0.1967401368854" calcext:value-type="float">
            <text:p>0.1967401369</text:p>
          </table:table-cell>
          <table:table-cell office:value-type="float" office:value="0.03010183546902" calcext:value-type="float">
            <text:p>0.03010183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4964601422" calcext:value-type="float">
            <text:p>0.1949646014</text:p>
          </table:table-cell>
          <table:table-cell office:value-type="float" office:value="0.162132582001" calcext:value-type="float">
            <text:p>0.162132582</text:p>
          </table:table-cell>
          <table:table-cell office:value-type="float" office:value="0.197095686843" calcext:value-type="float">
            <text:p>0.1970956868</text:p>
          </table:table-cell>
          <table:table-cell office:value-type="float" office:value="0.02869955963144" calcext:value-type="float">
            <text:p>0.02869955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61817117404" calcext:value-type="float">
            <text:p>0.1961817117</text:p>
          </table:table-cell>
          <table:table-cell office:value-type="float" office:value="0.1592850163678" calcext:value-type="float">
            <text:p>0.1592850164</text:p>
          </table:table-cell>
          <table:table-cell office:value-type="float" office:value="0.1977704507066" calcext:value-type="float">
            <text:p>0.1977704507</text:p>
          </table:table-cell>
          <table:table-cell office:value-type="float" office:value="0.02789010063876" calcext:value-type="float">
            <text:p>0.0278901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63841096532" calcext:value-type="float">
            <text:p>0.1963841097</text:p>
          </table:table-cell>
          <table:table-cell office:value-type="float" office:value="0.1564242718036" calcext:value-type="float">
            <text:p>0.1564242718</text:p>
          </table:table-cell>
          <table:table-cell office:value-type="float" office:value="0.1988282700424" calcext:value-type="float">
            <text:p>0.19882827</text:p>
          </table:table-cell>
          <table:table-cell office:value-type="float" office:value="0.0272619885174" calcext:value-type="float">
            <text:p>0.02726198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67858413778" calcext:value-type="float">
            <text:p>0.1967858414</text:p>
          </table:table-cell>
          <table:table-cell office:value-type="float" office:value="0.153193333386" calcext:value-type="float">
            <text:p>0.1531933334</text:p>
          </table:table-cell>
          <table:table-cell office:value-type="float" office:value="0.199276792593" calcext:value-type="float">
            <text:p>0.1992767926</text:p>
          </table:table-cell>
          <table:table-cell office:value-type="float" office:value="0.02641248475758" calcext:value-type="float">
            <text:p>0.02641248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626386152" calcext:value-type="float">
            <text:p>0.1962638615</text:p>
          </table:table-cell>
          <table:table-cell office:value-type="float" office:value="0.1501886162044" calcext:value-type="float">
            <text:p>0.1501886162</text:p>
          </table:table-cell>
          <table:table-cell office:value-type="float" office:value="0.1999311630218" calcext:value-type="float">
            <text:p>0.199931163</text:p>
          </table:table-cell>
          <table:table-cell office:value-type="float" office:value="0.02530094233114" calcext:value-type="float">
            <text:p>0.02530094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63638434552" calcext:value-type="float">
            <text:p>0.1963638435</text:p>
          </table:table-cell>
          <table:table-cell office:value-type="float" office:value="0.1471600805608" calcext:value-type="float">
            <text:p>0.1471600806</text:p>
          </table:table-cell>
          <table:table-cell office:value-type="float" office:value="0.1998753810874" calcext:value-type="float">
            <text:p>0.1998753811</text:p>
          </table:table-cell>
          <table:table-cell office:value-type="float" office:value="0.02509132170192" calcext:value-type="float">
            <text:p>0.0250913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79037264858" calcext:value-type="float">
            <text:p>0.1979037265</text:p>
          </table:table-cell>
          <table:table-cell office:value-type="float" office:value="0.1434565468736" calcext:value-type="float">
            <text:p>0.1434565469</text:p>
          </table:table-cell>
          <table:table-cell office:value-type="float" office:value="0.2002913892688" calcext:value-type="float">
            <text:p>0.2002913893</text:p>
          </table:table-cell>
          <table:table-cell office:value-type="float" office:value="0.02519605220596" calcext:value-type="float">
            <text:p>0.0251960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85407484316" calcext:value-type="float">
            <text:p>0.1985407484</text:p>
          </table:table-cell>
          <table:table-cell office:value-type="float" office:value="0.1404729645584" calcext:value-type="float">
            <text:p>0.1404729646</text:p>
          </table:table-cell>
          <table:table-cell office:value-type="float" office:value="0.20058279322" calcext:value-type="float">
            <text:p>0.2005827932</text:p>
          </table:table-cell>
          <table:table-cell office:value-type="float" office:value="0.0241578885692" calcext:value-type="float">
            <text:p>0.02415788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71551828072" calcext:value-type="float">
            <text:p>0.1971551828</text:p>
          </table:table-cell>
          <table:table-cell office:value-type="float" office:value="0.1380552367292" calcext:value-type="float">
            <text:p>0.1380552367</text:p>
          </table:table-cell>
          <table:table-cell office:value-type="float" office:value="0.2017486560366" calcext:value-type="float">
            <text:p>0.201748656</text:p>
          </table:table-cell>
          <table:table-cell office:value-type="float" office:value="0.0238446976514" calcext:value-type="float">
            <text:p>0.02384469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76783187088" calcext:value-type="float">
            <text:p>0.1976783187</text:p>
          </table:table-cell>
          <table:table-cell office:value-type="float" office:value="0.1351439471944" calcext:value-type="float">
            <text:p>0.1351439472</text:p>
          </table:table-cell>
          <table:table-cell office:value-type="float" office:value="0.2013875659302" calcext:value-type="float">
            <text:p>0.2013875659</text:p>
          </table:table-cell>
          <table:table-cell office:value-type="float" office:value="0.02371218919514" calcext:value-type="float">
            <text:p>0.02371218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72578680546" calcext:value-type="float">
            <text:p>0.1972578681</text:p>
          </table:table-cell>
          <table:table-cell office:value-type="float" office:value="0.1325432120892" calcext:value-type="float">
            <text:p>0.1325432121</text:p>
          </table:table-cell>
          <table:table-cell office:value-type="float" office:value="0.2019129048874" calcext:value-type="float">
            <text:p>0.2019129049</text:p>
          </table:table-cell>
          <table:table-cell office:value-type="float" office:value="0.0235016741435" calcext:value-type="float">
            <text:p>0.0235016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6624457201" calcext:value-type="float">
            <text:p>0.1966244572</text:p>
          </table:table-cell>
          <table:table-cell office:value-type="float" office:value="0.1290596513982" calcext:value-type="float">
            <text:p>0.1290596514</text:p>
          </table:table-cell>
          <table:table-cell office:value-type="float" office:value="0.2018024899516" calcext:value-type="float">
            <text:p>0.20180249</text:p>
          </table:table-cell>
          <table:table-cell office:value-type="float" office:value="0.02301347173608" calcext:value-type="float">
            <text:p>0.02301347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9717372879" calcext:value-type="float">
            <text:p>0.1971737288</text:p>
          </table:table-cell>
          <table:table-cell office:value-type="float" office:value="0.1260763423266" calcext:value-type="float">
            <text:p>0.1260763423</text:p>
          </table:table-cell>
          <table:table-cell office:value-type="float" office:value="0.2017106520996" calcext:value-type="float">
            <text:p>0.2017106521</text:p>
          </table:table-cell>
          <table:table-cell office:value-type="float" office:value="0.02305643946848" calcext:value-type="float">
            <text:p>0.02305643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969719961946" calcext:value-type="float">
            <text:p>0.1969719962</text:p>
          </table:table-cell>
          <table:table-cell office:value-type="float" office:value="0.1236631509596" calcext:value-type="float">
            <text:p>0.123663151</text:p>
          </table:table-cell>
          <table:table-cell office:value-type="float" office:value="0.2014035044634" calcext:value-type="float">
            <text:p>0.2014035045</text:p>
          </table:table-cell>
          <table:table-cell office:value-type="float" office:value="0.02285490853792" calcext:value-type="float">
            <text:p>0.02285490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61978854554" calcext:value-type="float">
            <text:p>0.1961978855</text:p>
          </table:table-cell>
          <table:table-cell office:value-type="float" office:value="0.120782063858" calcext:value-type="float">
            <text:p>0.1207820639</text:p>
          </table:table-cell>
          <table:table-cell office:value-type="float" office:value="0.2022299923922" calcext:value-type="float">
            <text:p>0.2022299924</text:p>
          </table:table-cell>
          <table:table-cell office:value-type="float" office:value="0.02268694624964" calcext:value-type="float">
            <text:p>0.02268694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70543046592" calcext:value-type="float">
            <text:p>0.1970543047</text:p>
          </table:table-cell>
          <table:table-cell office:value-type="float" office:value="0.11801232098" calcext:value-type="float">
            <text:p>0.118012321</text:p>
          </table:table-cell>
          <table:table-cell office:value-type="float" office:value="0.2023587805308" calcext:value-type="float">
            <text:p>0.2023587805</text:p>
          </table:table-cell>
          <table:table-cell office:value-type="float" office:value="0.02248832736774" calcext:value-type="float">
            <text:p>0.02248832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96766706537" calcext:value-type="float">
            <text:p>0.1967667065</text:p>
          </table:table-cell>
          <table:table-cell office:value-type="float" office:value="0.1155270734488" calcext:value-type="float">
            <text:p>0.1155270734</text:p>
          </table:table-cell>
          <table:table-cell office:value-type="float" office:value="0.2029379811548" calcext:value-type="float">
            <text:p>0.2029379812</text:p>
          </table:table-cell>
          <table:table-cell office:value-type="float" office:value="0.02240434076952" calcext:value-type="float">
            <text:p>0.02240434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977005145406" calcext:value-type="float">
            <text:p>0.1977005145</text:p>
          </table:table-cell>
          <table:table-cell office:value-type="float" office:value="0.1129928289348" calcext:value-type="float">
            <text:p>0.1129928289</text:p>
          </table:table-cell>
          <table:table-cell office:value-type="float" office:value="0.201720267951" calcext:value-type="float">
            <text:p>0.201720268</text:p>
          </table:table-cell>
          <table:table-cell office:value-type="float" office:value="0.0221418521031" calcext:value-type="float">
            <text:p>0.02214185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58415372256" calcext:value-type="float">
            <text:p>0.1958415372</text:p>
          </table:table-cell>
          <table:table-cell office:value-type="float" office:value="0.1101445531536" calcext:value-type="float">
            <text:p>0.1101445532</text:p>
          </table:table-cell>
          <table:table-cell office:value-type="float" office:value="0.2024421493732" calcext:value-type="float">
            <text:p>0.2024421494</text:p>
          </table:table-cell>
          <table:table-cell office:value-type="float" office:value="0.0220530660104" calcext:value-type="float">
            <text:p>0.0220530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963106908786" calcext:value-type="float">
            <text:p>0.1963106909</text:p>
          </table:table-cell>
          <table:table-cell office:value-type="float" office:value="0.1075665000706" calcext:value-type="float">
            <text:p>0.1075665001</text:p>
          </table:table-cell>
          <table:table-cell office:value-type="float" office:value="0.2019343170604" calcext:value-type="float">
            <text:p>0.2019343171</text:p>
          </table:table-cell>
          <table:table-cell office:value-type="float" office:value="0.02184814322808" calcext:value-type="float">
            <text:p>0.02184814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962389073822" calcext:value-type="float">
            <text:p>0.1962389074</text:p>
          </table:table-cell>
          <table:table-cell office:value-type="float" office:value="0.1051393230554" calcext:value-type="float">
            <text:p>0.1051393231</text:p>
          </table:table-cell>
          <table:table-cell office:value-type="float" office:value="0.203515630615" calcext:value-type="float">
            <text:p>0.2035156306</text:p>
          </table:table-cell>
          <table:table-cell office:value-type="float" office:value="0.02191869037182" calcext:value-type="float">
            <text:p>0.0219186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962738537784" calcext:value-type="float">
            <text:p>0.1962738538</text:p>
          </table:table-cell>
          <table:table-cell office:value-type="float" office:value="0.1029413634194" calcext:value-type="float">
            <text:p>0.1029413634</text:p>
          </table:table-cell>
          <table:table-cell office:value-type="float" office:value="0.2026970964018" calcext:value-type="float">
            <text:p>0.2026970964</text:p>
          </table:table-cell>
          <table:table-cell office:value-type="float" office:value="0.0215976306381" calcext:value-type="float">
            <text:p>0.02159763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96469193132" calcext:value-type="float">
            <text:p>0.1964691931</text:p>
          </table:table-cell>
          <table:table-cell office:value-type="float" office:value="0.1006886538638" calcext:value-type="float">
            <text:p>0.1006886539</text:p>
          </table:table-cell>
          <table:table-cell office:value-type="float" office:value="0.2023329300654" calcext:value-type="float">
            <text:p>0.2023329301</text:p>
          </table:table-cell>
          <table:table-cell office:value-type="float" office:value="0.02185825260474" calcext:value-type="float">
            <text:p>0.02185825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9521301028" calcext:value-type="float">
            <text:p>0.1952130103</text:p>
          </table:table-cell>
          <table:table-cell office:value-type="float" office:value="0.09862134385104" calcext:value-type="float">
            <text:p>0.0986213439</text:p>
          </table:table-cell>
          <table:table-cell office:value-type="float" office:value="0.2024581549338" calcext:value-type="float">
            <text:p>0.2024581549</text:p>
          </table:table-cell>
          <table:table-cell office:value-type="float" office:value="0.02169107877992" calcext:value-type="float">
            <text:p>0.02169107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95384257277" calcext:value-type="float">
            <text:p>0.1953842573</text:p>
          </table:table-cell>
          <table:table-cell office:value-type="float" office:value="0.09654117905634" calcext:value-type="float">
            <text:p>0.0965411791</text:p>
          </table:table-cell>
          <table:table-cell office:value-type="float" office:value="0.2025057338536" calcext:value-type="float">
            <text:p>0.2025057339</text:p>
          </table:table-cell>
          <table:table-cell office:value-type="float" office:value="0.02146368418444" calcext:value-type="float">
            <text:p>0.02146368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947230902236" calcext:value-type="float">
            <text:p>0.1947230902</text:p>
          </table:table-cell>
          <table:table-cell office:value-type="float" office:value="0.09426228497478" calcext:value-type="float">
            <text:p>0.094262285</text:p>
          </table:table-cell>
          <table:table-cell office:value-type="float" office:value="0.2024905392734" calcext:value-type="float">
            <text:p>0.2024905393</text:p>
          </table:table-cell>
          <table:table-cell office:value-type="float" office:value="0.02159497095742" calcext:value-type="float">
            <text:p>0.0215949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95448479535" calcext:value-type="float">
            <text:p>0.1954484795</text:p>
          </table:table-cell>
          <table:table-cell office:value-type="float" office:value="0.09201654694078" calcext:value-type="float">
            <text:p>0.0920165469</text:p>
          </table:table-cell>
          <table:table-cell office:value-type="float" office:value="0.2028624262456" calcext:value-type="float">
            <text:p>0.2028624262</text:p>
          </table:table-cell>
          <table:table-cell office:value-type="float" office:value="0.02143323129328" calcext:value-type="float">
            <text:p>0.02143323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953685231898" calcext:value-type="float">
            <text:p>0.1953685232</text:p>
          </table:table-cell>
          <table:table-cell office:value-type="float" office:value="0.08988283898608" calcext:value-type="float">
            <text:p>0.089882839</text:p>
          </table:table-cell>
          <table:table-cell office:value-type="float" office:value="0.2021759354286" calcext:value-type="float">
            <text:p>0.2021759354</text:p>
          </table:table-cell>
          <table:table-cell office:value-type="float" office:value="0.02157614076258" calcext:value-type="float">
            <text:p>0.02157614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952975506562" calcext:value-type="float">
            <text:p>0.1952975507</text:p>
          </table:table-cell>
          <table:table-cell office:value-type="float" office:value="0.08758265294288" calcext:value-type="float">
            <text:p>0.0875826529</text:p>
          </table:table-cell>
          <table:table-cell office:value-type="float" office:value="0.2022362852174" calcext:value-type="float">
            <text:p>0.2022362852</text:p>
          </table:table-cell>
          <table:table-cell office:value-type="float" office:value="0.02138492021732" calcext:value-type="float">
            <text:p>0.02138492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952164113724" calcext:value-type="float">
            <text:p>0.1952164114</text:p>
          </table:table-cell>
          <table:table-cell office:value-type="float" office:value="0.08563136541098" calcext:value-type="float">
            <text:p>0.0856313654</text:p>
          </table:table-cell>
          <table:table-cell office:value-type="float" office:value="0.2024034050304" calcext:value-type="float">
            <text:p>0.202403405</text:p>
          </table:table-cell>
          <table:table-cell office:value-type="float" office:value="0.02146819298516" calcext:value-type="float">
            <text:p>0.0214681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939401824588" calcext:value-type="float">
            <text:p>0.1939401825</text:p>
          </table:table-cell>
          <table:table-cell office:value-type="float" office:value="0.08358076041738" calcext:value-type="float">
            <text:p>0.0835807604</text:p>
          </table:table-cell>
          <table:table-cell office:value-type="float" office:value="0.2023994336828" calcext:value-type="float">
            <text:p>0.2023994337</text:p>
          </table:table-cell>
          <table:table-cell office:value-type="float" office:value="0.02134102959052" calcext:value-type="float">
            <text:p>0.0213410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40463430886" calcext:value-type="float">
            <text:p>0.1940463431</text:p>
          </table:table-cell>
          <table:table-cell office:value-type="float" office:value="0.081981879024" calcext:value-type="float">
            <text:p>0.081981879</text:p>
          </table:table-cell>
          <table:table-cell office:value-type="float" office:value="0.2028920058558" calcext:value-type="float">
            <text:p>0.2028920059</text:p>
          </table:table-cell>
          <table:table-cell office:value-type="float" office:value="0.02137474551798" calcext:value-type="float">
            <text:p>0.02137474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938100084348" calcext:value-type="float">
            <text:p>0.1938100084</text:p>
          </table:table-cell>
          <table:table-cell office:value-type="float" office:value="0.08031989229468" calcext:value-type="float">
            <text:p>0.0803198923</text:p>
          </table:table-cell>
          <table:table-cell office:value-type="float" office:value="0.2027531669062" calcext:value-type="float">
            <text:p>0.2027531669</text:p>
          </table:table-cell>
          <table:table-cell office:value-type="float" office:value="0.02132841697134" calcext:value-type="float">
            <text:p>0.0213284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934683398194" calcext:value-type="float">
            <text:p>0.1934683398</text:p>
          </table:table-cell>
          <table:table-cell office:value-type="float" office:value="0.0781717130197" calcext:value-type="float">
            <text:p>0.078171713</text:p>
          </table:table-cell>
          <table:table-cell office:value-type="float" office:value="0.2022479037888" calcext:value-type="float">
            <text:p>0.2022479038</text:p>
          </table:table-cell>
          <table:table-cell office:value-type="float" office:value="0.02129151373828" calcext:value-type="float">
            <text:p>0.02129151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938001552598" calcext:value-type="float">
            <text:p>0.1938001553</text:p>
          </table:table-cell>
          <table:table-cell office:value-type="float" office:value="0.07622489629118" calcext:value-type="float">
            <text:p>0.0762248963</text:p>
          </table:table-cell>
          <table:table-cell office:value-type="float" office:value="0.2024407199992" calcext:value-type="float">
            <text:p>0.20244072</text:p>
          </table:table-cell>
          <table:table-cell office:value-type="float" office:value="0.02134429373086" calcext:value-type="float">
            <text:p>0.02134429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930680880014" calcext:value-type="float">
            <text:p>0.193068088</text:p>
          </table:table-cell>
          <table:table-cell office:value-type="float" office:value="0.07467303179942" calcext:value-type="float">
            <text:p>0.0746730318</text:p>
          </table:table-cell>
          <table:table-cell office:value-type="float" office:value="0.2033429293752" calcext:value-type="float">
            <text:p>0.2033429294</text:p>
          </table:table-cell>
          <table:table-cell office:value-type="float" office:value="0.02120096506788" calcext:value-type="float">
            <text:p>0.02120096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928842937254" calcext:value-type="float">
            <text:p>0.1928842937</text:p>
          </table:table-cell>
          <table:table-cell office:value-type="float" office:value="0.07301585225314" calcext:value-type="float">
            <text:p>0.0730158523</text:p>
          </table:table-cell>
          <table:table-cell office:value-type="float" office:value="0.2027175435074" calcext:value-type="float">
            <text:p>0.2027175435</text:p>
          </table:table-cell>
          <table:table-cell office:value-type="float" office:value="0.02113412177626" calcext:value-type="float">
            <text:p>0.02113412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92488079692" calcext:value-type="float">
            <text:p>0.1924880797</text:p>
          </table:table-cell>
          <table:table-cell office:value-type="float" office:value="0.0711718777583" calcext:value-type="float">
            <text:p>0.0711718778</text:p>
          </table:table-cell>
          <table:table-cell office:value-type="float" office:value="0.2028350726594" calcext:value-type="float">
            <text:p>0.2028350727</text:p>
          </table:table-cell>
          <table:table-cell office:value-type="float" office:value="0.021168418589" calcext:value-type="float">
            <text:p>0.02116841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922395258548" calcext:value-type="float">
            <text:p>0.1922395259</text:p>
          </table:table-cell>
          <table:table-cell office:value-type="float" office:value="0.06959853969578" calcext:value-type="float">
            <text:p>0.0695985397</text:p>
          </table:table-cell>
          <table:table-cell office:value-type="float" office:value="0.2028960369924" calcext:value-type="float">
            <text:p>0.202896037</text:p>
          </table:table-cell>
          <table:table-cell office:value-type="float" office:value="0.02134852981366" calcext:value-type="float">
            <text:p>0.02134852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921341204566" calcext:value-type="float">
            <text:p>0.1921341205</text:p>
          </table:table-cell>
          <table:table-cell office:value-type="float" office:value="0.06792034853422" calcext:value-type="float">
            <text:p>0.0679203485</text:p>
          </table:table-cell>
          <table:table-cell office:value-type="float" office:value="0.2020653569538" calcext:value-type="float">
            <text:p>0.202065357</text:p>
          </table:table-cell>
          <table:table-cell office:value-type="float" office:value="0.0213506621169" calcext:value-type="float">
            <text:p>0.02135066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91924857744" calcext:value-type="float">
            <text:p>0.1919248577</text:p>
          </table:table-cell>
          <table:table-cell office:value-type="float" office:value="0.0665872008489" calcext:value-type="float">
            <text:p>0.0665872008</text:p>
          </table:table-cell>
          <table:table-cell office:value-type="float" office:value="0.2025097634562" calcext:value-type="float">
            <text:p>0.2025097635</text:p>
          </table:table-cell>
          <table:table-cell office:value-type="float" office:value="0.0212446213102" calcext:value-type="float">
            <text:p>0.02124462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918459483022" calcext:value-type="float">
            <text:p>0.1918459483</text:p>
          </table:table-cell>
          <table:table-cell office:value-type="float" office:value="0.0652608808382" calcext:value-type="float">
            <text:p>0.0652608808</text:p>
          </table:table-cell>
          <table:table-cell office:value-type="float" office:value="0.2031430130962" calcext:value-type="float">
            <text:p>0.2031430131</text:p>
          </table:table-cell>
          <table:table-cell office:value-type="float" office:value="0.02123623127258" calcext:value-type="float">
            <text:p>0.02123623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908201095524" calcext:value-type="float">
            <text:p>0.1908201096</text:p>
          </table:table-cell>
          <table:table-cell office:value-type="float" office:value="0.06368437375044" calcext:value-type="float">
            <text:p>0.0636843738</text:p>
          </table:table-cell>
          <table:table-cell office:value-type="float" office:value="0.2025172019258" calcext:value-type="float">
            <text:p>0.2025172019</text:p>
          </table:table-cell>
          <table:table-cell office:value-type="float" office:value="0.02119445743274" calcext:value-type="float">
            <text:p>0.02119445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909430904832" calcext:value-type="float">
            <text:p>0.1909430905</text:p>
          </table:table-cell>
          <table:table-cell office:value-type="float" office:value="0.0622973028327" calcext:value-type="float">
            <text:p>0.0622973028</text:p>
          </table:table-cell>
          <table:table-cell office:value-type="float" office:value="0.2029411071576" calcext:value-type="float">
            <text:p>0.2029411072</text:p>
          </table:table-cell>
          <table:table-cell office:value-type="float" office:value="0.0212033779769" calcext:value-type="float">
            <text:p>0.0212033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90971447957" calcext:value-type="float">
            <text:p>0.190971448</text:p>
          </table:table-cell>
          <table:table-cell office:value-type="float" office:value="0.06057117820538" calcext:value-type="float">
            <text:p>0.0605711782</text:p>
          </table:table-cell>
          <table:table-cell office:value-type="float" office:value="0.202486156385" calcext:value-type="float">
            <text:p>0.2024861564</text:p>
          </table:table-cell>
          <table:table-cell office:value-type="float" office:value="0.02130513788696" calcext:value-type="float">
            <text:p>0.02130513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91003962396" calcext:value-type="float">
            <text:p>0.1910039624</text:p>
          </table:table-cell>
          <table:table-cell office:value-type="float" office:value="0.0593135792175" calcext:value-type="float">
            <text:p>0.0593135792</text:p>
          </table:table-cell>
          <table:table-cell office:value-type="float" office:value="0.2041690296702" calcext:value-type="float">
            <text:p>0.2041690297</text:p>
          </table:table-cell>
          <table:table-cell office:value-type="float" office:value="0.02123765339402" calcext:value-type="float">
            <text:p>0.02123765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908335753234" calcext:value-type="float">
            <text:p>0.1908335753</text:p>
          </table:table-cell>
          <table:table-cell office:value-type="float" office:value="0.0578643188399" calcext:value-type="float">
            <text:p>0.0578643188</text:p>
          </table:table-cell>
          <table:table-cell office:value-type="float" office:value="0.2025717134728" calcext:value-type="float">
            <text:p>0.2025717135</text:p>
          </table:table-cell>
          <table:table-cell office:value-type="float" office:value="0.02125174555696" calcext:value-type="float">
            <text:p>0.02125174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900547016982" calcext:value-type="float">
            <text:p>0.1900547017</text:p>
          </table:table-cell>
          <table:table-cell office:value-type="float" office:value="0.0568307139355" calcext:value-type="float">
            <text:p>0.0568307139</text:p>
          </table:table-cell>
          <table:table-cell office:value-type="float" office:value="0.2026964699634" calcext:value-type="float">
            <text:p>0.20269647</text:p>
          </table:table-cell>
          <table:table-cell office:value-type="float" office:value="0.02126015564862" calcext:value-type="float">
            <text:p>0.02126015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903348865736" calcext:value-type="float">
            <text:p>0.1903348866</text:p>
          </table:table-cell>
          <table:table-cell office:value-type="float" office:value="0.05549177567106" calcext:value-type="float">
            <text:p>0.0554917757</text:p>
          </table:table-cell>
          <table:table-cell office:value-type="float" office:value="0.20288866753" calcext:value-type="float">
            <text:p>0.2028886675</text:p>
          </table:table-cell>
          <table:table-cell office:value-type="float" office:value="0.02117585526124" calcext:value-type="float">
            <text:p>0.02117585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901862443962" calcext:value-type="float">
            <text:p>0.1901862444</text:p>
          </table:table-cell>
          <table:table-cell office:value-type="float" office:value="0.0542078765115" calcext:value-type="float">
            <text:p>0.0542078765</text:p>
          </table:table-cell>
          <table:table-cell office:value-type="float" office:value="0.2027911097318" calcext:value-type="float">
            <text:p>0.2027911097</text:p>
          </table:table-cell>
          <table:table-cell office:value-type="float" office:value="0.0212056971649" calcext:value-type="float">
            <text:p>0.02120569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897021529314" calcext:value-type="float">
            <text:p>0.1897021529</text:p>
          </table:table-cell>
          <table:table-cell office:value-type="float" office:value="0.05315048357284" calcext:value-type="float">
            <text:p>0.0531504836</text:p>
          </table:table-cell>
          <table:table-cell office:value-type="float" office:value="0.2033119817174" calcext:value-type="float">
            <text:p>0.2033119817</text:p>
          </table:table-cell>
          <table:table-cell office:value-type="float" office:value="0.02125503692406" calcext:value-type="float">
            <text:p>0.02125503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98299108368" calcext:value-type="float">
            <text:p>0.1898299108</text:p>
          </table:table-cell>
          <table:table-cell office:value-type="float" office:value="0.05232267039362" calcext:value-type="float">
            <text:p>0.0523226704</text:p>
          </table:table-cell>
          <table:table-cell office:value-type="float" office:value="0.20223906853" calcext:value-type="float">
            <text:p>0.2022390685</text:p>
          </table:table-cell>
          <table:table-cell office:value-type="float" office:value="0.0211286550027" calcext:value-type="float">
            <text:p>0.0211286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890019619866" calcext:value-type="float">
            <text:p>0.189001962</text:p>
          </table:table-cell>
          <table:table-cell office:value-type="float" office:value="0.05090227620428" calcext:value-type="float">
            <text:p>0.0509022762</text:p>
          </table:table-cell>
          <table:table-cell office:value-type="float" office:value="0.2028427767698" calcext:value-type="float">
            <text:p>0.2028427768</text:p>
          </table:table-cell>
          <table:table-cell office:value-type="float" office:value="0.02114758486246" calcext:value-type="float">
            <text:p>0.02114758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889152174688" calcext:value-type="float">
            <text:p>0.1889152175</text:p>
          </table:table-cell>
          <table:table-cell office:value-type="float" office:value="0.04969176748236" calcext:value-type="float">
            <text:p>0.0496917675</text:p>
          </table:table-cell>
          <table:table-cell office:value-type="float" office:value="0.2027688663406" calcext:value-type="float">
            <text:p>0.2027688663</text:p>
          </table:table-cell>
          <table:table-cell office:value-type="float" office:value="0.0211863182602" calcext:value-type="float">
            <text:p>0.02118631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900182293552" calcext:value-type="float">
            <text:p>0.1900182294</text:p>
          </table:table-cell>
          <table:table-cell office:value-type="float" office:value="0.04891195909344" calcext:value-type="float">
            <text:p>0.0489119591</text:p>
          </table:table-cell>
          <table:table-cell office:value-type="float" office:value="0.2034121767598" calcext:value-type="float">
            <text:p>0.2034121768</text:p>
          </table:table-cell>
          <table:table-cell office:value-type="float" office:value="0.02122990654322" calcext:value-type="float">
            <text:p>0.02122990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84993367762" calcext:value-type="float">
            <text:p>0.1884993368</text:p>
          </table:table-cell>
          <table:table-cell office:value-type="float" office:value="0.04775275069042" calcext:value-type="float">
            <text:p>0.0477527507</text:p>
          </table:table-cell>
          <table:table-cell office:value-type="float" office:value="0.2033815838376" calcext:value-type="float">
            <text:p>0.2033815838</text:p>
          </table:table-cell>
          <table:table-cell office:value-type="float" office:value="0.0212548406374" calcext:value-type="float">
            <text:p>0.02125484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881125258814" calcext:value-type="float">
            <text:p>0.1881125259</text:p>
          </table:table-cell>
          <table:table-cell office:value-type="float" office:value="0.04668723802712" calcext:value-type="float">
            <text:p>0.046687238</text:p>
          </table:table-cell>
          <table:table-cell office:value-type="float" office:value="0.2026599995344" calcext:value-type="float">
            <text:p>0.2026599995</text:p>
          </table:table-cell>
          <table:table-cell office:value-type="float" office:value="0.02110930516728" calcext:value-type="float">
            <text:p>0.02110930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875905684166" calcext:value-type="float">
            <text:p>0.1875905684</text:p>
          </table:table-cell>
          <table:table-cell office:value-type="float" office:value="0.04588026980208" calcext:value-type="float">
            <text:p>0.0458802698</text:p>
          </table:table-cell>
          <table:table-cell office:value-type="float" office:value="0.2031593523768" calcext:value-type="float">
            <text:p>0.2031593524</text:p>
          </table:table-cell>
          <table:table-cell office:value-type="float" office:value="0.0212440145366" calcext:value-type="float">
            <text:p>0.02124401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879864590834" calcext:value-type="float">
            <text:p>0.1879864591</text:p>
          </table:table-cell>
          <table:table-cell office:value-type="float" office:value="0.04475007126734" calcext:value-type="float">
            <text:p>0.0447500713</text:p>
          </table:table-cell>
          <table:table-cell office:value-type="float" office:value="0.2026642772276" calcext:value-type="float">
            <text:p>0.2026642772</text:p>
          </table:table-cell>
          <table:table-cell office:value-type="float" office:value="0.0212138480613" calcext:value-type="float">
            <text:p>0.02121384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877710641946" calcext:value-type="float">
            <text:p>0.1877710642</text:p>
          </table:table-cell>
          <table:table-cell office:value-type="float" office:value="0.04381393543816" calcext:value-type="float">
            <text:p>0.0438139354</text:p>
          </table:table-cell>
          <table:table-cell office:value-type="float" office:value="0.2031649459128" calcext:value-type="float">
            <text:p>0.2031649459</text:p>
          </table:table-cell>
          <table:table-cell office:value-type="float" office:value="0.02120212584208" calcext:value-type="float">
            <text:p>0.02120212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874320805158" calcext:value-type="float">
            <text:p>0.1874320805</text:p>
          </table:table-cell>
          <table:table-cell office:value-type="float" office:value="0.04295364100326" calcext:value-type="float">
            <text:p>0.042953641</text:p>
          </table:table-cell>
          <table:table-cell office:value-type="float" office:value="0.2032567038256" calcext:value-type="float">
            <text:p>0.2032567038</text:p>
          </table:table-cell>
          <table:table-cell office:value-type="float" office:value="0.02122018050482" calcext:value-type="float">
            <text:p>0.02122018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867613524738" calcext:value-type="float">
            <text:p>0.1867613525</text:p>
          </table:table-cell>
          <table:table-cell office:value-type="float" office:value="0.04218047171362" calcext:value-type="float">
            <text:p>0.0421804717</text:p>
          </table:table-cell>
          <table:table-cell office:value-type="float" office:value="0.2026014060332" calcext:value-type="float">
            <text:p>0.202601406</text:p>
          </table:table-cell>
          <table:table-cell office:value-type="float" office:value="0.02125660533588" calcext:value-type="float">
            <text:p>0.02125660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86679511043" calcext:value-type="float">
            <text:p>0.186679511</text:p>
          </table:table-cell>
          <table:table-cell office:value-type="float" office:value="0.0410521652399" calcext:value-type="float">
            <text:p>0.0410521652</text:p>
          </table:table-cell>
          <table:table-cell office:value-type="float" office:value="0.2030360311722" calcext:value-type="float">
            <text:p>0.2030360312</text:p>
          </table:table-cell>
          <table:table-cell office:value-type="float" office:value="0.02127840712372" calcext:value-type="float">
            <text:p>0.02127840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871454063144" calcext:value-type="float">
            <text:p>0.1871454063</text:p>
          </table:table-cell>
          <table:table-cell office:value-type="float" office:value="0.04038824389558" calcext:value-type="float">
            <text:p>0.0403882439</text:p>
          </table:table-cell>
          <table:table-cell office:value-type="float" office:value="0.202758352948" calcext:value-type="float">
            <text:p>0.2027583529</text:p>
          </table:table-cell>
          <table:table-cell office:value-type="float" office:value="0.02123033948068" calcext:value-type="float">
            <text:p>0.02123033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866369640782" calcext:value-type="float">
            <text:p>0.1866369641</text:p>
          </table:table-cell>
          <table:table-cell office:value-type="float" office:value="0.0394920285122" calcext:value-type="float">
            <text:p>0.0394920285</text:p>
          </table:table-cell>
          <table:table-cell office:value-type="float" office:value="0.2030067935276" calcext:value-type="float">
            <text:p>0.2030067935</text:p>
          </table:table-cell>
          <table:table-cell office:value-type="float" office:value="0.02122056004914" calcext:value-type="float">
            <text:p>0.021220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864613406124" calcext:value-type="float">
            <text:p>0.1864613406</text:p>
          </table:table-cell>
          <table:table-cell office:value-type="float" office:value="0.03865722678826" calcext:value-type="float">
            <text:p>0.0386572268</text:p>
          </table:table-cell>
          <table:table-cell office:value-type="float" office:value="0.2022714785758" calcext:value-type="float">
            <text:p>0.2022714786</text:p>
          </table:table-cell>
          <table:table-cell office:value-type="float" office:value="0.0212438176955" calcext:value-type="float">
            <text:p>0.02124381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857219673378" calcext:value-type="float">
            <text:p>0.1857219673</text:p>
          </table:table-cell>
          <table:table-cell office:value-type="float" office:value="0.03792172739622" calcext:value-type="float">
            <text:p>0.0379217274</text:p>
          </table:table-cell>
          <table:table-cell office:value-type="float" office:value="0.2028010040916" calcext:value-type="float">
            <text:p>0.2028010041</text:p>
          </table:table-cell>
          <table:table-cell office:value-type="float" office:value="0.02125072167326" calcext:value-type="float">
            <text:p>0.02125072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85843213441" calcext:value-type="float">
            <text:p>0.1858432134</text:p>
          </table:table-cell>
          <table:table-cell office:value-type="float" office:value="0.03718784911428" calcext:value-type="float">
            <text:p>0.0371878491</text:p>
          </table:table-cell>
          <table:table-cell office:value-type="float" office:value="0.2030040733836" calcext:value-type="float">
            <text:p>0.2030040734</text:p>
          </table:table-cell>
          <table:table-cell office:value-type="float" office:value="0.02129746292692" calcext:value-type="float">
            <text:p>0.02129746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856900040866" calcext:value-type="float">
            <text:p>0.1856900041</text:p>
          </table:table-cell>
          <table:table-cell office:value-type="float" office:value="0.03636850816254" calcext:value-type="float">
            <text:p>0.0363685082</text:p>
          </table:table-cell>
          <table:table-cell office:value-type="float" office:value="0.2033046218032" calcext:value-type="float">
            <text:p>0.2033046218</text:p>
          </table:table-cell>
          <table:table-cell office:value-type="float" office:value="0.02122093323446" calcext:value-type="float">
            <text:p>0.02122093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852973307564" calcext:value-type="float">
            <text:p>0.1852973308</text:p>
          </table:table-cell>
          <table:table-cell office:value-type="float" office:value="0.03602834399714" calcext:value-type="float">
            <text:p>0.036028344</text:p>
          </table:table-cell>
          <table:table-cell office:value-type="float" office:value="0.202560463891" calcext:value-type="float">
            <text:p>0.2025604639</text:p>
          </table:table-cell>
          <table:table-cell office:value-type="float" office:value="0.02124521060634" calcext:value-type="float">
            <text:p>0.02124521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850171788916" calcext:value-type="float">
            <text:p>0.1850171789</text:p>
          </table:table-cell>
          <table:table-cell office:value-type="float" office:value="0.03525408544612" calcext:value-type="float">
            <text:p>0.0352540854</text:p>
          </table:table-cell>
          <table:table-cell office:value-type="float" office:value="0.2032378510204" calcext:value-type="float">
            <text:p>0.203237851</text:p>
          </table:table-cell>
          <table:table-cell office:value-type="float" office:value="0.02124225342258" calcext:value-type="float">
            <text:p>0.02124225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44981168162" calcext:value-type="float">
            <text:p>0.1844981168</text:p>
          </table:table-cell>
          <table:table-cell office:value-type="float" office:value="0.03458176591684" calcext:value-type="float">
            <text:p>0.0345817659</text:p>
          </table:table-cell>
          <table:table-cell office:value-type="float" office:value="0.2025030371732" calcext:value-type="float">
            <text:p>0.2025030372</text:p>
          </table:table-cell>
          <table:table-cell office:value-type="float" office:value="0.02130680521592" calcext:value-type="float">
            <text:p>0.02130680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841199807484" calcext:value-type="float">
            <text:p>0.1841199807</text:p>
          </table:table-cell>
          <table:table-cell office:value-type="float" office:value="0.03393832522988" calcext:value-type="float">
            <text:p>0.0339383252</text:p>
          </table:table-cell>
          <table:table-cell office:value-type="float" office:value="0.2033187894046" calcext:value-type="float">
            <text:p>0.2033187894</text:p>
          </table:table-cell>
          <table:table-cell office:value-type="float" office:value="0.02126870671782" calcext:value-type="float">
            <text:p>0.02126870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841614292118" calcext:value-type="float">
            <text:p>0.1841614292</text:p>
          </table:table-cell>
          <table:table-cell office:value-type="float" office:value="0.03346870010202" calcext:value-type="float">
            <text:p>0.0334687001</text:p>
          </table:table-cell>
          <table:table-cell office:value-type="float" office:value="0.2023324080592" calcext:value-type="float">
            <text:p>0.2023324081</text:p>
          </table:table-cell>
          <table:table-cell office:value-type="float" office:value="0.02135940122888" calcext:value-type="float">
            <text:p>0.02135940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841655414266" calcext:value-type="float">
            <text:p>0.1841655414</text:p>
          </table:table-cell>
          <table:table-cell office:value-type="float" office:value="0.03265708915228" calcext:value-type="float">
            <text:p>0.0326570892</text:p>
          </table:table-cell>
          <table:table-cell office:value-type="float" office:value="0.2034722905162" calcext:value-type="float">
            <text:p>0.2034722905</text:p>
          </table:table-cell>
          <table:table-cell office:value-type="float" office:value="0.0213276473823" calcext:value-type="float">
            <text:p>0.02132764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835922947472" calcext:value-type="float">
            <text:p>0.1835922947</text:p>
          </table:table-cell>
          <table:table-cell office:value-type="float" office:value="0.03220103049274" calcext:value-type="float">
            <text:p>0.0322010305</text:p>
          </table:table-cell>
          <table:table-cell office:value-type="float" office:value="0.2041145988762" calcext:value-type="float">
            <text:p>0.2041145989</text:p>
          </table:table-cell>
          <table:table-cell office:value-type="float" office:value="0.02129189956116" calcext:value-type="float">
            <text:p>0.02129189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836516369278" calcext:value-type="float">
            <text:p>0.1836516369</text:p>
          </table:table-cell>
          <table:table-cell office:value-type="float" office:value="0.03170378455478" calcext:value-type="float">
            <text:p>0.0317037846</text:p>
          </table:table-cell>
          <table:table-cell office:value-type="float" office:value="0.2034645498082" calcext:value-type="float">
            <text:p>0.2034645498</text:p>
          </table:table-cell>
          <table:table-cell office:value-type="float" office:value="0.02134791782906" calcext:value-type="float">
            <text:p>0.02134791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834705567144" calcext:value-type="float">
            <text:p>0.1834705567</text:p>
          </table:table-cell>
          <table:table-cell office:value-type="float" office:value="0.03125616371668" calcext:value-type="float">
            <text:p>0.0312561637</text:p>
          </table:table-cell>
          <table:table-cell office:value-type="float" office:value="0.2029018659546" calcext:value-type="float">
            <text:p>0.202901866</text:p>
          </table:table-cell>
          <table:table-cell office:value-type="float" office:value="0.02130192820064" calcext:value-type="float">
            <text:p>0.02130192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830496220886" calcext:value-type="float">
            <text:p>0.1830496221</text:p>
          </table:table-cell>
          <table:table-cell office:value-type="float" office:value="0.03060508045938" calcext:value-type="float">
            <text:p>0.0306050805</text:p>
          </table:table-cell>
          <table:table-cell office:value-type="float" office:value="0.2026537982038" calcext:value-type="float">
            <text:p>0.2026537982</text:p>
          </table:table-cell>
          <table:table-cell office:value-type="float" office:value="0.02135480380234" calcext:value-type="float">
            <text:p>0.02135480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824689253554" calcext:value-type="float">
            <text:p>0.1824689254</text:p>
          </table:table-cell>
          <table:table-cell office:value-type="float" office:value="0.03014013213308" calcext:value-type="float">
            <text:p>0.0301401321</text:p>
          </table:table-cell>
          <table:table-cell office:value-type="float" office:value="0.2032466024622" calcext:value-type="float">
            <text:p>0.2032466025</text:p>
          </table:table-cell>
          <table:table-cell office:value-type="float" office:value="0.02131954409572" calcext:value-type="float">
            <text:p>0.0213195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822846627034" calcext:value-type="float">
            <text:p>0.1822846627</text:p>
          </table:table-cell>
          <table:table-cell office:value-type="float" office:value="0.02954333378424" calcext:value-type="float">
            <text:p>0.0295433338</text:p>
          </table:table-cell>
          <table:table-cell office:value-type="float" office:value="0.2032369007404" calcext:value-type="float">
            <text:p>0.2032369007</text:p>
          </table:table-cell>
          <table:table-cell office:value-type="float" office:value="0.02138567937706" calcext:value-type="float">
            <text:p>0.02138567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81889890178" calcext:value-type="float">
            <text:p>0.1818898902</text:p>
          </table:table-cell>
          <table:table-cell office:value-type="float" office:value="0.0292172313099" calcext:value-type="float">
            <text:p>0.0292172313</text:p>
          </table:table-cell>
          <table:table-cell office:value-type="float" office:value="0.2031794505964" calcext:value-type="float">
            <text:p>0.2031794506</text:p>
          </table:table-cell>
          <table:table-cell office:value-type="float" office:value="0.02133005048426" calcext:value-type="float">
            <text:p>0.02133005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816999194338" calcext:value-type="float">
            <text:p>0.1816999194</text:p>
          </table:table-cell>
          <table:table-cell office:value-type="float" office:value="0.02876405921786" calcext:value-type="float">
            <text:p>0.0287640592</text:p>
          </table:table-cell>
          <table:table-cell office:value-type="float" office:value="0.2034828419516" calcext:value-type="float">
            <text:p>0.203482842</text:p>
          </table:table-cell>
          <table:table-cell office:value-type="float" office:value="0.0213023921747" calcext:value-type="float">
            <text:p>0.02130239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814805164116" calcext:value-type="float">
            <text:p>0.1814805164</text:p>
          </table:table-cell>
          <table:table-cell office:value-type="float" office:value="0.02837107106174" calcext:value-type="float">
            <text:p>0.0283710711</text:p>
          </table:table-cell>
          <table:table-cell office:value-type="float" office:value="0.204023952503" calcext:value-type="float">
            <text:p>0.2040239525</text:p>
          </table:table-cell>
          <table:table-cell office:value-type="float" office:value="0.0213721587519" calcext:value-type="float">
            <text:p>0.02137215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813665539104" calcext:value-type="float">
            <text:p>0.1813665539</text:p>
          </table:table-cell>
          <table:table-cell office:value-type="float" office:value="0.02801801484204" calcext:value-type="float">
            <text:p>0.0280180148</text:p>
          </table:table-cell>
          <table:table-cell office:value-type="float" office:value="0.2028528362812" calcext:value-type="float">
            <text:p>0.2028528363</text:p>
          </table:table-cell>
          <table:table-cell office:value-type="float" office:value="0.02138524316924" calcext:value-type="float">
            <text:p>0.02138524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816504238066" calcext:value-type="float">
            <text:p>0.1816504238</text:p>
          </table:table-cell>
          <table:table-cell office:value-type="float" office:value="0.02763460684582" calcext:value-type="float">
            <text:p>0.0276346068</text:p>
          </table:table-cell>
          <table:table-cell office:value-type="float" office:value="0.2029334667358" calcext:value-type="float">
            <text:p>0.2029334667</text:p>
          </table:table-cell>
          <table:table-cell office:value-type="float" office:value="0.02137430839824" calcext:value-type="float">
            <text:p>0.02137430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81232104064" calcext:value-type="float">
            <text:p>0.1812321041</text:p>
          </table:table-cell>
          <table:table-cell office:value-type="float" office:value="0.02718268647434" calcext:value-type="float">
            <text:p>0.0271826865</text:p>
          </table:table-cell>
          <table:table-cell office:value-type="float" office:value="0.2028602574636" calcext:value-type="float">
            <text:p>0.2028602575</text:p>
          </table:table-cell>
          <table:table-cell office:value-type="float" office:value="0.02142690892276" calcext:value-type="float">
            <text:p>0.02142690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809723298838" calcext:value-type="float">
            <text:p>0.1809723299</text:p>
          </table:table-cell>
          <table:table-cell office:value-type="float" office:value="0.02686019042686" calcext:value-type="float">
            <text:p>0.0268601904</text:p>
          </table:table-cell>
          <table:table-cell office:value-type="float" office:value="0.2031302919462" calcext:value-type="float">
            <text:p>0.2031302919</text:p>
          </table:table-cell>
          <table:table-cell office:value-type="float" office:value="0.02138840481004" calcext:value-type="float">
            <text:p>0.02138840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80387679609" calcext:value-type="float">
            <text:p>0.1803876796</text:p>
          </table:table-cell>
          <table:table-cell office:value-type="float" office:value="0.0263945971559" calcext:value-type="float">
            <text:p>0.0263945972</text:p>
          </table:table-cell>
          <table:table-cell office:value-type="float" office:value="0.2029431270702" calcext:value-type="float">
            <text:p>0.2029431271</text:p>
          </table:table-cell>
          <table:table-cell office:value-type="float" office:value="0.02142003266168" calcext:value-type="float">
            <text:p>0.02142003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801748955914" calcext:value-type="float">
            <text:p>0.1801748956</text:p>
          </table:table-cell>
          <table:table-cell office:value-type="float" office:value="0.02625704692082" calcext:value-type="float">
            <text:p>0.0262570469</text:p>
          </table:table-cell>
          <table:table-cell office:value-type="float" office:value="0.2032411464144" calcext:value-type="float">
            <text:p>0.2032411464</text:p>
          </table:table-cell>
          <table:table-cell office:value-type="float" office:value="0.02140681772672" calcext:value-type="float">
            <text:p>0.02140681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796056601828" calcext:value-type="float">
            <text:p>0.1796056602</text:p>
          </table:table-cell>
          <table:table-cell office:value-type="float" office:value="0.02588520577084" calcext:value-type="float">
            <text:p>0.0258852058</text:p>
          </table:table-cell>
          <table:table-cell office:value-type="float" office:value="0.2032865726866" calcext:value-type="float">
            <text:p>0.2032865727</text:p>
          </table:table-cell>
          <table:table-cell office:value-type="float" office:value="0.02137986934452" calcext:value-type="float">
            <text:p>0.02137986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92598969124" calcext:value-type="float">
            <text:p>0.1792598969</text:p>
          </table:table-cell>
          <table:table-cell office:value-type="float" office:value="0.0253775971626" calcext:value-type="float">
            <text:p>0.0253775972</text:p>
          </table:table-cell>
          <table:table-cell office:value-type="float" office:value="0.2034648179366" calcext:value-type="float">
            <text:p>0.2034648179</text:p>
          </table:table-cell>
          <table:table-cell office:value-type="float" office:value="0.02135695202154" calcext:value-type="float">
            <text:p>0.0213569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79681259964" calcext:value-type="float">
            <text:p>0.17968126</text:p>
          </table:table-cell>
          <table:table-cell office:value-type="float" office:value="0.0250790220904" calcext:value-type="float">
            <text:p>0.0250790221</text:p>
          </table:table-cell>
          <table:table-cell office:value-type="float" office:value="0.2023041414146" calcext:value-type="float">
            <text:p>0.2023041414</text:p>
          </table:table-cell>
          <table:table-cell office:value-type="float" office:value="0.02137597754708" calcext:value-type="float">
            <text:p>0.02137597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78909274231" calcext:value-type="float">
            <text:p>0.1789092742</text:p>
          </table:table-cell>
          <table:table-cell office:value-type="float" office:value="0.02482130669528" calcext:value-type="float">
            <text:p>0.0248213067</text:p>
          </table:table-cell>
          <table:table-cell office:value-type="float" office:value="0.2028317903842" calcext:value-type="float">
            <text:p>0.2028317904</text:p>
          </table:table-cell>
          <table:table-cell office:value-type="float" office:value="0.02140130598222" calcext:value-type="float">
            <text:p>0.0214013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78640708391" calcext:value-type="float">
            <text:p>0.1786407084</text:p>
          </table:table-cell>
          <table:table-cell office:value-type="float" office:value="0.0246525498985" calcext:value-type="float">
            <text:p>0.0246525499</text:p>
          </table:table-cell>
          <table:table-cell office:value-type="float" office:value="0.203102024951" calcext:value-type="float">
            <text:p>0.203102025</text:p>
          </table:table-cell>
          <table:table-cell office:value-type="float" office:value="0.02142243856912" calcext:value-type="float">
            <text:p>0.02142243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787616378882" calcext:value-type="float">
            <text:p>0.1787616379</text:p>
          </table:table-cell>
          <table:table-cell office:value-type="float" office:value="0.02421952365776" calcext:value-type="float">
            <text:p>0.0242195237</text:p>
          </table:table-cell>
          <table:table-cell office:value-type="float" office:value="0.2029358470918" calcext:value-type="float">
            <text:p>0.2029358471</text:p>
          </table:table-cell>
          <table:table-cell office:value-type="float" office:value="0.021441786002" calcext:value-type="float">
            <text:p>0.0214417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78317407843" calcext:value-type="float">
            <text:p>0.1783174078</text:p>
          </table:table-cell>
          <table:table-cell office:value-type="float" office:value="0.0241188053197" calcext:value-type="float">
            <text:p>0.0241188053</text:p>
          </table:table-cell>
          <table:table-cell office:value-type="float" office:value="0.2026048663514" calcext:value-type="float">
            <text:p>0.2026048664</text:p>
          </table:table-cell>
          <table:table-cell office:value-type="float" office:value="0.02144955184808" calcext:value-type="float">
            <text:p>0.02144955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782887735854" calcext:value-type="float">
            <text:p>0.1782887736</text:p>
          </table:table-cell>
          <table:table-cell office:value-type="float" office:value="0.02375247307332" calcext:value-type="float">
            <text:p>0.0237524731</text:p>
          </table:table-cell>
          <table:table-cell office:value-type="float" office:value="0.2030015405994" calcext:value-type="float">
            <text:p>0.2030015406</text:p>
          </table:table-cell>
          <table:table-cell office:value-type="float" office:value="0.0214103384793" calcext:value-type="float">
            <text:p>0.02141033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783531582572" calcext:value-type="float">
            <text:p>0.1783531583</text:p>
          </table:table-cell>
          <table:table-cell office:value-type="float" office:value="0.02353711029762" calcext:value-type="float">
            <text:p>0.0235371103</text:p>
          </table:table-cell>
          <table:table-cell office:value-type="float" office:value="0.2026761553574" calcext:value-type="float">
            <text:p>0.2026761554</text:p>
          </table:table-cell>
          <table:table-cell office:value-type="float" office:value="0.02140747636198" calcext:value-type="float">
            <text:p>0.02140747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786840599292" calcext:value-type="float">
            <text:p>0.1786840599</text:p>
          </table:table-cell>
          <table:table-cell office:value-type="float" office:value="0.02336530099014" calcext:value-type="float">
            <text:p>0.023365301</text:p>
          </table:table-cell>
          <table:table-cell office:value-type="float" office:value="0.2027939383978" calcext:value-type="float">
            <text:p>0.2027939384</text:p>
          </table:table-cell>
          <table:table-cell office:value-type="float" office:value="0.02148978915336" calcext:value-type="float">
            <text:p>0.02148978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781689382064" calcext:value-type="float">
            <text:p>0.1781689382</text:p>
          </table:table-cell>
          <table:table-cell office:value-type="float" office:value="0.02306451278164" calcext:value-type="float">
            <text:p>0.0230645128</text:p>
          </table:table-cell>
          <table:table-cell office:value-type="float" office:value="0.2028997901224" calcext:value-type="float">
            <text:p>0.2028997901</text:p>
          </table:table-cell>
          <table:table-cell office:value-type="float" office:value="0.02144312061504" calcext:value-type="float">
            <text:p>0.02144312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770243077332" calcext:value-type="float">
            <text:p>0.1770243077</text:p>
          </table:table-cell>
          <table:table-cell office:value-type="float" office:value="0.02289612955658" calcext:value-type="float">
            <text:p>0.0228961296</text:p>
          </table:table-cell>
          <table:table-cell office:value-type="float" office:value="0.2025833630554" calcext:value-type="float">
            <text:p>0.2025833631</text:p>
          </table:table-cell>
          <table:table-cell office:value-type="float" office:value="0.0214744182299" calcext:value-type="float">
            <text:p>0.02147441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765866913754" calcext:value-type="float">
            <text:p>0.1765866914</text:p>
          </table:table-cell>
          <table:table-cell office:value-type="float" office:value="0.02260682527164" calcext:value-type="float">
            <text:p>0.0226068253</text:p>
          </table:table-cell>
          <table:table-cell office:value-type="float" office:value="0.2026429254154" calcext:value-type="float">
            <text:p>0.2026429254</text:p>
          </table:table-cell>
          <table:table-cell office:value-type="float" office:value="0.02142642945104" calcext:value-type="float">
            <text:p>0.02142642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762896348796" calcext:value-type="float">
            <text:p>0.1762896349</text:p>
          </table:table-cell>
          <table:table-cell office:value-type="float" office:value="0.02246614707076" calcext:value-type="float">
            <text:p>0.0224661471</text:p>
          </table:table-cell>
          <table:table-cell office:value-type="float" office:value="0.2028117370806" calcext:value-type="float">
            <text:p>0.2028117371</text:p>
          </table:table-cell>
          <table:table-cell office:value-type="float" office:value="0.02143089372576" calcext:value-type="float">
            <text:p>0.02143089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761489643074" calcext:value-type="float">
            <text:p>0.1761489643</text:p>
          </table:table-cell>
          <table:table-cell office:value-type="float" office:value="0.0223098853714" calcext:value-type="float">
            <text:p>0.0223098854</text:p>
          </table:table-cell>
          <table:table-cell office:value-type="float" office:value="0.2029686853814" calcext:value-type="float">
            <text:p>0.2029686854</text:p>
          </table:table-cell>
          <table:table-cell office:value-type="float" office:value="0.02141936225354" calcext:value-type="float">
            <text:p>0.02141936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759260008314" calcext:value-type="float">
            <text:p>0.1759260008</text:p>
          </table:table-cell>
          <table:table-cell office:value-type="float" office:value="0.02214782902162" calcext:value-type="float">
            <text:p>0.022147829</text:p>
          </table:table-cell>
          <table:table-cell office:value-type="float" office:value="0.2030552117326" calcext:value-type="float">
            <text:p>0.2030552117</text:p>
          </table:table-cell>
          <table:table-cell office:value-type="float" office:value="0.02142982790728" calcext:value-type="float">
            <text:p>0.02142982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756802331882" calcext:value-type="float">
            <text:p>0.1756802332</text:p>
          </table:table-cell>
          <table:table-cell office:value-type="float" office:value="0.02187474618606" calcext:value-type="float">
            <text:p>0.0218747462</text:p>
          </table:table-cell>
          <table:table-cell office:value-type="float" office:value="0.2034565669488" calcext:value-type="float">
            <text:p>0.2034565669</text:p>
          </table:table-cell>
          <table:table-cell office:value-type="float" office:value="0.02143940760062" calcext:value-type="float">
            <text:p>0.02143940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750264940142" calcext:value-type="float">
            <text:p>0.175026494</text:p>
          </table:table-cell>
          <table:table-cell office:value-type="float" office:value="0.0216966299954" calcext:value-type="float">
            <text:p>0.02169663</text:p>
          </table:table-cell>
          <table:table-cell office:value-type="float" office:value="0.2028442747172" calcext:value-type="float">
            <text:p>0.2028442747</text:p>
          </table:table-cell>
          <table:table-cell office:value-type="float" office:value="0.02140293009118" calcext:value-type="float">
            <text:p>0.02140293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755071057946" calcext:value-type="float">
            <text:p>0.1755071058</text:p>
          </table:table-cell>
          <table:table-cell office:value-type="float" office:value="0.02149313494484" calcext:value-type="float">
            <text:p>0.0214931349</text:p>
          </table:table-cell>
          <table:table-cell office:value-type="float" office:value="0.2031024285388" calcext:value-type="float">
            <text:p>0.2031024285</text:p>
          </table:table-cell>
          <table:table-cell office:value-type="float" office:value="0.021419059086" calcext:value-type="float">
            <text:p>0.02141905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753700927036" calcext:value-type="float">
            <text:p>0.1753700927</text:p>
          </table:table-cell>
          <table:table-cell office:value-type="float" office:value="0.02142335543546" calcext:value-type="float">
            <text:p>0.0214233554</text:p>
          </table:table-cell>
          <table:table-cell office:value-type="float" office:value="0.2031172358374" calcext:value-type="float">
            <text:p>0.2031172358</text:p>
          </table:table-cell>
          <table:table-cell office:value-type="float" office:value="0.02139898657464" calcext:value-type="float">
            <text:p>0.02139898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750519173176" calcext:value-type="float">
            <text:p>0.1750519173</text:p>
          </table:table-cell>
          <table:table-cell office:value-type="float" office:value="0.02126824094748" calcext:value-type="float">
            <text:p>0.0212682409</text:p>
          </table:table-cell>
          <table:table-cell office:value-type="float" office:value="0.203581683342" calcext:value-type="float">
            <text:p>0.2035816833</text:p>
          </table:table-cell>
          <table:table-cell office:value-type="float" office:value="0.0214429723597" calcext:value-type="float">
            <text:p>0.02144297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74443821764" calcext:value-type="float">
            <text:p>0.1744438218</text:p>
          </table:table-cell>
          <table:table-cell office:value-type="float" office:value="0.02106816367872" calcext:value-type="float">
            <text:p>0.0210681637</text:p>
          </table:table-cell>
          <table:table-cell office:value-type="float" office:value="0.2031962494824" calcext:value-type="float">
            <text:p>0.2031962495</text:p>
          </table:table-cell>
          <table:table-cell office:value-type="float" office:value="0.02149455910112" calcext:value-type="float">
            <text:p>0.02149455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740971084372" calcext:value-type="float">
            <text:p>0.1740971084</text:p>
          </table:table-cell>
          <table:table-cell office:value-type="float" office:value="0.02094537185936" calcext:value-type="float">
            <text:p>0.0209453719</text:p>
          </table:table-cell>
          <table:table-cell office:value-type="float" office:value="0.2031153351202" calcext:value-type="float">
            <text:p>0.2031153351</text:p>
          </table:table-cell>
          <table:table-cell office:value-type="float" office:value="0.02146584289548" calcext:value-type="float">
            <text:p>0.02146584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7368089189" calcext:value-type="float">
            <text:p>0.1736808919</text:p>
          </table:table-cell>
          <table:table-cell office:value-type="float" office:value="0.0208096066571" calcext:value-type="float">
            <text:p>0.0208096067</text:p>
          </table:table-cell>
          <table:table-cell office:value-type="float" office:value="0.2028621493824" calcext:value-type="float">
            <text:p>0.2028621494</text:p>
          </table:table-cell>
          <table:table-cell office:value-type="float" office:value="0.02141886356164" calcext:value-type="float">
            <text:p>0.02141886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734386333656" calcext:value-type="float">
            <text:p>0.1734386334</text:p>
          </table:table-cell>
          <table:table-cell office:value-type="float" office:value="0.0207782755721" calcext:value-type="float">
            <text:p>0.0207782756</text:p>
          </table:table-cell>
          <table:table-cell office:value-type="float" office:value="0.2032862042398" calcext:value-type="float">
            <text:p>0.2032862042</text:p>
          </table:table-cell>
          <table:table-cell office:value-type="float" office:value="0.02146163491654" calcext:value-type="float">
            <text:p>0.02146163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733189435516" calcext:value-type="float">
            <text:p>0.1733189436</text:p>
          </table:table-cell>
          <table:table-cell office:value-type="float" office:value="0.02058103018952" calcext:value-type="float">
            <text:p>0.0205810302</text:p>
          </table:table-cell>
          <table:table-cell office:value-type="float" office:value="0.2027850531814" calcext:value-type="float">
            <text:p>0.2027850532</text:p>
          </table:table-cell>
          <table:table-cell office:value-type="float" office:value="0.02148420021418" calcext:value-type="float">
            <text:p>0.02148420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728467389518" calcext:value-type="float">
            <text:p>0.172846739</text:p>
          </table:table-cell>
          <table:table-cell office:value-type="float" office:value="0.02042307268878" calcext:value-type="float">
            <text:p>0.0204230727</text:p>
          </table:table-cell>
          <table:table-cell office:value-type="float" office:value="0.2033432609438" calcext:value-type="float">
            <text:p>0.2033432609</text:p>
          </table:table-cell>
          <table:table-cell office:value-type="float" office:value="0.02145931101916" calcext:value-type="float">
            <text:p>0.0214593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73192003247" calcext:value-type="float">
            <text:p>0.1731920032</text:p>
          </table:table-cell>
          <table:table-cell office:value-type="float" office:value="0.02034403452124" calcext:value-type="float">
            <text:p>0.0203440345</text:p>
          </table:table-cell>
          <table:table-cell office:value-type="float" office:value="0.2025405044628" calcext:value-type="float">
            <text:p>0.2025405045</text:p>
          </table:table-cell>
          <table:table-cell office:value-type="float" office:value="0.02146071506526" calcext:value-type="float">
            <text:p>0.02146071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722024220126" calcext:value-type="float">
            <text:p>0.172202422</text:p>
          </table:table-cell>
          <table:table-cell office:value-type="float" office:value="0.02025800704658" calcext:value-type="float">
            <text:p>0.020258007</text:p>
          </table:table-cell>
          <table:table-cell office:value-type="float" office:value="0.2028673989922" calcext:value-type="float">
            <text:p>0.202867399</text:p>
          </table:table-cell>
          <table:table-cell office:value-type="float" office:value="0.02151728089874" calcext:value-type="float">
            <text:p>0.02151728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723872831714" calcext:value-type="float">
            <text:p>0.1723872832</text:p>
          </table:table-cell>
          <table:table-cell office:value-type="float" office:value="0.02017405703968" calcext:value-type="float">
            <text:p>0.020174057</text:p>
          </table:table-cell>
          <table:table-cell office:value-type="float" office:value="0.202808021351" calcext:value-type="float">
            <text:p>0.2028080214</text:p>
          </table:table-cell>
          <table:table-cell office:value-type="float" office:value="0.02149165348064" calcext:value-type="float">
            <text:p>0.02149165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720403613152" calcext:value-type="float">
            <text:p>0.1720403613</text:p>
          </table:table-cell>
          <table:table-cell office:value-type="float" office:value="0.02004431434758" calcext:value-type="float">
            <text:p>0.0200443143</text:p>
          </table:table-cell>
          <table:table-cell office:value-type="float" office:value="0.202794869961" calcext:value-type="float">
            <text:p>0.20279487</text:p>
          </table:table-cell>
          <table:table-cell office:value-type="float" office:value="0.0215111497313" calcext:value-type="float">
            <text:p>0.02151114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715975390428" calcext:value-type="float">
            <text:p>0.171597539</text:p>
          </table:table-cell>
          <table:table-cell office:value-type="float" office:value="0.02003981010228" calcext:value-type="float">
            <text:p>0.0200398101</text:p>
          </table:table-cell>
          <table:table-cell office:value-type="float" office:value="0.203440285697" calcext:value-type="float">
            <text:p>0.2034402857</text:p>
          </table:table-cell>
          <table:table-cell office:value-type="float" office:value="0.02149743383104" calcext:value-type="float">
            <text:p>0.02149743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710019299676" calcext:value-type="float">
            <text:p>0.17100193</text:p>
          </table:table-cell>
          <table:table-cell office:value-type="float" office:value="0.0199109645328" calcext:value-type="float">
            <text:p>0.0199109645</text:p>
          </table:table-cell>
          <table:table-cell office:value-type="float" office:value="0.2041254161384" calcext:value-type="float">
            <text:p>0.2041254161</text:p>
          </table:table-cell>
          <table:table-cell office:value-type="float" office:value="0.02148969553662" calcext:value-type="float">
            <text:p>0.02148969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709049236404" calcext:value-type="float">
            <text:p>0.1709049236</text:p>
          </table:table-cell>
          <table:table-cell office:value-type="float" office:value="0.01974259755726" calcext:value-type="float">
            <text:p>0.0197425976</text:p>
          </table:table-cell>
          <table:table-cell office:value-type="float" office:value="0.2027974115174" calcext:value-type="float">
            <text:p>0.2027974115</text:p>
          </table:table-cell>
          <table:table-cell office:value-type="float" office:value="0.0215224096798" calcext:value-type="float">
            <text:p>0.02152240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712782501818" calcext:value-type="float">
            <text:p>0.1712782502</text:p>
          </table:table-cell>
          <table:table-cell office:value-type="float" office:value="0.01968889637304" calcext:value-type="float">
            <text:p>0.0196888964</text:p>
          </table:table-cell>
          <table:table-cell office:value-type="float" office:value="0.2029635881476" calcext:value-type="float">
            <text:p>0.2029635881</text:p>
          </table:table-cell>
          <table:table-cell office:value-type="float" office:value="0.02148967241136" calcext:value-type="float">
            <text:p>0.02148967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704957680118" calcext:value-type="float">
            <text:p>0.170495768</text:p>
          </table:table-cell>
          <table:table-cell office:value-type="float" office:value="0.01969194476548" calcext:value-type="float">
            <text:p>0.0196919448</text:p>
          </table:table-cell>
          <table:table-cell office:value-type="float" office:value="0.2029785928046" calcext:value-type="float">
            <text:p>0.2029785928</text:p>
          </table:table-cell>
          <table:table-cell office:value-type="float" office:value="0.02152196568028" calcext:value-type="float">
            <text:p>0.021521965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702690021838" calcext:value-type="float">
            <text:p>0.1702690022</text:p>
          </table:table-cell>
          <table:table-cell office:value-type="float" office:value="0.0196001617575" calcext:value-type="float">
            <text:p>0.0196001618</text:p>
          </table:table-cell>
          <table:table-cell office:value-type="float" office:value="0.2034312896624" calcext:value-type="float">
            <text:p>0.2034312897</text:p>
          </table:table-cell>
          <table:table-cell office:value-type="float" office:value="0.02149264377352" calcext:value-type="float">
            <text:p>0.02149264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697069461546" calcext:value-type="float">
            <text:p>0.1697069462</text:p>
          </table:table-cell>
          <table:table-cell office:value-type="float" office:value="0.01953923826022" calcext:value-type="float">
            <text:p>0.0195392383</text:p>
          </table:table-cell>
          <table:table-cell office:value-type="float" office:value="0.2033997783488" calcext:value-type="float">
            <text:p>0.2033997783</text:p>
          </table:table-cell>
          <table:table-cell office:value-type="float" office:value="0.02150094663534" calcext:value-type="float">
            <text:p>0.02150094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700063440762" calcext:value-type="float">
            <text:p>0.1700063441</text:p>
          </table:table-cell>
          <table:table-cell office:value-type="float" office:value="0.01950459372186" calcext:value-type="float">
            <text:p>0.0195045937</text:p>
          </table:table-cell>
          <table:table-cell office:value-type="float" office:value="0.2031075217026" calcext:value-type="float">
            <text:p>0.2031075217</text:p>
          </table:table-cell>
          <table:table-cell office:value-type="float" office:value="0.02149580616712" calcext:value-type="float">
            <text:p>0.02149580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693887139264" calcext:value-type="float">
            <text:p>0.1693887139</text:p>
          </table:table-cell>
          <table:table-cell office:value-type="float" office:value="0.01939319588422" calcext:value-type="float">
            <text:p>0.0193931959</text:p>
          </table:table-cell>
          <table:table-cell office:value-type="float" office:value="0.2031142945412" calcext:value-type="float">
            <text:p>0.2031142945</text:p>
          </table:table-cell>
          <table:table-cell office:value-type="float" office:value="0.02152822022662" calcext:value-type="float">
            <text:p>0.02152822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691580683658" calcext:value-type="float">
            <text:p>0.1691580684</text:p>
          </table:table-cell>
          <table:table-cell office:value-type="float" office:value="0.01931194452644" calcext:value-type="float">
            <text:p>0.0193119445</text:p>
          </table:table-cell>
          <table:table-cell office:value-type="float" office:value="0.2038539120756" calcext:value-type="float">
            <text:p>0.2038539121</text:p>
          </table:table-cell>
          <table:table-cell office:value-type="float" office:value="0.02151924454744" calcext:value-type="float">
            <text:p>0.02151924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691625546252" calcext:value-type="float">
            <text:p>0.1691625546</text:p>
          </table:table-cell>
          <table:table-cell office:value-type="float" office:value="0.01922408542646" calcext:value-type="float">
            <text:p>0.0192240854</text:p>
          </table:table-cell>
          <table:table-cell office:value-type="float" office:value="0.2031121395886" calcext:value-type="float">
            <text:p>0.2031121396</text:p>
          </table:table-cell>
          <table:table-cell office:value-type="float" office:value="0.0215366248315" calcext:value-type="float">
            <text:p>0.02153662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683099245978" calcext:value-type="float">
            <text:p>0.1683099246</text:p>
          </table:table-cell>
          <table:table-cell office:value-type="float" office:value="0.01918463092718" calcext:value-type="float">
            <text:p>0.0191846309</text:p>
          </table:table-cell>
          <table:table-cell office:value-type="float" office:value="0.2039920913116" calcext:value-type="float">
            <text:p>0.2039920913</text:p>
          </table:table-cell>
          <table:table-cell office:value-type="float" office:value="0.02155561743598" calcext:value-type="float">
            <text:p>0.02155561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683757259306" calcext:value-type="float">
            <text:p>0.1683757259</text:p>
          </table:table-cell>
          <table:table-cell office:value-type="float" office:value="0.01921090794164" calcext:value-type="float">
            <text:p>0.0192109079</text:p>
          </table:table-cell>
          <table:table-cell office:value-type="float" office:value="0.2041241058308" calcext:value-type="float">
            <text:p>0.2041241058</text:p>
          </table:table-cell>
          <table:table-cell office:value-type="float" office:value="0.02153553852802" calcext:value-type="float">
            <text:p>0.02153553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68724608221" calcext:value-type="float">
            <text:p>0.1687246082</text:p>
          </table:table-cell>
          <table:table-cell office:value-type="float" office:value="0.01913189958266" calcext:value-type="float">
            <text:p>0.0191318996</text:p>
          </table:table-cell>
          <table:table-cell office:value-type="float" office:value="0.2028357901022" calcext:value-type="float">
            <text:p>0.2028357901</text:p>
          </table:table-cell>
          <table:table-cell office:value-type="float" office:value="0.02154602617522" calcext:value-type="float">
            <text:p>0.02154602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67434025162" calcext:value-type="float">
            <text:p>0.1674340252</text:p>
          </table:table-cell>
          <table:table-cell office:value-type="float" office:value="0.01909582254576" calcext:value-type="float">
            <text:p>0.0190958225</text:p>
          </table:table-cell>
          <table:table-cell office:value-type="float" office:value="0.2037133624146" calcext:value-type="float">
            <text:p>0.2037133624</text:p>
          </table:table-cell>
          <table:table-cell office:value-type="float" office:value="0.02156271911674" calcext:value-type="float">
            <text:p>0.02156271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681845547304" calcext:value-type="float">
            <text:p>0.1681845547</text:p>
          </table:table-cell>
          <table:table-cell office:value-type="float" office:value="0.0190090293454" calcext:value-type="float">
            <text:p>0.0190090293</text:p>
          </table:table-cell>
          <table:table-cell office:value-type="float" office:value="0.202895815089" calcext:value-type="float">
            <text:p>0.2028958151</text:p>
          </table:table-cell>
          <table:table-cell office:value-type="float" office:value="0.0215473498516" calcext:value-type="float">
            <text:p>0.02154734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66864206634" calcext:value-type="float">
            <text:p>0.1668642066</text:p>
          </table:table-cell>
          <table:table-cell office:value-type="float" office:value="0.01895275193774" calcext:value-type="float">
            <text:p>0.0189527519</text:p>
          </table:table-cell>
          <table:table-cell office:value-type="float" office:value="0.2029565875424" calcext:value-type="float">
            <text:p>0.2029565875</text:p>
          </table:table-cell>
          <table:table-cell office:value-type="float" office:value="0.02154805506426" calcext:value-type="float">
            <text:p>0.02154805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667454235896" calcext:value-type="float">
            <text:p>0.1667454236</text:p>
          </table:table-cell>
          <table:table-cell office:value-type="float" office:value="0.01893097715762" calcext:value-type="float">
            <text:p>0.0189309772</text:p>
          </table:table-cell>
          <table:table-cell office:value-type="float" office:value="0.202725292472" calcext:value-type="float">
            <text:p>0.2027252925</text:p>
          </table:table-cell>
          <table:table-cell office:value-type="float" office:value="0.02150396339982" calcext:value-type="float">
            <text:p>0.02150396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663278935256" calcext:value-type="float">
            <text:p>0.1663278935</text:p>
          </table:table-cell>
          <table:table-cell office:value-type="float" office:value="0.01888195452636" calcext:value-type="float">
            <text:p>0.0188819545</text:p>
          </table:table-cell>
          <table:table-cell office:value-type="float" office:value="0.2034568553348" calcext:value-type="float">
            <text:p>0.2034568553</text:p>
          </table:table-cell>
          <table:table-cell office:value-type="float" office:value="0.02155810393868" calcext:value-type="float">
            <text:p>0.02155810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666471745052" calcext:value-type="float">
            <text:p>0.1666471745</text:p>
          </table:table-cell>
          <table:table-cell office:value-type="float" office:value="0.01886110138068" calcext:value-type="float">
            <text:p>0.0188611014</text:p>
          </table:table-cell>
          <table:table-cell office:value-type="float" office:value="0.2030615685698" calcext:value-type="float">
            <text:p>0.2030615686</text:p>
          </table:table-cell>
          <table:table-cell office:value-type="float" office:value="0.02155336840904" calcext:value-type="float">
            <text:p>0.0215533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6206420902" calcext:value-type="float">
            <text:p>0.1662064209</text:p>
          </table:table-cell>
          <table:table-cell office:value-type="float" office:value="0.01878579955198" calcext:value-type="float">
            <text:p>0.0187857996</text:p>
          </table:table-cell>
          <table:table-cell office:value-type="float" office:value="0.2027126057386" calcext:value-type="float">
            <text:p>0.2027126057</text:p>
          </table:table-cell>
          <table:table-cell office:value-type="float" office:value="0.0215863211188" calcext:value-type="float">
            <text:p>0.02158632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655474957576" calcext:value-type="float">
            <text:p>0.1655474958</text:p>
          </table:table-cell>
          <table:table-cell office:value-type="float" office:value="0.01875869832354" calcext:value-type="float">
            <text:p>0.0187586983</text:p>
          </table:table-cell>
          <table:table-cell office:value-type="float" office:value="0.2025101919328" calcext:value-type="float">
            <text:p>0.2025101919</text:p>
          </table:table-cell>
          <table:table-cell office:value-type="float" office:value="0.0215427964787" calcext:value-type="float">
            <text:p>0.021542796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654486294428" calcext:value-type="float">
            <text:p>0.1654486294</text:p>
          </table:table-cell>
          <table:table-cell office:value-type="float" office:value="0.01872223690574" calcext:value-type="float">
            <text:p>0.0187222369</text:p>
          </table:table-cell>
          <table:table-cell office:value-type="float" office:value="0.2032292415158" calcext:value-type="float">
            <text:p>0.2032292415</text:p>
          </table:table-cell>
          <table:table-cell office:value-type="float" office:value="0.02154667649662" calcext:value-type="float">
            <text:p>0.021546676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650656306646" calcext:value-type="float">
            <text:p>0.1650656307</text:p>
          </table:table-cell>
          <table:table-cell office:value-type="float" office:value="0.0186913915887" calcext:value-type="float">
            <text:p>0.0186913916</text:p>
          </table:table-cell>
          <table:table-cell office:value-type="float" office:value="0.2030277399194" calcext:value-type="float">
            <text:p>0.2030277399</text:p>
          </table:table-cell>
          <table:table-cell office:value-type="float" office:value="0.02152234288348" calcext:value-type="float">
            <text:p>0.02152234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645911361656" calcext:value-type="float">
            <text:p>0.1645911362</text:p>
          </table:table-cell>
          <table:table-cell office:value-type="float" office:value="0.01870318611242" calcext:value-type="float">
            <text:p>0.0187031861</text:p>
          </table:table-cell>
          <table:table-cell office:value-type="float" office:value="0.2031433968876" calcext:value-type="float">
            <text:p>0.2031433969</text:p>
          </table:table-cell>
          <table:table-cell office:value-type="float" office:value="0.02154825541936" calcext:value-type="float">
            <text:p>0.02154825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646182114876" calcext:value-type="float">
            <text:p>0.1646182115</text:p>
          </table:table-cell>
          <table:table-cell office:value-type="float" office:value="0.01862861060946" calcext:value-type="float">
            <text:p>0.0186286106</text:p>
          </table:table-cell>
          <table:table-cell office:value-type="float" office:value="0.202813759435" calcext:value-type="float">
            <text:p>0.2028137594</text:p>
          </table:table-cell>
          <table:table-cell office:value-type="float" office:value="0.02156445583342" calcext:value-type="float">
            <text:p>0.02156445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642913099866" calcext:value-type="float">
            <text:p>0.16429131</text:p>
          </table:table-cell>
          <table:table-cell office:value-type="float" office:value="0.0185767787081" calcext:value-type="float">
            <text:p>0.0185767787</text:p>
          </table:table-cell>
          <table:table-cell office:value-type="float" office:value="0.2033109121" calcext:value-type="float">
            <text:p>0.2033109121</text:p>
          </table:table-cell>
          <table:table-cell office:value-type="float" office:value="0.0215747315475" calcext:value-type="float">
            <text:p>0.02157473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637585612626" calcext:value-type="float">
            <text:p>0.1637585613</text:p>
          </table:table-cell>
          <table:table-cell office:value-type="float" office:value="0.01859200946222" calcext:value-type="float">
            <text:p>0.0185920095</text:p>
          </table:table-cell>
          <table:table-cell office:value-type="float" office:value="0.2029431954564" calcext:value-type="float">
            <text:p>0.2029431955</text:p>
          </table:table-cell>
          <table:table-cell office:value-type="float" office:value="0.02157021753582" calcext:value-type="float">
            <text:p>0.02157021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634252452122" calcext:value-type="float">
            <text:p>0.1634252452</text:p>
          </table:table-cell>
          <table:table-cell office:value-type="float" office:value="0.018568901408" calcext:value-type="float">
            <text:p>0.0185689014</text:p>
          </table:table-cell>
          <table:table-cell office:value-type="float" office:value="0.2030883379622" calcext:value-type="float">
            <text:p>0.203088338</text:p>
          </table:table-cell>
          <table:table-cell office:value-type="float" office:value="0.02156729682898" calcext:value-type="float">
            <text:p>0.02156729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633923586212" calcext:value-type="float">
            <text:p>0.1633923586</text:p>
          </table:table-cell>
          <table:table-cell office:value-type="float" office:value="0.01856402978052" calcext:value-type="float">
            <text:p>0.0185640298</text:p>
          </table:table-cell>
          <table:table-cell office:value-type="float" office:value="0.2030352683982" calcext:value-type="float">
            <text:p>0.2030352684</text:p>
          </table:table-cell>
          <table:table-cell office:value-type="float" office:value="0.02157334577736" calcext:value-type="float">
            <text:p>0.02157334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62712501622" calcext:value-type="float">
            <text:p>0.1627125016</text:p>
          </table:table-cell>
          <table:table-cell office:value-type="float" office:value="0.01852355961924" calcext:value-type="float">
            <text:p>0.0185235596</text:p>
          </table:table-cell>
          <table:table-cell office:value-type="float" office:value="0.203294441433" calcext:value-type="float">
            <text:p>0.2032944414</text:p>
          </table:table-cell>
          <table:table-cell office:value-type="float" office:value="0.02157714054492" calcext:value-type="float">
            <text:p>0.02157714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63343990656" calcext:value-type="float">
            <text:p>0.1633439907</text:p>
          </table:table-cell>
          <table:table-cell office:value-type="float" office:value="0.01850672772798" calcext:value-type="float">
            <text:p>0.0185067277</text:p>
          </table:table-cell>
          <table:table-cell office:value-type="float" office:value="0.2031113427364" calcext:value-type="float">
            <text:p>0.2031113427</text:p>
          </table:table-cell>
          <table:table-cell office:value-type="float" office:value="0.02159027335836" calcext:value-type="float">
            <text:p>0.02159027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625464707134" calcext:value-type="float">
            <text:p>0.1625464707</text:p>
          </table:table-cell>
          <table:table-cell office:value-type="float" office:value="0.01852714555668" calcext:value-type="float">
            <text:p>0.0185271456</text:p>
          </table:table-cell>
          <table:table-cell office:value-type="float" office:value="0.203399878029" calcext:value-type="float">
            <text:p>0.203399878</text:p>
          </table:table-cell>
          <table:table-cell office:value-type="float" office:value="0.02156462007116" calcext:value-type="float">
            <text:p>0.02156462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623481208812" calcext:value-type="float">
            <text:p>0.1623481209</text:p>
          </table:table-cell>
          <table:table-cell office:value-type="float" office:value="0.01846931378568" calcext:value-type="float">
            <text:p>0.0184693138</text:p>
          </table:table-cell>
          <table:table-cell office:value-type="float" office:value="0.2031634969208" calcext:value-type="float">
            <text:p>0.2031634969</text:p>
          </table:table-cell>
          <table:table-cell office:value-type="float" office:value="0.02156523240054" calcext:value-type="float">
            <text:p>0.02156523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61877893839" calcext:value-type="float">
            <text:p>0.1618778938</text:p>
          </table:table-cell>
          <table:table-cell office:value-type="float" office:value="0.01848473322456" calcext:value-type="float">
            <text:p>0.0184847332</text:p>
          </table:table-cell>
          <table:table-cell office:value-type="float" office:value="0.2025509266406" calcext:value-type="float">
            <text:p>0.2025509266</text:p>
          </table:table-cell>
          <table:table-cell office:value-type="float" office:value="0.02158416783724" calcext:value-type="float">
            <text:p>0.02158416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17093609362" calcext:value-type="float">
            <text:p>0.1617093609</text:p>
          </table:table-cell>
          <table:table-cell office:value-type="float" office:value="0.01842877023552" calcext:value-type="float">
            <text:p>0.0184287702</text:p>
          </table:table-cell>
          <table:table-cell office:value-type="float" office:value="0.2026113019732" calcext:value-type="float">
            <text:p>0.202611302</text:p>
          </table:table-cell>
          <table:table-cell office:value-type="float" office:value="0.02157031806622" calcext:value-type="float">
            <text:p>0.02157031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6133453384" calcext:value-type="float">
            <text:p>0.1613345338</text:p>
          </table:table-cell>
          <table:table-cell office:value-type="float" office:value="0.01841685424534" calcext:value-type="float">
            <text:p>0.0184168542</text:p>
          </table:table-cell>
          <table:table-cell office:value-type="float" office:value="0.2032466980232" calcext:value-type="float">
            <text:p>0.203246698</text:p>
          </table:table-cell>
          <table:table-cell office:value-type="float" office:value="0.0215763310835" calcext:value-type="float">
            <text:p>0.02157633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61116029124" calcext:value-type="float">
            <text:p>0.1611160291</text:p>
          </table:table-cell>
          <table:table-cell office:value-type="float" office:value="0.01840440412038" calcext:value-type="float">
            <text:p>0.0184044041</text:p>
          </table:table-cell>
          <table:table-cell office:value-type="float" office:value="0.2027120567748" calcext:value-type="float">
            <text:p>0.2027120568</text:p>
          </table:table-cell>
          <table:table-cell office:value-type="float" office:value="0.02159799718884" calcext:value-type="float">
            <text:p>0.02159799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605475900468" calcext:value-type="float">
            <text:p>0.16054759</text:p>
          </table:table-cell>
          <table:table-cell office:value-type="float" office:value="0.01842821036698" calcext:value-type="float">
            <text:p>0.0184282104</text:p>
          </table:table-cell>
          <table:table-cell office:value-type="float" office:value="0.2035305678594" calcext:value-type="float">
            <text:p>0.2035305679</text:p>
          </table:table-cell>
          <table:table-cell office:value-type="float" office:value="0.0215899354446" calcext:value-type="float">
            <text:p>0.021589935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604756349944" calcext:value-type="float">
            <text:p>0.160475635</text:p>
          </table:table-cell>
          <table:table-cell office:value-type="float" office:value="0.01836769681996" calcext:value-type="float">
            <text:p>0.0183676968</text:p>
          </table:table-cell>
          <table:table-cell office:value-type="float" office:value="0.2030588069744" calcext:value-type="float">
            <text:p>0.203058807</text:p>
          </table:table-cell>
          <table:table-cell office:value-type="float" office:value="0.02161779322188" calcext:value-type="float">
            <text:p>0.02161779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59919862085" calcext:value-type="float">
            <text:p>0.1599198621</text:p>
          </table:table-cell>
          <table:table-cell office:value-type="float" office:value="0.01835731949046" calcext:value-type="float">
            <text:p>0.0183573195</text:p>
          </table:table-cell>
          <table:table-cell office:value-type="float" office:value="0.2031998416586" calcext:value-type="float">
            <text:p>0.2031998417</text:p>
          </table:table-cell>
          <table:table-cell office:value-type="float" office:value="0.02162929889674" calcext:value-type="float">
            <text:p>0.0216292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598299920274" calcext:value-type="float">
            <text:p>0.159829992</text:p>
          </table:table-cell>
          <table:table-cell office:value-type="float" office:value="0.01833939304752" calcext:value-type="float">
            <text:p>0.018339393</text:p>
          </table:table-cell>
          <table:table-cell office:value-type="float" office:value="0.2034706489192" calcext:value-type="float">
            <text:p>0.2034706489</text:p>
          </table:table-cell>
          <table:table-cell office:value-type="float" office:value="0.02160132548814" calcext:value-type="float">
            <text:p>0.02160132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597380495476" calcext:value-type="float">
            <text:p>0.1597380495</text:p>
          </table:table-cell>
          <table:table-cell office:value-type="float" office:value="0.01834537942266" calcext:value-type="float">
            <text:p>0.0183453794</text:p>
          </table:table-cell>
          <table:table-cell office:value-type="float" office:value="0.2034077059962" calcext:value-type="float">
            <text:p>0.203407706</text:p>
          </table:table-cell>
          <table:table-cell office:value-type="float" office:value="0.02163850490072" calcext:value-type="float">
            <text:p>0.0216385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588382923294" calcext:value-type="float">
            <text:p>0.1588382923</text:p>
          </table:table-cell>
          <table:table-cell office:value-type="float" office:value="0.01839366148666" calcext:value-type="float">
            <text:p>0.0183936615</text:p>
          </table:table-cell>
          <table:table-cell office:value-type="float" office:value="0.2027703047818" calcext:value-type="float">
            <text:p>0.2027703048</text:p>
          </table:table-cell>
          <table:table-cell office:value-type="float" office:value="0.0216211242833" calcext:value-type="float">
            <text:p>0.021621124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589492739876" calcext:value-type="float">
            <text:p>0.158949274</text:p>
          </table:table-cell>
          <table:table-cell office:value-type="float" office:value="0.01831782630884" calcext:value-type="float">
            <text:p>0.0183178263</text:p>
          </table:table-cell>
          <table:table-cell office:value-type="float" office:value="0.2028023005218" calcext:value-type="float">
            <text:p>0.2028023005</text:p>
          </table:table-cell>
          <table:table-cell office:value-type="float" office:value="0.02163229467126" calcext:value-type="float">
            <text:p>0.02163229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585867343288" calcext:value-type="float">
            <text:p>0.1585867343</text:p>
          </table:table-cell>
          <table:table-cell office:value-type="float" office:value="0.01834072367958" calcext:value-type="float">
            <text:p>0.0183407237</text:p>
          </table:table-cell>
          <table:table-cell office:value-type="float" office:value="0.2026685443608" calcext:value-type="float">
            <text:p>0.2026685444</text:p>
          </table:table-cell>
          <table:table-cell office:value-type="float" office:value="0.02163472358566" calcext:value-type="float">
            <text:p>0.02163472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583616465164" calcext:value-type="float">
            <text:p>0.1583616465</text:p>
          </table:table-cell>
          <table:table-cell office:value-type="float" office:value="0.01838410856178" calcext:value-type="float">
            <text:p>0.0183841086</text:p>
          </table:table-cell>
          <table:table-cell office:value-type="float" office:value="0.2027547294262" calcext:value-type="float">
            <text:p>0.2027547294</text:p>
          </table:table-cell>
          <table:table-cell office:value-type="float" office:value="0.02162172518932" calcext:value-type="float">
            <text:p>0.02162172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581787595702" calcext:value-type="float">
            <text:p>0.1581787596</text:p>
          </table:table-cell>
          <table:table-cell office:value-type="float" office:value="0.01827753577364" calcext:value-type="float">
            <text:p>0.0182775358</text:p>
          </table:table-cell>
          <table:table-cell office:value-type="float" office:value="0.2028954660346" calcext:value-type="float">
            <text:p>0.202895466</text:p>
          </table:table-cell>
          <table:table-cell office:value-type="float" office:value="0.02164693454872" calcext:value-type="float">
            <text:p>0.02164693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58397722595" calcext:value-type="float">
            <text:p>0.1583977226</text:p>
          </table:table-cell>
          <table:table-cell office:value-type="float" office:value="0.01831008521486" calcext:value-type="float">
            <text:p>0.0183100852</text:p>
          </table:table-cell>
          <table:table-cell office:value-type="float" office:value="0.2028335075788" calcext:value-type="float">
            <text:p>0.2028335076</text:p>
          </table:table-cell>
          <table:table-cell office:value-type="float" office:value="0.02161418205512" calcext:value-type="float">
            <text:p>0.02161418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574992580916" calcext:value-type="float">
            <text:p>0.1574992581</text:p>
          </table:table-cell>
          <table:table-cell office:value-type="float" office:value="0.01828996338088" calcext:value-type="float">
            <text:p>0.0182899634</text:p>
          </table:table-cell>
          <table:table-cell office:value-type="float" office:value="0.203160520371" calcext:value-type="float">
            <text:p>0.2031605204</text:p>
          </table:table-cell>
          <table:table-cell office:value-type="float" office:value="0.0215922603134" calcext:value-type="float">
            <text:p>0.02159226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572111322148" calcext:value-type="float">
            <text:p>0.1572111322</text:p>
          </table:table-cell>
          <table:table-cell office:value-type="float" office:value="0.01828041315584" calcext:value-type="float">
            <text:p>0.0182804132</text:p>
          </table:table-cell>
          <table:table-cell office:value-type="float" office:value="0.2028366550138" calcext:value-type="float">
            <text:p>0.202836655</text:p>
          </table:table-cell>
          <table:table-cell office:value-type="float" office:value="0.02160922945874" calcext:value-type="float">
            <text:p>0.02160922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565495386842" calcext:value-type="float">
            <text:p>0.1565495387</text:p>
          </table:table-cell>
          <table:table-cell office:value-type="float" office:value="0.01822182673948" calcext:value-type="float">
            <text:p>0.0182218267</text:p>
          </table:table-cell>
          <table:table-cell office:value-type="float" office:value="0.202778963666" calcext:value-type="float">
            <text:p>0.2027789637</text:p>
          </table:table-cell>
          <table:table-cell office:value-type="float" office:value="0.02163739648952" calcext:value-type="float">
            <text:p>0.02163739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567248063002" calcext:value-type="float">
            <text:p>0.1567248063</text:p>
          </table:table-cell>
          <table:table-cell office:value-type="float" office:value="0.0182691942266" calcext:value-type="float">
            <text:p>0.0182691942</text:p>
          </table:table-cell>
          <table:table-cell office:value-type="float" office:value="0.202583630429" calcext:value-type="float">
            <text:p>0.2025836304</text:p>
          </table:table-cell>
          <table:table-cell office:value-type="float" office:value="0.02165152664176" calcext:value-type="float">
            <text:p>0.02165152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562303509642" calcext:value-type="float">
            <text:p>0.156230351</text:p>
          </table:table-cell>
          <table:table-cell office:value-type="float" office:value="0.01828708465718" calcext:value-type="float">
            <text:p>0.0182870847</text:p>
          </table:table-cell>
          <table:table-cell office:value-type="float" office:value="0.2027615649586" calcext:value-type="float">
            <text:p>0.202761565</text:p>
          </table:table-cell>
          <table:table-cell office:value-type="float" office:value="0.0216425742878" calcext:value-type="float">
            <text:p>0.02164257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560975498962" calcext:value-type="float">
            <text:p>0.1560975499</text:p>
          </table:table-cell>
          <table:table-cell office:value-type="float" office:value="0.01825359862162" calcext:value-type="float">
            <text:p>0.0182535986</text:p>
          </table:table-cell>
          <table:table-cell office:value-type="float" office:value="0.2032977710422" calcext:value-type="float">
            <text:p>0.203297771</text:p>
          </table:table-cell>
          <table:table-cell office:value-type="float" office:value="0.02163348538626" calcext:value-type="float">
            <text:p>0.02163348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551818788972" calcext:value-type="float">
            <text:p>0.1551818789</text:p>
          </table:table-cell>
          <table:table-cell office:value-type="float" office:value="0.01826555266358" calcext:value-type="float">
            <text:p>0.0182655527</text:p>
          </table:table-cell>
          <table:table-cell office:value-type="float" office:value="0.2033100190946" calcext:value-type="float">
            <text:p>0.2033100191</text:p>
          </table:table-cell>
          <table:table-cell office:value-type="float" office:value="0.02166139575018" calcext:value-type="float">
            <text:p>0.02166139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549796714216" calcext:value-type="float">
            <text:p>0.1549796714</text:p>
          </table:table-cell>
          <table:table-cell office:value-type="float" office:value="0.01826278577688" calcext:value-type="float">
            <text:p>0.0182627858</text:p>
          </table:table-cell>
          <table:table-cell office:value-type="float" office:value="0.2025394247846" calcext:value-type="float">
            <text:p>0.2025394248</text:p>
          </table:table-cell>
          <table:table-cell office:value-type="float" office:value="0.0216232243073" calcext:value-type="float">
            <text:p>0.02162322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547548549848" calcext:value-type="float">
            <text:p>0.154754855</text:p>
          </table:table-cell>
          <table:table-cell office:value-type="float" office:value="0.0182619351107" calcext:value-type="float">
            <text:p>0.0182619351</text:p>
          </table:table-cell>
          <table:table-cell office:value-type="float" office:value="0.2026966634792" calcext:value-type="float">
            <text:p>0.2026966635</text:p>
          </table:table-cell>
          <table:table-cell office:value-type="float" office:value="0.02164961799354" calcext:value-type="float">
            <text:p>0.0216496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544092322758" calcext:value-type="float">
            <text:p>0.1544092323</text:p>
          </table:table-cell>
          <table:table-cell office:value-type="float" office:value="0.01825848674234" calcext:value-type="float">
            <text:p>0.0182584867</text:p>
          </table:table-cell>
          <table:table-cell office:value-type="float" office:value="0.203129386796" calcext:value-type="float">
            <text:p>0.2031293868</text:p>
          </table:table-cell>
          <table:table-cell office:value-type="float" office:value="0.02165258067756" calcext:value-type="float">
            <text:p>0.02165258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54093500992" calcext:value-type="float">
            <text:p>0.154093501</text:p>
          </table:table-cell>
          <table:table-cell office:value-type="float" office:value="0.0182783941959" calcext:value-type="float">
            <text:p>0.0182783942</text:p>
          </table:table-cell>
          <table:table-cell office:value-type="float" office:value="0.2029827450332" calcext:value-type="float">
            <text:p>0.202982745</text:p>
          </table:table-cell>
          <table:table-cell office:value-type="float" office:value="0.02166556769434" calcext:value-type="float">
            <text:p>0.02166556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543199141066" calcext:value-type="float">
            <text:p>0.1543199141</text:p>
          </table:table-cell>
          <table:table-cell office:value-type="float" office:value="0.01825576064588" calcext:value-type="float">
            <text:p>0.0182557606</text:p>
          </table:table-cell>
          <table:table-cell office:value-type="float" office:value="0.2033136287468" calcext:value-type="float">
            <text:p>0.2033136287</text:p>
          </table:table-cell>
          <table:table-cell office:value-type="float" office:value="0.0216666558913" calcext:value-type="float">
            <text:p>0.02166665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534427466338" calcext:value-type="float">
            <text:p>0.1534427466</text:p>
          </table:table-cell>
          <table:table-cell office:value-type="float" office:value="0.01827807022606" calcext:value-type="float">
            <text:p>0.0182780702</text:p>
          </table:table-cell>
          <table:table-cell office:value-type="float" office:value="0.2029437336436" calcext:value-type="float">
            <text:p>0.2029437336</text:p>
          </table:table-cell>
          <table:table-cell office:value-type="float" office:value="0.0216559213282" calcext:value-type="float">
            <text:p>0.02165592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53112104721" calcext:value-type="float">
            <text:p>0.1531121047</text:p>
          </table:table-cell>
          <table:table-cell office:value-type="float" office:value="0.01825300722236" calcext:value-type="float">
            <text:p>0.0182530072</text:p>
          </table:table-cell>
          <table:table-cell office:value-type="float" office:value="0.2033340989064" calcext:value-type="float">
            <text:p>0.2033340989</text:p>
          </table:table-cell>
          <table:table-cell office:value-type="float" office:value="0.0216995957797" calcext:value-type="float">
            <text:p>0.02169959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53017631915" calcext:value-type="float">
            <text:p>0.1530176319</text:p>
          </table:table-cell>
          <table:table-cell office:value-type="float" office:value="0.0182278216424" calcext:value-type="float">
            <text:p>0.0182278216</text:p>
          </table:table-cell>
          <table:table-cell office:value-type="float" office:value="0.2029215971666" calcext:value-type="float">
            <text:p>0.2029215972</text:p>
          </table:table-cell>
          <table:table-cell office:value-type="float" office:value="0.02169222157086" calcext:value-type="float">
            <text:p>0.02169222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525304180678" calcext:value-type="float">
            <text:p>0.1525304181</text:p>
          </table:table-cell>
          <table:table-cell office:value-type="float" office:value="0.0182358350108" calcext:value-type="float">
            <text:p>0.018235835</text:p>
          </table:table-cell>
          <table:table-cell office:value-type="float" office:value="0.203298209015" calcext:value-type="float">
            <text:p>0.203298209</text:p>
          </table:table-cell>
          <table:table-cell office:value-type="float" office:value="0.02169056890976" calcext:value-type="float">
            <text:p>0.02169056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517263395564" calcext:value-type="float">
            <text:p>0.1517263396</text:p>
          </table:table-cell>
          <table:table-cell office:value-type="float" office:value="0.01824162796556" calcext:value-type="float">
            <text:p>0.018241628</text:p>
          </table:table-cell>
          <table:table-cell office:value-type="float" office:value="0.2036745760412" calcext:value-type="float">
            <text:p>0.203674576</text:p>
          </table:table-cell>
          <table:table-cell office:value-type="float" office:value="0.02169621335236" calcext:value-type="float">
            <text:p>0.02169621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519190087886" calcext:value-type="float">
            <text:p>0.1519190088</text:p>
          </table:table-cell>
          <table:table-cell office:value-type="float" office:value="0.01822887831822" calcext:value-type="float">
            <text:p>0.0182288783</text:p>
          </table:table-cell>
          <table:table-cell office:value-type="float" office:value="0.2033230207406" calcext:value-type="float">
            <text:p>0.2033230207</text:p>
          </table:table-cell>
          <table:table-cell office:value-type="float" office:value="0.02168768985798" calcext:value-type="float">
            <text:p>0.02168768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512667103478" calcext:value-type="float">
            <text:p>0.1512667103</text:p>
          </table:table-cell>
          <table:table-cell office:value-type="float" office:value="0.01823003385248" calcext:value-type="float">
            <text:p>0.0182300339</text:p>
          </table:table-cell>
          <table:table-cell office:value-type="float" office:value="0.2028333063118" calcext:value-type="float">
            <text:p>0.2028333063</text:p>
          </table:table-cell>
          <table:table-cell office:value-type="float" office:value="0.0216968207746" calcext:value-type="float">
            <text:p>0.02169682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51687611645" calcext:value-type="float">
            <text:p>0.1516876116</text:p>
          </table:table-cell>
          <table:table-cell office:value-type="float" office:value="0.01822490715172" calcext:value-type="float">
            <text:p>0.0182249072</text:p>
          </table:table-cell>
          <table:table-cell office:value-type="float" office:value="0.203010920936" calcext:value-type="float">
            <text:p>0.2030109209</text:p>
          </table:table-cell>
          <table:table-cell office:value-type="float" office:value="0.0216844193913" calcext:value-type="float">
            <text:p>0.02168441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508099194434" calcext:value-type="float">
            <text:p>0.1508099194</text:p>
          </table:table-cell>
          <table:table-cell office:value-type="float" office:value="0.0182267859182" calcext:value-type="float">
            <text:p>0.0182267859</text:p>
          </table:table-cell>
          <table:table-cell office:value-type="float" office:value="0.2030181436632" calcext:value-type="float">
            <text:p>0.2030181437</text:p>
          </table:table-cell>
          <table:table-cell office:value-type="float" office:value="0.02169461114374" calcext:value-type="float">
            <text:p>0.02169461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511195772356" calcext:value-type="float">
            <text:p>0.1511195772</text:p>
          </table:table-cell>
          <table:table-cell office:value-type="float" office:value="0.01827284718318" calcext:value-type="float">
            <text:p>0.0182728472</text:p>
          </table:table-cell>
          <table:table-cell office:value-type="float" office:value="0.2032603495432" calcext:value-type="float">
            <text:p>0.2032603495</text:p>
          </table:table-cell>
          <table:table-cell office:value-type="float" office:value="0.02168189168586" calcext:value-type="float">
            <text:p>0.02168189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50220065947" calcext:value-type="float">
            <text:p>0.1502200659</text:p>
          </table:table-cell>
          <table:table-cell office:value-type="float" office:value="0.01822521809356" calcext:value-type="float">
            <text:p>0.0182252181</text:p>
          </table:table-cell>
          <table:table-cell office:value-type="float" office:value="0.2038057144362" calcext:value-type="float">
            <text:p>0.2038057144</text:p>
          </table:table-cell>
          <table:table-cell office:value-type="float" office:value="0.02170804987602" calcext:value-type="float">
            <text:p>0.02170804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499474177712" calcext:value-type="float">
            <text:p>0.1499474178</text:p>
          </table:table-cell>
          <table:table-cell office:value-type="float" office:value="0.01824241153478" calcext:value-type="float">
            <text:p>0.0182424115</text:p>
          </table:table-cell>
          <table:table-cell office:value-type="float" office:value="0.2030521402506" calcext:value-type="float">
            <text:p>0.2030521403</text:p>
          </table:table-cell>
          <table:table-cell office:value-type="float" office:value="0.02168479232052" calcext:value-type="float">
            <text:p>0.02168479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497149647156" calcext:value-type="float">
            <text:p>0.1497149647</text:p>
          </table:table-cell>
          <table:table-cell office:value-type="float" office:value="0.01821746761126" calcext:value-type="float">
            <text:p>0.0182174676</text:p>
          </table:table-cell>
          <table:table-cell office:value-type="float" office:value="0.2031419297274" calcext:value-type="float">
            <text:p>0.2031419297</text:p>
          </table:table-cell>
          <table:table-cell office:value-type="float" office:value="0.02169395804544" calcext:value-type="float">
            <text:p>0.0216939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501683853412" calcext:value-type="float">
            <text:p>0.1501683853</text:p>
          </table:table-cell>
          <table:table-cell office:value-type="float" office:value="0.01820977708598" calcext:value-type="float">
            <text:p>0.0182097771</text:p>
          </table:table-cell>
          <table:table-cell office:value-type="float" office:value="0.2029644993928" calcext:value-type="float">
            <text:p>0.2029644994</text:p>
          </table:table-cell>
          <table:table-cell office:value-type="float" office:value="0.02170030975262" calcext:value-type="float">
            <text:p>0.02170030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491715326046" calcext:value-type="float">
            <text:p>0.1491715326</text:p>
          </table:table-cell>
          <table:table-cell office:value-type="float" office:value="0.01823920550024" calcext:value-type="float">
            <text:p>0.0182392055</text:p>
          </table:table-cell>
          <table:table-cell office:value-type="float" office:value="0.2032639217526" calcext:value-type="float">
            <text:p>0.2032639218</text:p>
          </table:table-cell>
          <table:table-cell office:value-type="float" office:value="0.02170173540856" calcext:value-type="float">
            <text:p>0.02170173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494904675648" calcext:value-type="float">
            <text:p>0.1494904676</text:p>
          </table:table-cell>
          <table:table-cell office:value-type="float" office:value="0.01823670079562" calcext:value-type="float">
            <text:p>0.0182367008</text:p>
          </table:table-cell>
          <table:table-cell office:value-type="float" office:value="0.2032332345162" calcext:value-type="float">
            <text:p>0.2032332345</text:p>
          </table:table-cell>
          <table:table-cell office:value-type="float" office:value="0.02169552343158" calcext:value-type="float">
            <text:p>0.02169552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484746194858" calcext:value-type="float">
            <text:p>0.1484746195</text:p>
          </table:table-cell>
          <table:table-cell office:value-type="float" office:value="0.01820994374856" calcext:value-type="float">
            <text:p>0.0182099437</text:p>
          </table:table-cell>
          <table:table-cell office:value-type="float" office:value="0.2024299341292" calcext:value-type="float">
            <text:p>0.2024299341</text:p>
          </table:table-cell>
          <table:table-cell office:value-type="float" office:value="0.0216941889843" calcext:value-type="float">
            <text:p>0.02169418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478856766454" calcext:value-type="float">
            <text:p>0.1478856766</text:p>
          </table:table-cell>
          <table:table-cell office:value-type="float" office:value="0.01823139308632" calcext:value-type="float">
            <text:p>0.0182313931</text:p>
          </table:table-cell>
          <table:table-cell office:value-type="float" office:value="0.2034078097124" calcext:value-type="float">
            <text:p>0.2034078097</text:p>
          </table:table-cell>
          <table:table-cell office:value-type="float" office:value="0.02170395305594" calcext:value-type="float">
            <text:p>0.02170395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477428544204" calcext:value-type="float">
            <text:p>0.1477428544</text:p>
          </table:table-cell>
          <table:table-cell office:value-type="float" office:value="0.01823075285458" calcext:value-type="float">
            <text:p>0.0182307529</text:p>
          </table:table-cell>
          <table:table-cell office:value-type="float" office:value="0.2030124041228" calcext:value-type="float">
            <text:p>0.2030124041</text:p>
          </table:table-cell>
          <table:table-cell office:value-type="float" office:value="0.0217129342358" calcext:value-type="float">
            <text:p>0.02171293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474078726882" calcext:value-type="float">
            <text:p>0.1474078727</text:p>
          </table:table-cell>
          <table:table-cell office:value-type="float" office:value="0.01820786366484" calcext:value-type="float">
            <text:p>0.0182078637</text:p>
          </table:table-cell>
          <table:table-cell office:value-type="float" office:value="0.2031511791408" calcext:value-type="float">
            <text:p>0.2031511791</text:p>
          </table:table-cell>
          <table:table-cell office:value-type="float" office:value="0.02171838869608" calcext:value-type="float">
            <text:p>0.021718388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465853093822" calcext:value-type="float">
            <text:p>0.1465853094</text:p>
          </table:table-cell>
          <table:table-cell office:value-type="float" office:value="0.01822826706464" calcext:value-type="float">
            <text:p>0.0182282671</text:p>
          </table:table-cell>
          <table:table-cell office:value-type="float" office:value="0.2031950521756" calcext:value-type="float">
            <text:p>0.2031950522</text:p>
          </table:table-cell>
          <table:table-cell office:value-type="float" office:value="0.02171609816406" calcext:value-type="float">
            <text:p>0.02171609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470062973622" calcext:value-type="float">
            <text:p>0.1470062974</text:p>
          </table:table-cell>
          <table:table-cell office:value-type="float" office:value="0.0182148328676" calcext:value-type="float">
            <text:p>0.0182148329</text:p>
          </table:table-cell>
          <table:table-cell office:value-type="float" office:value="0.2035616950766" calcext:value-type="float">
            <text:p>0.2035616951</text:p>
          </table:table-cell>
          <table:table-cell office:value-type="float" office:value="0.0217411491555" calcext:value-type="float">
            <text:p>0.02174114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46466297655" calcext:value-type="float">
            <text:p>0.1464662977</text:p>
          </table:table-cell>
          <table:table-cell office:value-type="float" office:value="0.01823194307148" calcext:value-type="float">
            <text:p>0.0182319431</text:p>
          </table:table-cell>
          <table:table-cell office:value-type="float" office:value="0.203313882801" calcext:value-type="float">
            <text:p>0.2033138828</text:p>
          </table:table-cell>
          <table:table-cell office:value-type="float" office:value="0.02171824494438" calcext:value-type="float">
            <text:p>0.02171824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458262931944" calcext:value-type="float">
            <text:p>0.1458262932</text:p>
          </table:table-cell>
          <table:table-cell office:value-type="float" office:value="0.01825422900308" calcext:value-type="float">
            <text:p>0.018254229</text:p>
          </table:table-cell>
          <table:table-cell office:value-type="float" office:value="0.2034965329504" calcext:value-type="float">
            <text:p>0.203496533</text:p>
          </table:table-cell>
          <table:table-cell office:value-type="float" office:value="0.02173216146176" calcext:value-type="float">
            <text:p>0.02173216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4547716068" calcext:value-type="float">
            <text:p>0.1454771607</text:p>
          </table:table-cell>
          <table:table-cell office:value-type="float" office:value="0.01822447401472" calcext:value-type="float">
            <text:p>0.018224474</text:p>
          </table:table-cell>
          <table:table-cell office:value-type="float" office:value="0.2030696090858" calcext:value-type="float">
            <text:p>0.2030696091</text:p>
          </table:table-cell>
          <table:table-cell office:value-type="float" office:value="0.02174736872766" calcext:value-type="float">
            <text:p>0.02174736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451886365222" calcext:value-type="float">
            <text:p>0.1451886365</text:p>
          </table:table-cell>
          <table:table-cell office:value-type="float" office:value="0.01823976657192" calcext:value-type="float">
            <text:p>0.0182397666</text:p>
          </table:table-cell>
          <table:table-cell office:value-type="float" office:value="0.2031299261942" calcext:value-type="float">
            <text:p>0.2031299262</text:p>
          </table:table-cell>
          <table:table-cell office:value-type="float" office:value="0.0217285407252" calcext:value-type="float">
            <text:p>0.02172854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449394788468" calcext:value-type="float">
            <text:p>0.1449394788</text:p>
          </table:table-cell>
          <table:table-cell office:value-type="float" office:value="0.01822690771248" calcext:value-type="float">
            <text:p>0.0182269077</text:p>
          </table:table-cell>
          <table:table-cell office:value-type="float" office:value="0.2032633860132" calcext:value-type="float">
            <text:p>0.203263386</text:p>
          </table:table-cell>
          <table:table-cell office:value-type="float" office:value="0.0217434953489" calcext:value-type="float">
            <text:p>0.02174349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44772460279" calcext:value-type="float">
            <text:p>0.1447724603</text:p>
          </table:table-cell>
          <table:table-cell office:value-type="float" office:value="0.0182115495873" calcext:value-type="float">
            <text:p>0.0182115496</text:p>
          </table:table-cell>
          <table:table-cell office:value-type="float" office:value="0.2027937493178" calcext:value-type="float">
            <text:p>0.2027937493</text:p>
          </table:table-cell>
          <table:table-cell office:value-type="float" office:value="0.02174361975618" calcext:value-type="float">
            <text:p>0.02174361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440980497788" calcext:value-type="float">
            <text:p>0.1440980498</text:p>
          </table:table-cell>
          <table:table-cell office:value-type="float" office:value="0.01823882648088" calcext:value-type="float">
            <text:p>0.0182388265</text:p>
          </table:table-cell>
          <table:table-cell office:value-type="float" office:value="0.2036085638072" calcext:value-type="float">
            <text:p>0.2036085638</text:p>
          </table:table-cell>
          <table:table-cell office:value-type="float" office:value="0.02175830161312" calcext:value-type="float">
            <text:p>0.02175830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37614498446" calcext:value-type="float">
            <text:p>0.1437614498</text:p>
          </table:table-cell>
          <table:table-cell office:value-type="float" office:value="0.018214365645" calcext:value-type="float">
            <text:p>0.0182143656</text:p>
          </table:table-cell>
          <table:table-cell office:value-type="float" office:value="0.2025380153928" calcext:value-type="float">
            <text:p>0.2025380154</text:p>
          </table:table-cell>
          <table:table-cell office:value-type="float" office:value="0.02176313818184" calcext:value-type="float">
            <text:p>0.021763138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437304813018" calcext:value-type="float">
            <text:p>0.1437304813</text:p>
          </table:table-cell>
          <table:table-cell office:value-type="float" office:value="0.0182355231434" calcext:value-type="float">
            <text:p>0.0182355231</text:p>
          </table:table-cell>
          <table:table-cell office:value-type="float" office:value="0.2028391493926" calcext:value-type="float">
            <text:p>0.2028391494</text:p>
          </table:table-cell>
          <table:table-cell office:value-type="float" office:value="0.02174724127616" calcext:value-type="float">
            <text:p>0.02174724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429226620322" calcext:value-type="float">
            <text:p>0.142922662</text:p>
          </table:table-cell>
          <table:table-cell office:value-type="float" office:value="0.01825603666762" calcext:value-type="float">
            <text:p>0.0182560367</text:p>
          </table:table-cell>
          <table:table-cell office:value-type="float" office:value="0.2031473815302" calcext:value-type="float">
            <text:p>0.2031473815</text:p>
          </table:table-cell>
          <table:table-cell office:value-type="float" office:value="0.02177172191098" calcext:value-type="float">
            <text:p>0.02177172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425590163448" calcext:value-type="float">
            <text:p>0.1425590163</text:p>
          </table:table-cell>
          <table:table-cell office:value-type="float" office:value="0.01823228059862" calcext:value-type="float">
            <text:p>0.0182322806</text:p>
          </table:table-cell>
          <table:table-cell office:value-type="float" office:value="0.2028338501936" calcext:value-type="float">
            <text:p>0.2028338502</text:p>
          </table:table-cell>
          <table:table-cell office:value-type="float" office:value="0.02175406168298" calcext:value-type="float">
            <text:p>0.02175406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423999250658" calcext:value-type="float">
            <text:p>0.1423999251</text:p>
          </table:table-cell>
          <table:table-cell office:value-type="float" office:value="0.01823964490092" calcext:value-type="float">
            <text:p>0.0182396449</text:p>
          </table:table-cell>
          <table:table-cell office:value-type="float" office:value="0.2030816338912" calcext:value-type="float">
            <text:p>0.2030816339</text:p>
          </table:table-cell>
          <table:table-cell office:value-type="float" office:value="0.02174577190084" calcext:value-type="float">
            <text:p>0.02174577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423534511212" calcext:value-type="float">
            <text:p>0.1423534511</text:p>
          </table:table-cell>
          <table:table-cell office:value-type="float" office:value="0.01826004342442" calcext:value-type="float">
            <text:p>0.0182600434</text:p>
          </table:table-cell>
          <table:table-cell office:value-type="float" office:value="0.2033969671522" calcext:value-type="float">
            <text:p>0.2033969672</text:p>
          </table:table-cell>
          <table:table-cell office:value-type="float" office:value="0.02177156737398" calcext:value-type="float">
            <text:p>0.02177156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416634830982" calcext:value-type="float">
            <text:p>0.1416634831</text:p>
          </table:table-cell>
          <table:table-cell office:value-type="float" office:value="0.01824490885104" calcext:value-type="float">
            <text:p>0.0182449089</text:p>
          </table:table-cell>
          <table:table-cell office:value-type="float" office:value="0.2028032738082" calcext:value-type="float">
            <text:p>0.2028032738</text:p>
          </table:table-cell>
          <table:table-cell office:value-type="float" office:value="0.02177100172472" calcext:value-type="float">
            <text:p>0.02177100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411916509806" calcext:value-type="float">
            <text:p>0.141191651</text:p>
          </table:table-cell>
          <table:table-cell office:value-type="float" office:value="0.01827109377276" calcext:value-type="float">
            <text:p>0.0182710938</text:p>
          </table:table-cell>
          <table:table-cell office:value-type="float" office:value="0.202627956136" calcext:value-type="float">
            <text:p>0.2026279561</text:p>
          </table:table-cell>
          <table:table-cell office:value-type="float" office:value="0.02175748652884" calcext:value-type="float">
            <text:p>0.02175748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413940469768" calcext:value-type="float">
            <text:p>0.141394047</text:p>
          </table:table-cell>
          <table:table-cell office:value-type="float" office:value="0.01826570774548" calcext:value-type="float">
            <text:p>0.0182657077</text:p>
          </table:table-cell>
          <table:table-cell office:value-type="float" office:value="0.2036485631216" calcext:value-type="float">
            <text:p>0.2036485631</text:p>
          </table:table-cell>
          <table:table-cell office:value-type="float" office:value="0.02177284888686" calcext:value-type="float">
            <text:p>0.02177284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401734162928" calcext:value-type="float">
            <text:p>0.1401734163</text:p>
          </table:table-cell>
          <table:table-cell office:value-type="float" office:value="0.01825832536956" calcext:value-type="float">
            <text:p>0.0182583254</text:p>
          </table:table-cell>
          <table:table-cell office:value-type="float" office:value="0.2028025903868" calcext:value-type="float">
            <text:p>0.2028025904</text:p>
          </table:table-cell>
          <table:table-cell office:value-type="float" office:value="0.02175560170274" calcext:value-type="float">
            <text:p>0.02175560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404222178798" calcext:value-type="float">
            <text:p>0.1404222179</text:p>
          </table:table-cell>
          <table:table-cell office:value-type="float" office:value="0.01824127677476" calcext:value-type="float">
            <text:p>0.0182412768</text:p>
          </table:table-cell>
          <table:table-cell office:value-type="float" office:value="0.2031389269648" calcext:value-type="float">
            <text:p>0.203138927</text:p>
          </table:table-cell>
          <table:table-cell office:value-type="float" office:value="0.02176275981188" calcext:value-type="float">
            <text:p>0.02176275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397247244122" calcext:value-type="float">
            <text:p>0.1397247244</text:p>
          </table:table-cell>
          <table:table-cell office:value-type="float" office:value="0.01823948372472" calcext:value-type="float">
            <text:p>0.0182394837</text:p>
          </table:table-cell>
          <table:table-cell office:value-type="float" office:value="0.2032017819584" calcext:value-type="float">
            <text:p>0.203201782</text:p>
          </table:table-cell>
          <table:table-cell office:value-type="float" office:value="0.02175695209196" calcext:value-type="float">
            <text:p>0.02175695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395057814974" calcext:value-type="float">
            <text:p>0.1395057815</text:p>
          </table:table-cell>
          <table:table-cell office:value-type="float" office:value="0.01828437112464" calcext:value-type="float">
            <text:p>0.0182843711</text:p>
          </table:table-cell>
          <table:table-cell office:value-type="float" office:value="0.2032308338684" calcext:value-type="float">
            <text:p>0.2032308339</text:p>
          </table:table-cell>
          <table:table-cell office:value-type="float" office:value="0.02177805387484" calcext:value-type="float">
            <text:p>0.02177805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390425861254" calcext:value-type="float">
            <text:p>0.1390425861</text:p>
          </table:table-cell>
          <table:table-cell office:value-type="float" office:value="0.01828513821694" calcext:value-type="float">
            <text:p>0.0182851382</text:p>
          </table:table-cell>
          <table:table-cell office:value-type="float" office:value="0.2031638028468" calcext:value-type="float">
            <text:p>0.2031638028</text:p>
          </table:table-cell>
          <table:table-cell office:value-type="float" office:value="0.02177816264646" calcext:value-type="float">
            <text:p>0.02177816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394154653936" calcext:value-type="float">
            <text:p>0.1394154654</text:p>
          </table:table-cell>
          <table:table-cell office:value-type="float" office:value="0.01827556532256" calcext:value-type="float">
            <text:p>0.0182755653</text:p>
          </table:table-cell>
          <table:table-cell office:value-type="float" office:value="0.2031617150072" calcext:value-type="float">
            <text:p>0.203161715</text:p>
          </table:table-cell>
          <table:table-cell office:value-type="float" office:value="0.0218069989114" calcext:value-type="float">
            <text:p>0.02180699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383096106666" calcext:value-type="float">
            <text:p>0.1383096107</text:p>
          </table:table-cell>
          <table:table-cell office:value-type="float" office:value="0.01826851386502" calcext:value-type="float">
            <text:p>0.0182685139</text:p>
          </table:table-cell>
          <table:table-cell office:value-type="float" office:value="0.2029496865446" calcext:value-type="float">
            <text:p>0.2029496865</text:p>
          </table:table-cell>
          <table:table-cell office:value-type="float" office:value="0.0217801519428" calcext:value-type="float">
            <text:p>0.02178015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387019408454" calcext:value-type="float">
            <text:p>0.1387019408</text:p>
          </table:table-cell>
          <table:table-cell office:value-type="float" office:value="0.01826648800884" calcext:value-type="float">
            <text:p>0.018266488</text:p>
          </table:table-cell>
          <table:table-cell office:value-type="float" office:value="0.2038689638954" calcext:value-type="float">
            <text:p>0.2038689639</text:p>
          </table:table-cell>
          <table:table-cell office:value-type="float" office:value="0.02177254967704" calcext:value-type="float">
            <text:p>0.02177254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373578227272" calcext:value-type="float">
            <text:p>0.1373578227</text:p>
          </table:table-cell>
          <table:table-cell office:value-type="float" office:value="0.01826126825416" calcext:value-type="float">
            <text:p>0.0182612683</text:p>
          </table:table-cell>
          <table:table-cell office:value-type="float" office:value="0.2028350317328" calcext:value-type="float">
            <text:p>0.2028350317</text:p>
          </table:table-cell>
          <table:table-cell office:value-type="float" office:value="0.02177854699726" calcext:value-type="float">
            <text:p>0.0217785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370664937542" calcext:value-type="float">
            <text:p>0.1370664938</text:p>
          </table:table-cell>
          <table:table-cell office:value-type="float" office:value="0.01825878364006" calcext:value-type="float">
            <text:p>0.0182587836</text:p>
          </table:table-cell>
          <table:table-cell office:value-type="float" office:value="0.2029615539508" calcext:value-type="float">
            <text:p>0.202961554</text:p>
          </table:table-cell>
          <table:table-cell office:value-type="float" office:value="0.02178309148374" calcext:value-type="float">
            <text:p>0.02178309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368117980744" calcext:value-type="float">
            <text:p>0.1368117981</text:p>
          </table:table-cell>
          <table:table-cell office:value-type="float" office:value="0.01827190210676" calcext:value-type="float">
            <text:p>0.0182719021</text:p>
          </table:table-cell>
          <table:table-cell office:value-type="float" office:value="0.2032255151072" calcext:value-type="float">
            <text:p>0.2032255151</text:p>
          </table:table-cell>
          <table:table-cell office:value-type="float" office:value="0.0217870685909" calcext:value-type="float">
            <text:p>0.02178706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70401554932" calcext:value-type="float">
            <text:p>0.1370401555</text:p>
          </table:table-cell>
          <table:table-cell office:value-type="float" office:value="0.0182769686278" calcext:value-type="float">
            <text:p>0.0182769686</text:p>
          </table:table-cell>
          <table:table-cell office:value-type="float" office:value="0.2032800962436" calcext:value-type="float">
            <text:p>0.2032800962</text:p>
          </table:table-cell>
          <table:table-cell office:value-type="float" office:value="0.02177937067996" calcext:value-type="float">
            <text:p>0.02177937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359031508036" calcext:value-type="float">
            <text:p>0.1359031508</text:p>
          </table:table-cell>
          <table:table-cell office:value-type="float" office:value="0.01825862563018" calcext:value-type="float">
            <text:p>0.0182586256</text:p>
          </table:table-cell>
          <table:table-cell office:value-type="float" office:value="0.2033831882606" calcext:value-type="float">
            <text:p>0.2033831883</text:p>
          </table:table-cell>
          <table:table-cell office:value-type="float" office:value="0.02179506812882" calcext:value-type="float">
            <text:p>0.021795068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356826941744" calcext:value-type="float">
            <text:p>0.1356826942</text:p>
          </table:table-cell>
          <table:table-cell office:value-type="float" office:value="0.01826660739102" calcext:value-type="float">
            <text:p>0.0182666074</text:p>
          </table:table-cell>
          <table:table-cell office:value-type="float" office:value="0.2035014425088" calcext:value-type="float">
            <text:p>0.2035014425</text:p>
          </table:table-cell>
          <table:table-cell office:value-type="float" office:value="0.02179863787372" calcext:value-type="float">
            <text:p>0.02179863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349731929982" calcext:value-type="float">
            <text:p>0.134973193</text:p>
          </table:table-cell>
          <table:table-cell office:value-type="float" office:value="0.01824633527266" calcext:value-type="float">
            <text:p>0.0182463353</text:p>
          </table:table-cell>
          <table:table-cell office:value-type="float" office:value="0.203004535934" calcext:value-type="float">
            <text:p>0.2030045359</text:p>
          </table:table-cell>
          <table:table-cell office:value-type="float" office:value="0.02180702247282" calcext:value-type="float">
            <text:p>0.02180702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353171292866" calcext:value-type="float">
            <text:p>0.1353171293</text:p>
          </table:table-cell>
          <table:table-cell office:value-type="float" office:value="0.01825648044636" calcext:value-type="float">
            <text:p>0.0182564804</text:p>
          </table:table-cell>
          <table:table-cell office:value-type="float" office:value="0.2030787008506" calcext:value-type="float">
            <text:p>0.2030787009</text:p>
          </table:table-cell>
          <table:table-cell office:value-type="float" office:value="0.02178076495322" calcext:value-type="float">
            <text:p>0.0217807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344686766028" calcext:value-type="float">
            <text:p>0.1344686766</text:p>
          </table:table-cell>
          <table:table-cell office:value-type="float" office:value="0.01824415779094" calcext:value-type="float">
            <text:p>0.0182441578</text:p>
          </table:table-cell>
          <table:table-cell office:value-type="float" office:value="0.2041220470678" calcext:value-type="float">
            <text:p>0.2041220471</text:p>
          </table:table-cell>
          <table:table-cell office:value-type="float" office:value="0.02178941623964" calcext:value-type="float">
            <text:p>0.021789416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344599623154" calcext:value-type="float">
            <text:p>0.1344599623</text:p>
          </table:table-cell>
          <table:table-cell office:value-type="float" office:value="0.01827564473414" calcext:value-type="float">
            <text:p>0.0182756447</text:p>
          </table:table-cell>
          <table:table-cell office:value-type="float" office:value="0.203688025889" calcext:value-type="float">
            <text:p>0.2036880259</text:p>
          </table:table-cell>
          <table:table-cell office:value-type="float" office:value="0.02180820697514" calcext:value-type="float">
            <text:p>0.0218082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338184358316" calcext:value-type="float">
            <text:p>0.1338184358</text:p>
          </table:table-cell>
          <table:table-cell office:value-type="float" office:value="0.01828261325344" calcext:value-type="float">
            <text:p>0.0182826133</text:p>
          </table:table-cell>
          <table:table-cell office:value-type="float" office:value="0.203297430586" calcext:value-type="float">
            <text:p>0.2032974306</text:p>
          </table:table-cell>
          <table:table-cell office:value-type="float" office:value="0.02181463377034" calcext:value-type="float">
            <text:p>0.02181463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336375287878" calcext:value-type="float">
            <text:p>0.1336375288</text:p>
          </table:table-cell>
          <table:table-cell office:value-type="float" office:value="0.0182766301604" calcext:value-type="float">
            <text:p>0.0182766302</text:p>
          </table:table-cell>
          <table:table-cell office:value-type="float" office:value="0.2031873779268" calcext:value-type="float">
            <text:p>0.2031873779</text:p>
          </table:table-cell>
          <table:table-cell office:value-type="float" office:value="0.02179382659028" calcext:value-type="float">
            <text:p>0.02179382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330101773796" calcext:value-type="float">
            <text:p>0.1330101774</text:p>
          </table:table-cell>
          <table:table-cell office:value-type="float" office:value="0.01827215281058" calcext:value-type="float">
            <text:p>0.0182721528</text:p>
          </table:table-cell>
          <table:table-cell office:value-type="float" office:value="0.2031344050562" calcext:value-type="float">
            <text:p>0.2031344051</text:p>
          </table:table-cell>
          <table:table-cell office:value-type="float" office:value="0.02180437028946" calcext:value-type="float">
            <text:p>0.02180437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325400734038" calcext:value-type="float">
            <text:p>0.1325400734</text:p>
          </table:table-cell>
          <table:table-cell office:value-type="float" office:value="0.01829352377094" calcext:value-type="float">
            <text:p>0.0182935238</text:p>
          </table:table-cell>
          <table:table-cell office:value-type="float" office:value="0.2033042394046" calcext:value-type="float">
            <text:p>0.2033042394</text:p>
          </table:table-cell>
          <table:table-cell office:value-type="float" office:value="0.02180404919824" calcext:value-type="float">
            <text:p>0.021804049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317714863972" calcext:value-type="float">
            <text:p>0.1317714864</text:p>
          </table:table-cell>
          <table:table-cell office:value-type="float" office:value="0.01827115735416" calcext:value-type="float">
            <text:p>0.0182711574</text:p>
          </table:table-cell>
          <table:table-cell office:value-type="float" office:value="0.2031261393486" calcext:value-type="float">
            <text:p>0.2031261393</text:p>
          </table:table-cell>
          <table:table-cell office:value-type="float" office:value="0.02181143625906" calcext:value-type="float">
            <text:p>0.02181143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316210508866" calcext:value-type="float">
            <text:p>0.1316210509</text:p>
          </table:table-cell>
          <table:table-cell office:value-type="float" office:value="0.01829353096086" calcext:value-type="float">
            <text:p>0.018293531</text:p>
          </table:table-cell>
          <table:table-cell office:value-type="float" office:value="0.2029857896708" calcext:value-type="float">
            <text:p>0.2029857897</text:p>
          </table:table-cell>
          <table:table-cell office:value-type="float" office:value="0.0218338640301" calcext:value-type="float">
            <text:p>0.0218338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311967166436" calcext:value-type="float">
            <text:p>0.1311967166</text:p>
          </table:table-cell>
          <table:table-cell office:value-type="float" office:value="0.01827835862148" calcext:value-type="float">
            <text:p>0.0182783586</text:p>
          </table:table-cell>
          <table:table-cell office:value-type="float" office:value="0.2040307200578" calcext:value-type="float">
            <text:p>0.2040307201</text:p>
          </table:table-cell>
          <table:table-cell office:value-type="float" office:value="0.02182162066384" calcext:value-type="float">
            <text:p>0.02182162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308294883982" calcext:value-type="float">
            <text:p>0.1308294884</text:p>
          </table:table-cell>
          <table:table-cell office:value-type="float" office:value="0.0183014171677" calcext:value-type="float">
            <text:p>0.0183014172</text:p>
          </table:table-cell>
          <table:table-cell office:value-type="float" office:value="0.2030820017044" calcext:value-type="float">
            <text:p>0.2030820017</text:p>
          </table:table-cell>
          <table:table-cell office:value-type="float" office:value="0.02182770553138" calcext:value-type="float">
            <text:p>0.02182770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305841327254" calcext:value-type="float">
            <text:p>0.1305841327</text:p>
          </table:table-cell>
          <table:table-cell office:value-type="float" office:value="0.0182977982287" calcext:value-type="float">
            <text:p>0.0182977982</text:p>
          </table:table-cell>
          <table:table-cell office:value-type="float" office:value="0.2033469596112" calcext:value-type="float">
            <text:p>0.2033469596</text:p>
          </table:table-cell>
          <table:table-cell office:value-type="float" office:value="0.0218126482181" calcext:value-type="float">
            <text:p>0.02181264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299712660298" calcext:value-type="float">
            <text:p>0.129971266</text:p>
          </table:table-cell>
          <table:table-cell office:value-type="float" office:value="0.01830047425984" calcext:value-type="float">
            <text:p>0.0183004743</text:p>
          </table:table-cell>
          <table:table-cell office:value-type="float" office:value="0.2028703894596" calcext:value-type="float">
            <text:p>0.2028703895</text:p>
          </table:table-cell>
          <table:table-cell office:value-type="float" office:value="0.02182069905466" calcext:value-type="float">
            <text:p>0.021820699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29829806984" calcext:value-type="float">
            <text:p>0.129829807</text:p>
          </table:table-cell>
          <table:table-cell office:value-type="float" office:value="0.01829331978388" calcext:value-type="float">
            <text:p>0.0182933198</text:p>
          </table:table-cell>
          <table:table-cell office:value-type="float" office:value="0.203276512558" calcext:value-type="float">
            <text:p>0.2032765126</text:p>
          </table:table-cell>
          <table:table-cell office:value-type="float" office:value="0.02180826502008" calcext:value-type="float">
            <text:p>0.0218082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298843439902" calcext:value-type="float">
            <text:p>0.129884344</text:p>
          </table:table-cell>
          <table:table-cell office:value-type="float" office:value="0.01832327473604" calcext:value-type="float">
            <text:p>0.0183232747</text:p>
          </table:table-cell>
          <table:table-cell office:value-type="float" office:value="0.2035068308564" calcext:value-type="float">
            <text:p>0.2035068309</text:p>
          </table:table-cell>
          <table:table-cell office:value-type="float" office:value="0.02183672002504" calcext:value-type="float">
            <text:p>0.021836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289330919584" calcext:value-type="float">
            <text:p>0.128933092</text:p>
          </table:table-cell>
          <table:table-cell office:value-type="float" office:value="0.0183030052584" calcext:value-type="float">
            <text:p>0.0183030053</text:p>
          </table:table-cell>
          <table:table-cell office:value-type="float" office:value="0.2026884280182" calcext:value-type="float">
            <text:p>0.202688428</text:p>
          </table:table-cell>
          <table:table-cell office:value-type="float" office:value="0.02182945526232" calcext:value-type="float">
            <text:p>0.021829455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285250782646" calcext:value-type="float">
            <text:p>0.1285250783</text:p>
          </table:table-cell>
          <table:table-cell office:value-type="float" office:value="0.01831828166656" calcext:value-type="float">
            <text:p>0.0183182817</text:p>
          </table:table-cell>
          <table:table-cell office:value-type="float" office:value="0.2031061871558" calcext:value-type="float">
            <text:p>0.2031061872</text:p>
          </table:table-cell>
          <table:table-cell office:value-type="float" office:value="0.02181266548434" calcext:value-type="float">
            <text:p>0.02181266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282847872886" calcext:value-type="float">
            <text:p>0.1282847873</text:p>
          </table:table-cell>
          <table:table-cell office:value-type="float" office:value="0.01829095192418" calcext:value-type="float">
            <text:p>0.0182909519</text:p>
          </table:table-cell>
          <table:table-cell office:value-type="float" office:value="0.2032719690888" calcext:value-type="float">
            <text:p>0.2032719691</text:p>
          </table:table-cell>
          <table:table-cell office:value-type="float" office:value="0.02182915620964" calcext:value-type="float">
            <text:p>0.021829156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277978721618" calcext:value-type="float">
            <text:p>0.1277978722</text:p>
          </table:table-cell>
          <table:table-cell office:value-type="float" office:value="0.01831724310046" calcext:value-type="float">
            <text:p>0.0183172431</text:p>
          </table:table-cell>
          <table:table-cell office:value-type="float" office:value="0.2032879194302" calcext:value-type="float">
            <text:p>0.2032879194</text:p>
          </table:table-cell>
          <table:table-cell office:value-type="float" office:value="0.02181473373394" calcext:value-type="float">
            <text:p>0.02181473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271086262892" calcext:value-type="float">
            <text:p>0.1271086263</text:p>
          </table:table-cell>
          <table:table-cell office:value-type="float" office:value="0.01830760810922" calcext:value-type="float">
            <text:p>0.0183076081</text:p>
          </table:table-cell>
          <table:table-cell office:value-type="float" office:value="0.2032462853894" calcext:value-type="float">
            <text:p>0.2032462854</text:p>
          </table:table-cell>
          <table:table-cell office:value-type="float" office:value="0.0218051018463" calcext:value-type="float">
            <text:p>0.0218051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27135900045" calcext:value-type="float">
            <text:p>0.1271359</text:p>
          </table:table-cell>
          <table:table-cell office:value-type="float" office:value="0.01831733496396" calcext:value-type="float">
            <text:p>0.018317335</text:p>
          </table:table-cell>
          <table:table-cell office:value-type="float" office:value="0.2033686857576" calcext:value-type="float">
            <text:p>0.2033686858</text:p>
          </table:table-cell>
          <table:table-cell office:value-type="float" office:value="0.0218271561031" calcext:value-type="float">
            <text:p>0.02182715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265968128726" calcext:value-type="float">
            <text:p>0.1265968129</text:p>
          </table:table-cell>
          <table:table-cell office:value-type="float" office:value="0.01832210139512" calcext:value-type="float">
            <text:p>0.0183221014</text:p>
          </table:table-cell>
          <table:table-cell office:value-type="float" office:value="0.2030892040384" calcext:value-type="float">
            <text:p>0.203089204</text:p>
          </table:table-cell>
          <table:table-cell office:value-type="float" office:value="0.02182271765796" calcext:value-type="float">
            <text:p>0.021822717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261586135104" calcext:value-type="float">
            <text:p>0.1261586135</text:p>
          </table:table-cell>
          <table:table-cell office:value-type="float" office:value="0.01830852441998" calcext:value-type="float">
            <text:p>0.0183085244</text:p>
          </table:table-cell>
          <table:table-cell office:value-type="float" office:value="0.2034854615004" calcext:value-type="float">
            <text:p>0.2034854615</text:p>
          </table:table-cell>
          <table:table-cell office:value-type="float" office:value="0.02183732148642" calcext:value-type="float">
            <text:p>0.02183732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259773876694" calcext:value-type="float">
            <text:p>0.1259773877</text:p>
          </table:table-cell>
          <table:table-cell office:value-type="float" office:value="0.01831835504178" calcext:value-type="float">
            <text:p>0.018318355</text:p>
          </table:table-cell>
          <table:table-cell office:value-type="float" office:value="0.2037167504434" calcext:value-type="float">
            <text:p>0.2037167504</text:p>
          </table:table-cell>
          <table:table-cell office:value-type="float" office:value="0.0218340253047" calcext:value-type="float">
            <text:p>0.02183402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25153359865" calcext:value-type="float">
            <text:p>0.1251533599</text:p>
          </table:table-cell>
          <table:table-cell office:value-type="float" office:value="0.01830676127852" calcext:value-type="float">
            <text:p>0.0183067613</text:p>
          </table:table-cell>
          <table:table-cell office:value-type="float" office:value="0.2027859161716" calcext:value-type="float">
            <text:p>0.2027859162</text:p>
          </table:table-cell>
          <table:table-cell office:value-type="float" office:value="0.02184648818938" calcext:value-type="float">
            <text:p>0.02184648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245127412966" calcext:value-type="float">
            <text:p>0.1245127413</text:p>
          </table:table-cell>
          <table:table-cell office:value-type="float" office:value="0.01834753355208" calcext:value-type="float">
            <text:p>0.0183475336</text:p>
          </table:table-cell>
          <table:table-cell office:value-type="float" office:value="0.2026735795124" calcext:value-type="float">
            <text:p>0.2026735795</text:p>
          </table:table-cell>
          <table:table-cell office:value-type="float" office:value="0.02184072687594" calcext:value-type="float">
            <text:p>0.0218407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243908503932" calcext:value-type="float">
            <text:p>0.1243908504</text:p>
          </table:table-cell>
          <table:table-cell office:value-type="float" office:value="0.01830804863534" calcext:value-type="float">
            <text:p>0.0183080486</text:p>
          </table:table-cell>
          <table:table-cell office:value-type="float" office:value="0.2036935879072" calcext:value-type="float">
            <text:p>0.2036935879</text:p>
          </table:table-cell>
          <table:table-cell office:value-type="float" office:value="0.02189059458516" calcext:value-type="float">
            <text:p>0.02189059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243626362144" calcext:value-type="float">
            <text:p>0.1243626362</text:p>
          </table:table-cell>
          <table:table-cell office:value-type="float" office:value="0.0183314424624" calcext:value-type="float">
            <text:p>0.0183314425</text:p>
          </table:table-cell>
          <table:table-cell office:value-type="float" office:value="0.2031908378264" calcext:value-type="float">
            <text:p>0.2031908378</text:p>
          </table:table-cell>
          <table:table-cell office:value-type="float" office:value="0.02187385195932" calcext:value-type="float">
            <text:p>0.02187385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230901829574" calcext:value-type="float">
            <text:p>0.123090183</text:p>
          </table:table-cell>
          <table:table-cell office:value-type="float" office:value="0.01833296166154" calcext:value-type="float">
            <text:p>0.0183329617</text:p>
          </table:table-cell>
          <table:table-cell office:value-type="float" office:value="0.2035799437012" calcext:value-type="float">
            <text:p>0.2035799437</text:p>
          </table:table-cell>
          <table:table-cell office:value-type="float" office:value="0.0218742136351" calcext:value-type="float">
            <text:p>0.02187421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232290530194" calcext:value-type="float">
            <text:p>0.123229053</text:p>
          </table:table-cell>
          <table:table-cell office:value-type="float" office:value="0.01833651441362" calcext:value-type="float">
            <text:p>0.0183365144</text:p>
          </table:table-cell>
          <table:table-cell office:value-type="float" office:value="0.20379674182" calcext:value-type="float">
            <text:p>0.2037967418</text:p>
          </table:table-cell>
          <table:table-cell office:value-type="float" office:value="0.02187066377836" calcext:value-type="float">
            <text:p>0.02187066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226152920222" calcext:value-type="float">
            <text:p>0.122615292</text:p>
          </table:table-cell>
          <table:table-cell office:value-type="float" office:value="0.0183322653705" calcext:value-type="float">
            <text:p>0.0183322654</text:p>
          </table:table-cell>
          <table:table-cell office:value-type="float" office:value="0.203752687438" calcext:value-type="float">
            <text:p>0.2037526874</text:p>
          </table:table-cell>
          <table:table-cell office:value-type="float" office:value="0.02187124846064" calcext:value-type="float">
            <text:p>0.02187124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222862084714" calcext:value-type="float">
            <text:p>0.1222862085</text:p>
          </table:table-cell>
          <table:table-cell office:value-type="float" office:value="0.01832273519232" calcext:value-type="float">
            <text:p>0.0183227352</text:p>
          </table:table-cell>
          <table:table-cell office:value-type="float" office:value="0.2034525722214" calcext:value-type="float">
            <text:p>0.2034525722</text:p>
          </table:table-cell>
          <table:table-cell office:value-type="float" office:value="0.02186367407484" calcext:value-type="float">
            <text:p>0.021863674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214766142428" calcext:value-type="float">
            <text:p>0.1214766142</text:p>
          </table:table-cell>
          <table:table-cell office:value-type="float" office:value="0.01832467323112" calcext:value-type="float">
            <text:p>0.0183246732</text:p>
          </table:table-cell>
          <table:table-cell office:value-type="float" office:value="0.2035527597676" calcext:value-type="float">
            <text:p>0.2035527598</text:p>
          </table:table-cell>
          <table:table-cell office:value-type="float" office:value="0.02186944029942" calcext:value-type="float">
            <text:p>0.021869440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11600081798" calcext:value-type="float">
            <text:p>0.1211600082</text:p>
          </table:table-cell>
          <table:table-cell office:value-type="float" office:value="0.01832693294304" calcext:value-type="float">
            <text:p>0.0183269329</text:p>
          </table:table-cell>
          <table:table-cell office:value-type="float" office:value="0.203134980421" calcext:value-type="float">
            <text:p>0.2031349804</text:p>
          </table:table-cell>
          <table:table-cell office:value-type="float" office:value="0.02186855955784" calcext:value-type="float">
            <text:p>0.02186855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20904319406" calcext:value-type="float">
            <text:p>0.1209043194</text:p>
          </table:table-cell>
          <table:table-cell office:value-type="float" office:value="0.01832895104418" calcext:value-type="float">
            <text:p>0.018328951</text:p>
          </table:table-cell>
          <table:table-cell office:value-type="float" office:value="0.2031192297502" calcext:value-type="float">
            <text:p>0.2031192298</text:p>
          </table:table-cell>
          <table:table-cell office:value-type="float" office:value="0.0218749568634" calcext:value-type="float">
            <text:p>0.021874956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203973644202" calcext:value-type="float">
            <text:p>0.1203973644</text:p>
          </table:table-cell>
          <table:table-cell office:value-type="float" office:value="0.01835044136764" calcext:value-type="float">
            <text:p>0.0183504414</text:p>
          </table:table-cell>
          <table:table-cell office:value-type="float" office:value="0.2031849943684" calcext:value-type="float">
            <text:p>0.2031849944</text:p>
          </table:table-cell>
          <table:table-cell office:value-type="float" office:value="0.021885515251" calcext:value-type="float">
            <text:p>0.02188551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202167539072" calcext:value-type="float">
            <text:p>0.1202167539</text:p>
          </table:table-cell>
          <table:table-cell office:value-type="float" office:value="0.0183489650474" calcext:value-type="float">
            <text:p>0.018348965</text:p>
          </table:table-cell>
          <table:table-cell office:value-type="float" office:value="0.2027418364146" calcext:value-type="float">
            <text:p>0.2027418364</text:p>
          </table:table-cell>
          <table:table-cell office:value-type="float" office:value="0.02189647632296" calcext:value-type="float">
            <text:p>0.021896476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198486885728" calcext:value-type="float">
            <text:p>0.1198486886</text:p>
          </table:table-cell>
          <table:table-cell office:value-type="float" office:value="0.01834011335686" calcext:value-type="float">
            <text:p>0.0183401134</text:p>
          </table:table-cell>
          <table:table-cell office:value-type="float" office:value="0.2033209964516" calcext:value-type="float">
            <text:p>0.2033209965</text:p>
          </table:table-cell>
          <table:table-cell office:value-type="float" office:value="0.02187779233928" calcext:value-type="float">
            <text:p>0.021877792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190610313642" calcext:value-type="float">
            <text:p>0.1190610314</text:p>
          </table:table-cell>
          <table:table-cell office:value-type="float" office:value="0.01834400606764" calcext:value-type="float">
            <text:p>0.0183440061</text:p>
          </table:table-cell>
          <table:table-cell office:value-type="float" office:value="0.2033400188344" calcext:value-type="float">
            <text:p>0.2033400188</text:p>
          </table:table-cell>
          <table:table-cell office:value-type="float" office:value="0.02187527306504" calcext:value-type="float">
            <text:p>0.02187527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184842512118" calcext:value-type="float">
            <text:p>0.1184842512</text:p>
          </table:table-cell>
          <table:table-cell office:value-type="float" office:value="0.0183345163524" calcext:value-type="float">
            <text:p>0.0183345164</text:p>
          </table:table-cell>
          <table:table-cell office:value-type="float" office:value="0.2036759370738" calcext:value-type="float">
            <text:p>0.2036759371</text:p>
          </table:table-cell>
          <table:table-cell office:value-type="float" office:value="0.02189867480578" calcext:value-type="float">
            <text:p>0.021898674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184009962704" calcext:value-type="float">
            <text:p>0.1184009963</text:p>
          </table:table-cell>
          <table:table-cell office:value-type="float" office:value="0.0183556355819" calcext:value-type="float">
            <text:p>0.0183556356</text:p>
          </table:table-cell>
          <table:table-cell office:value-type="float" office:value="0.202903020971" calcext:value-type="float">
            <text:p>0.202903021</text:p>
          </table:table-cell>
          <table:table-cell office:value-type="float" office:value="0.02187607485138" calcext:value-type="float">
            <text:p>0.02187607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17777925595" calcext:value-type="float">
            <text:p>0.1177779256</text:p>
          </table:table-cell>
          <table:table-cell office:value-type="float" office:value="0.01833901827378" calcext:value-type="float">
            <text:p>0.0183390183</text:p>
          </table:table-cell>
          <table:table-cell office:value-type="float" office:value="0.2032068216086" calcext:value-type="float">
            <text:p>0.2032068216</text:p>
          </table:table-cell>
          <table:table-cell office:value-type="float" office:value="0.02186735641476" calcext:value-type="float">
            <text:p>0.02186735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17284346466" calcext:value-type="float">
            <text:p>0.1172843465</text:p>
          </table:table-cell>
          <table:table-cell office:value-type="float" office:value="0.01834380866628" calcext:value-type="float">
            <text:p>0.0183438087</text:p>
          </table:table-cell>
          <table:table-cell office:value-type="float" office:value="0.2027994622274" calcext:value-type="float">
            <text:p>0.2027994622</text:p>
          </table:table-cell>
          <table:table-cell office:value-type="float" office:value="0.0218723496621" calcext:value-type="float">
            <text:p>0.021872349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165559232144" calcext:value-type="float">
            <text:p>0.1165559232</text:p>
          </table:table-cell>
          <table:table-cell office:value-type="float" office:value="0.01835129047024" calcext:value-type="float">
            <text:p>0.0183512905</text:p>
          </table:table-cell>
          <table:table-cell office:value-type="float" office:value="0.2027575745196" calcext:value-type="float">
            <text:p>0.2027575745</text:p>
          </table:table-cell>
          <table:table-cell office:value-type="float" office:value="0.02185413625596" calcext:value-type="float">
            <text:p>0.021854136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159318845908" calcext:value-type="float">
            <text:p>0.1159318846</text:p>
          </table:table-cell>
          <table:table-cell office:value-type="float" office:value="0.01833614939174" calcext:value-type="float">
            <text:p>0.0183361494</text:p>
          </table:table-cell>
          <table:table-cell office:value-type="float" office:value="0.203349012845" calcext:value-type="float">
            <text:p>0.2033490128</text:p>
          </table:table-cell>
          <table:table-cell office:value-type="float" office:value="0.0218738714154" calcext:value-type="float">
            <text:p>0.02187387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160186529016" calcext:value-type="float">
            <text:p>0.1160186529</text:p>
          </table:table-cell>
          <table:table-cell office:value-type="float" office:value="0.0183724817396" calcext:value-type="float">
            <text:p>0.0183724817</text:p>
          </table:table-cell>
          <table:table-cell office:value-type="float" office:value="0.2030315544528" calcext:value-type="float">
            <text:p>0.2030315545</text:p>
          </table:table-cell>
          <table:table-cell office:value-type="float" office:value="0.02187541293816" calcext:value-type="float">
            <text:p>0.02187541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153671115714" calcext:value-type="float">
            <text:p>0.1153671116</text:p>
          </table:table-cell>
          <table:table-cell office:value-type="float" office:value="0.01834661768196" calcext:value-type="float">
            <text:p>0.0183466177</text:p>
          </table:table-cell>
          <table:table-cell office:value-type="float" office:value="0.2032471199658" calcext:value-type="float">
            <text:p>0.20324712</text:p>
          </table:table-cell>
          <table:table-cell office:value-type="float" office:value="0.02188199291046" calcext:value-type="float">
            <text:p>0.02188199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14946241504" calcext:value-type="float">
            <text:p>0.1149462415</text:p>
          </table:table-cell>
          <table:table-cell office:value-type="float" office:value="0.01835925197636" calcext:value-type="float">
            <text:p>0.018359252</text:p>
          </table:table-cell>
          <table:table-cell office:value-type="float" office:value="0.203705081438" calcext:value-type="float">
            <text:p>0.2037050814</text:p>
          </table:table-cell>
          <table:table-cell office:value-type="float" office:value="0.02188465053064" calcext:value-type="float">
            <text:p>0.02188465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145057081636" calcext:value-type="float">
            <text:p>0.1145057082</text:p>
          </table:table-cell>
          <table:table-cell office:value-type="float" office:value="0.01836651555844" calcext:value-type="float">
            <text:p>0.0183665156</text:p>
          </table:table-cell>
          <table:table-cell office:value-type="float" office:value="0.2030275553458" calcext:value-type="float">
            <text:p>0.2030275553</text:p>
          </table:table-cell>
          <table:table-cell office:value-type="float" office:value="0.02186099386118" calcext:value-type="float">
            <text:p>0.02186099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13806576016" calcext:value-type="float">
            <text:p>0.113806576</text:p>
          </table:table-cell>
          <table:table-cell office:value-type="float" office:value="0.0183738607671" calcext:value-type="float">
            <text:p>0.0183738608</text:p>
          </table:table-cell>
          <table:table-cell office:value-type="float" office:value="0.203102028329" calcext:value-type="float">
            <text:p>0.2031020283</text:p>
          </table:table-cell>
          <table:table-cell office:value-type="float" office:value="0.02188264062542" calcext:value-type="float">
            <text:p>0.02188264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137960608638" calcext:value-type="float">
            <text:p>0.1137960609</text:p>
          </table:table-cell>
          <table:table-cell office:value-type="float" office:value="0.01835921631362" calcext:value-type="float">
            <text:p>0.0183592163</text:p>
          </table:table-cell>
          <table:table-cell office:value-type="float" office:value="0.2037769534734" calcext:value-type="float">
            <text:p>0.2037769535</text:p>
          </table:table-cell>
          <table:table-cell office:value-type="float" office:value="0.02188059606976" calcext:value-type="float">
            <text:p>0.021880596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128918827844" calcext:value-type="float">
            <text:p>0.1128918828</text:p>
          </table:table-cell>
          <table:table-cell office:value-type="float" office:value="0.01837013853868" calcext:value-type="float">
            <text:p>0.0183701385</text:p>
          </table:table-cell>
          <table:table-cell office:value-type="float" office:value="0.2035184354344" calcext:value-type="float">
            <text:p>0.2035184354</text:p>
          </table:table-cell>
          <table:table-cell office:value-type="float" office:value="0.02187391593376" calcext:value-type="float">
            <text:p>0.021873915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124994059134" calcext:value-type="float">
            <text:p>0.1124994059</text:p>
          </table:table-cell>
          <table:table-cell office:value-type="float" office:value="0.0183696302941" calcext:value-type="float">
            <text:p>0.0183696303</text:p>
          </table:table-cell>
          <table:table-cell office:value-type="float" office:value="0.203416835432" calcext:value-type="float">
            <text:p>0.2034168354</text:p>
          </table:table-cell>
          <table:table-cell office:value-type="float" office:value="0.02188871119936" calcext:value-type="float">
            <text:p>0.02188871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118012540714" calcext:value-type="float">
            <text:p>0.1118012541</text:p>
          </table:table-cell>
          <table:table-cell office:value-type="float" office:value="0.01837297105484" calcext:value-type="float">
            <text:p>0.0183729711</text:p>
          </table:table-cell>
          <table:table-cell office:value-type="float" office:value="0.2031146552994" calcext:value-type="float">
            <text:p>0.2031146553</text:p>
          </table:table-cell>
          <table:table-cell office:value-type="float" office:value="0.0218992925138" calcext:value-type="float">
            <text:p>0.02189929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119505481912" calcext:value-type="float">
            <text:p>0.1119505482</text:p>
          </table:table-cell>
          <table:table-cell office:value-type="float" office:value="0.01840211885558" calcext:value-type="float">
            <text:p>0.0184021189</text:p>
          </table:table-cell>
          <table:table-cell office:value-type="float" office:value="0.2030480541436" calcext:value-type="float">
            <text:p>0.2030480541</text:p>
          </table:table-cell>
          <table:table-cell office:value-type="float" office:value="0.02187155866052" calcext:value-type="float">
            <text:p>0.021871558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110398227244" calcext:value-type="float">
            <text:p>0.1110398227</text:p>
          </table:table-cell>
          <table:table-cell office:value-type="float" office:value="0.01837750887122" calcext:value-type="float">
            <text:p>0.0183775089</text:p>
          </table:table-cell>
          <table:table-cell office:value-type="float" office:value="0.2033469295944" calcext:value-type="float">
            <text:p>0.2033469296</text:p>
          </table:table-cell>
          <table:table-cell office:value-type="float" office:value="0.0218886038332" calcext:value-type="float">
            <text:p>0.02188860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02939565476" calcext:value-type="float">
            <text:p>0.1102939565</text:p>
          </table:table-cell>
          <table:table-cell office:value-type="float" office:value="0.0183879961546" calcext:value-type="float">
            <text:p>0.0183879962</text:p>
          </table:table-cell>
          <table:table-cell office:value-type="float" office:value="0.2027399152322" calcext:value-type="float">
            <text:p>0.2027399152</text:p>
          </table:table-cell>
          <table:table-cell office:value-type="float" office:value="0.0218923322011" calcext:value-type="float">
            <text:p>0.02189233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098886438626" calcext:value-type="float">
            <text:p>0.1098886439</text:p>
          </table:table-cell>
          <table:table-cell office:value-type="float" office:value="0.01839633840244" calcext:value-type="float">
            <text:p>0.0183963384</text:p>
          </table:table-cell>
          <table:table-cell office:value-type="float" office:value="0.2031131068356" calcext:value-type="float">
            <text:p>0.2031131068</text:p>
          </table:table-cell>
          <table:table-cell office:value-type="float" office:value="0.02188647377234" calcext:value-type="float">
            <text:p>0.021886473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092692304242" calcext:value-type="float">
            <text:p>0.1092692304</text:p>
          </table:table-cell>
          <table:table-cell office:value-type="float" office:value="0.01839025947162" calcext:value-type="float">
            <text:p>0.0183902595</text:p>
          </table:table-cell>
          <table:table-cell office:value-type="float" office:value="0.203201323579" calcext:value-type="float">
            <text:p>0.2032013236</text:p>
          </table:table-cell>
          <table:table-cell office:value-type="float" office:value="0.0218865194993" calcext:value-type="float">
            <text:p>0.021886519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086552143786" calcext:value-type="float">
            <text:p>0.1086552144</text:p>
          </table:table-cell>
          <table:table-cell office:value-type="float" office:value="0.0184028480349" calcext:value-type="float">
            <text:p>0.018402848</text:p>
          </table:table-cell>
          <table:table-cell office:value-type="float" office:value="0.2027574721872" calcext:value-type="float">
            <text:p>0.2027574722</text:p>
          </table:table-cell>
          <table:table-cell office:value-type="float" office:value="0.0218748599402" calcext:value-type="float">
            <text:p>0.021874859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081860034936" calcext:value-type="float">
            <text:p>0.1081860035</text:p>
          </table:table-cell>
          <table:table-cell office:value-type="float" office:value="0.01838415212602" calcext:value-type="float">
            <text:p>0.0183841521</text:p>
          </table:table-cell>
          <table:table-cell office:value-type="float" office:value="0.2030405907434" calcext:value-type="float">
            <text:p>0.2030405907</text:p>
          </table:table-cell>
          <table:table-cell office:value-type="float" office:value="0.0218835920893" calcext:value-type="float">
            <text:p>0.02188359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07897717656" calcext:value-type="float">
            <text:p>0.1078977177</text:p>
          </table:table-cell>
          <table:table-cell office:value-type="float" office:value="0.01838277344532" calcext:value-type="float">
            <text:p>0.0183827734</text:p>
          </table:table-cell>
          <table:table-cell office:value-type="float" office:value="0.2029712290224" calcext:value-type="float">
            <text:p>0.202971229</text:p>
          </table:table-cell>
          <table:table-cell office:value-type="float" office:value="0.02188776247524" calcext:value-type="float">
            <text:p>0.02188776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071369323976" calcext:value-type="float">
            <text:p>0.1071369324</text:p>
          </table:table-cell>
          <table:table-cell office:value-type="float" office:value="0.01839695338464" calcext:value-type="float">
            <text:p>0.0183969534</text:p>
          </table:table-cell>
          <table:table-cell office:value-type="float" office:value="0.2028877391508" calcext:value-type="float">
            <text:p>0.2028877392</text:p>
          </table:table-cell>
          <table:table-cell office:value-type="float" office:value="0.0219049393757" calcext:value-type="float">
            <text:p>0.021904939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067083357226" calcext:value-type="float">
            <text:p>0.1067083357</text:p>
          </table:table-cell>
          <table:table-cell office:value-type="float" office:value="0.0183950813649" calcext:value-type="float">
            <text:p>0.0183950814</text:p>
          </table:table-cell>
          <table:table-cell office:value-type="float" office:value="0.203154050762" calcext:value-type="float">
            <text:p>0.2031540508</text:p>
          </table:table-cell>
          <table:table-cell office:value-type="float" office:value="0.0219070092973" calcext:value-type="float">
            <text:p>0.021907009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062008321912" calcext:value-type="float">
            <text:p>0.1062008322</text:p>
          </table:table-cell>
          <table:table-cell office:value-type="float" office:value="0.01840360108906" calcext:value-type="float">
            <text:p>0.0184036011</text:p>
          </table:table-cell>
          <table:table-cell office:value-type="float" office:value="0.2043381095478" calcext:value-type="float">
            <text:p>0.2043381095</text:p>
          </table:table-cell>
          <table:table-cell office:value-type="float" office:value="0.0218904061159" calcext:value-type="float">
            <text:p>0.021890406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055828242274" calcext:value-type="float">
            <text:p>0.1055828242</text:p>
          </table:table-cell>
          <table:table-cell office:value-type="float" office:value="0.01841612757508" calcext:value-type="float">
            <text:p>0.0184161276</text:p>
          </table:table-cell>
          <table:table-cell office:value-type="float" office:value="0.203654151323" calcext:value-type="float">
            <text:p>0.2036541513</text:p>
          </table:table-cell>
          <table:table-cell office:value-type="float" office:value="0.02190757764976" calcext:value-type="float">
            <text:p>0.021907577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054310032236" calcext:value-type="float">
            <text:p>0.1054310032</text:p>
          </table:table-cell>
          <table:table-cell office:value-type="float" office:value="0.01838587066716" calcext:value-type="float">
            <text:p>0.0183858707</text:p>
          </table:table-cell>
          <table:table-cell office:value-type="float" office:value="0.2033155345978" calcext:value-type="float">
            <text:p>0.2033155346</text:p>
          </table:table-cell>
          <table:table-cell office:value-type="float" office:value="0.0219107557488" calcext:value-type="float">
            <text:p>0.021910755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046700712812" calcext:value-type="float">
            <text:p>0.1046700713</text:p>
          </table:table-cell>
          <table:table-cell office:value-type="float" office:value="0.01840093419256" calcext:value-type="float">
            <text:p>0.0184009342</text:p>
          </table:table-cell>
          <table:table-cell office:value-type="float" office:value="0.2030524528256" calcext:value-type="float">
            <text:p>0.2030524528</text:p>
          </table:table-cell>
          <table:table-cell office:value-type="float" office:value="0.02191750100988" calcext:value-type="float">
            <text:p>0.0219175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043919425972" calcext:value-type="float">
            <text:p>0.1043919426</text:p>
          </table:table-cell>
          <table:table-cell office:value-type="float" office:value="0.01840573050432" calcext:value-type="float">
            <text:p>0.0184057305</text:p>
          </table:table-cell>
          <table:table-cell office:value-type="float" office:value="0.202966651655" calcext:value-type="float">
            <text:p>0.2029666517</text:p>
          </table:table-cell>
          <table:table-cell office:value-type="float" office:value="0.02191015666186" calcext:value-type="float">
            <text:p>0.021910156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035223912812" calcext:value-type="float">
            <text:p>0.1035223913</text:p>
          </table:table-cell>
          <table:table-cell office:value-type="float" office:value="0.01840366336652" calcext:value-type="float">
            <text:p>0.0184036634</text:p>
          </table:table-cell>
          <table:table-cell office:value-type="float" office:value="0.2031564868678" calcext:value-type="float">
            <text:p>0.2031564869</text:p>
          </table:table-cell>
          <table:table-cell office:value-type="float" office:value="0.0219093046174" calcext:value-type="float">
            <text:p>0.021909304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026302350404" calcext:value-type="float">
            <text:p>0.102630235</text:p>
          </table:table-cell>
          <table:table-cell office:value-type="float" office:value="0.0184024694011" calcext:value-type="float">
            <text:p>0.0184024694</text:p>
          </table:table-cell>
          <table:table-cell office:value-type="float" office:value="0.2034080599936" calcext:value-type="float">
            <text:p>0.20340806</text:p>
          </table:table-cell>
          <table:table-cell office:value-type="float" office:value="0.02191530352948" calcext:value-type="float">
            <text:p>0.02191530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022762481396" calcext:value-type="float">
            <text:p>0.1022762481</text:p>
          </table:table-cell>
          <table:table-cell office:value-type="float" office:value="0.01840538120622" calcext:value-type="float">
            <text:p>0.0184053812</text:p>
          </table:table-cell>
          <table:table-cell office:value-type="float" office:value="0.2027780699906" calcext:value-type="float">
            <text:p>0.20277807</text:p>
          </table:table-cell>
          <table:table-cell office:value-type="float" office:value="0.02192347544298" calcext:value-type="float">
            <text:p>0.021923475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01813880341" calcext:value-type="float">
            <text:p>0.1018138803</text:p>
          </table:table-cell>
          <table:table-cell office:value-type="float" office:value="0.01841188922266" calcext:value-type="float">
            <text:p>0.0184118892</text:p>
          </table:table-cell>
          <table:table-cell office:value-type="float" office:value="0.2026955286152" calcext:value-type="float">
            <text:p>0.2026955286</text:p>
          </table:table-cell>
          <table:table-cell office:value-type="float" office:value="0.02191810161606" calcext:value-type="float">
            <text:p>0.02191810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010479138148" calcext:value-type="float">
            <text:p>0.1010479138</text:p>
          </table:table-cell>
          <table:table-cell office:value-type="float" office:value="0.01840185569192" calcext:value-type="float">
            <text:p>0.0184018557</text:p>
          </table:table-cell>
          <table:table-cell office:value-type="float" office:value="0.203200434124" calcext:value-type="float">
            <text:p>0.2032004341</text:p>
          </table:table-cell>
          <table:table-cell office:value-type="float" office:value="0.02193773927724" calcext:value-type="float">
            <text:p>0.02193773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005509578942" calcext:value-type="float">
            <text:p>0.1005509579</text:p>
          </table:table-cell>
          <table:table-cell office:value-type="float" office:value="0.01841834210808" calcext:value-type="float">
            <text:p>0.0184183421</text:p>
          </table:table-cell>
          <table:table-cell office:value-type="float" office:value="0.2033925606494" calcext:value-type="float">
            <text:p>0.2033925606</text:p>
          </table:table-cell>
          <table:table-cell office:value-type="float" office:value="0.02193948304338" calcext:value-type="float">
            <text:p>0.02193948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9991751432832" calcext:value-type="float">
            <text:p>0.0999175143</text:p>
          </table:table-cell>
          <table:table-cell office:value-type="float" office:value="0.01842235981566" calcext:value-type="float">
            <text:p>0.0184223598</text:p>
          </table:table-cell>
          <table:table-cell office:value-type="float" office:value="0.203121164013" calcext:value-type="float">
            <text:p>0.203121164</text:p>
          </table:table-cell>
          <table:table-cell office:value-type="float" office:value="0.0219172850125" calcext:value-type="float">
            <text:p>0.0219172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9940550479232" calcext:value-type="float">
            <text:p>0.0994055048</text:p>
          </table:table-cell>
          <table:table-cell office:value-type="float" office:value="0.01842502242082" calcext:value-type="float">
            <text:p>0.0184250224</text:p>
          </table:table-cell>
          <table:table-cell office:value-type="float" office:value="0.203172409274" calcext:value-type="float">
            <text:p>0.2031724093</text:p>
          </table:table-cell>
          <table:table-cell office:value-type="float" office:value="0.02191389045206" calcext:value-type="float">
            <text:p>0.02191389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987275365716" calcext:value-type="float">
            <text:p>0.0987275366</text:p>
          </table:table-cell>
          <table:table-cell office:value-type="float" office:value="0.01840754574654" calcext:value-type="float">
            <text:p>0.0184075457</text:p>
          </table:table-cell>
          <table:table-cell office:value-type="float" office:value="0.2031218583588" calcext:value-type="float">
            <text:p>0.2031218584</text:p>
          </table:table-cell>
          <table:table-cell office:value-type="float" office:value="0.02192099301402" calcext:value-type="float">
            <text:p>0.02192099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9836163391022" calcext:value-type="float">
            <text:p>0.0983616339</text:p>
          </table:table-cell>
          <table:table-cell office:value-type="float" office:value="0.0184091477938" calcext:value-type="float">
            <text:p>0.0184091478</text:p>
          </table:table-cell>
          <table:table-cell office:value-type="float" office:value="0.2033519578478" calcext:value-type="float">
            <text:p>0.2033519578</text:p>
          </table:table-cell>
          <table:table-cell office:value-type="float" office:value="0.0219199119953" calcext:value-type="float">
            <text:p>0.0219199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9762251895328" calcext:value-type="float">
            <text:p>0.097622519</text:p>
          </table:table-cell>
          <table:table-cell office:value-type="float" office:value="0.01842001029808" calcext:value-type="float">
            <text:p>0.0184200103</text:p>
          </table:table-cell>
          <table:table-cell office:value-type="float" office:value="0.2037666977284" calcext:value-type="float">
            <text:p>0.2037666977</text:p>
          </table:table-cell>
          <table:table-cell office:value-type="float" office:value="0.02193375973916" calcext:value-type="float">
            <text:p>0.021933759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9712068961612" calcext:value-type="float">
            <text:p>0.0971206896</text:p>
          </table:table-cell>
          <table:table-cell office:value-type="float" office:value="0.01841264456278" calcext:value-type="float">
            <text:p>0.0184126446</text:p>
          </table:table-cell>
          <table:table-cell office:value-type="float" office:value="0.20279445772" calcext:value-type="float">
            <text:p>0.2027944577</text:p>
          </table:table-cell>
          <table:table-cell office:value-type="float" office:value="0.02192285371932" calcext:value-type="float">
            <text:p>0.02192285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9648917306542" calcext:value-type="float">
            <text:p>0.0964891731</text:p>
          </table:table-cell>
          <table:table-cell office:value-type="float" office:value="0.01841174634172" calcext:value-type="float">
            <text:p>0.0184117463</text:p>
          </table:table-cell>
          <table:table-cell office:value-type="float" office:value="0.203018839063" calcext:value-type="float">
            <text:p>0.2030188391</text:p>
          </table:table-cell>
          <table:table-cell office:value-type="float" office:value="0.0219475312216" calcext:value-type="float">
            <text:p>0.02194753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9579751247176" calcext:value-type="float">
            <text:p>0.0957975125</text:p>
          </table:table-cell>
          <table:table-cell office:value-type="float" office:value="0.01841490557538" calcext:value-type="float">
            <text:p>0.0184149056</text:p>
          </table:table-cell>
          <table:table-cell office:value-type="float" office:value="0.2033459972598" calcext:value-type="float">
            <text:p>0.2033459973</text:p>
          </table:table-cell>
          <table:table-cell office:value-type="float" office:value="0.02192850457894" calcext:value-type="float">
            <text:p>0.021928504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9514108888438" calcext:value-type="float">
            <text:p>0.0951410889</text:p>
          </table:table-cell>
          <table:table-cell office:value-type="float" office:value="0.01841141762266" calcext:value-type="float">
            <text:p>0.0184114176</text:p>
          </table:table-cell>
          <table:table-cell office:value-type="float" office:value="0.2032781703632" calcext:value-type="float">
            <text:p>0.2032781704</text:p>
          </table:table-cell>
          <table:table-cell office:value-type="float" office:value="0.02193308805174" calcext:value-type="float">
            <text:p>0.021933088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9487926041648" calcext:value-type="float">
            <text:p>0.0948792604</text:p>
          </table:table-cell>
          <table:table-cell office:value-type="float" office:value="0.0184276982627" calcext:value-type="float">
            <text:p>0.0184276983</text:p>
          </table:table-cell>
          <table:table-cell office:value-type="float" office:value="0.2030531732828" calcext:value-type="float">
            <text:p>0.2030531733</text:p>
          </table:table-cell>
          <table:table-cell office:value-type="float" office:value="0.02193456276068" calcext:value-type="float">
            <text:p>0.02193456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9405153401838" calcext:value-type="float">
            <text:p>0.094051534</text:p>
          </table:table-cell>
          <table:table-cell office:value-type="float" office:value="0.01843566176028" calcext:value-type="float">
            <text:p>0.0184356618</text:p>
          </table:table-cell>
          <table:table-cell office:value-type="float" office:value="0.203319121412" calcext:value-type="float">
            <text:p>0.2033191214</text:p>
          </table:table-cell>
          <table:table-cell office:value-type="float" office:value="0.02193040980066" calcext:value-type="float">
            <text:p>0.02193040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9338155053738" calcext:value-type="float">
            <text:p>0.0933815505</text:p>
          </table:table-cell>
          <table:table-cell office:value-type="float" office:value="0.0184329427754" calcext:value-type="float">
            <text:p>0.0184329428</text:p>
          </table:table-cell>
          <table:table-cell office:value-type="float" office:value="0.202928435609" calcext:value-type="float">
            <text:p>0.2029284356</text:p>
          </table:table-cell>
          <table:table-cell office:value-type="float" office:value="0.02192981876646" calcext:value-type="float">
            <text:p>0.021929818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9297518321238" calcext:value-type="float">
            <text:p>0.0929751832</text:p>
          </table:table-cell>
          <table:table-cell office:value-type="float" office:value="0.01843032683378" calcext:value-type="float">
            <text:p>0.0184303268</text:p>
          </table:table-cell>
          <table:table-cell office:value-type="float" office:value="0.2034979079836" calcext:value-type="float">
            <text:p>0.203497908</text:p>
          </table:table-cell>
          <table:table-cell office:value-type="float" office:value="0.02195063106856" calcext:value-type="float">
            <text:p>0.02195063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9218852341152" calcext:value-type="float">
            <text:p>0.0921885234</text:p>
          </table:table-cell>
          <table:table-cell office:value-type="float" office:value="0.01842785562982" calcext:value-type="float">
            <text:p>0.0184278556</text:p>
          </table:table-cell>
          <table:table-cell office:value-type="float" office:value="0.2035562429214" calcext:value-type="float">
            <text:p>0.2035562429</text:p>
          </table:table-cell>
          <table:table-cell office:value-type="float" office:value="0.02193056173986" calcext:value-type="float">
            <text:p>0.02193056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916592485351" calcext:value-type="float">
            <text:p>0.0916592485</text:p>
          </table:table-cell>
          <table:table-cell office:value-type="float" office:value="0.0184279044667" calcext:value-type="float">
            <text:p>0.0184279045</text:p>
          </table:table-cell>
          <table:table-cell office:value-type="float" office:value="0.2035317639968" calcext:value-type="float">
            <text:p>0.203531764</text:p>
          </table:table-cell>
          <table:table-cell office:value-type="float" office:value="0.02194327127104" calcext:value-type="float">
            <text:p>0.02194327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9063242463936" calcext:value-type="float">
            <text:p>0.0906324246</text:p>
          </table:table-cell>
          <table:table-cell office:value-type="float" office:value="0.01843640460044" calcext:value-type="float">
            <text:p>0.0184364046</text:p>
          </table:table-cell>
          <table:table-cell office:value-type="float" office:value="0.2031094491898" calcext:value-type="float">
            <text:p>0.2031094492</text:p>
          </table:table-cell>
          <table:table-cell office:value-type="float" office:value="0.02194028467484" calcext:value-type="float">
            <text:p>0.021940284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9030771829484" calcext:value-type="float">
            <text:p>0.0903077183</text:p>
          </table:table-cell>
          <table:table-cell office:value-type="float" office:value="0.01843634088636" calcext:value-type="float">
            <text:p>0.0184363409</text:p>
          </table:table-cell>
          <table:table-cell office:value-type="float" office:value="0.2032421107898" calcext:value-type="float">
            <text:p>0.2032421108</text:p>
          </table:table-cell>
          <table:table-cell office:value-type="float" office:value="0.02193516045338" calcext:value-type="float">
            <text:p>0.02193516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8941412174194" calcext:value-type="float">
            <text:p>0.0894141217</text:p>
          </table:table-cell>
          <table:table-cell office:value-type="float" office:value="0.0184399779604" calcext:value-type="float">
            <text:p>0.018439978</text:p>
          </table:table-cell>
          <table:table-cell office:value-type="float" office:value="0.2033049649784" calcext:value-type="float">
            <text:p>0.203304965</text:p>
          </table:table-cell>
          <table:table-cell office:value-type="float" office:value="0.02191684200232" calcext:value-type="float">
            <text:p>0.02191684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8870518227242" calcext:value-type="float">
            <text:p>0.0887051823</text:p>
          </table:table-cell>
          <table:table-cell office:value-type="float" office:value="0.01844950126194" calcext:value-type="float">
            <text:p>0.0184495013</text:p>
          </table:table-cell>
          <table:table-cell office:value-type="float" office:value="0.2031594418406" calcext:value-type="float">
            <text:p>0.2031594418</text:p>
          </table:table-cell>
          <table:table-cell office:value-type="float" office:value="0.02190480564472" calcext:value-type="float">
            <text:p>0.021904805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8813368658686" calcext:value-type="float">
            <text:p>0.0881336866</text:p>
          </table:table-cell>
          <table:table-cell office:value-type="float" office:value="0.01844592003756" calcext:value-type="float">
            <text:p>0.01844592</text:p>
          </table:table-cell>
          <table:table-cell office:value-type="float" office:value="0.2034593598074" calcext:value-type="float">
            <text:p>0.2034593598</text:p>
          </table:table-cell>
          <table:table-cell office:value-type="float" office:value="0.0219456584903" calcext:value-type="float">
            <text:p>0.02194565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8741404568604" calcext:value-type="float">
            <text:p>0.0874140457</text:p>
          </table:table-cell>
          <table:table-cell office:value-type="float" office:value="0.01844570070718" calcext:value-type="float">
            <text:p>0.0184457007</text:p>
          </table:table-cell>
          <table:table-cell office:value-type="float" office:value="0.2035372638564" calcext:value-type="float">
            <text:p>0.2035372639</text:p>
          </table:table-cell>
          <table:table-cell office:value-type="float" office:value="0.02193354641622" calcext:value-type="float">
            <text:p>0.02193354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8667945572236" calcext:value-type="float">
            <text:p>0.0866794557</text:p>
          </table:table-cell>
          <table:table-cell office:value-type="float" office:value="0.018447019883" calcext:value-type="float">
            <text:p>0.0184470199</text:p>
          </table:table-cell>
          <table:table-cell office:value-type="float" office:value="0.2031691578654" calcext:value-type="float">
            <text:p>0.2031691579</text:p>
          </table:table-cell>
          <table:table-cell office:value-type="float" office:value="0.02194428875016" calcext:value-type="float">
            <text:p>0.02194428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8596176586106" calcext:value-type="float">
            <text:p>0.0859617659</text:p>
          </table:table-cell>
          <table:table-cell office:value-type="float" office:value="0.0184452024931" calcext:value-type="float">
            <text:p>0.0184452025</text:p>
          </table:table-cell>
          <table:table-cell office:value-type="float" office:value="0.2027799572706" calcext:value-type="float">
            <text:p>0.2027799573</text:p>
          </table:table-cell>
          <table:table-cell office:value-type="float" office:value="0.0219488182295" calcext:value-type="float">
            <text:p>0.021948818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8517137511734" calcext:value-type="float">
            <text:p>0.0851713751</text:p>
          </table:table-cell>
          <table:table-cell office:value-type="float" office:value="0.01844766308296" calcext:value-type="float">
            <text:p>0.0184476631</text:p>
          </table:table-cell>
          <table:table-cell office:value-type="float" office:value="0.203517010529" calcext:value-type="float">
            <text:p>0.2035170105</text:p>
          </table:table-cell>
          <table:table-cell office:value-type="float" office:value="0.02194455217006" calcext:value-type="float">
            <text:p>0.02194455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8448135048716" calcext:value-type="float">
            <text:p>0.0844813505</text:p>
          </table:table-cell>
          <table:table-cell office:value-type="float" office:value="0.01845490264174" calcext:value-type="float">
            <text:p>0.0184549026</text:p>
          </table:table-cell>
          <table:table-cell office:value-type="float" office:value="0.2035745902966" calcext:value-type="float">
            <text:p>0.2035745903</text:p>
          </table:table-cell>
          <table:table-cell office:value-type="float" office:value="0.02193731538888" calcext:value-type="float">
            <text:p>0.021937315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8369681291512" calcext:value-type="float">
            <text:p>0.0836968129</text:p>
          </table:table-cell>
          <table:table-cell office:value-type="float" office:value="0.01845449096478" calcext:value-type="float">
            <text:p>0.018454491</text:p>
          </table:table-cell>
          <table:table-cell office:value-type="float" office:value="0.2032081312008" calcext:value-type="float">
            <text:p>0.2032081312</text:p>
          </table:table-cell>
          <table:table-cell office:value-type="float" office:value="0.02195768998384" calcext:value-type="float">
            <text:p>0.0219576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8287553604092" calcext:value-type="float">
            <text:p>0.082875536</text:p>
          </table:table-cell>
          <table:table-cell office:value-type="float" office:value="0.01844879961218" calcext:value-type="float">
            <text:p>0.0184487996</text:p>
          </table:table-cell>
          <table:table-cell office:value-type="float" office:value="0.2032759703522" calcext:value-type="float">
            <text:p>0.2032759704</text:p>
          </table:table-cell>
          <table:table-cell office:value-type="float" office:value="0.02194215989428" calcext:value-type="float">
            <text:p>0.021942159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82307465969" calcext:value-type="float">
            <text:p>0.082307466</text:p>
          </table:table-cell>
          <table:table-cell office:value-type="float" office:value="0.01846119496996" calcext:value-type="float">
            <text:p>0.018461195</text:p>
          </table:table-cell>
          <table:table-cell office:value-type="float" office:value="0.2030513564694" calcext:value-type="float">
            <text:p>0.2030513565</text:p>
          </table:table-cell>
          <table:table-cell office:value-type="float" office:value="0.02196026532112" calcext:value-type="float">
            <text:p>0.021960265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8137170645722" calcext:value-type="float">
            <text:p>0.0813717065</text:p>
          </table:table-cell>
          <table:table-cell office:value-type="float" office:value="0.01846181760316" calcext:value-type="float">
            <text:p>0.0184618176</text:p>
          </table:table-cell>
          <table:table-cell office:value-type="float" office:value="0.2030002497526" calcext:value-type="float">
            <text:p>0.2030002498</text:p>
          </table:table-cell>
          <table:table-cell office:value-type="float" office:value="0.0219607057305" calcext:value-type="float">
            <text:p>0.02196070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809080461934" calcext:value-type="float">
            <text:p>0.0809080462</text:p>
          </table:table-cell>
          <table:table-cell office:value-type="float" office:value="0.01845945487616" calcext:value-type="float">
            <text:p>0.0184594549</text:p>
          </table:table-cell>
          <table:table-cell office:value-type="float" office:value="0.2035260653414" calcext:value-type="float">
            <text:p>0.2035260653</text:p>
          </table:table-cell>
          <table:table-cell office:value-type="float" office:value="0.02195432113188" calcext:value-type="float">
            <text:p>0.02195432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7989108164542" calcext:value-type="float">
            <text:p>0.0798910816</text:p>
          </table:table-cell>
          <table:table-cell office:value-type="float" office:value="0.01846846093086" calcext:value-type="float">
            <text:p>0.0184684609</text:p>
          </table:table-cell>
          <table:table-cell office:value-type="float" office:value="0.2033742525826" calcext:value-type="float">
            <text:p>0.2033742526</text:p>
          </table:table-cell>
          <table:table-cell office:value-type="float" office:value="0.02196650179114" calcext:value-type="float">
            <text:p>0.0219665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7917602739814" calcext:value-type="float">
            <text:p>0.0791760274</text:p>
          </table:table-cell>
          <table:table-cell office:value-type="float" office:value="0.01845983018358" calcext:value-type="float">
            <text:p>0.0184598302</text:p>
          </table:table-cell>
          <table:table-cell office:value-type="float" office:value="0.2036581036322" calcext:value-type="float">
            <text:p>0.2036581036</text:p>
          </table:table-cell>
          <table:table-cell office:value-type="float" office:value="0.0219667711316" calcext:value-type="float">
            <text:p>0.02196677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7842403246088" calcext:value-type="float">
            <text:p>0.0784240325</text:p>
          </table:table-cell>
          <table:table-cell office:value-type="float" office:value="0.01845640077064" calcext:value-type="float">
            <text:p>0.0184564008</text:p>
          </table:table-cell>
          <table:table-cell office:value-type="float" office:value="0.20313237521" calcext:value-type="float">
            <text:p>0.2031323752</text:p>
          </table:table-cell>
          <table:table-cell office:value-type="float" office:value="0.02196879189636" calcext:value-type="float">
            <text:p>0.02196879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775932911876" calcext:value-type="float">
            <text:p>0.0775932912</text:p>
          </table:table-cell>
          <table:table-cell office:value-type="float" office:value="0.01846819575662" calcext:value-type="float">
            <text:p>0.0184681958</text:p>
          </table:table-cell>
          <table:table-cell office:value-type="float" office:value="0.2034169516202" calcext:value-type="float">
            <text:p>0.2034169516</text:p>
          </table:table-cell>
          <table:table-cell office:value-type="float" office:value="0.02197212099156" calcext:value-type="float">
            <text:p>0.0219721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7681032318324" calcext:value-type="float">
            <text:p>0.0768103232</text:p>
          </table:table-cell>
          <table:table-cell office:value-type="float" office:value="0.01847845577894" calcext:value-type="float">
            <text:p>0.0184784558</text:p>
          </table:table-cell>
          <table:table-cell office:value-type="float" office:value="0.2034331567112" calcext:value-type="float">
            <text:p>0.2034331567</text:p>
          </table:table-cell>
          <table:table-cell office:value-type="float" office:value="0.0219737448341" calcext:value-type="float">
            <text:p>0.02197374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7602087760196" calcext:value-type="float">
            <text:p>0.0760208776</text:p>
          </table:table-cell>
          <table:table-cell office:value-type="float" office:value="0.01847368274574" calcext:value-type="float">
            <text:p>0.0184736827</text:p>
          </table:table-cell>
          <table:table-cell office:value-type="float" office:value="0.203258680343" calcext:value-type="float">
            <text:p>0.2032586803</text:p>
          </table:table-cell>
          <table:table-cell office:value-type="float" office:value="0.0219979039671" calcext:value-type="float">
            <text:p>0.02199790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7509036997922" calcext:value-type="float">
            <text:p>0.07509037</text:p>
          </table:table-cell>
          <table:table-cell office:value-type="float" office:value="0.0184732067657" calcext:value-type="float">
            <text:p>0.0184732068</text:p>
          </table:table-cell>
          <table:table-cell office:value-type="float" office:value="0.2033408413218" calcext:value-type="float">
            <text:p>0.2033408413</text:p>
          </table:table-cell>
          <table:table-cell office:value-type="float" office:value="0.0219876763427" calcext:value-type="float">
            <text:p>0.021987676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7411817676254" calcext:value-type="float">
            <text:p>0.0741181768</text:p>
          </table:table-cell>
          <table:table-cell office:value-type="float" office:value="0.01846513498136" calcext:value-type="float">
            <text:p>0.018465135</text:p>
          </table:table-cell>
          <table:table-cell office:value-type="float" office:value="0.2028518586112" calcext:value-type="float">
            <text:p>0.2028518586</text:p>
          </table:table-cell>
          <table:table-cell office:value-type="float" office:value="0.02198243072468" calcext:value-type="float">
            <text:p>0.02198243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7337128689118" calcext:value-type="float">
            <text:p>0.0733712869</text:p>
          </table:table-cell>
          <table:table-cell office:value-type="float" office:value="0.0184785893586" calcext:value-type="float">
            <text:p>0.0184785894</text:p>
          </table:table-cell>
          <table:table-cell office:value-type="float" office:value="0.2032107603428" calcext:value-type="float">
            <text:p>0.2032107603</text:p>
          </table:table-cell>
          <table:table-cell office:value-type="float" office:value="0.02198318474502" calcext:value-type="float">
            <text:p>0.02198318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7239766674594" calcext:value-type="float">
            <text:p>0.0723976667</text:p>
          </table:table-cell>
          <table:table-cell office:value-type="float" office:value="0.01847787337614" calcext:value-type="float">
            <text:p>0.0184778734</text:p>
          </table:table-cell>
          <table:table-cell office:value-type="float" office:value="0.2041286932258" calcext:value-type="float">
            <text:p>0.2041286932</text:p>
          </table:table-cell>
          <table:table-cell office:value-type="float" office:value="0.02198203986248" calcext:value-type="float">
            <text:p>0.021982039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7155344274394" calcext:value-type="float">
            <text:p>0.0715534427</text:p>
          </table:table-cell>
          <table:table-cell office:value-type="float" office:value="0.01849411099328" calcext:value-type="float">
            <text:p>0.018494111</text:p>
          </table:table-cell>
          <table:table-cell office:value-type="float" office:value="0.2037417868248" calcext:value-type="float">
            <text:p>0.2037417868</text:p>
          </table:table-cell>
          <table:table-cell office:value-type="float" office:value="0.02198394033616" calcext:value-type="float">
            <text:p>0.02198394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7081847385388" calcext:value-type="float">
            <text:p>0.0708184739</text:p>
          </table:table-cell>
          <table:table-cell office:value-type="float" office:value="0.01848586744802" calcext:value-type="float">
            <text:p>0.0184858674</text:p>
          </table:table-cell>
          <table:table-cell office:value-type="float" office:value="0.2031906518386" calcext:value-type="float">
            <text:p>0.2031906518</text:p>
          </table:table-cell>
          <table:table-cell office:value-type="float" office:value="0.02198882058554" calcext:value-type="float">
            <text:p>0.02198882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6967621340482" calcext:value-type="float">
            <text:p>0.0696762134</text:p>
          </table:table-cell>
          <table:table-cell office:value-type="float" office:value="0.0184894429291" calcext:value-type="float">
            <text:p>0.0184894429</text:p>
          </table:table-cell>
          <table:table-cell office:value-type="float" office:value="0.2035318279308" calcext:value-type="float">
            <text:p>0.2035318279</text:p>
          </table:table-cell>
          <table:table-cell office:value-type="float" office:value="0.02197758822698" calcext:value-type="float">
            <text:p>0.02197758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6912241453386" calcext:value-type="float">
            <text:p>0.0691224145</text:p>
          </table:table-cell>
          <table:table-cell office:value-type="float" office:value="0.01849198175884" calcext:value-type="float">
            <text:p>0.0184919818</text:p>
          </table:table-cell>
          <table:table-cell office:value-type="float" office:value="0.2033563077062" calcext:value-type="float">
            <text:p>0.2033563077</text:p>
          </table:table-cell>
          <table:table-cell office:value-type="float" office:value="0.02199610153752" calcext:value-type="float">
            <text:p>0.02199610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6780726644368" calcext:value-type="float">
            <text:p>0.0678072664</text:p>
          </table:table-cell>
          <table:table-cell office:value-type="float" office:value="0.01850867948086" calcext:value-type="float">
            <text:p>0.0185086795</text:p>
          </table:table-cell>
          <table:table-cell office:value-type="float" office:value="0.2035165814792" calcext:value-type="float">
            <text:p>0.2035165815</text:p>
          </table:table-cell>
          <table:table-cell office:value-type="float" office:value="0.0219814364797" calcext:value-type="float">
            <text:p>0.02198143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6705359274462" calcext:value-type="float">
            <text:p>0.0670535927</text:p>
          </table:table-cell>
          <table:table-cell office:value-type="float" office:value="0.01849226697278" calcext:value-type="float">
            <text:p>0.018492267</text:p>
          </table:table-cell>
          <table:table-cell office:value-type="float" office:value="0.2032386815334" calcext:value-type="float">
            <text:p>0.2032386815</text:p>
          </table:table-cell>
          <table:table-cell office:value-type="float" office:value="0.02200976744454" calcext:value-type="float">
            <text:p>0.02200976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6614181220464" calcext:value-type="float">
            <text:p>0.0661418122</text:p>
          </table:table-cell>
          <table:table-cell office:value-type="float" office:value="0.0185043243179" calcext:value-type="float">
            <text:p>0.0185043243</text:p>
          </table:table-cell>
          <table:table-cell office:value-type="float" office:value="0.2031159401018" calcext:value-type="float">
            <text:p>0.2031159401</text:p>
          </table:table-cell>
          <table:table-cell office:value-type="float" office:value="0.02198484999732" calcext:value-type="float">
            <text:p>0.0219848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6482595713828" calcext:value-type="float">
            <text:p>0.0648259571</text:p>
          </table:table-cell>
          <table:table-cell office:value-type="float" office:value="0.0185064866907" calcext:value-type="float">
            <text:p>0.0185064867</text:p>
          </table:table-cell>
          <table:table-cell office:value-type="float" office:value="0.2031358613284" calcext:value-type="float">
            <text:p>0.2031358613</text:p>
          </table:table-cell>
          <table:table-cell office:value-type="float" office:value="0.0219846317078" calcext:value-type="float">
            <text:p>0.02198463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6415492396934" calcext:value-type="float">
            <text:p>0.064154924</text:p>
          </table:table-cell>
          <table:table-cell office:value-type="float" office:value="0.0185113767454" calcext:value-type="float">
            <text:p>0.0185113767</text:p>
          </table:table-cell>
          <table:table-cell office:value-type="float" office:value="0.2030562795542" calcext:value-type="float">
            <text:p>0.2030562796</text:p>
          </table:table-cell>
          <table:table-cell office:value-type="float" office:value="0.02198912922368" calcext:value-type="float">
            <text:p>0.021989129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632215960167" calcext:value-type="float">
            <text:p>0.063221596</text:p>
          </table:table-cell>
          <table:table-cell office:value-type="float" office:value="0.01850793535718" calcext:value-type="float">
            <text:p>0.0185079354</text:p>
          </table:table-cell>
          <table:table-cell office:value-type="float" office:value="0.2033781027892" calcext:value-type="float">
            <text:p>0.2033781028</text:p>
          </table:table-cell>
          <table:table-cell office:value-type="float" office:value="0.02199043578354" calcext:value-type="float">
            <text:p>0.021990435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6213278968634" calcext:value-type="float">
            <text:p>0.0621327897</text:p>
          </table:table-cell>
          <table:table-cell office:value-type="float" office:value="0.01849708105448" calcext:value-type="float">
            <text:p>0.0184970811</text:p>
          </table:table-cell>
          <table:table-cell office:value-type="float" office:value="0.2036382950024" calcext:value-type="float">
            <text:p>0.203638295</text:p>
          </table:table-cell>
          <table:table-cell office:value-type="float" office:value="0.02198579139534" calcext:value-type="float">
            <text:p>0.02198579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609812092589" calcext:value-type="float">
            <text:p>0.0609812093</text:p>
          </table:table-cell>
          <table:table-cell office:value-type="float" office:value="0.01851062313206" calcext:value-type="float">
            <text:p>0.0185106231</text:p>
          </table:table-cell>
          <table:table-cell office:value-type="float" office:value="0.2034058473406" calcext:value-type="float">
            <text:p>0.2034058473</text:p>
          </table:table-cell>
          <table:table-cell office:value-type="float" office:value="0.02199983170458" calcext:value-type="float">
            <text:p>0.02199983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5994731505676" calcext:value-type="float">
            <text:p>0.0599473151</text:p>
          </table:table-cell>
          <table:table-cell office:value-type="float" office:value="0.01850912490832" calcext:value-type="float">
            <text:p>0.0185091249</text:p>
          </table:table-cell>
          <table:table-cell office:value-type="float" office:value="0.2038387204656" calcext:value-type="float">
            <text:p>0.2038387205</text:p>
          </table:table-cell>
          <table:table-cell office:value-type="float" office:value="0.02199007769228" calcext:value-type="float">
            <text:p>0.02199007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5872895426176" calcext:value-type="float">
            <text:p>0.0587289543</text:p>
          </table:table-cell>
          <table:table-cell office:value-type="float" office:value="0.01849973556656" calcext:value-type="float">
            <text:p>0.0184997356</text:p>
          </table:table-cell>
          <table:table-cell office:value-type="float" office:value="0.2032799082186" calcext:value-type="float">
            <text:p>0.2032799082</text:p>
          </table:table-cell>
          <table:table-cell office:value-type="float" office:value="0.02201457863462" calcext:value-type="float">
            <text:p>0.022014578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578046808103" calcext:value-type="float">
            <text:p>0.0578046808</text:p>
          </table:table-cell>
          <table:table-cell office:value-type="float" office:value="0.01851708540384" calcext:value-type="float">
            <text:p>0.0185170854</text:p>
          </table:table-cell>
          <table:table-cell office:value-type="float" office:value="0.2044983074564" calcext:value-type="float">
            <text:p>0.2044983075</text:p>
          </table:table-cell>
          <table:table-cell office:value-type="float" office:value="0.02200136682646" calcext:value-type="float">
            <text:p>0.022001366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5655009039248" calcext:value-type="float">
            <text:p>0.0565500904</text:p>
          </table:table-cell>
          <table:table-cell office:value-type="float" office:value="0.01850200687526" calcext:value-type="float">
            <text:p>0.0185020069</text:p>
          </table:table-cell>
          <table:table-cell office:value-type="float" office:value="0.2033258481326" calcext:value-type="float">
            <text:p>0.2033258481</text:p>
          </table:table-cell>
          <table:table-cell office:value-type="float" office:value="0.02199073210736" calcext:value-type="float">
            <text:p>0.02199073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5528784910312" calcext:value-type="float">
            <text:p>0.0552878491</text:p>
          </table:table-cell>
          <table:table-cell office:value-type="float" office:value="0.018517077522" calcext:value-type="float">
            <text:p>0.0185170775</text:p>
          </table:table-cell>
          <table:table-cell office:value-type="float" office:value="0.2032722953896" calcext:value-type="float">
            <text:p>0.2032722954</text:p>
          </table:table-cell>
          <table:table-cell office:value-type="float" office:value="0.02200549955072" calcext:value-type="float">
            <text:p>0.02200549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5439779307362" calcext:value-type="float">
            <text:p>0.0543977931</text:p>
          </table:table-cell>
          <table:table-cell office:value-type="float" office:value="0.01851141468144" calcext:value-type="float">
            <text:p>0.0185114147</text:p>
          </table:table-cell>
          <table:table-cell office:value-type="float" office:value="0.2030887534392" calcext:value-type="float">
            <text:p>0.2030887534</text:p>
          </table:table-cell>
          <table:table-cell office:value-type="float" office:value="0.02201089587332" calcext:value-type="float">
            <text:p>0.022010895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5305809547782" calcext:value-type="float">
            <text:p>0.0530580955</text:p>
          </table:table-cell>
          <table:table-cell office:value-type="float" office:value="0.01851202286352" calcext:value-type="float">
            <text:p>0.0185120229</text:p>
          </table:table-cell>
          <table:table-cell office:value-type="float" office:value="0.2037788156902" calcext:value-type="float">
            <text:p>0.2037788157</text:p>
          </table:table-cell>
          <table:table-cell office:value-type="float" office:value="0.02201549697632" calcext:value-type="float">
            <text:p>0.02201549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517829228382" calcext:value-type="float">
            <text:p>0.0517829228</text:p>
          </table:table-cell>
          <table:table-cell office:value-type="float" office:value="0.01852598067776" calcext:value-type="float">
            <text:p>0.0185259807</text:p>
          </table:table-cell>
          <table:table-cell office:value-type="float" office:value="0.2029252110588" calcext:value-type="float">
            <text:p>0.2029252111</text:p>
          </table:table-cell>
          <table:table-cell office:value-type="float" office:value="0.02200370187284" calcext:value-type="float">
            <text:p>0.02200370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5074164708232" calcext:value-type="float">
            <text:p>0.0507416471</text:p>
          </table:table-cell>
          <table:table-cell office:value-type="float" office:value="0.01852034611696" calcext:value-type="float">
            <text:p>0.0185203461</text:p>
          </table:table-cell>
          <table:table-cell office:value-type="float" office:value="0.2038863224376" calcext:value-type="float">
            <text:p>0.2038863224</text:p>
          </table:table-cell>
          <table:table-cell office:value-type="float" office:value="0.02200666377958" calcext:value-type="float">
            <text:p>0.022006663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4941478089156" calcext:value-type="float">
            <text:p>0.0494147809</text:p>
          </table:table-cell>
          <table:table-cell office:value-type="float" office:value="0.01850969374816" calcext:value-type="float">
            <text:p>0.0185096937</text:p>
          </table:table-cell>
          <table:table-cell office:value-type="float" office:value="0.2035231838606" calcext:value-type="float">
            <text:p>0.2035231839</text:p>
          </table:table-cell>
          <table:table-cell office:value-type="float" office:value="0.02199555068186" calcext:value-type="float">
            <text:p>0.02199555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4821552096596" calcext:value-type="float">
            <text:p>0.048215521</text:p>
          </table:table-cell>
          <table:table-cell office:value-type="float" office:value="0.01852010429186" calcext:value-type="float">
            <text:p>0.0185201043</text:p>
          </table:table-cell>
          <table:table-cell office:value-type="float" office:value="0.2039169456614" calcext:value-type="float">
            <text:p>0.2039169457</text:p>
          </table:table-cell>
          <table:table-cell office:value-type="float" office:value="0.0220078979003" calcext:value-type="float">
            <text:p>0.022007897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4706312734528" calcext:value-type="float">
            <text:p>0.0470631273</text:p>
          </table:table-cell>
          <table:table-cell office:value-type="float" office:value="0.0185294409813" calcext:value-type="float">
            <text:p>0.018529441</text:p>
          </table:table-cell>
          <table:table-cell office:value-type="float" office:value="0.2037369646016" calcext:value-type="float">
            <text:p>0.2037369646</text:p>
          </table:table-cell>
          <table:table-cell office:value-type="float" office:value="0.02199495940824" calcext:value-type="float">
            <text:p>0.02199495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4550282065404" calcext:value-type="float">
            <text:p>0.0455028207</text:p>
          </table:table-cell>
          <table:table-cell office:value-type="float" office:value="0.01852486711448" calcext:value-type="float">
            <text:p>0.0185248671</text:p>
          </table:table-cell>
          <table:table-cell office:value-type="float" office:value="0.2034042223194" calcext:value-type="float">
            <text:p>0.2034042223</text:p>
          </table:table-cell>
          <table:table-cell office:value-type="float" office:value="0.02200002603344" calcext:value-type="float">
            <text:p>0.02200002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4406972083532" calcext:value-type="float">
            <text:p>0.0440697208</text:p>
          </table:table-cell>
          <table:table-cell office:value-type="float" office:value="0.01852721163928" calcext:value-type="float">
            <text:p>0.0185272116</text:p>
          </table:table-cell>
          <table:table-cell office:value-type="float" office:value="0.2031877127956" calcext:value-type="float">
            <text:p>0.2031877128</text:p>
          </table:table-cell>
          <table:table-cell office:value-type="float" office:value="0.02200940693824" calcext:value-type="float">
            <text:p>0.02200940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4277535128386" calcext:value-type="float">
            <text:p>0.0427753513</text:p>
          </table:table-cell>
          <table:table-cell office:value-type="float" office:value="0.01853512316648" calcext:value-type="float">
            <text:p>0.0185351232</text:p>
          </table:table-cell>
          <table:table-cell office:value-type="float" office:value="0.2030699232652" calcext:value-type="float">
            <text:p>0.2030699233</text:p>
          </table:table-cell>
          <table:table-cell office:value-type="float" office:value="0.0219933013999" calcext:value-type="float">
            <text:p>0.02199330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4133603526302" calcext:value-type="float">
            <text:p>0.0413360353</text:p>
          </table:table-cell>
          <table:table-cell office:value-type="float" office:value="0.01854222899332" calcext:value-type="float">
            <text:p>0.018542229</text:p>
          </table:table-cell>
          <table:table-cell office:value-type="float" office:value="0.2034191648192" calcext:value-type="float">
            <text:p>0.2034191648</text:p>
          </table:table-cell>
          <table:table-cell office:value-type="float" office:value="0.0220103234282" calcext:value-type="float">
            <text:p>0.022010323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3986400535986" calcext:value-type="float">
            <text:p>0.0398640054</text:p>
          </table:table-cell>
          <table:table-cell office:value-type="float" office:value="0.01853198884974" calcext:value-type="float">
            <text:p>0.0185319888</text:p>
          </table:table-cell>
          <table:table-cell office:value-type="float" office:value="0.2031433735584" calcext:value-type="float">
            <text:p>0.2031433736</text:p>
          </table:table-cell>
          <table:table-cell office:value-type="float" office:value="0.02200153367618" calcext:value-type="float">
            <text:p>0.02200153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383793279901" calcext:value-type="float">
            <text:p>0.038379328</text:p>
          </table:table-cell>
          <table:table-cell office:value-type="float" office:value="0.018538020684" calcext:value-type="float">
            <text:p>0.0185380207</text:p>
          </table:table-cell>
          <table:table-cell office:value-type="float" office:value="0.2029374550214" calcext:value-type="float">
            <text:p>0.202937455</text:p>
          </table:table-cell>
          <table:table-cell office:value-type="float" office:value="0.0220073369755" calcext:value-type="float">
            <text:p>0.02200733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3670149070692" calcext:value-type="float">
            <text:p>0.0367014907</text:p>
          </table:table-cell>
          <table:table-cell office:value-type="float" office:value="0.01854140871038" calcext:value-type="float">
            <text:p>0.0185414087</text:p>
          </table:table-cell>
          <table:table-cell office:value-type="float" office:value="0.2040028902088" calcext:value-type="float">
            <text:p>0.2040028902</text:p>
          </table:table-cell>
          <table:table-cell office:value-type="float" office:value="0.02200588243532" calcext:value-type="float">
            <text:p>0.022005882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3544771761218" calcext:value-type="float">
            <text:p>0.0354477176</text:p>
          </table:table-cell>
          <table:table-cell office:value-type="float" office:value="0.01853173402234" calcext:value-type="float">
            <text:p>0.018531734</text:p>
          </table:table-cell>
          <table:table-cell office:value-type="float" office:value="0.203810610015" calcext:value-type="float">
            <text:p>0.20381061</text:p>
          </table:table-cell>
          <table:table-cell office:value-type="float" office:value="0.02200838868666" calcext:value-type="float">
            <text:p>0.022008388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3366212855752" calcext:value-type="float">
            <text:p>0.0336621286</text:p>
          </table:table-cell>
          <table:table-cell office:value-type="float" office:value="0.01853555322078" calcext:value-type="float">
            <text:p>0.0185355532</text:p>
          </table:table-cell>
          <table:table-cell office:value-type="float" office:value="0.2031667498684" calcext:value-type="float">
            <text:p>0.2031667499</text:p>
          </table:table-cell>
          <table:table-cell office:value-type="float" office:value="0.02200425320282" calcext:value-type="float">
            <text:p>0.022004253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319156232436" calcext:value-type="float">
            <text:p>0.0319156232</text:p>
          </table:table-cell>
          <table:table-cell office:value-type="float" office:value="0.01853903359092" calcext:value-type="float">
            <text:p>0.0185390336</text:p>
          </table:table-cell>
          <table:table-cell office:value-type="float" office:value="0.2028387977902" calcext:value-type="float">
            <text:p>0.2028387978</text:p>
          </table:table-cell>
          <table:table-cell office:value-type="float" office:value="0.02200145039052" calcext:value-type="float">
            <text:p>0.02200145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3046892184484" calcext:value-type="float">
            <text:p>0.0304689218</text:p>
          </table:table-cell>
          <table:table-cell office:value-type="float" office:value="0.01854275283278" calcext:value-type="float">
            <text:p>0.0185427528</text:p>
          </table:table-cell>
          <table:table-cell office:value-type="float" office:value="0.2042986496862" calcext:value-type="float">
            <text:p>0.2042986497</text:p>
          </table:table-cell>
          <table:table-cell office:value-type="float" office:value="0.02200733637716" calcext:value-type="float">
            <text:p>0.022007336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885083830048" calcext:value-type="float">
            <text:p>0.0288508383</text:p>
          </table:table-cell>
          <table:table-cell office:value-type="float" office:value="0.01853900400858" calcext:value-type="float">
            <text:p>0.018539004</text:p>
          </table:table-cell>
          <table:table-cell office:value-type="float" office:value="0.2031913598492" calcext:value-type="float">
            <text:p>0.2031913598</text:p>
          </table:table-cell>
          <table:table-cell office:value-type="float" office:value="0.02200986286468" calcext:value-type="float">
            <text:p>0.022009862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2680623930244" calcext:value-type="float">
            <text:p>0.0268062393</text:p>
          </table:table-cell>
          <table:table-cell office:value-type="float" office:value="0.01854688459828" calcext:value-type="float">
            <text:p>0.0185468846</text:p>
          </table:table-cell>
          <table:table-cell office:value-type="float" office:value="0.2033285405662" calcext:value-type="float">
            <text:p>0.2033285406</text:p>
          </table:table-cell>
          <table:table-cell office:value-type="float" office:value="0.0220085366429" calcext:value-type="float">
            <text:p>0.022008536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51230624799" calcext:value-type="float">
            <text:p>0.0251230625</text:p>
          </table:table-cell>
          <table:table-cell office:value-type="float" office:value="0.01853736632178" calcext:value-type="float">
            <text:p>0.0185373663</text:p>
          </table:table-cell>
          <table:table-cell office:value-type="float" office:value="0.2032820852424" calcext:value-type="float">
            <text:p>0.2032820852</text:p>
          </table:table-cell>
          <table:table-cell office:value-type="float" office:value="0.02200461373356" calcext:value-type="float">
            <text:p>0.022004613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2325298093992" calcext:value-type="float">
            <text:p>0.0232529809</text:p>
          </table:table-cell>
          <table:table-cell office:value-type="float" office:value="0.0185399653076" calcext:value-type="float">
            <text:p>0.0185399653</text:p>
          </table:table-cell>
          <table:table-cell office:value-type="float" office:value="0.2044639550622" calcext:value-type="float">
            <text:p>0.2044639551</text:p>
          </table:table-cell>
          <table:table-cell office:value-type="float" office:value="0.02200773198294" calcext:value-type="float">
            <text:p>0.0220077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121692070838" calcext:value-type="float">
            <text:p>0.0212169207</text:p>
          </table:table-cell>
          <table:table-cell office:value-type="float" office:value="0.01856183729224" calcext:value-type="float">
            <text:p>0.0185618373</text:p>
          </table:table-cell>
          <table:table-cell office:value-type="float" office:value="0.2034047158538" calcext:value-type="float">
            <text:p>0.2034047159</text:p>
          </table:table-cell>
          <table:table-cell office:value-type="float" office:value="0.02200374026732" calcext:value-type="float">
            <text:p>0.022003740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1915747986438" calcext:value-type="float">
            <text:p>0.0191574799</text:p>
          </table:table-cell>
          <table:table-cell office:value-type="float" office:value="0.01855624110094" calcext:value-type="float">
            <text:p>0.0185562411</text:p>
          </table:table-cell>
          <table:table-cell office:value-type="float" office:value="0.2031986627188" calcext:value-type="float">
            <text:p>0.2031986627</text:p>
          </table:table-cell>
          <table:table-cell office:value-type="float" office:value="0.02201170878694" calcext:value-type="float">
            <text:p>0.02201170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7-05-09T19:44:36.972684824</meta:creation-date>
    <dc:date>2017-05-09T19:48:00.354153800</dc:date>
    <dc:creator>Dave </dc:creator>
    <meta:editing-duration>PT3M3S</meta:editing-duration>
    <meta:editing-cycles>3</meta:editing-cycles>
    <meta:generator>LibreOffice/4.2.8.2$Linux_X86_64 LibreOffice_project/420m0$Build-2</meta:generator>
    <meta:document-statistic meta:table-count="1" meta:cell-count="20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3.454cm" style:legend-expansion="high" chart:style-name="ch2"/>
        <chart:plot-area chart:style-name="ch3" table:cell-range-address="Sheet1.A2:Sheet1.E401 Sheet1.B1:Sheet1.E1" chart:data-source-has-labels="row" svg:x="0.32cm" svg:y="0.18cm" svg:width="12.217cm" svg:height="8.64cm">
          <chartooo:coordinate-region svg:x="1.232cm" svg:y="0.379cm" svg:width="11.0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scatter">
            <chart:domain table:cell-range-address="Sheet1.A2:Sheet1.A401"/>
            <chart:data-point chart:repeated="400"/>
          </chart:series>
          <chart:series chart:style-name="ch7" chart:values-cell-range-address="Sheet1.C2:Sheet1.C401" chart:label-cell-address="Sheet1.C1:Sheet1.C1" chart:class="chart:scatter">
            <chart:data-point chart:repeated="400"/>
          </chart:series>
          <chart:series chart:style-name="ch8" chart:values-cell-range-address="Sheet1.D2:Sheet1.D401" chart:label-cell-address="Sheet1.D1:Sheet1.D1" chart:class="chart:scatter">
            <chart:data-point chart:repeated="400"/>
          </chart:series>
          <chart:series chart:style-name="ch9" chart:values-cell-range-address="Sheet1.E2:Sheet1.E401" chart:label-cell-address="Sheet1.E1:Sheet1.E1" chart:class="chart:scatter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Sheet1.B1:Sheet1.B1</svg:desc>
                </draw:g>
              </table:table-cell>
              <table:table-cell office:value-type="string">
                <text:p>Exponential</text:p>
                <draw:g>
                  <svg:desc>Sheet1.C1:Sheet1.C1</svg:desc>
                </draw:g>
              </table:table-cell>
              <table:table-cell office:value-type="string">
                <text:p>Maximum</text:p>
                <draw:g>
                  <svg:desc>Sheet1.D1:Sheet1.D1</svg:desc>
                </draw:g>
              </table:table-cell>
              <table:table-cell office:value-type="string">
                <text:p>Minimu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01</svg:desc>
                </draw:g>
              </table:table-cell>
              <table:table-cell office:value-type="float" office:value="0.1746183474852">
                <text:p>0.1746183474852</text:p>
                <draw:g>
                  <svg:desc>Sheet1.B2:Sheet1.B401</svg:desc>
                </draw:g>
              </table:table-cell>
              <table:table-cell office:value-type="float" office:value="0.1754211119648">
                <text:p>0.1754211119648</text:p>
                <draw:g>
                  <svg:desc>Sheet1.C2:Sheet1.C401</svg:desc>
                </draw:g>
              </table:table-cell>
              <table:table-cell office:value-type="float" office:value="0.1746952017272">
                <text:p>0.1746952017272</text:p>
                <draw:g>
                  <svg:desc>Sheet1.D2:Sheet1.D401</svg:desc>
                </draw:g>
              </table:table-cell>
              <table:table-cell office:value-type="float" office:value="0.06747249359866">
                <text:p>0.06747249359866</text:p>
                <draw:g>
                  <svg:desc>Sheet1.E2:Sheet1.E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791302829434">
                <text:p>0.1791302829434</text:p>
              </table:table-cell>
              <table:table-cell office:value-type="float" office:value="0.1759363402736">
                <text:p>0.1759363402736</text:p>
              </table:table-cell>
              <table:table-cell office:value-type="float" office:value="0.1811282381424">
                <text:p>0.1811282381424</text:p>
              </table:table-cell>
              <table:table-cell office:value-type="float" office:value="0.0530936510713">
                <text:p>0.0530936510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83795159561">
                <text:p>0.183795159561</text:p>
              </table:table-cell>
              <table:table-cell office:value-type="float" office:value="0.1756413309996">
                <text:p>0.1756413309996</text:p>
              </table:table-cell>
              <table:table-cell office:value-type="float" office:value="0.1854196160354">
                <text:p>0.1854196160354</text:p>
              </table:table-cell>
              <table:table-cell office:value-type="float" office:value="0.04608598632422">
                <text:p>0.04608598632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78246588326">
                <text:p>0.1878246588326</text:p>
              </table:table-cell>
              <table:table-cell office:value-type="float" office:value="0.1743203130632">
                <text:p>0.1743203130632</text:p>
              </table:table-cell>
              <table:table-cell office:value-type="float" office:value="0.187989820499">
                <text:p>0.187989820499</text:p>
              </table:table-cell>
              <table:table-cell office:value-type="float" office:value="0.04053538968312">
                <text:p>0.04053538968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92061728938">
                <text:p>0.1892061728938</text:p>
              </table:table-cell>
              <table:table-cell office:value-type="float" office:value="0.172568976016">
                <text:p>0.172568976016</text:p>
              </table:table-cell>
              <table:table-cell office:value-type="float" office:value="0.1904920225218">
                <text:p>0.1904920225218</text:p>
              </table:table-cell>
              <table:table-cell office:value-type="float" office:value="0.03676138123668">
                <text:p>0.03676138123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912397629418">
                <text:p>0.1912397629418</text:p>
              </table:table-cell>
              <table:table-cell office:value-type="float" office:value="0.1698130781168">
                <text:p>0.1698130781168</text:p>
              </table:table-cell>
              <table:table-cell office:value-type="float" office:value="0.1926322300308">
                <text:p>0.1926322300308</text:p>
              </table:table-cell>
              <table:table-cell office:value-type="float" office:value="0.03391327075936">
                <text:p>0.03391327075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31175330544">
                <text:p>0.1931175330544</text:p>
              </table:table-cell>
              <table:table-cell office:value-type="float" office:value="0.1671993125586">
                <text:p>0.1671993125586</text:p>
              </table:table-cell>
              <table:table-cell office:value-type="float" office:value="0.194720712918">
                <text:p>0.194720712918</text:p>
              </table:table-cell>
              <table:table-cell office:value-type="float" office:value="0.03200047359894">
                <text:p>0.03200047359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933674405016">
                <text:p>0.1933674405016</text:p>
              </table:table-cell>
              <table:table-cell office:value-type="float" office:value="0.1651659498788">
                <text:p>0.1651659498788</text:p>
              </table:table-cell>
              <table:table-cell office:value-type="float" office:value="0.1967401368854">
                <text:p>0.1967401368854</text:p>
              </table:table-cell>
              <table:table-cell office:value-type="float" office:value="0.03010183546902">
                <text:p>0.03010183546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94964601422">
                <text:p>0.194964601422</text:p>
              </table:table-cell>
              <table:table-cell office:value-type="float" office:value="0.162132582001">
                <text:p>0.162132582001</text:p>
              </table:table-cell>
              <table:table-cell office:value-type="float" office:value="0.197095686843">
                <text:p>0.197095686843</text:p>
              </table:table-cell>
              <table:table-cell office:value-type="float" office:value="0.02869955963144">
                <text:p>0.02869955963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961817117404">
                <text:p>0.1961817117404</text:p>
              </table:table-cell>
              <table:table-cell office:value-type="float" office:value="0.1592850163678">
                <text:p>0.1592850163678</text:p>
              </table:table-cell>
              <table:table-cell office:value-type="float" office:value="0.1977704507066">
                <text:p>0.1977704507066</text:p>
              </table:table-cell>
              <table:table-cell office:value-type="float" office:value="0.02789010063876">
                <text:p>0.02789010063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963841096532">
                <text:p>0.1963841096532</text:p>
              </table:table-cell>
              <table:table-cell office:value-type="float" office:value="0.1564242718036">
                <text:p>0.1564242718036</text:p>
              </table:table-cell>
              <table:table-cell office:value-type="float" office:value="0.1988282700424">
                <text:p>0.1988282700424</text:p>
              </table:table-cell>
              <table:table-cell office:value-type="float" office:value="0.0272619885174">
                <text:p>0.0272619885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967858413778">
                <text:p>0.1967858413778</text:p>
              </table:table-cell>
              <table:table-cell office:value-type="float" office:value="0.153193333386">
                <text:p>0.153193333386</text:p>
              </table:table-cell>
              <table:table-cell office:value-type="float" office:value="0.199276792593">
                <text:p>0.199276792593</text:p>
              </table:table-cell>
              <table:table-cell office:value-type="float" office:value="0.02641248475758">
                <text:p>0.02641248475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9626386152">
                <text:p>0.19626386152</text:p>
              </table:table-cell>
              <table:table-cell office:value-type="float" office:value="0.1501886162044">
                <text:p>0.1501886162044</text:p>
              </table:table-cell>
              <table:table-cell office:value-type="float" office:value="0.1999311630218">
                <text:p>0.1999311630218</text:p>
              </table:table-cell>
              <table:table-cell office:value-type="float" office:value="0.02530094233114">
                <text:p>0.02530094233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963638434552">
                <text:p>0.1963638434552</text:p>
              </table:table-cell>
              <table:table-cell office:value-type="float" office:value="0.1471600805608">
                <text:p>0.1471600805608</text:p>
              </table:table-cell>
              <table:table-cell office:value-type="float" office:value="0.1998753810874">
                <text:p>0.1998753810874</text:p>
              </table:table-cell>
              <table:table-cell office:value-type="float" office:value="0.02509132170192">
                <text:p>0.02509132170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979037264858">
                <text:p>0.1979037264858</text:p>
              </table:table-cell>
              <table:table-cell office:value-type="float" office:value="0.1434565468736">
                <text:p>0.1434565468736</text:p>
              </table:table-cell>
              <table:table-cell office:value-type="float" office:value="0.2002913892688">
                <text:p>0.2002913892688</text:p>
              </table:table-cell>
              <table:table-cell office:value-type="float" office:value="0.02519605220596">
                <text:p>0.02519605220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985407484316">
                <text:p>0.1985407484316</text:p>
              </table:table-cell>
              <table:table-cell office:value-type="float" office:value="0.1404729645584">
                <text:p>0.1404729645584</text:p>
              </table:table-cell>
              <table:table-cell office:value-type="float" office:value="0.20058279322">
                <text:p>0.20058279322</text:p>
              </table:table-cell>
              <table:table-cell office:value-type="float" office:value="0.0241578885692">
                <text:p>0.0241578885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971551828072">
                <text:p>0.1971551828072</text:p>
              </table:table-cell>
              <table:table-cell office:value-type="float" office:value="0.1380552367292">
                <text:p>0.1380552367292</text:p>
              </table:table-cell>
              <table:table-cell office:value-type="float" office:value="0.2017486560366">
                <text:p>0.2017486560366</text:p>
              </table:table-cell>
              <table:table-cell office:value-type="float" office:value="0.0238446976514">
                <text:p>0.0238446976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976783187088">
                <text:p>0.1976783187088</text:p>
              </table:table-cell>
              <table:table-cell office:value-type="float" office:value="0.1351439471944">
                <text:p>0.1351439471944</text:p>
              </table:table-cell>
              <table:table-cell office:value-type="float" office:value="0.2013875659302">
                <text:p>0.2013875659302</text:p>
              </table:table-cell>
              <table:table-cell office:value-type="float" office:value="0.02371218919514">
                <text:p>0.02371218919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72578680546">
                <text:p>0.1972578680546</text:p>
              </table:table-cell>
              <table:table-cell office:value-type="float" office:value="0.1325432120892">
                <text:p>0.1325432120892</text:p>
              </table:table-cell>
              <table:table-cell office:value-type="float" office:value="0.2019129048874">
                <text:p>0.2019129048874</text:p>
              </table:table-cell>
              <table:table-cell office:value-type="float" office:value="0.0235016741435">
                <text:p>0.0235016741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96624457201">
                <text:p>0.196624457201</text:p>
              </table:table-cell>
              <table:table-cell office:value-type="float" office:value="0.1290596513982">
                <text:p>0.1290596513982</text:p>
              </table:table-cell>
              <table:table-cell office:value-type="float" office:value="0.2018024899516">
                <text:p>0.2018024899516</text:p>
              </table:table-cell>
              <table:table-cell office:value-type="float" office:value="0.02301347173608">
                <text:p>0.02301347173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9717372879">
                <text:p>0.19717372879</text:p>
              </table:table-cell>
              <table:table-cell office:value-type="float" office:value="0.1260763423266">
                <text:p>0.1260763423266</text:p>
              </table:table-cell>
              <table:table-cell office:value-type="float" office:value="0.2017106520996">
                <text:p>0.2017106520996</text:p>
              </table:table-cell>
              <table:table-cell office:value-type="float" office:value="0.02305643946848">
                <text:p>0.02305643946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969719961946">
                <text:p>0.1969719961946</text:p>
              </table:table-cell>
              <table:table-cell office:value-type="float" office:value="0.1236631509596">
                <text:p>0.1236631509596</text:p>
              </table:table-cell>
              <table:table-cell office:value-type="float" office:value="0.2014035044634">
                <text:p>0.2014035044634</text:p>
              </table:table-cell>
              <table:table-cell office:value-type="float" office:value="0.02285490853792">
                <text:p>0.02285490853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961978854554">
                <text:p>0.1961978854554</text:p>
              </table:table-cell>
              <table:table-cell office:value-type="float" office:value="0.120782063858">
                <text:p>0.120782063858</text:p>
              </table:table-cell>
              <table:table-cell office:value-type="float" office:value="0.2022299923922">
                <text:p>0.2022299923922</text:p>
              </table:table-cell>
              <table:table-cell office:value-type="float" office:value="0.02268694624964">
                <text:p>0.02268694624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970543046592">
                <text:p>0.1970543046592</text:p>
              </table:table-cell>
              <table:table-cell office:value-type="float" office:value="0.11801232098">
                <text:p>0.11801232098</text:p>
              </table:table-cell>
              <table:table-cell office:value-type="float" office:value="0.2023587805308">
                <text:p>0.2023587805308</text:p>
              </table:table-cell>
              <table:table-cell office:value-type="float" office:value="0.02248832736774">
                <text:p>0.02248832736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96766706537">
                <text:p>0.196766706537</text:p>
              </table:table-cell>
              <table:table-cell office:value-type="float" office:value="0.1155270734488">
                <text:p>0.1155270734488</text:p>
              </table:table-cell>
              <table:table-cell office:value-type="float" office:value="0.2029379811548">
                <text:p>0.2029379811548</text:p>
              </table:table-cell>
              <table:table-cell office:value-type="float" office:value="0.02240434076952">
                <text:p>0.02240434076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977005145406">
                <text:p>0.1977005145406</text:p>
              </table:table-cell>
              <table:table-cell office:value-type="float" office:value="0.1129928289348">
                <text:p>0.1129928289348</text:p>
              </table:table-cell>
              <table:table-cell office:value-type="float" office:value="0.201720267951">
                <text:p>0.201720267951</text:p>
              </table:table-cell>
              <table:table-cell office:value-type="float" office:value="0.0221418521031">
                <text:p>0.0221418521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958415372256">
                <text:p>0.1958415372256</text:p>
              </table:table-cell>
              <table:table-cell office:value-type="float" office:value="0.1101445531536">
                <text:p>0.1101445531536</text:p>
              </table:table-cell>
              <table:table-cell office:value-type="float" office:value="0.2024421493732">
                <text:p>0.2024421493732</text:p>
              </table:table-cell>
              <table:table-cell office:value-type="float" office:value="0.0220530660104">
                <text:p>0.0220530660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963106908786">
                <text:p>0.1963106908786</text:p>
              </table:table-cell>
              <table:table-cell office:value-type="float" office:value="0.1075665000706">
                <text:p>0.1075665000706</text:p>
              </table:table-cell>
              <table:table-cell office:value-type="float" office:value="0.2019343170604">
                <text:p>0.2019343170604</text:p>
              </table:table-cell>
              <table:table-cell office:value-type="float" office:value="0.02184814322808">
                <text:p>0.02184814322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962389073822">
                <text:p>0.1962389073822</text:p>
              </table:table-cell>
              <table:table-cell office:value-type="float" office:value="0.1051393230554">
                <text:p>0.1051393230554</text:p>
              </table:table-cell>
              <table:table-cell office:value-type="float" office:value="0.203515630615">
                <text:p>0.203515630615</text:p>
              </table:table-cell>
              <table:table-cell office:value-type="float" office:value="0.02191869037182">
                <text:p>0.02191869037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962738537784">
                <text:p>0.1962738537784</text:p>
              </table:table-cell>
              <table:table-cell office:value-type="float" office:value="0.1029413634194">
                <text:p>0.1029413634194</text:p>
              </table:table-cell>
              <table:table-cell office:value-type="float" office:value="0.2026970964018">
                <text:p>0.2026970964018</text:p>
              </table:table-cell>
              <table:table-cell office:value-type="float" office:value="0.0215976306381">
                <text:p>0.0215976306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96469193132">
                <text:p>0.196469193132</text:p>
              </table:table-cell>
              <table:table-cell office:value-type="float" office:value="0.1006886538638">
                <text:p>0.1006886538638</text:p>
              </table:table-cell>
              <table:table-cell office:value-type="float" office:value="0.2023329300654">
                <text:p>0.2023329300654</text:p>
              </table:table-cell>
              <table:table-cell office:value-type="float" office:value="0.02185825260474">
                <text:p>0.02185825260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9521301028">
                <text:p>0.19521301028</text:p>
              </table:table-cell>
              <table:table-cell office:value-type="float" office:value="0.09862134385104">
                <text:p>0.09862134385104</text:p>
              </table:table-cell>
              <table:table-cell office:value-type="float" office:value="0.2024581549338">
                <text:p>0.2024581549338</text:p>
              </table:table-cell>
              <table:table-cell office:value-type="float" office:value="0.02169107877992">
                <text:p>0.021691078779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95384257277">
                <text:p>0.195384257277</text:p>
              </table:table-cell>
              <table:table-cell office:value-type="float" office:value="0.09654117905634">
                <text:p>0.09654117905634</text:p>
              </table:table-cell>
              <table:table-cell office:value-type="float" office:value="0.2025057338536">
                <text:p>0.2025057338536</text:p>
              </table:table-cell>
              <table:table-cell office:value-type="float" office:value="0.02146368418444">
                <text:p>0.02146368418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947230902236">
                <text:p>0.1947230902236</text:p>
              </table:table-cell>
              <table:table-cell office:value-type="float" office:value="0.09426228497478">
                <text:p>0.09426228497478</text:p>
              </table:table-cell>
              <table:table-cell office:value-type="float" office:value="0.2024905392734">
                <text:p>0.2024905392734</text:p>
              </table:table-cell>
              <table:table-cell office:value-type="float" office:value="0.02159497095742">
                <text:p>0.02159497095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95448479535">
                <text:p>0.195448479535</text:p>
              </table:table-cell>
              <table:table-cell office:value-type="float" office:value="0.09201654694078">
                <text:p>0.09201654694078</text:p>
              </table:table-cell>
              <table:table-cell office:value-type="float" office:value="0.2028624262456">
                <text:p>0.2028624262456</text:p>
              </table:table-cell>
              <table:table-cell office:value-type="float" office:value="0.02143323129328">
                <text:p>0.02143323129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953685231898">
                <text:p>0.1953685231898</text:p>
              </table:table-cell>
              <table:table-cell office:value-type="float" office:value="0.08988283898608">
                <text:p>0.08988283898608</text:p>
              </table:table-cell>
              <table:table-cell office:value-type="float" office:value="0.2021759354286">
                <text:p>0.2021759354286</text:p>
              </table:table-cell>
              <table:table-cell office:value-type="float" office:value="0.02157614076258">
                <text:p>0.02157614076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952975506562">
                <text:p>0.1952975506562</text:p>
              </table:table-cell>
              <table:table-cell office:value-type="float" office:value="0.08758265294288">
                <text:p>0.08758265294288</text:p>
              </table:table-cell>
              <table:table-cell office:value-type="float" office:value="0.2022362852174">
                <text:p>0.2022362852174</text:p>
              </table:table-cell>
              <table:table-cell office:value-type="float" office:value="0.02138492021732">
                <text:p>0.02138492021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952164113724">
                <text:p>0.1952164113724</text:p>
              </table:table-cell>
              <table:table-cell office:value-type="float" office:value="0.08563136541098">
                <text:p>0.08563136541098</text:p>
              </table:table-cell>
              <table:table-cell office:value-type="float" office:value="0.2024034050304">
                <text:p>0.2024034050304</text:p>
              </table:table-cell>
              <table:table-cell office:value-type="float" office:value="0.02146819298516">
                <text:p>0.02146819298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939401824588">
                <text:p>0.1939401824588</text:p>
              </table:table-cell>
              <table:table-cell office:value-type="float" office:value="0.08358076041738">
                <text:p>0.08358076041738</text:p>
              </table:table-cell>
              <table:table-cell office:value-type="float" office:value="0.2023994336828">
                <text:p>0.2023994336828</text:p>
              </table:table-cell>
              <table:table-cell office:value-type="float" office:value="0.02134102959052">
                <text:p>0.02134102959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940463430886">
                <text:p>0.1940463430886</text:p>
              </table:table-cell>
              <table:table-cell office:value-type="float" office:value="0.081981879024">
                <text:p>0.081981879024</text:p>
              </table:table-cell>
              <table:table-cell office:value-type="float" office:value="0.2028920058558">
                <text:p>0.2028920058558</text:p>
              </table:table-cell>
              <table:table-cell office:value-type="float" office:value="0.02137474551798">
                <text:p>0.02137474551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938100084348">
                <text:p>0.1938100084348</text:p>
              </table:table-cell>
              <table:table-cell office:value-type="float" office:value="0.08031989229468">
                <text:p>0.08031989229468</text:p>
              </table:table-cell>
              <table:table-cell office:value-type="float" office:value="0.2027531669062">
                <text:p>0.2027531669062</text:p>
              </table:table-cell>
              <table:table-cell office:value-type="float" office:value="0.02132841697134">
                <text:p>0.02132841697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934683398194">
                <text:p>0.1934683398194</text:p>
              </table:table-cell>
              <table:table-cell office:value-type="float" office:value="0.0781717130197">
                <text:p>0.0781717130197</text:p>
              </table:table-cell>
              <table:table-cell office:value-type="float" office:value="0.2022479037888">
                <text:p>0.2022479037888</text:p>
              </table:table-cell>
              <table:table-cell office:value-type="float" office:value="0.02129151373828">
                <text:p>0.02129151373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938001552598">
                <text:p>0.1938001552598</text:p>
              </table:table-cell>
              <table:table-cell office:value-type="float" office:value="0.07622489629118">
                <text:p>0.07622489629118</text:p>
              </table:table-cell>
              <table:table-cell office:value-type="float" office:value="0.2024407199992">
                <text:p>0.2024407199992</text:p>
              </table:table-cell>
              <table:table-cell office:value-type="float" office:value="0.02134429373086">
                <text:p>0.02134429373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930680880014">
                <text:p>0.1930680880014</text:p>
              </table:table-cell>
              <table:table-cell office:value-type="float" office:value="0.07467303179942">
                <text:p>0.07467303179942</text:p>
              </table:table-cell>
              <table:table-cell office:value-type="float" office:value="0.2033429293752">
                <text:p>0.2033429293752</text:p>
              </table:table-cell>
              <table:table-cell office:value-type="float" office:value="0.02120096506788">
                <text:p>0.02120096506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928842937254">
                <text:p>0.1928842937254</text:p>
              </table:table-cell>
              <table:table-cell office:value-type="float" office:value="0.07301585225314">
                <text:p>0.07301585225314</text:p>
              </table:table-cell>
              <table:table-cell office:value-type="float" office:value="0.2027175435074">
                <text:p>0.2027175435074</text:p>
              </table:table-cell>
              <table:table-cell office:value-type="float" office:value="0.02113412177626">
                <text:p>0.02113412177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92488079692">
                <text:p>0.192488079692</text:p>
              </table:table-cell>
              <table:table-cell office:value-type="float" office:value="0.0711718777583">
                <text:p>0.0711718777583</text:p>
              </table:table-cell>
              <table:table-cell office:value-type="float" office:value="0.2028350726594">
                <text:p>0.2028350726594</text:p>
              </table:table-cell>
              <table:table-cell office:value-type="float" office:value="0.021168418589">
                <text:p>0.021168418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922395258548">
                <text:p>0.1922395258548</text:p>
              </table:table-cell>
              <table:table-cell office:value-type="float" office:value="0.06959853969578">
                <text:p>0.06959853969578</text:p>
              </table:table-cell>
              <table:table-cell office:value-type="float" office:value="0.2028960369924">
                <text:p>0.2028960369924</text:p>
              </table:table-cell>
              <table:table-cell office:value-type="float" office:value="0.02134852981366">
                <text:p>0.02134852981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921341204566">
                <text:p>0.1921341204566</text:p>
              </table:table-cell>
              <table:table-cell office:value-type="float" office:value="0.06792034853422">
                <text:p>0.06792034853422</text:p>
              </table:table-cell>
              <table:table-cell office:value-type="float" office:value="0.2020653569538">
                <text:p>0.2020653569538</text:p>
              </table:table-cell>
              <table:table-cell office:value-type="float" office:value="0.0213506621169">
                <text:p>0.0213506621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91924857744">
                <text:p>0.191924857744</text:p>
              </table:table-cell>
              <table:table-cell office:value-type="float" office:value="0.0665872008489">
                <text:p>0.0665872008489</text:p>
              </table:table-cell>
              <table:table-cell office:value-type="float" office:value="0.2025097634562">
                <text:p>0.2025097634562</text:p>
              </table:table-cell>
              <table:table-cell office:value-type="float" office:value="0.0212446213102">
                <text:p>0.0212446213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918459483022">
                <text:p>0.1918459483022</text:p>
              </table:table-cell>
              <table:table-cell office:value-type="float" office:value="0.0652608808382">
                <text:p>0.0652608808382</text:p>
              </table:table-cell>
              <table:table-cell office:value-type="float" office:value="0.2031430130962">
                <text:p>0.2031430130962</text:p>
              </table:table-cell>
              <table:table-cell office:value-type="float" office:value="0.02123623127258">
                <text:p>0.021236231272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908201095524">
                <text:p>0.1908201095524</text:p>
              </table:table-cell>
              <table:table-cell office:value-type="float" office:value="0.06368437375044">
                <text:p>0.06368437375044</text:p>
              </table:table-cell>
              <table:table-cell office:value-type="float" office:value="0.2025172019258">
                <text:p>0.2025172019258</text:p>
              </table:table-cell>
              <table:table-cell office:value-type="float" office:value="0.02119445743274">
                <text:p>0.02119445743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909430904832">
                <text:p>0.1909430904832</text:p>
              </table:table-cell>
              <table:table-cell office:value-type="float" office:value="0.0622973028327">
                <text:p>0.0622973028327</text:p>
              </table:table-cell>
              <table:table-cell office:value-type="float" office:value="0.2029411071576">
                <text:p>0.2029411071576</text:p>
              </table:table-cell>
              <table:table-cell office:value-type="float" office:value="0.0212033779769">
                <text:p>0.0212033779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90971447957">
                <text:p>0.190971447957</text:p>
              </table:table-cell>
              <table:table-cell office:value-type="float" office:value="0.06057117820538">
                <text:p>0.06057117820538</text:p>
              </table:table-cell>
              <table:table-cell office:value-type="float" office:value="0.202486156385">
                <text:p>0.202486156385</text:p>
              </table:table-cell>
              <table:table-cell office:value-type="float" office:value="0.02130513788696">
                <text:p>0.02130513788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91003962396">
                <text:p>0.191003962396</text:p>
              </table:table-cell>
              <table:table-cell office:value-type="float" office:value="0.0593135792175">
                <text:p>0.0593135792175</text:p>
              </table:table-cell>
              <table:table-cell office:value-type="float" office:value="0.2041690296702">
                <text:p>0.2041690296702</text:p>
              </table:table-cell>
              <table:table-cell office:value-type="float" office:value="0.02123765339402">
                <text:p>0.02123765339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908335753234">
                <text:p>0.1908335753234</text:p>
              </table:table-cell>
              <table:table-cell office:value-type="float" office:value="0.0578643188399">
                <text:p>0.0578643188399</text:p>
              </table:table-cell>
              <table:table-cell office:value-type="float" office:value="0.2025717134728">
                <text:p>0.2025717134728</text:p>
              </table:table-cell>
              <table:table-cell office:value-type="float" office:value="0.02125174555696">
                <text:p>0.02125174555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900547016982">
                <text:p>0.1900547016982</text:p>
              </table:table-cell>
              <table:table-cell office:value-type="float" office:value="0.0568307139355">
                <text:p>0.0568307139355</text:p>
              </table:table-cell>
              <table:table-cell office:value-type="float" office:value="0.2026964699634">
                <text:p>0.2026964699634</text:p>
              </table:table-cell>
              <table:table-cell office:value-type="float" office:value="0.02126015564862">
                <text:p>0.02126015564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903348865736">
                <text:p>0.1903348865736</text:p>
              </table:table-cell>
              <table:table-cell office:value-type="float" office:value="0.05549177567106">
                <text:p>0.05549177567106</text:p>
              </table:table-cell>
              <table:table-cell office:value-type="float" office:value="0.20288866753">
                <text:p>0.20288866753</text:p>
              </table:table-cell>
              <table:table-cell office:value-type="float" office:value="0.02117585526124">
                <text:p>0.021175855261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901862443962">
                <text:p>0.1901862443962</text:p>
              </table:table-cell>
              <table:table-cell office:value-type="float" office:value="0.0542078765115">
                <text:p>0.0542078765115</text:p>
              </table:table-cell>
              <table:table-cell office:value-type="float" office:value="0.2027911097318">
                <text:p>0.2027911097318</text:p>
              </table:table-cell>
              <table:table-cell office:value-type="float" office:value="0.0212056971649">
                <text:p>0.02120569716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897021529314">
                <text:p>0.1897021529314</text:p>
              </table:table-cell>
              <table:table-cell office:value-type="float" office:value="0.05315048357284">
                <text:p>0.05315048357284</text:p>
              </table:table-cell>
              <table:table-cell office:value-type="float" office:value="0.2033119817174">
                <text:p>0.2033119817174</text:p>
              </table:table-cell>
              <table:table-cell office:value-type="float" office:value="0.02125503692406">
                <text:p>0.021255036924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898299108368">
                <text:p>0.1898299108368</text:p>
              </table:table-cell>
              <table:table-cell office:value-type="float" office:value="0.05232267039362">
                <text:p>0.05232267039362</text:p>
              </table:table-cell>
              <table:table-cell office:value-type="float" office:value="0.20223906853">
                <text:p>0.20223906853</text:p>
              </table:table-cell>
              <table:table-cell office:value-type="float" office:value="0.0211286550027">
                <text:p>0.02112865500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890019619866">
                <text:p>0.1890019619866</text:p>
              </table:table-cell>
              <table:table-cell office:value-type="float" office:value="0.05090227620428">
                <text:p>0.05090227620428</text:p>
              </table:table-cell>
              <table:table-cell office:value-type="float" office:value="0.2028427767698">
                <text:p>0.2028427767698</text:p>
              </table:table-cell>
              <table:table-cell office:value-type="float" office:value="0.02114758486246">
                <text:p>0.02114758486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889152174688">
                <text:p>0.1889152174688</text:p>
              </table:table-cell>
              <table:table-cell office:value-type="float" office:value="0.04969176748236">
                <text:p>0.04969176748236</text:p>
              </table:table-cell>
              <table:table-cell office:value-type="float" office:value="0.2027688663406">
                <text:p>0.2027688663406</text:p>
              </table:table-cell>
              <table:table-cell office:value-type="float" office:value="0.0211863182602">
                <text:p>0.0211863182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900182293552">
                <text:p>0.1900182293552</text:p>
              </table:table-cell>
              <table:table-cell office:value-type="float" office:value="0.04891195909344">
                <text:p>0.04891195909344</text:p>
              </table:table-cell>
              <table:table-cell office:value-type="float" office:value="0.2034121767598">
                <text:p>0.2034121767598</text:p>
              </table:table-cell>
              <table:table-cell office:value-type="float" office:value="0.02122990654322">
                <text:p>0.02122990654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884993367762">
                <text:p>0.1884993367762</text:p>
              </table:table-cell>
              <table:table-cell office:value-type="float" office:value="0.04775275069042">
                <text:p>0.04775275069042</text:p>
              </table:table-cell>
              <table:table-cell office:value-type="float" office:value="0.2033815838376">
                <text:p>0.2033815838376</text:p>
              </table:table-cell>
              <table:table-cell office:value-type="float" office:value="0.0212548406374">
                <text:p>0.0212548406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881125258814">
                <text:p>0.1881125258814</text:p>
              </table:table-cell>
              <table:table-cell office:value-type="float" office:value="0.04668723802712">
                <text:p>0.04668723802712</text:p>
              </table:table-cell>
              <table:table-cell office:value-type="float" office:value="0.2026599995344">
                <text:p>0.2026599995344</text:p>
              </table:table-cell>
              <table:table-cell office:value-type="float" office:value="0.02110930516728">
                <text:p>0.0211093051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875905684166">
                <text:p>0.1875905684166</text:p>
              </table:table-cell>
              <table:table-cell office:value-type="float" office:value="0.04588026980208">
                <text:p>0.04588026980208</text:p>
              </table:table-cell>
              <table:table-cell office:value-type="float" office:value="0.2031593523768">
                <text:p>0.2031593523768</text:p>
              </table:table-cell>
              <table:table-cell office:value-type="float" office:value="0.0212440145366">
                <text:p>0.0212440145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879864590834">
                <text:p>0.1879864590834</text:p>
              </table:table-cell>
              <table:table-cell office:value-type="float" office:value="0.04475007126734">
                <text:p>0.04475007126734</text:p>
              </table:table-cell>
              <table:table-cell office:value-type="float" office:value="0.2026642772276">
                <text:p>0.2026642772276</text:p>
              </table:table-cell>
              <table:table-cell office:value-type="float" office:value="0.0212138480613">
                <text:p>0.02121384806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877710641946">
                <text:p>0.1877710641946</text:p>
              </table:table-cell>
              <table:table-cell office:value-type="float" office:value="0.04381393543816">
                <text:p>0.04381393543816</text:p>
              </table:table-cell>
              <table:table-cell office:value-type="float" office:value="0.2031649459128">
                <text:p>0.2031649459128</text:p>
              </table:table-cell>
              <table:table-cell office:value-type="float" office:value="0.02120212584208">
                <text:p>0.02120212584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874320805158">
                <text:p>0.1874320805158</text:p>
              </table:table-cell>
              <table:table-cell office:value-type="float" office:value="0.04295364100326">
                <text:p>0.04295364100326</text:p>
              </table:table-cell>
              <table:table-cell office:value-type="float" office:value="0.2032567038256">
                <text:p>0.2032567038256</text:p>
              </table:table-cell>
              <table:table-cell office:value-type="float" office:value="0.02122018050482">
                <text:p>0.021220180504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867613524738">
                <text:p>0.1867613524738</text:p>
              </table:table-cell>
              <table:table-cell office:value-type="float" office:value="0.04218047171362">
                <text:p>0.04218047171362</text:p>
              </table:table-cell>
              <table:table-cell office:value-type="float" office:value="0.2026014060332">
                <text:p>0.2026014060332</text:p>
              </table:table-cell>
              <table:table-cell office:value-type="float" office:value="0.02125660533588">
                <text:p>0.021256605335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86679511043">
                <text:p>0.186679511043</text:p>
              </table:table-cell>
              <table:table-cell office:value-type="float" office:value="0.0410521652399">
                <text:p>0.0410521652399</text:p>
              </table:table-cell>
              <table:table-cell office:value-type="float" office:value="0.2030360311722">
                <text:p>0.2030360311722</text:p>
              </table:table-cell>
              <table:table-cell office:value-type="float" office:value="0.02127840712372">
                <text:p>0.021278407123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871454063144">
                <text:p>0.1871454063144</text:p>
              </table:table-cell>
              <table:table-cell office:value-type="float" office:value="0.04038824389558">
                <text:p>0.04038824389558</text:p>
              </table:table-cell>
              <table:table-cell office:value-type="float" office:value="0.202758352948">
                <text:p>0.202758352948</text:p>
              </table:table-cell>
              <table:table-cell office:value-type="float" office:value="0.02123033948068">
                <text:p>0.02123033948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866369640782">
                <text:p>0.1866369640782</text:p>
              </table:table-cell>
              <table:table-cell office:value-type="float" office:value="0.0394920285122">
                <text:p>0.0394920285122</text:p>
              </table:table-cell>
              <table:table-cell office:value-type="float" office:value="0.2030067935276">
                <text:p>0.2030067935276</text:p>
              </table:table-cell>
              <table:table-cell office:value-type="float" office:value="0.02122056004914">
                <text:p>0.02122056004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864613406124">
                <text:p>0.1864613406124</text:p>
              </table:table-cell>
              <table:table-cell office:value-type="float" office:value="0.03865722678826">
                <text:p>0.03865722678826</text:p>
              </table:table-cell>
              <table:table-cell office:value-type="float" office:value="0.2022714785758">
                <text:p>0.2022714785758</text:p>
              </table:table-cell>
              <table:table-cell office:value-type="float" office:value="0.0212438176955">
                <text:p>0.02124381769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857219673378">
                <text:p>0.1857219673378</text:p>
              </table:table-cell>
              <table:table-cell office:value-type="float" office:value="0.03792172739622">
                <text:p>0.03792172739622</text:p>
              </table:table-cell>
              <table:table-cell office:value-type="float" office:value="0.2028010040916">
                <text:p>0.2028010040916</text:p>
              </table:table-cell>
              <table:table-cell office:value-type="float" office:value="0.02125072167326">
                <text:p>0.02125072167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85843213441">
                <text:p>0.185843213441</text:p>
              </table:table-cell>
              <table:table-cell office:value-type="float" office:value="0.03718784911428">
                <text:p>0.03718784911428</text:p>
              </table:table-cell>
              <table:table-cell office:value-type="float" office:value="0.2030040733836">
                <text:p>0.2030040733836</text:p>
              </table:table-cell>
              <table:table-cell office:value-type="float" office:value="0.02129746292692">
                <text:p>0.021297462926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856900040866">
                <text:p>0.1856900040866</text:p>
              </table:table-cell>
              <table:table-cell office:value-type="float" office:value="0.03636850816254">
                <text:p>0.03636850816254</text:p>
              </table:table-cell>
              <table:table-cell office:value-type="float" office:value="0.2033046218032">
                <text:p>0.2033046218032</text:p>
              </table:table-cell>
              <table:table-cell office:value-type="float" office:value="0.02122093323446">
                <text:p>0.02122093323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852973307564">
                <text:p>0.1852973307564</text:p>
              </table:table-cell>
              <table:table-cell office:value-type="float" office:value="0.03602834399714">
                <text:p>0.03602834399714</text:p>
              </table:table-cell>
              <table:table-cell office:value-type="float" office:value="0.202560463891">
                <text:p>0.202560463891</text:p>
              </table:table-cell>
              <table:table-cell office:value-type="float" office:value="0.02124521060634">
                <text:p>0.021245210606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850171788916">
                <text:p>0.1850171788916</text:p>
              </table:table-cell>
              <table:table-cell office:value-type="float" office:value="0.03525408544612">
                <text:p>0.03525408544612</text:p>
              </table:table-cell>
              <table:table-cell office:value-type="float" office:value="0.2032378510204">
                <text:p>0.2032378510204</text:p>
              </table:table-cell>
              <table:table-cell office:value-type="float" office:value="0.02124225342258">
                <text:p>0.02124225342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844981168162">
                <text:p>0.1844981168162</text:p>
              </table:table-cell>
              <table:table-cell office:value-type="float" office:value="0.03458176591684">
                <text:p>0.03458176591684</text:p>
              </table:table-cell>
              <table:table-cell office:value-type="float" office:value="0.2025030371732">
                <text:p>0.2025030371732</text:p>
              </table:table-cell>
              <table:table-cell office:value-type="float" office:value="0.02130680521592">
                <text:p>0.02130680521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841199807484">
                <text:p>0.1841199807484</text:p>
              </table:table-cell>
              <table:table-cell office:value-type="float" office:value="0.03393832522988">
                <text:p>0.03393832522988</text:p>
              </table:table-cell>
              <table:table-cell office:value-type="float" office:value="0.2033187894046">
                <text:p>0.2033187894046</text:p>
              </table:table-cell>
              <table:table-cell office:value-type="float" office:value="0.02126870671782">
                <text:p>0.021268706717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841614292118">
                <text:p>0.1841614292118</text:p>
              </table:table-cell>
              <table:table-cell office:value-type="float" office:value="0.03346870010202">
                <text:p>0.03346870010202</text:p>
              </table:table-cell>
              <table:table-cell office:value-type="float" office:value="0.2023324080592">
                <text:p>0.2023324080592</text:p>
              </table:table-cell>
              <table:table-cell office:value-type="float" office:value="0.02135940122888">
                <text:p>0.02135940122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841655414266">
                <text:p>0.1841655414266</text:p>
              </table:table-cell>
              <table:table-cell office:value-type="float" office:value="0.03265708915228">
                <text:p>0.03265708915228</text:p>
              </table:table-cell>
              <table:table-cell office:value-type="float" office:value="0.2034722905162">
                <text:p>0.2034722905162</text:p>
              </table:table-cell>
              <table:table-cell office:value-type="float" office:value="0.0213276473823">
                <text:p>0.02132764738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835922947472">
                <text:p>0.1835922947472</text:p>
              </table:table-cell>
              <table:table-cell office:value-type="float" office:value="0.03220103049274">
                <text:p>0.03220103049274</text:p>
              </table:table-cell>
              <table:table-cell office:value-type="float" office:value="0.2041145988762">
                <text:p>0.2041145988762</text:p>
              </table:table-cell>
              <table:table-cell office:value-type="float" office:value="0.02129189956116">
                <text:p>0.02129189956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836516369278">
                <text:p>0.1836516369278</text:p>
              </table:table-cell>
              <table:table-cell office:value-type="float" office:value="0.03170378455478">
                <text:p>0.03170378455478</text:p>
              </table:table-cell>
              <table:table-cell office:value-type="float" office:value="0.2034645498082">
                <text:p>0.2034645498082</text:p>
              </table:table-cell>
              <table:table-cell office:value-type="float" office:value="0.02134791782906">
                <text:p>0.021347917829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834705567144">
                <text:p>0.1834705567144</text:p>
              </table:table-cell>
              <table:table-cell office:value-type="float" office:value="0.03125616371668">
                <text:p>0.03125616371668</text:p>
              </table:table-cell>
              <table:table-cell office:value-type="float" office:value="0.2029018659546">
                <text:p>0.2029018659546</text:p>
              </table:table-cell>
              <table:table-cell office:value-type="float" office:value="0.02130192820064">
                <text:p>0.02130192820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830496220886">
                <text:p>0.1830496220886</text:p>
              </table:table-cell>
              <table:table-cell office:value-type="float" office:value="0.03060508045938">
                <text:p>0.03060508045938</text:p>
              </table:table-cell>
              <table:table-cell office:value-type="float" office:value="0.2026537982038">
                <text:p>0.2026537982038</text:p>
              </table:table-cell>
              <table:table-cell office:value-type="float" office:value="0.02135480380234">
                <text:p>0.02135480380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824689253554">
                <text:p>0.1824689253554</text:p>
              </table:table-cell>
              <table:table-cell office:value-type="float" office:value="0.03014013213308">
                <text:p>0.03014013213308</text:p>
              </table:table-cell>
              <table:table-cell office:value-type="float" office:value="0.2032466024622">
                <text:p>0.2032466024622</text:p>
              </table:table-cell>
              <table:table-cell office:value-type="float" office:value="0.02131954409572">
                <text:p>0.021319544095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822846627034">
                <text:p>0.1822846627034</text:p>
              </table:table-cell>
              <table:table-cell office:value-type="float" office:value="0.02954333378424">
                <text:p>0.02954333378424</text:p>
              </table:table-cell>
              <table:table-cell office:value-type="float" office:value="0.2032369007404">
                <text:p>0.2032369007404</text:p>
              </table:table-cell>
              <table:table-cell office:value-type="float" office:value="0.02138567937706">
                <text:p>0.021385679377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81889890178">
                <text:p>0.181889890178</text:p>
              </table:table-cell>
              <table:table-cell office:value-type="float" office:value="0.0292172313099">
                <text:p>0.0292172313099</text:p>
              </table:table-cell>
              <table:table-cell office:value-type="float" office:value="0.2031794505964">
                <text:p>0.2031794505964</text:p>
              </table:table-cell>
              <table:table-cell office:value-type="float" office:value="0.02133005048426">
                <text:p>0.021330050484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816999194338">
                <text:p>0.1816999194338</text:p>
              </table:table-cell>
              <table:table-cell office:value-type="float" office:value="0.02876405921786">
                <text:p>0.02876405921786</text:p>
              </table:table-cell>
              <table:table-cell office:value-type="float" office:value="0.2034828419516">
                <text:p>0.2034828419516</text:p>
              </table:table-cell>
              <table:table-cell office:value-type="float" office:value="0.0213023921747">
                <text:p>0.02130239217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814805164116">
                <text:p>0.1814805164116</text:p>
              </table:table-cell>
              <table:table-cell office:value-type="float" office:value="0.02837107106174">
                <text:p>0.02837107106174</text:p>
              </table:table-cell>
              <table:table-cell office:value-type="float" office:value="0.204023952503">
                <text:p>0.204023952503</text:p>
              </table:table-cell>
              <table:table-cell office:value-type="float" office:value="0.0213721587519">
                <text:p>0.0213721587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813665539104">
                <text:p>0.1813665539104</text:p>
              </table:table-cell>
              <table:table-cell office:value-type="float" office:value="0.02801801484204">
                <text:p>0.02801801484204</text:p>
              </table:table-cell>
              <table:table-cell office:value-type="float" office:value="0.2028528362812">
                <text:p>0.2028528362812</text:p>
              </table:table-cell>
              <table:table-cell office:value-type="float" office:value="0.02138524316924">
                <text:p>0.02138524316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816504238066">
                <text:p>0.1816504238066</text:p>
              </table:table-cell>
              <table:table-cell office:value-type="float" office:value="0.02763460684582">
                <text:p>0.02763460684582</text:p>
              </table:table-cell>
              <table:table-cell office:value-type="float" office:value="0.2029334667358">
                <text:p>0.2029334667358</text:p>
              </table:table-cell>
              <table:table-cell office:value-type="float" office:value="0.02137430839824">
                <text:p>0.02137430839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81232104064">
                <text:p>0.181232104064</text:p>
              </table:table-cell>
              <table:table-cell office:value-type="float" office:value="0.02718268647434">
                <text:p>0.02718268647434</text:p>
              </table:table-cell>
              <table:table-cell office:value-type="float" office:value="0.2028602574636">
                <text:p>0.2028602574636</text:p>
              </table:table-cell>
              <table:table-cell office:value-type="float" office:value="0.02142690892276">
                <text:p>0.02142690892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809723298838">
                <text:p>0.1809723298838</text:p>
              </table:table-cell>
              <table:table-cell office:value-type="float" office:value="0.02686019042686">
                <text:p>0.02686019042686</text:p>
              </table:table-cell>
              <table:table-cell office:value-type="float" office:value="0.2031302919462">
                <text:p>0.2031302919462</text:p>
              </table:table-cell>
              <table:table-cell office:value-type="float" office:value="0.02138840481004">
                <text:p>0.02138840481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80387679609">
                <text:p>0.180387679609</text:p>
              </table:table-cell>
              <table:table-cell office:value-type="float" office:value="0.0263945971559">
                <text:p>0.0263945971559</text:p>
              </table:table-cell>
              <table:table-cell office:value-type="float" office:value="0.2029431270702">
                <text:p>0.2029431270702</text:p>
              </table:table-cell>
              <table:table-cell office:value-type="float" office:value="0.02142003266168">
                <text:p>0.02142003266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801748955914">
                <text:p>0.1801748955914</text:p>
              </table:table-cell>
              <table:table-cell office:value-type="float" office:value="0.02625704692082">
                <text:p>0.02625704692082</text:p>
              </table:table-cell>
              <table:table-cell office:value-type="float" office:value="0.2032411464144">
                <text:p>0.2032411464144</text:p>
              </table:table-cell>
              <table:table-cell office:value-type="float" office:value="0.02140681772672">
                <text:p>0.021406817726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796056601828">
                <text:p>0.1796056601828</text:p>
              </table:table-cell>
              <table:table-cell office:value-type="float" office:value="0.02588520577084">
                <text:p>0.02588520577084</text:p>
              </table:table-cell>
              <table:table-cell office:value-type="float" office:value="0.2032865726866">
                <text:p>0.2032865726866</text:p>
              </table:table-cell>
              <table:table-cell office:value-type="float" office:value="0.02137986934452">
                <text:p>0.02137986934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792598969124">
                <text:p>0.1792598969124</text:p>
              </table:table-cell>
              <table:table-cell office:value-type="float" office:value="0.0253775971626">
                <text:p>0.0253775971626</text:p>
              </table:table-cell>
              <table:table-cell office:value-type="float" office:value="0.2034648179366">
                <text:p>0.2034648179366</text:p>
              </table:table-cell>
              <table:table-cell office:value-type="float" office:value="0.02135695202154">
                <text:p>0.02135695202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79681259964">
                <text:p>0.179681259964</text:p>
              </table:table-cell>
              <table:table-cell office:value-type="float" office:value="0.0250790220904">
                <text:p>0.0250790220904</text:p>
              </table:table-cell>
              <table:table-cell office:value-type="float" office:value="0.2023041414146">
                <text:p>0.2023041414146</text:p>
              </table:table-cell>
              <table:table-cell office:value-type="float" office:value="0.02137597754708">
                <text:p>0.02137597754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78909274231">
                <text:p>0.178909274231</text:p>
              </table:table-cell>
              <table:table-cell office:value-type="float" office:value="0.02482130669528">
                <text:p>0.02482130669528</text:p>
              </table:table-cell>
              <table:table-cell office:value-type="float" office:value="0.2028317903842">
                <text:p>0.2028317903842</text:p>
              </table:table-cell>
              <table:table-cell office:value-type="float" office:value="0.02140130598222">
                <text:p>0.021401305982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78640708391">
                <text:p>0.178640708391</text:p>
              </table:table-cell>
              <table:table-cell office:value-type="float" office:value="0.0246525498985">
                <text:p>0.0246525498985</text:p>
              </table:table-cell>
              <table:table-cell office:value-type="float" office:value="0.203102024951">
                <text:p>0.203102024951</text:p>
              </table:table-cell>
              <table:table-cell office:value-type="float" office:value="0.02142243856912">
                <text:p>0.021422438569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787616378882">
                <text:p>0.1787616378882</text:p>
              </table:table-cell>
              <table:table-cell office:value-type="float" office:value="0.02421952365776">
                <text:p>0.02421952365776</text:p>
              </table:table-cell>
              <table:table-cell office:value-type="float" office:value="0.2029358470918">
                <text:p>0.2029358470918</text:p>
              </table:table-cell>
              <table:table-cell office:value-type="float" office:value="0.021441786002">
                <text:p>0.0214417860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78317407843">
                <text:p>0.178317407843</text:p>
              </table:table-cell>
              <table:table-cell office:value-type="float" office:value="0.0241188053197">
                <text:p>0.0241188053197</text:p>
              </table:table-cell>
              <table:table-cell office:value-type="float" office:value="0.2026048663514">
                <text:p>0.2026048663514</text:p>
              </table:table-cell>
              <table:table-cell office:value-type="float" office:value="0.02144955184808">
                <text:p>0.021449551848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782887735854">
                <text:p>0.1782887735854</text:p>
              </table:table-cell>
              <table:table-cell office:value-type="float" office:value="0.02375247307332">
                <text:p>0.02375247307332</text:p>
              </table:table-cell>
              <table:table-cell office:value-type="float" office:value="0.2030015405994">
                <text:p>0.2030015405994</text:p>
              </table:table-cell>
              <table:table-cell office:value-type="float" office:value="0.0214103384793">
                <text:p>0.02141033847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783531582572">
                <text:p>0.1783531582572</text:p>
              </table:table-cell>
              <table:table-cell office:value-type="float" office:value="0.02353711029762">
                <text:p>0.02353711029762</text:p>
              </table:table-cell>
              <table:table-cell office:value-type="float" office:value="0.2026761553574">
                <text:p>0.2026761553574</text:p>
              </table:table-cell>
              <table:table-cell office:value-type="float" office:value="0.02140747636198">
                <text:p>0.021407476361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786840599292">
                <text:p>0.1786840599292</text:p>
              </table:table-cell>
              <table:table-cell office:value-type="float" office:value="0.02336530099014">
                <text:p>0.02336530099014</text:p>
              </table:table-cell>
              <table:table-cell office:value-type="float" office:value="0.2027939383978">
                <text:p>0.2027939383978</text:p>
              </table:table-cell>
              <table:table-cell office:value-type="float" office:value="0.02148978915336">
                <text:p>0.02148978915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781689382064">
                <text:p>0.1781689382064</text:p>
              </table:table-cell>
              <table:table-cell office:value-type="float" office:value="0.02306451278164">
                <text:p>0.02306451278164</text:p>
              </table:table-cell>
              <table:table-cell office:value-type="float" office:value="0.2028997901224">
                <text:p>0.2028997901224</text:p>
              </table:table-cell>
              <table:table-cell office:value-type="float" office:value="0.02144312061504">
                <text:p>0.02144312061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770243077332">
                <text:p>0.1770243077332</text:p>
              </table:table-cell>
              <table:table-cell office:value-type="float" office:value="0.02289612955658">
                <text:p>0.02289612955658</text:p>
              </table:table-cell>
              <table:table-cell office:value-type="float" office:value="0.2025833630554">
                <text:p>0.2025833630554</text:p>
              </table:table-cell>
              <table:table-cell office:value-type="float" office:value="0.0214744182299">
                <text:p>0.02147441822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765866913754">
                <text:p>0.1765866913754</text:p>
              </table:table-cell>
              <table:table-cell office:value-type="float" office:value="0.02260682527164">
                <text:p>0.02260682527164</text:p>
              </table:table-cell>
              <table:table-cell office:value-type="float" office:value="0.2026429254154">
                <text:p>0.2026429254154</text:p>
              </table:table-cell>
              <table:table-cell office:value-type="float" office:value="0.02142642945104">
                <text:p>0.02142642945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762896348796">
                <text:p>0.1762896348796</text:p>
              </table:table-cell>
              <table:table-cell office:value-type="float" office:value="0.02246614707076">
                <text:p>0.02246614707076</text:p>
              </table:table-cell>
              <table:table-cell office:value-type="float" office:value="0.2028117370806">
                <text:p>0.2028117370806</text:p>
              </table:table-cell>
              <table:table-cell office:value-type="float" office:value="0.02143089372576">
                <text:p>0.021430893725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761489643074">
                <text:p>0.1761489643074</text:p>
              </table:table-cell>
              <table:table-cell office:value-type="float" office:value="0.0223098853714">
                <text:p>0.0223098853714</text:p>
              </table:table-cell>
              <table:table-cell office:value-type="float" office:value="0.2029686853814">
                <text:p>0.2029686853814</text:p>
              </table:table-cell>
              <table:table-cell office:value-type="float" office:value="0.02141936225354">
                <text:p>0.021419362253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759260008314">
                <text:p>0.1759260008314</text:p>
              </table:table-cell>
              <table:table-cell office:value-type="float" office:value="0.02214782902162">
                <text:p>0.02214782902162</text:p>
              </table:table-cell>
              <table:table-cell office:value-type="float" office:value="0.2030552117326">
                <text:p>0.2030552117326</text:p>
              </table:table-cell>
              <table:table-cell office:value-type="float" office:value="0.02142982790728">
                <text:p>0.021429827907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756802331882">
                <text:p>0.1756802331882</text:p>
              </table:table-cell>
              <table:table-cell office:value-type="float" office:value="0.02187474618606">
                <text:p>0.02187474618606</text:p>
              </table:table-cell>
              <table:table-cell office:value-type="float" office:value="0.2034565669488">
                <text:p>0.2034565669488</text:p>
              </table:table-cell>
              <table:table-cell office:value-type="float" office:value="0.02143940760062">
                <text:p>0.021439407600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750264940142">
                <text:p>0.1750264940142</text:p>
              </table:table-cell>
              <table:table-cell office:value-type="float" office:value="0.0216966299954">
                <text:p>0.0216966299954</text:p>
              </table:table-cell>
              <table:table-cell office:value-type="float" office:value="0.2028442747172">
                <text:p>0.2028442747172</text:p>
              </table:table-cell>
              <table:table-cell office:value-type="float" office:value="0.02140293009118">
                <text:p>0.02140293009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755071057946">
                <text:p>0.1755071057946</text:p>
              </table:table-cell>
              <table:table-cell office:value-type="float" office:value="0.02149313494484">
                <text:p>0.02149313494484</text:p>
              </table:table-cell>
              <table:table-cell office:value-type="float" office:value="0.2031024285388">
                <text:p>0.2031024285388</text:p>
              </table:table-cell>
              <table:table-cell office:value-type="float" office:value="0.021419059086">
                <text:p>0.0214190590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753700927036">
                <text:p>0.1753700927036</text:p>
              </table:table-cell>
              <table:table-cell office:value-type="float" office:value="0.02142335543546">
                <text:p>0.02142335543546</text:p>
              </table:table-cell>
              <table:table-cell office:value-type="float" office:value="0.2031172358374">
                <text:p>0.2031172358374</text:p>
              </table:table-cell>
              <table:table-cell office:value-type="float" office:value="0.02139898657464">
                <text:p>0.02139898657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750519173176">
                <text:p>0.1750519173176</text:p>
              </table:table-cell>
              <table:table-cell office:value-type="float" office:value="0.02126824094748">
                <text:p>0.02126824094748</text:p>
              </table:table-cell>
              <table:table-cell office:value-type="float" office:value="0.203581683342">
                <text:p>0.203581683342</text:p>
              </table:table-cell>
              <table:table-cell office:value-type="float" office:value="0.0214429723597">
                <text:p>0.02144297235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74443821764">
                <text:p>0.174443821764</text:p>
              </table:table-cell>
              <table:table-cell office:value-type="float" office:value="0.02106816367872">
                <text:p>0.02106816367872</text:p>
              </table:table-cell>
              <table:table-cell office:value-type="float" office:value="0.2031962494824">
                <text:p>0.2031962494824</text:p>
              </table:table-cell>
              <table:table-cell office:value-type="float" office:value="0.02149455910112">
                <text:p>0.02149455910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740971084372">
                <text:p>0.1740971084372</text:p>
              </table:table-cell>
              <table:table-cell office:value-type="float" office:value="0.02094537185936">
                <text:p>0.02094537185936</text:p>
              </table:table-cell>
              <table:table-cell office:value-type="float" office:value="0.2031153351202">
                <text:p>0.2031153351202</text:p>
              </table:table-cell>
              <table:table-cell office:value-type="float" office:value="0.02146584289548">
                <text:p>0.021465842895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7368089189">
                <text:p>0.17368089189</text:p>
              </table:table-cell>
              <table:table-cell office:value-type="float" office:value="0.0208096066571">
                <text:p>0.0208096066571</text:p>
              </table:table-cell>
              <table:table-cell office:value-type="float" office:value="0.2028621493824">
                <text:p>0.2028621493824</text:p>
              </table:table-cell>
              <table:table-cell office:value-type="float" office:value="0.02141886356164">
                <text:p>0.02141886356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734386333656">
                <text:p>0.1734386333656</text:p>
              </table:table-cell>
              <table:table-cell office:value-type="float" office:value="0.0207782755721">
                <text:p>0.0207782755721</text:p>
              </table:table-cell>
              <table:table-cell office:value-type="float" office:value="0.2032862042398">
                <text:p>0.2032862042398</text:p>
              </table:table-cell>
              <table:table-cell office:value-type="float" office:value="0.02146163491654">
                <text:p>0.02146163491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733189435516">
                <text:p>0.1733189435516</text:p>
              </table:table-cell>
              <table:table-cell office:value-type="float" office:value="0.02058103018952">
                <text:p>0.02058103018952</text:p>
              </table:table-cell>
              <table:table-cell office:value-type="float" office:value="0.2027850531814">
                <text:p>0.2027850531814</text:p>
              </table:table-cell>
              <table:table-cell office:value-type="float" office:value="0.02148420021418">
                <text:p>0.021484200214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728467389518">
                <text:p>0.1728467389518</text:p>
              </table:table-cell>
              <table:table-cell office:value-type="float" office:value="0.02042307268878">
                <text:p>0.02042307268878</text:p>
              </table:table-cell>
              <table:table-cell office:value-type="float" office:value="0.2033432609438">
                <text:p>0.2033432609438</text:p>
              </table:table-cell>
              <table:table-cell office:value-type="float" office:value="0.02145931101916">
                <text:p>0.021459311019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73192003247">
                <text:p>0.173192003247</text:p>
              </table:table-cell>
              <table:table-cell office:value-type="float" office:value="0.02034403452124">
                <text:p>0.02034403452124</text:p>
              </table:table-cell>
              <table:table-cell office:value-type="float" office:value="0.2025405044628">
                <text:p>0.2025405044628</text:p>
              </table:table-cell>
              <table:table-cell office:value-type="float" office:value="0.02146071506526">
                <text:p>0.02146071506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722024220126">
                <text:p>0.1722024220126</text:p>
              </table:table-cell>
              <table:table-cell office:value-type="float" office:value="0.02025800704658">
                <text:p>0.02025800704658</text:p>
              </table:table-cell>
              <table:table-cell office:value-type="float" office:value="0.2028673989922">
                <text:p>0.2028673989922</text:p>
              </table:table-cell>
              <table:table-cell office:value-type="float" office:value="0.02151728089874">
                <text:p>0.021517280898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723872831714">
                <text:p>0.1723872831714</text:p>
              </table:table-cell>
              <table:table-cell office:value-type="float" office:value="0.02017405703968">
                <text:p>0.02017405703968</text:p>
              </table:table-cell>
              <table:table-cell office:value-type="float" office:value="0.202808021351">
                <text:p>0.202808021351</text:p>
              </table:table-cell>
              <table:table-cell office:value-type="float" office:value="0.02149165348064">
                <text:p>0.021491653480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720403613152">
                <text:p>0.1720403613152</text:p>
              </table:table-cell>
              <table:table-cell office:value-type="float" office:value="0.02004431434758">
                <text:p>0.02004431434758</text:p>
              </table:table-cell>
              <table:table-cell office:value-type="float" office:value="0.202794869961">
                <text:p>0.202794869961</text:p>
              </table:table-cell>
              <table:table-cell office:value-type="float" office:value="0.0215111497313">
                <text:p>0.02151114973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715975390428">
                <text:p>0.1715975390428</text:p>
              </table:table-cell>
              <table:table-cell office:value-type="float" office:value="0.02003981010228">
                <text:p>0.02003981010228</text:p>
              </table:table-cell>
              <table:table-cell office:value-type="float" office:value="0.203440285697">
                <text:p>0.203440285697</text:p>
              </table:table-cell>
              <table:table-cell office:value-type="float" office:value="0.02149743383104">
                <text:p>0.021497433831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710019299676">
                <text:p>0.1710019299676</text:p>
              </table:table-cell>
              <table:table-cell office:value-type="float" office:value="0.0199109645328">
                <text:p>0.0199109645328</text:p>
              </table:table-cell>
              <table:table-cell office:value-type="float" office:value="0.2041254161384">
                <text:p>0.2041254161384</text:p>
              </table:table-cell>
              <table:table-cell office:value-type="float" office:value="0.02148969553662">
                <text:p>0.021489695536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709049236404">
                <text:p>0.1709049236404</text:p>
              </table:table-cell>
              <table:table-cell office:value-type="float" office:value="0.01974259755726">
                <text:p>0.01974259755726</text:p>
              </table:table-cell>
              <table:table-cell office:value-type="float" office:value="0.2027974115174">
                <text:p>0.2027974115174</text:p>
              </table:table-cell>
              <table:table-cell office:value-type="float" office:value="0.0215224096798">
                <text:p>0.02152240967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712782501818">
                <text:p>0.1712782501818</text:p>
              </table:table-cell>
              <table:table-cell office:value-type="float" office:value="0.01968889637304">
                <text:p>0.01968889637304</text:p>
              </table:table-cell>
              <table:table-cell office:value-type="float" office:value="0.2029635881476">
                <text:p>0.2029635881476</text:p>
              </table:table-cell>
              <table:table-cell office:value-type="float" office:value="0.02148967241136">
                <text:p>0.02148967241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704957680118">
                <text:p>0.1704957680118</text:p>
              </table:table-cell>
              <table:table-cell office:value-type="float" office:value="0.01969194476548">
                <text:p>0.01969194476548</text:p>
              </table:table-cell>
              <table:table-cell office:value-type="float" office:value="0.2029785928046">
                <text:p>0.2029785928046</text:p>
              </table:table-cell>
              <table:table-cell office:value-type="float" office:value="0.02152196568028">
                <text:p>0.02152196568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702690021838">
                <text:p>0.1702690021838</text:p>
              </table:table-cell>
              <table:table-cell office:value-type="float" office:value="0.0196001617575">
                <text:p>0.0196001617575</text:p>
              </table:table-cell>
              <table:table-cell office:value-type="float" office:value="0.2034312896624">
                <text:p>0.2034312896624</text:p>
              </table:table-cell>
              <table:table-cell office:value-type="float" office:value="0.02149264377352">
                <text:p>0.02149264377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697069461546">
                <text:p>0.1697069461546</text:p>
              </table:table-cell>
              <table:table-cell office:value-type="float" office:value="0.01953923826022">
                <text:p>0.01953923826022</text:p>
              </table:table-cell>
              <table:table-cell office:value-type="float" office:value="0.2033997783488">
                <text:p>0.2033997783488</text:p>
              </table:table-cell>
              <table:table-cell office:value-type="float" office:value="0.02150094663534">
                <text:p>0.021500946635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700063440762">
                <text:p>0.1700063440762</text:p>
              </table:table-cell>
              <table:table-cell office:value-type="float" office:value="0.01950459372186">
                <text:p>0.01950459372186</text:p>
              </table:table-cell>
              <table:table-cell office:value-type="float" office:value="0.2031075217026">
                <text:p>0.2031075217026</text:p>
              </table:table-cell>
              <table:table-cell office:value-type="float" office:value="0.02149580616712">
                <text:p>0.021495806167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693887139264">
                <text:p>0.1693887139264</text:p>
              </table:table-cell>
              <table:table-cell office:value-type="float" office:value="0.01939319588422">
                <text:p>0.01939319588422</text:p>
              </table:table-cell>
              <table:table-cell office:value-type="float" office:value="0.2031142945412">
                <text:p>0.2031142945412</text:p>
              </table:table-cell>
              <table:table-cell office:value-type="float" office:value="0.02152822022662">
                <text:p>0.021528220226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691580683658">
                <text:p>0.1691580683658</text:p>
              </table:table-cell>
              <table:table-cell office:value-type="float" office:value="0.01931194452644">
                <text:p>0.01931194452644</text:p>
              </table:table-cell>
              <table:table-cell office:value-type="float" office:value="0.2038539120756">
                <text:p>0.2038539120756</text:p>
              </table:table-cell>
              <table:table-cell office:value-type="float" office:value="0.02151924454744">
                <text:p>0.02151924454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691625546252">
                <text:p>0.1691625546252</text:p>
              </table:table-cell>
              <table:table-cell office:value-type="float" office:value="0.01922408542646">
                <text:p>0.01922408542646</text:p>
              </table:table-cell>
              <table:table-cell office:value-type="float" office:value="0.2031121395886">
                <text:p>0.2031121395886</text:p>
              </table:table-cell>
              <table:table-cell office:value-type="float" office:value="0.0215366248315">
                <text:p>0.02153662483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683099245978">
                <text:p>0.1683099245978</text:p>
              </table:table-cell>
              <table:table-cell office:value-type="float" office:value="0.01918463092718">
                <text:p>0.01918463092718</text:p>
              </table:table-cell>
              <table:table-cell office:value-type="float" office:value="0.2039920913116">
                <text:p>0.2039920913116</text:p>
              </table:table-cell>
              <table:table-cell office:value-type="float" office:value="0.02155561743598">
                <text:p>0.021555617435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683757259306">
                <text:p>0.1683757259306</text:p>
              </table:table-cell>
              <table:table-cell office:value-type="float" office:value="0.01921090794164">
                <text:p>0.01921090794164</text:p>
              </table:table-cell>
              <table:table-cell office:value-type="float" office:value="0.2041241058308">
                <text:p>0.2041241058308</text:p>
              </table:table-cell>
              <table:table-cell office:value-type="float" office:value="0.02153553852802">
                <text:p>0.021535538528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68724608221">
                <text:p>0.168724608221</text:p>
              </table:table-cell>
              <table:table-cell office:value-type="float" office:value="0.01913189958266">
                <text:p>0.01913189958266</text:p>
              </table:table-cell>
              <table:table-cell office:value-type="float" office:value="0.2028357901022">
                <text:p>0.2028357901022</text:p>
              </table:table-cell>
              <table:table-cell office:value-type="float" office:value="0.02154602617522">
                <text:p>0.021546026175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67434025162">
                <text:p>0.167434025162</text:p>
              </table:table-cell>
              <table:table-cell office:value-type="float" office:value="0.01909582254576">
                <text:p>0.01909582254576</text:p>
              </table:table-cell>
              <table:table-cell office:value-type="float" office:value="0.2037133624146">
                <text:p>0.2037133624146</text:p>
              </table:table-cell>
              <table:table-cell office:value-type="float" office:value="0.02156271911674">
                <text:p>0.021562719116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681845547304">
                <text:p>0.1681845547304</text:p>
              </table:table-cell>
              <table:table-cell office:value-type="float" office:value="0.0190090293454">
                <text:p>0.0190090293454</text:p>
              </table:table-cell>
              <table:table-cell office:value-type="float" office:value="0.202895815089">
                <text:p>0.202895815089</text:p>
              </table:table-cell>
              <table:table-cell office:value-type="float" office:value="0.0215473498516">
                <text:p>0.02154734985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66864206634">
                <text:p>0.166864206634</text:p>
              </table:table-cell>
              <table:table-cell office:value-type="float" office:value="0.01895275193774">
                <text:p>0.01895275193774</text:p>
              </table:table-cell>
              <table:table-cell office:value-type="float" office:value="0.2029565875424">
                <text:p>0.2029565875424</text:p>
              </table:table-cell>
              <table:table-cell office:value-type="float" office:value="0.02154805506426">
                <text:p>0.021548055064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667454235896">
                <text:p>0.1667454235896</text:p>
              </table:table-cell>
              <table:table-cell office:value-type="float" office:value="0.01893097715762">
                <text:p>0.01893097715762</text:p>
              </table:table-cell>
              <table:table-cell office:value-type="float" office:value="0.202725292472">
                <text:p>0.202725292472</text:p>
              </table:table-cell>
              <table:table-cell office:value-type="float" office:value="0.02150396339982">
                <text:p>0.021503963399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663278935256">
                <text:p>0.1663278935256</text:p>
              </table:table-cell>
              <table:table-cell office:value-type="float" office:value="0.01888195452636">
                <text:p>0.01888195452636</text:p>
              </table:table-cell>
              <table:table-cell office:value-type="float" office:value="0.2034568553348">
                <text:p>0.2034568553348</text:p>
              </table:table-cell>
              <table:table-cell office:value-type="float" office:value="0.02155810393868">
                <text:p>0.021558103938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666471745052">
                <text:p>0.1666471745052</text:p>
              </table:table-cell>
              <table:table-cell office:value-type="float" office:value="0.01886110138068">
                <text:p>0.01886110138068</text:p>
              </table:table-cell>
              <table:table-cell office:value-type="float" office:value="0.2030615685698">
                <text:p>0.2030615685698</text:p>
              </table:table-cell>
              <table:table-cell office:value-type="float" office:value="0.02155336840904">
                <text:p>0.021553368409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66206420902">
                <text:p>0.166206420902</text:p>
              </table:table-cell>
              <table:table-cell office:value-type="float" office:value="0.01878579955198">
                <text:p>0.01878579955198</text:p>
              </table:table-cell>
              <table:table-cell office:value-type="float" office:value="0.2027126057386">
                <text:p>0.2027126057386</text:p>
              </table:table-cell>
              <table:table-cell office:value-type="float" office:value="0.0215863211188">
                <text:p>0.0215863211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655474957576">
                <text:p>0.1655474957576</text:p>
              </table:table-cell>
              <table:table-cell office:value-type="float" office:value="0.01875869832354">
                <text:p>0.01875869832354</text:p>
              </table:table-cell>
              <table:table-cell office:value-type="float" office:value="0.2025101919328">
                <text:p>0.2025101919328</text:p>
              </table:table-cell>
              <table:table-cell office:value-type="float" office:value="0.0215427964787">
                <text:p>0.02154279647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654486294428">
                <text:p>0.1654486294428</text:p>
              </table:table-cell>
              <table:table-cell office:value-type="float" office:value="0.01872223690574">
                <text:p>0.01872223690574</text:p>
              </table:table-cell>
              <table:table-cell office:value-type="float" office:value="0.2032292415158">
                <text:p>0.2032292415158</text:p>
              </table:table-cell>
              <table:table-cell office:value-type="float" office:value="0.02154667649662">
                <text:p>0.021546676496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650656306646">
                <text:p>0.1650656306646</text:p>
              </table:table-cell>
              <table:table-cell office:value-type="float" office:value="0.0186913915887">
                <text:p>0.0186913915887</text:p>
              </table:table-cell>
              <table:table-cell office:value-type="float" office:value="0.2030277399194">
                <text:p>0.2030277399194</text:p>
              </table:table-cell>
              <table:table-cell office:value-type="float" office:value="0.02152234288348">
                <text:p>0.02152234288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645911361656">
                <text:p>0.1645911361656</text:p>
              </table:table-cell>
              <table:table-cell office:value-type="float" office:value="0.01870318611242">
                <text:p>0.01870318611242</text:p>
              </table:table-cell>
              <table:table-cell office:value-type="float" office:value="0.2031433968876">
                <text:p>0.2031433968876</text:p>
              </table:table-cell>
              <table:table-cell office:value-type="float" office:value="0.02154825541936">
                <text:p>0.021548255419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646182114876">
                <text:p>0.1646182114876</text:p>
              </table:table-cell>
              <table:table-cell office:value-type="float" office:value="0.01862861060946">
                <text:p>0.01862861060946</text:p>
              </table:table-cell>
              <table:table-cell office:value-type="float" office:value="0.202813759435">
                <text:p>0.202813759435</text:p>
              </table:table-cell>
              <table:table-cell office:value-type="float" office:value="0.02156445583342">
                <text:p>0.021564455833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642913099866">
                <text:p>0.1642913099866</text:p>
              </table:table-cell>
              <table:table-cell office:value-type="float" office:value="0.0185767787081">
                <text:p>0.0185767787081</text:p>
              </table:table-cell>
              <table:table-cell office:value-type="float" office:value="0.2033109121">
                <text:p>0.2033109121</text:p>
              </table:table-cell>
              <table:table-cell office:value-type="float" office:value="0.0215747315475">
                <text:p>0.0215747315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637585612626">
                <text:p>0.1637585612626</text:p>
              </table:table-cell>
              <table:table-cell office:value-type="float" office:value="0.01859200946222">
                <text:p>0.01859200946222</text:p>
              </table:table-cell>
              <table:table-cell office:value-type="float" office:value="0.2029431954564">
                <text:p>0.2029431954564</text:p>
              </table:table-cell>
              <table:table-cell office:value-type="float" office:value="0.02157021753582">
                <text:p>0.021570217535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634252452122">
                <text:p>0.1634252452122</text:p>
              </table:table-cell>
              <table:table-cell office:value-type="float" office:value="0.018568901408">
                <text:p>0.018568901408</text:p>
              </table:table-cell>
              <table:table-cell office:value-type="float" office:value="0.2030883379622">
                <text:p>0.2030883379622</text:p>
              </table:table-cell>
              <table:table-cell office:value-type="float" office:value="0.02156729682898">
                <text:p>0.021567296828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633923586212">
                <text:p>0.1633923586212</text:p>
              </table:table-cell>
              <table:table-cell office:value-type="float" office:value="0.01856402978052">
                <text:p>0.01856402978052</text:p>
              </table:table-cell>
              <table:table-cell office:value-type="float" office:value="0.2030352683982">
                <text:p>0.2030352683982</text:p>
              </table:table-cell>
              <table:table-cell office:value-type="float" office:value="0.02157334577736">
                <text:p>0.021573345777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62712501622">
                <text:p>0.162712501622</text:p>
              </table:table-cell>
              <table:table-cell office:value-type="float" office:value="0.01852355961924">
                <text:p>0.01852355961924</text:p>
              </table:table-cell>
              <table:table-cell office:value-type="float" office:value="0.203294441433">
                <text:p>0.203294441433</text:p>
              </table:table-cell>
              <table:table-cell office:value-type="float" office:value="0.02157714054492">
                <text:p>0.02157714054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63343990656">
                <text:p>0.163343990656</text:p>
              </table:table-cell>
              <table:table-cell office:value-type="float" office:value="0.01850672772798">
                <text:p>0.01850672772798</text:p>
              </table:table-cell>
              <table:table-cell office:value-type="float" office:value="0.2031113427364">
                <text:p>0.2031113427364</text:p>
              </table:table-cell>
              <table:table-cell office:value-type="float" office:value="0.02159027335836">
                <text:p>0.02159027335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625464707134">
                <text:p>0.1625464707134</text:p>
              </table:table-cell>
              <table:table-cell office:value-type="float" office:value="0.01852714555668">
                <text:p>0.01852714555668</text:p>
              </table:table-cell>
              <table:table-cell office:value-type="float" office:value="0.203399878029">
                <text:p>0.203399878029</text:p>
              </table:table-cell>
              <table:table-cell office:value-type="float" office:value="0.02156462007116">
                <text:p>0.02156462007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623481208812">
                <text:p>0.1623481208812</text:p>
              </table:table-cell>
              <table:table-cell office:value-type="float" office:value="0.01846931378568">
                <text:p>0.01846931378568</text:p>
              </table:table-cell>
              <table:table-cell office:value-type="float" office:value="0.2031634969208">
                <text:p>0.2031634969208</text:p>
              </table:table-cell>
              <table:table-cell office:value-type="float" office:value="0.02156523240054">
                <text:p>0.021565232400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61877893839">
                <text:p>0.161877893839</text:p>
              </table:table-cell>
              <table:table-cell office:value-type="float" office:value="0.01848473322456">
                <text:p>0.01848473322456</text:p>
              </table:table-cell>
              <table:table-cell office:value-type="float" office:value="0.2025509266406">
                <text:p>0.2025509266406</text:p>
              </table:table-cell>
              <table:table-cell office:value-type="float" office:value="0.02158416783724">
                <text:p>0.021584167837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617093609362">
                <text:p>0.1617093609362</text:p>
              </table:table-cell>
              <table:table-cell office:value-type="float" office:value="0.01842877023552">
                <text:p>0.01842877023552</text:p>
              </table:table-cell>
              <table:table-cell office:value-type="float" office:value="0.2026113019732">
                <text:p>0.2026113019732</text:p>
              </table:table-cell>
              <table:table-cell office:value-type="float" office:value="0.02157031806622">
                <text:p>0.02157031806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6133453384">
                <text:p>0.16133453384</text:p>
              </table:table-cell>
              <table:table-cell office:value-type="float" office:value="0.01841685424534">
                <text:p>0.01841685424534</text:p>
              </table:table-cell>
              <table:table-cell office:value-type="float" office:value="0.2032466980232">
                <text:p>0.2032466980232</text:p>
              </table:table-cell>
              <table:table-cell office:value-type="float" office:value="0.0215763310835">
                <text:p>0.02157633108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61116029124">
                <text:p>0.161116029124</text:p>
              </table:table-cell>
              <table:table-cell office:value-type="float" office:value="0.01840440412038">
                <text:p>0.01840440412038</text:p>
              </table:table-cell>
              <table:table-cell office:value-type="float" office:value="0.2027120567748">
                <text:p>0.2027120567748</text:p>
              </table:table-cell>
              <table:table-cell office:value-type="float" office:value="0.02159799718884">
                <text:p>0.021597997188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605475900468">
                <text:p>0.1605475900468</text:p>
              </table:table-cell>
              <table:table-cell office:value-type="float" office:value="0.01842821036698">
                <text:p>0.01842821036698</text:p>
              </table:table-cell>
              <table:table-cell office:value-type="float" office:value="0.2035305678594">
                <text:p>0.2035305678594</text:p>
              </table:table-cell>
              <table:table-cell office:value-type="float" office:value="0.0215899354446">
                <text:p>0.02158993544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604756349944">
                <text:p>0.1604756349944</text:p>
              </table:table-cell>
              <table:table-cell office:value-type="float" office:value="0.01836769681996">
                <text:p>0.01836769681996</text:p>
              </table:table-cell>
              <table:table-cell office:value-type="float" office:value="0.2030588069744">
                <text:p>0.2030588069744</text:p>
              </table:table-cell>
              <table:table-cell office:value-type="float" office:value="0.02161779322188">
                <text:p>0.021617793221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59919862085">
                <text:p>0.159919862085</text:p>
              </table:table-cell>
              <table:table-cell office:value-type="float" office:value="0.01835731949046">
                <text:p>0.01835731949046</text:p>
              </table:table-cell>
              <table:table-cell office:value-type="float" office:value="0.2031998416586">
                <text:p>0.2031998416586</text:p>
              </table:table-cell>
              <table:table-cell office:value-type="float" office:value="0.02162929889674">
                <text:p>0.021629298896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598299920274">
                <text:p>0.1598299920274</text:p>
              </table:table-cell>
              <table:table-cell office:value-type="float" office:value="0.01833939304752">
                <text:p>0.01833939304752</text:p>
              </table:table-cell>
              <table:table-cell office:value-type="float" office:value="0.2034706489192">
                <text:p>0.2034706489192</text:p>
              </table:table-cell>
              <table:table-cell office:value-type="float" office:value="0.02160132548814">
                <text:p>0.021601325488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597380495476">
                <text:p>0.1597380495476</text:p>
              </table:table-cell>
              <table:table-cell office:value-type="float" office:value="0.01834537942266">
                <text:p>0.01834537942266</text:p>
              </table:table-cell>
              <table:table-cell office:value-type="float" office:value="0.2034077059962">
                <text:p>0.2034077059962</text:p>
              </table:table-cell>
              <table:table-cell office:value-type="float" office:value="0.02163850490072">
                <text:p>0.021638504900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588382923294">
                <text:p>0.1588382923294</text:p>
              </table:table-cell>
              <table:table-cell office:value-type="float" office:value="0.01839366148666">
                <text:p>0.01839366148666</text:p>
              </table:table-cell>
              <table:table-cell office:value-type="float" office:value="0.2027703047818">
                <text:p>0.2027703047818</text:p>
              </table:table-cell>
              <table:table-cell office:value-type="float" office:value="0.0216211242833">
                <text:p>0.02162112428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589492739876">
                <text:p>0.1589492739876</text:p>
              </table:table-cell>
              <table:table-cell office:value-type="float" office:value="0.01831782630884">
                <text:p>0.01831782630884</text:p>
              </table:table-cell>
              <table:table-cell office:value-type="float" office:value="0.2028023005218">
                <text:p>0.2028023005218</text:p>
              </table:table-cell>
              <table:table-cell office:value-type="float" office:value="0.02163229467126">
                <text:p>0.02163229467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585867343288">
                <text:p>0.1585867343288</text:p>
              </table:table-cell>
              <table:table-cell office:value-type="float" office:value="0.01834072367958">
                <text:p>0.01834072367958</text:p>
              </table:table-cell>
              <table:table-cell office:value-type="float" office:value="0.2026685443608">
                <text:p>0.2026685443608</text:p>
              </table:table-cell>
              <table:table-cell office:value-type="float" office:value="0.02163472358566">
                <text:p>0.02163472358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583616465164">
                <text:p>0.1583616465164</text:p>
              </table:table-cell>
              <table:table-cell office:value-type="float" office:value="0.01838410856178">
                <text:p>0.01838410856178</text:p>
              </table:table-cell>
              <table:table-cell office:value-type="float" office:value="0.2027547294262">
                <text:p>0.2027547294262</text:p>
              </table:table-cell>
              <table:table-cell office:value-type="float" office:value="0.02162172518932">
                <text:p>0.021621725189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581787595702">
                <text:p>0.1581787595702</text:p>
              </table:table-cell>
              <table:table-cell office:value-type="float" office:value="0.01827753577364">
                <text:p>0.01827753577364</text:p>
              </table:table-cell>
              <table:table-cell office:value-type="float" office:value="0.2028954660346">
                <text:p>0.2028954660346</text:p>
              </table:table-cell>
              <table:table-cell office:value-type="float" office:value="0.02164693454872">
                <text:p>0.02164693454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58397722595">
                <text:p>0.158397722595</text:p>
              </table:table-cell>
              <table:table-cell office:value-type="float" office:value="0.01831008521486">
                <text:p>0.01831008521486</text:p>
              </table:table-cell>
              <table:table-cell office:value-type="float" office:value="0.2028335075788">
                <text:p>0.2028335075788</text:p>
              </table:table-cell>
              <table:table-cell office:value-type="float" office:value="0.02161418205512">
                <text:p>0.021614182055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574992580916">
                <text:p>0.1574992580916</text:p>
              </table:table-cell>
              <table:table-cell office:value-type="float" office:value="0.01828996338088">
                <text:p>0.01828996338088</text:p>
              </table:table-cell>
              <table:table-cell office:value-type="float" office:value="0.203160520371">
                <text:p>0.203160520371</text:p>
              </table:table-cell>
              <table:table-cell office:value-type="float" office:value="0.0215922603134">
                <text:p>0.02159226031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572111322148">
                <text:p>0.1572111322148</text:p>
              </table:table-cell>
              <table:table-cell office:value-type="float" office:value="0.01828041315584">
                <text:p>0.01828041315584</text:p>
              </table:table-cell>
              <table:table-cell office:value-type="float" office:value="0.2028366550138">
                <text:p>0.2028366550138</text:p>
              </table:table-cell>
              <table:table-cell office:value-type="float" office:value="0.02160922945874">
                <text:p>0.021609229458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565495386842">
                <text:p>0.1565495386842</text:p>
              </table:table-cell>
              <table:table-cell office:value-type="float" office:value="0.01822182673948">
                <text:p>0.01822182673948</text:p>
              </table:table-cell>
              <table:table-cell office:value-type="float" office:value="0.202778963666">
                <text:p>0.202778963666</text:p>
              </table:table-cell>
              <table:table-cell office:value-type="float" office:value="0.02163739648952">
                <text:p>0.02163739648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567248063002">
                <text:p>0.1567248063002</text:p>
              </table:table-cell>
              <table:table-cell office:value-type="float" office:value="0.0182691942266">
                <text:p>0.0182691942266</text:p>
              </table:table-cell>
              <table:table-cell office:value-type="float" office:value="0.202583630429">
                <text:p>0.202583630429</text:p>
              </table:table-cell>
              <table:table-cell office:value-type="float" office:value="0.02165152664176">
                <text:p>0.021651526641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562303509642">
                <text:p>0.1562303509642</text:p>
              </table:table-cell>
              <table:table-cell office:value-type="float" office:value="0.01828708465718">
                <text:p>0.01828708465718</text:p>
              </table:table-cell>
              <table:table-cell office:value-type="float" office:value="0.2027615649586">
                <text:p>0.2027615649586</text:p>
              </table:table-cell>
              <table:table-cell office:value-type="float" office:value="0.0216425742878">
                <text:p>0.0216425742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560975498962">
                <text:p>0.1560975498962</text:p>
              </table:table-cell>
              <table:table-cell office:value-type="float" office:value="0.01825359862162">
                <text:p>0.01825359862162</text:p>
              </table:table-cell>
              <table:table-cell office:value-type="float" office:value="0.2032977710422">
                <text:p>0.2032977710422</text:p>
              </table:table-cell>
              <table:table-cell office:value-type="float" office:value="0.02163348538626">
                <text:p>0.021633485386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551818788972">
                <text:p>0.1551818788972</text:p>
              </table:table-cell>
              <table:table-cell office:value-type="float" office:value="0.01826555266358">
                <text:p>0.01826555266358</text:p>
              </table:table-cell>
              <table:table-cell office:value-type="float" office:value="0.2033100190946">
                <text:p>0.2033100190946</text:p>
              </table:table-cell>
              <table:table-cell office:value-type="float" office:value="0.02166139575018">
                <text:p>0.021661395750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549796714216">
                <text:p>0.1549796714216</text:p>
              </table:table-cell>
              <table:table-cell office:value-type="float" office:value="0.01826278577688">
                <text:p>0.01826278577688</text:p>
              </table:table-cell>
              <table:table-cell office:value-type="float" office:value="0.2025394247846">
                <text:p>0.2025394247846</text:p>
              </table:table-cell>
              <table:table-cell office:value-type="float" office:value="0.0216232243073">
                <text:p>0.02162322430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547548549848">
                <text:p>0.1547548549848</text:p>
              </table:table-cell>
              <table:table-cell office:value-type="float" office:value="0.0182619351107">
                <text:p>0.0182619351107</text:p>
              </table:table-cell>
              <table:table-cell office:value-type="float" office:value="0.2026966634792">
                <text:p>0.2026966634792</text:p>
              </table:table-cell>
              <table:table-cell office:value-type="float" office:value="0.02164961799354">
                <text:p>0.021649617993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544092322758">
                <text:p>0.1544092322758</text:p>
              </table:table-cell>
              <table:table-cell office:value-type="float" office:value="0.01825848674234">
                <text:p>0.01825848674234</text:p>
              </table:table-cell>
              <table:table-cell office:value-type="float" office:value="0.203129386796">
                <text:p>0.203129386796</text:p>
              </table:table-cell>
              <table:table-cell office:value-type="float" office:value="0.02165258067756">
                <text:p>0.021652580677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54093500992">
                <text:p>0.154093500992</text:p>
              </table:table-cell>
              <table:table-cell office:value-type="float" office:value="0.0182783941959">
                <text:p>0.0182783941959</text:p>
              </table:table-cell>
              <table:table-cell office:value-type="float" office:value="0.2029827450332">
                <text:p>0.2029827450332</text:p>
              </table:table-cell>
              <table:table-cell office:value-type="float" office:value="0.02166556769434">
                <text:p>0.021665567694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543199141066">
                <text:p>0.1543199141066</text:p>
              </table:table-cell>
              <table:table-cell office:value-type="float" office:value="0.01825576064588">
                <text:p>0.01825576064588</text:p>
              </table:table-cell>
              <table:table-cell office:value-type="float" office:value="0.2033136287468">
                <text:p>0.2033136287468</text:p>
              </table:table-cell>
              <table:table-cell office:value-type="float" office:value="0.0216666558913">
                <text:p>0.02166665589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534427466338">
                <text:p>0.1534427466338</text:p>
              </table:table-cell>
              <table:table-cell office:value-type="float" office:value="0.01827807022606">
                <text:p>0.01827807022606</text:p>
              </table:table-cell>
              <table:table-cell office:value-type="float" office:value="0.2029437336436">
                <text:p>0.2029437336436</text:p>
              </table:table-cell>
              <table:table-cell office:value-type="float" office:value="0.0216559213282">
                <text:p>0.02165592132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53112104721">
                <text:p>0.153112104721</text:p>
              </table:table-cell>
              <table:table-cell office:value-type="float" office:value="0.01825300722236">
                <text:p>0.01825300722236</text:p>
              </table:table-cell>
              <table:table-cell office:value-type="float" office:value="0.2033340989064">
                <text:p>0.2033340989064</text:p>
              </table:table-cell>
              <table:table-cell office:value-type="float" office:value="0.0216995957797">
                <text:p>0.02169959577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53017631915">
                <text:p>0.153017631915</text:p>
              </table:table-cell>
              <table:table-cell office:value-type="float" office:value="0.0182278216424">
                <text:p>0.0182278216424</text:p>
              </table:table-cell>
              <table:table-cell office:value-type="float" office:value="0.2029215971666">
                <text:p>0.2029215971666</text:p>
              </table:table-cell>
              <table:table-cell office:value-type="float" office:value="0.02169222157086">
                <text:p>0.021692221570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525304180678">
                <text:p>0.1525304180678</text:p>
              </table:table-cell>
              <table:table-cell office:value-type="float" office:value="0.0182358350108">
                <text:p>0.0182358350108</text:p>
              </table:table-cell>
              <table:table-cell office:value-type="float" office:value="0.203298209015">
                <text:p>0.203298209015</text:p>
              </table:table-cell>
              <table:table-cell office:value-type="float" office:value="0.02169056890976">
                <text:p>0.02169056890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517263395564">
                <text:p>0.1517263395564</text:p>
              </table:table-cell>
              <table:table-cell office:value-type="float" office:value="0.01824162796556">
                <text:p>0.01824162796556</text:p>
              </table:table-cell>
              <table:table-cell office:value-type="float" office:value="0.2036745760412">
                <text:p>0.2036745760412</text:p>
              </table:table-cell>
              <table:table-cell office:value-type="float" office:value="0.02169621335236">
                <text:p>0.02169621335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519190087886">
                <text:p>0.1519190087886</text:p>
              </table:table-cell>
              <table:table-cell office:value-type="float" office:value="0.01822887831822">
                <text:p>0.01822887831822</text:p>
              </table:table-cell>
              <table:table-cell office:value-type="float" office:value="0.2033230207406">
                <text:p>0.2033230207406</text:p>
              </table:table-cell>
              <table:table-cell office:value-type="float" office:value="0.02168768985798">
                <text:p>0.02168768985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512667103478">
                <text:p>0.1512667103478</text:p>
              </table:table-cell>
              <table:table-cell office:value-type="float" office:value="0.01823003385248">
                <text:p>0.01823003385248</text:p>
              </table:table-cell>
              <table:table-cell office:value-type="float" office:value="0.2028333063118">
                <text:p>0.2028333063118</text:p>
              </table:table-cell>
              <table:table-cell office:value-type="float" office:value="0.0216968207746">
                <text:p>0.02169682077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51687611645">
                <text:p>0.151687611645</text:p>
              </table:table-cell>
              <table:table-cell office:value-type="float" office:value="0.01822490715172">
                <text:p>0.01822490715172</text:p>
              </table:table-cell>
              <table:table-cell office:value-type="float" office:value="0.203010920936">
                <text:p>0.203010920936</text:p>
              </table:table-cell>
              <table:table-cell office:value-type="float" office:value="0.0216844193913">
                <text:p>0.02168441939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508099194434">
                <text:p>0.1508099194434</text:p>
              </table:table-cell>
              <table:table-cell office:value-type="float" office:value="0.0182267859182">
                <text:p>0.0182267859182</text:p>
              </table:table-cell>
              <table:table-cell office:value-type="float" office:value="0.2030181436632">
                <text:p>0.2030181436632</text:p>
              </table:table-cell>
              <table:table-cell office:value-type="float" office:value="0.02169461114374">
                <text:p>0.021694611143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511195772356">
                <text:p>0.1511195772356</text:p>
              </table:table-cell>
              <table:table-cell office:value-type="float" office:value="0.01827284718318">
                <text:p>0.01827284718318</text:p>
              </table:table-cell>
              <table:table-cell office:value-type="float" office:value="0.2032603495432">
                <text:p>0.2032603495432</text:p>
              </table:table-cell>
              <table:table-cell office:value-type="float" office:value="0.02168189168586">
                <text:p>0.021681891685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150220065947">
                <text:p>0.150220065947</text:p>
              </table:table-cell>
              <table:table-cell office:value-type="float" office:value="0.01822521809356">
                <text:p>0.01822521809356</text:p>
              </table:table-cell>
              <table:table-cell office:value-type="float" office:value="0.2038057144362">
                <text:p>0.2038057144362</text:p>
              </table:table-cell>
              <table:table-cell office:value-type="float" office:value="0.02170804987602">
                <text:p>0.021708049876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1499474177712">
                <text:p>0.1499474177712</text:p>
              </table:table-cell>
              <table:table-cell office:value-type="float" office:value="0.01824241153478">
                <text:p>0.01824241153478</text:p>
              </table:table-cell>
              <table:table-cell office:value-type="float" office:value="0.2030521402506">
                <text:p>0.2030521402506</text:p>
              </table:table-cell>
              <table:table-cell office:value-type="float" office:value="0.02168479232052">
                <text:p>0.021684792320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1497149647156">
                <text:p>0.1497149647156</text:p>
              </table:table-cell>
              <table:table-cell office:value-type="float" office:value="0.01821746761126">
                <text:p>0.01821746761126</text:p>
              </table:table-cell>
              <table:table-cell office:value-type="float" office:value="0.2031419297274">
                <text:p>0.2031419297274</text:p>
              </table:table-cell>
              <table:table-cell office:value-type="float" office:value="0.02169395804544">
                <text:p>0.021693958045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1501683853412">
                <text:p>0.1501683853412</text:p>
              </table:table-cell>
              <table:table-cell office:value-type="float" office:value="0.01820977708598">
                <text:p>0.01820977708598</text:p>
              </table:table-cell>
              <table:table-cell office:value-type="float" office:value="0.2029644993928">
                <text:p>0.2029644993928</text:p>
              </table:table-cell>
              <table:table-cell office:value-type="float" office:value="0.02170030975262">
                <text:p>0.021700309752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1491715326046">
                <text:p>0.1491715326046</text:p>
              </table:table-cell>
              <table:table-cell office:value-type="float" office:value="0.01823920550024">
                <text:p>0.01823920550024</text:p>
              </table:table-cell>
              <table:table-cell office:value-type="float" office:value="0.2032639217526">
                <text:p>0.2032639217526</text:p>
              </table:table-cell>
              <table:table-cell office:value-type="float" office:value="0.02170173540856">
                <text:p>0.021701735408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1494904675648">
                <text:p>0.1494904675648</text:p>
              </table:table-cell>
              <table:table-cell office:value-type="float" office:value="0.01823670079562">
                <text:p>0.01823670079562</text:p>
              </table:table-cell>
              <table:table-cell office:value-type="float" office:value="0.2032332345162">
                <text:p>0.2032332345162</text:p>
              </table:table-cell>
              <table:table-cell office:value-type="float" office:value="0.02169552343158">
                <text:p>0.021695523431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1484746194858">
                <text:p>0.1484746194858</text:p>
              </table:table-cell>
              <table:table-cell office:value-type="float" office:value="0.01820994374856">
                <text:p>0.01820994374856</text:p>
              </table:table-cell>
              <table:table-cell office:value-type="float" office:value="0.2024299341292">
                <text:p>0.2024299341292</text:p>
              </table:table-cell>
              <table:table-cell office:value-type="float" office:value="0.0216941889843">
                <text:p>0.02169418898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1478856766454">
                <text:p>0.1478856766454</text:p>
              </table:table-cell>
              <table:table-cell office:value-type="float" office:value="0.01823139308632">
                <text:p>0.01823139308632</text:p>
              </table:table-cell>
              <table:table-cell office:value-type="float" office:value="0.2034078097124">
                <text:p>0.2034078097124</text:p>
              </table:table-cell>
              <table:table-cell office:value-type="float" office:value="0.02170395305594">
                <text:p>0.021703953055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1477428544204">
                <text:p>0.1477428544204</text:p>
              </table:table-cell>
              <table:table-cell office:value-type="float" office:value="0.01823075285458">
                <text:p>0.01823075285458</text:p>
              </table:table-cell>
              <table:table-cell office:value-type="float" office:value="0.2030124041228">
                <text:p>0.2030124041228</text:p>
              </table:table-cell>
              <table:table-cell office:value-type="float" office:value="0.0217129342358">
                <text:p>0.02171293423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1474078726882">
                <text:p>0.1474078726882</text:p>
              </table:table-cell>
              <table:table-cell office:value-type="float" office:value="0.01820786366484">
                <text:p>0.01820786366484</text:p>
              </table:table-cell>
              <table:table-cell office:value-type="float" office:value="0.2031511791408">
                <text:p>0.2031511791408</text:p>
              </table:table-cell>
              <table:table-cell office:value-type="float" office:value="0.02171838869608">
                <text:p>0.021718388696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1465853093822">
                <text:p>0.1465853093822</text:p>
              </table:table-cell>
              <table:table-cell office:value-type="float" office:value="0.01822826706464">
                <text:p>0.01822826706464</text:p>
              </table:table-cell>
              <table:table-cell office:value-type="float" office:value="0.2031950521756">
                <text:p>0.2031950521756</text:p>
              </table:table-cell>
              <table:table-cell office:value-type="float" office:value="0.02171609816406">
                <text:p>0.021716098164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1470062973622">
                <text:p>0.1470062973622</text:p>
              </table:table-cell>
              <table:table-cell office:value-type="float" office:value="0.0182148328676">
                <text:p>0.0182148328676</text:p>
              </table:table-cell>
              <table:table-cell office:value-type="float" office:value="0.2035616950766">
                <text:p>0.2035616950766</text:p>
              </table:table-cell>
              <table:table-cell office:value-type="float" office:value="0.0217411491555">
                <text:p>0.02174114915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146466297655">
                <text:p>0.146466297655</text:p>
              </table:table-cell>
              <table:table-cell office:value-type="float" office:value="0.01823194307148">
                <text:p>0.01823194307148</text:p>
              </table:table-cell>
              <table:table-cell office:value-type="float" office:value="0.203313882801">
                <text:p>0.203313882801</text:p>
              </table:table-cell>
              <table:table-cell office:value-type="float" office:value="0.02171824494438">
                <text:p>0.021718244944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1458262931944">
                <text:p>0.1458262931944</text:p>
              </table:table-cell>
              <table:table-cell office:value-type="float" office:value="0.01825422900308">
                <text:p>0.01825422900308</text:p>
              </table:table-cell>
              <table:table-cell office:value-type="float" office:value="0.2034965329504">
                <text:p>0.2034965329504</text:p>
              </table:table-cell>
              <table:table-cell office:value-type="float" office:value="0.02173216146176">
                <text:p>0.02173216146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14547716068">
                <text:p>0.14547716068</text:p>
              </table:table-cell>
              <table:table-cell office:value-type="float" office:value="0.01822447401472">
                <text:p>0.01822447401472</text:p>
              </table:table-cell>
              <table:table-cell office:value-type="float" office:value="0.2030696090858">
                <text:p>0.2030696090858</text:p>
              </table:table-cell>
              <table:table-cell office:value-type="float" office:value="0.02174736872766">
                <text:p>0.021747368727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1451886365222">
                <text:p>0.1451886365222</text:p>
              </table:table-cell>
              <table:table-cell office:value-type="float" office:value="0.01823976657192">
                <text:p>0.01823976657192</text:p>
              </table:table-cell>
              <table:table-cell office:value-type="float" office:value="0.2031299261942">
                <text:p>0.2031299261942</text:p>
              </table:table-cell>
              <table:table-cell office:value-type="float" office:value="0.0217285407252">
                <text:p>0.02172854072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1449394788468">
                <text:p>0.1449394788468</text:p>
              </table:table-cell>
              <table:table-cell office:value-type="float" office:value="0.01822690771248">
                <text:p>0.01822690771248</text:p>
              </table:table-cell>
              <table:table-cell office:value-type="float" office:value="0.2032633860132">
                <text:p>0.2032633860132</text:p>
              </table:table-cell>
              <table:table-cell office:value-type="float" office:value="0.0217434953489">
                <text:p>0.02174349534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144772460279">
                <text:p>0.144772460279</text:p>
              </table:table-cell>
              <table:table-cell office:value-type="float" office:value="0.0182115495873">
                <text:p>0.0182115495873</text:p>
              </table:table-cell>
              <table:table-cell office:value-type="float" office:value="0.2027937493178">
                <text:p>0.2027937493178</text:p>
              </table:table-cell>
              <table:table-cell office:value-type="float" office:value="0.02174361975618">
                <text:p>0.021743619756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1440980497788">
                <text:p>0.1440980497788</text:p>
              </table:table-cell>
              <table:table-cell office:value-type="float" office:value="0.01823882648088">
                <text:p>0.01823882648088</text:p>
              </table:table-cell>
              <table:table-cell office:value-type="float" office:value="0.2036085638072">
                <text:p>0.2036085638072</text:p>
              </table:table-cell>
              <table:table-cell office:value-type="float" office:value="0.02175830161312">
                <text:p>0.02175830161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437614498446">
                <text:p>0.1437614498446</text:p>
              </table:table-cell>
              <table:table-cell office:value-type="float" office:value="0.018214365645">
                <text:p>0.018214365645</text:p>
              </table:table-cell>
              <table:table-cell office:value-type="float" office:value="0.2025380153928">
                <text:p>0.2025380153928</text:p>
              </table:table-cell>
              <table:table-cell office:value-type="float" office:value="0.02176313818184">
                <text:p>0.02176313818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1437304813018">
                <text:p>0.1437304813018</text:p>
              </table:table-cell>
              <table:table-cell office:value-type="float" office:value="0.0182355231434">
                <text:p>0.0182355231434</text:p>
              </table:table-cell>
              <table:table-cell office:value-type="float" office:value="0.2028391493926">
                <text:p>0.2028391493926</text:p>
              </table:table-cell>
              <table:table-cell office:value-type="float" office:value="0.02174724127616">
                <text:p>0.021747241276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1429226620322">
                <text:p>0.1429226620322</text:p>
              </table:table-cell>
              <table:table-cell office:value-type="float" office:value="0.01825603666762">
                <text:p>0.01825603666762</text:p>
              </table:table-cell>
              <table:table-cell office:value-type="float" office:value="0.2031473815302">
                <text:p>0.2031473815302</text:p>
              </table:table-cell>
              <table:table-cell office:value-type="float" office:value="0.02177172191098">
                <text:p>0.021771721910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1425590163448">
                <text:p>0.1425590163448</text:p>
              </table:table-cell>
              <table:table-cell office:value-type="float" office:value="0.01823228059862">
                <text:p>0.01823228059862</text:p>
              </table:table-cell>
              <table:table-cell office:value-type="float" office:value="0.2028338501936">
                <text:p>0.2028338501936</text:p>
              </table:table-cell>
              <table:table-cell office:value-type="float" office:value="0.02175406168298">
                <text:p>0.021754061682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1423999250658">
                <text:p>0.1423999250658</text:p>
              </table:table-cell>
              <table:table-cell office:value-type="float" office:value="0.01823964490092">
                <text:p>0.01823964490092</text:p>
              </table:table-cell>
              <table:table-cell office:value-type="float" office:value="0.2030816338912">
                <text:p>0.2030816338912</text:p>
              </table:table-cell>
              <table:table-cell office:value-type="float" office:value="0.02174577190084">
                <text:p>0.02174577190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1423534511212">
                <text:p>0.1423534511212</text:p>
              </table:table-cell>
              <table:table-cell office:value-type="float" office:value="0.01826004342442">
                <text:p>0.01826004342442</text:p>
              </table:table-cell>
              <table:table-cell office:value-type="float" office:value="0.2033969671522">
                <text:p>0.2033969671522</text:p>
              </table:table-cell>
              <table:table-cell office:value-type="float" office:value="0.02177156737398">
                <text:p>0.021771567373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1416634830982">
                <text:p>0.1416634830982</text:p>
              </table:table-cell>
              <table:table-cell office:value-type="float" office:value="0.01824490885104">
                <text:p>0.01824490885104</text:p>
              </table:table-cell>
              <table:table-cell office:value-type="float" office:value="0.2028032738082">
                <text:p>0.2028032738082</text:p>
              </table:table-cell>
              <table:table-cell office:value-type="float" office:value="0.02177100172472">
                <text:p>0.021771001724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1411916509806">
                <text:p>0.1411916509806</text:p>
              </table:table-cell>
              <table:table-cell office:value-type="float" office:value="0.01827109377276">
                <text:p>0.01827109377276</text:p>
              </table:table-cell>
              <table:table-cell office:value-type="float" office:value="0.202627956136">
                <text:p>0.202627956136</text:p>
              </table:table-cell>
              <table:table-cell office:value-type="float" office:value="0.02175748652884">
                <text:p>0.021757486528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1413940469768">
                <text:p>0.1413940469768</text:p>
              </table:table-cell>
              <table:table-cell office:value-type="float" office:value="0.01826570774548">
                <text:p>0.01826570774548</text:p>
              </table:table-cell>
              <table:table-cell office:value-type="float" office:value="0.2036485631216">
                <text:p>0.2036485631216</text:p>
              </table:table-cell>
              <table:table-cell office:value-type="float" office:value="0.02177284888686">
                <text:p>0.021772848886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1401734162928">
                <text:p>0.1401734162928</text:p>
              </table:table-cell>
              <table:table-cell office:value-type="float" office:value="0.01825832536956">
                <text:p>0.01825832536956</text:p>
              </table:table-cell>
              <table:table-cell office:value-type="float" office:value="0.2028025903868">
                <text:p>0.2028025903868</text:p>
              </table:table-cell>
              <table:table-cell office:value-type="float" office:value="0.02175560170274">
                <text:p>0.021755601702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1404222178798">
                <text:p>0.1404222178798</text:p>
              </table:table-cell>
              <table:table-cell office:value-type="float" office:value="0.01824127677476">
                <text:p>0.01824127677476</text:p>
              </table:table-cell>
              <table:table-cell office:value-type="float" office:value="0.2031389269648">
                <text:p>0.2031389269648</text:p>
              </table:table-cell>
              <table:table-cell office:value-type="float" office:value="0.02176275981188">
                <text:p>0.021762759811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1397247244122">
                <text:p>0.1397247244122</text:p>
              </table:table-cell>
              <table:table-cell office:value-type="float" office:value="0.01823948372472">
                <text:p>0.01823948372472</text:p>
              </table:table-cell>
              <table:table-cell office:value-type="float" office:value="0.2032017819584">
                <text:p>0.2032017819584</text:p>
              </table:table-cell>
              <table:table-cell office:value-type="float" office:value="0.02175695209196">
                <text:p>0.021756952091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1395057814974">
                <text:p>0.1395057814974</text:p>
              </table:table-cell>
              <table:table-cell office:value-type="float" office:value="0.01828437112464">
                <text:p>0.01828437112464</text:p>
              </table:table-cell>
              <table:table-cell office:value-type="float" office:value="0.2032308338684">
                <text:p>0.2032308338684</text:p>
              </table:table-cell>
              <table:table-cell office:value-type="float" office:value="0.02177805387484">
                <text:p>0.021778053874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1390425861254">
                <text:p>0.1390425861254</text:p>
              </table:table-cell>
              <table:table-cell office:value-type="float" office:value="0.01828513821694">
                <text:p>0.01828513821694</text:p>
              </table:table-cell>
              <table:table-cell office:value-type="float" office:value="0.2031638028468">
                <text:p>0.2031638028468</text:p>
              </table:table-cell>
              <table:table-cell office:value-type="float" office:value="0.02177816264646">
                <text:p>0.021778162646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1394154653936">
                <text:p>0.1394154653936</text:p>
              </table:table-cell>
              <table:table-cell office:value-type="float" office:value="0.01827556532256">
                <text:p>0.01827556532256</text:p>
              </table:table-cell>
              <table:table-cell office:value-type="float" office:value="0.2031617150072">
                <text:p>0.2031617150072</text:p>
              </table:table-cell>
              <table:table-cell office:value-type="float" office:value="0.0218069989114">
                <text:p>0.02180699891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1383096106666">
                <text:p>0.1383096106666</text:p>
              </table:table-cell>
              <table:table-cell office:value-type="float" office:value="0.01826851386502">
                <text:p>0.01826851386502</text:p>
              </table:table-cell>
              <table:table-cell office:value-type="float" office:value="0.2029496865446">
                <text:p>0.2029496865446</text:p>
              </table:table-cell>
              <table:table-cell office:value-type="float" office:value="0.0217801519428">
                <text:p>0.0217801519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1387019408454">
                <text:p>0.1387019408454</text:p>
              </table:table-cell>
              <table:table-cell office:value-type="float" office:value="0.01826648800884">
                <text:p>0.01826648800884</text:p>
              </table:table-cell>
              <table:table-cell office:value-type="float" office:value="0.2038689638954">
                <text:p>0.2038689638954</text:p>
              </table:table-cell>
              <table:table-cell office:value-type="float" office:value="0.02177254967704">
                <text:p>0.021772549677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373578227272">
                <text:p>0.1373578227272</text:p>
              </table:table-cell>
              <table:table-cell office:value-type="float" office:value="0.01826126825416">
                <text:p>0.01826126825416</text:p>
              </table:table-cell>
              <table:table-cell office:value-type="float" office:value="0.2028350317328">
                <text:p>0.2028350317328</text:p>
              </table:table-cell>
              <table:table-cell office:value-type="float" office:value="0.02177854699726">
                <text:p>0.021778546997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1370664937542">
                <text:p>0.1370664937542</text:p>
              </table:table-cell>
              <table:table-cell office:value-type="float" office:value="0.01825878364006">
                <text:p>0.01825878364006</text:p>
              </table:table-cell>
              <table:table-cell office:value-type="float" office:value="0.2029615539508">
                <text:p>0.2029615539508</text:p>
              </table:table-cell>
              <table:table-cell office:value-type="float" office:value="0.02178309148374">
                <text:p>0.02178309148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1368117980744">
                <text:p>0.1368117980744</text:p>
              </table:table-cell>
              <table:table-cell office:value-type="float" office:value="0.01827190210676">
                <text:p>0.01827190210676</text:p>
              </table:table-cell>
              <table:table-cell office:value-type="float" office:value="0.2032255151072">
                <text:p>0.2032255151072</text:p>
              </table:table-cell>
              <table:table-cell office:value-type="float" office:value="0.0217870685909">
                <text:p>0.02178706859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370401554932">
                <text:p>0.1370401554932</text:p>
              </table:table-cell>
              <table:table-cell office:value-type="float" office:value="0.0182769686278">
                <text:p>0.0182769686278</text:p>
              </table:table-cell>
              <table:table-cell office:value-type="float" office:value="0.2032800962436">
                <text:p>0.2032800962436</text:p>
              </table:table-cell>
              <table:table-cell office:value-type="float" office:value="0.02177937067996">
                <text:p>0.021779370679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1359031508036">
                <text:p>0.1359031508036</text:p>
              </table:table-cell>
              <table:table-cell office:value-type="float" office:value="0.01825862563018">
                <text:p>0.01825862563018</text:p>
              </table:table-cell>
              <table:table-cell office:value-type="float" office:value="0.2033831882606">
                <text:p>0.2033831882606</text:p>
              </table:table-cell>
              <table:table-cell office:value-type="float" office:value="0.02179506812882">
                <text:p>0.021795068128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356826941744">
                <text:p>0.1356826941744</text:p>
              </table:table-cell>
              <table:table-cell office:value-type="float" office:value="0.01826660739102">
                <text:p>0.01826660739102</text:p>
              </table:table-cell>
              <table:table-cell office:value-type="float" office:value="0.2035014425088">
                <text:p>0.2035014425088</text:p>
              </table:table-cell>
              <table:table-cell office:value-type="float" office:value="0.02179863787372">
                <text:p>0.021798637873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1349731929982">
                <text:p>0.1349731929982</text:p>
              </table:table-cell>
              <table:table-cell office:value-type="float" office:value="0.01824633527266">
                <text:p>0.01824633527266</text:p>
              </table:table-cell>
              <table:table-cell office:value-type="float" office:value="0.203004535934">
                <text:p>0.203004535934</text:p>
              </table:table-cell>
              <table:table-cell office:value-type="float" office:value="0.02180702247282">
                <text:p>0.021807022472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1353171292866">
                <text:p>0.1353171292866</text:p>
              </table:table-cell>
              <table:table-cell office:value-type="float" office:value="0.01825648044636">
                <text:p>0.01825648044636</text:p>
              </table:table-cell>
              <table:table-cell office:value-type="float" office:value="0.2030787008506">
                <text:p>0.2030787008506</text:p>
              </table:table-cell>
              <table:table-cell office:value-type="float" office:value="0.02178076495322">
                <text:p>0.02178076495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1344686766028">
                <text:p>0.1344686766028</text:p>
              </table:table-cell>
              <table:table-cell office:value-type="float" office:value="0.01824415779094">
                <text:p>0.01824415779094</text:p>
              </table:table-cell>
              <table:table-cell office:value-type="float" office:value="0.2041220470678">
                <text:p>0.2041220470678</text:p>
              </table:table-cell>
              <table:table-cell office:value-type="float" office:value="0.02178941623964">
                <text:p>0.021789416239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1344599623154">
                <text:p>0.1344599623154</text:p>
              </table:table-cell>
              <table:table-cell office:value-type="float" office:value="0.01827564473414">
                <text:p>0.01827564473414</text:p>
              </table:table-cell>
              <table:table-cell office:value-type="float" office:value="0.203688025889">
                <text:p>0.203688025889</text:p>
              </table:table-cell>
              <table:table-cell office:value-type="float" office:value="0.02180820697514">
                <text:p>0.021808206975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1338184358316">
                <text:p>0.1338184358316</text:p>
              </table:table-cell>
              <table:table-cell office:value-type="float" office:value="0.01828261325344">
                <text:p>0.01828261325344</text:p>
              </table:table-cell>
              <table:table-cell office:value-type="float" office:value="0.203297430586">
                <text:p>0.203297430586</text:p>
              </table:table-cell>
              <table:table-cell office:value-type="float" office:value="0.02181463377034">
                <text:p>0.021814633770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1336375287878">
                <text:p>0.1336375287878</text:p>
              </table:table-cell>
              <table:table-cell office:value-type="float" office:value="0.0182766301604">
                <text:p>0.0182766301604</text:p>
              </table:table-cell>
              <table:table-cell office:value-type="float" office:value="0.2031873779268">
                <text:p>0.2031873779268</text:p>
              </table:table-cell>
              <table:table-cell office:value-type="float" office:value="0.02179382659028">
                <text:p>0.021793826590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1330101773796">
                <text:p>0.1330101773796</text:p>
              </table:table-cell>
              <table:table-cell office:value-type="float" office:value="0.01827215281058">
                <text:p>0.01827215281058</text:p>
              </table:table-cell>
              <table:table-cell office:value-type="float" office:value="0.2031344050562">
                <text:p>0.2031344050562</text:p>
              </table:table-cell>
              <table:table-cell office:value-type="float" office:value="0.02180437028946">
                <text:p>0.021804370289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1325400734038">
                <text:p>0.1325400734038</text:p>
              </table:table-cell>
              <table:table-cell office:value-type="float" office:value="0.01829352377094">
                <text:p>0.01829352377094</text:p>
              </table:table-cell>
              <table:table-cell office:value-type="float" office:value="0.2033042394046">
                <text:p>0.2033042394046</text:p>
              </table:table-cell>
              <table:table-cell office:value-type="float" office:value="0.02180404919824">
                <text:p>0.021804049198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1317714863972">
                <text:p>0.1317714863972</text:p>
              </table:table-cell>
              <table:table-cell office:value-type="float" office:value="0.01827115735416">
                <text:p>0.01827115735416</text:p>
              </table:table-cell>
              <table:table-cell office:value-type="float" office:value="0.2031261393486">
                <text:p>0.2031261393486</text:p>
              </table:table-cell>
              <table:table-cell office:value-type="float" office:value="0.02181143625906">
                <text:p>0.021811436259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1316210508866">
                <text:p>0.1316210508866</text:p>
              </table:table-cell>
              <table:table-cell office:value-type="float" office:value="0.01829353096086">
                <text:p>0.01829353096086</text:p>
              </table:table-cell>
              <table:table-cell office:value-type="float" office:value="0.2029857896708">
                <text:p>0.2029857896708</text:p>
              </table:table-cell>
              <table:table-cell office:value-type="float" office:value="0.0218338640301">
                <text:p>0.02183386403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1311967166436">
                <text:p>0.1311967166436</text:p>
              </table:table-cell>
              <table:table-cell office:value-type="float" office:value="0.01827835862148">
                <text:p>0.01827835862148</text:p>
              </table:table-cell>
              <table:table-cell office:value-type="float" office:value="0.2040307200578">
                <text:p>0.2040307200578</text:p>
              </table:table-cell>
              <table:table-cell office:value-type="float" office:value="0.02182162066384">
                <text:p>0.021821620663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1308294883982">
                <text:p>0.1308294883982</text:p>
              </table:table-cell>
              <table:table-cell office:value-type="float" office:value="0.0183014171677">
                <text:p>0.0183014171677</text:p>
              </table:table-cell>
              <table:table-cell office:value-type="float" office:value="0.2030820017044">
                <text:p>0.2030820017044</text:p>
              </table:table-cell>
              <table:table-cell office:value-type="float" office:value="0.02182770553138">
                <text:p>0.02182770553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1305841327254">
                <text:p>0.1305841327254</text:p>
              </table:table-cell>
              <table:table-cell office:value-type="float" office:value="0.0182977982287">
                <text:p>0.0182977982287</text:p>
              </table:table-cell>
              <table:table-cell office:value-type="float" office:value="0.2033469596112">
                <text:p>0.2033469596112</text:p>
              </table:table-cell>
              <table:table-cell office:value-type="float" office:value="0.0218126482181">
                <text:p>0.02181264821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1299712660298">
                <text:p>0.1299712660298</text:p>
              </table:table-cell>
              <table:table-cell office:value-type="float" office:value="0.01830047425984">
                <text:p>0.01830047425984</text:p>
              </table:table-cell>
              <table:table-cell office:value-type="float" office:value="0.2028703894596">
                <text:p>0.2028703894596</text:p>
              </table:table-cell>
              <table:table-cell office:value-type="float" office:value="0.02182069905466">
                <text:p>0.021820699054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129829806984">
                <text:p>0.129829806984</text:p>
              </table:table-cell>
              <table:table-cell office:value-type="float" office:value="0.01829331978388">
                <text:p>0.01829331978388</text:p>
              </table:table-cell>
              <table:table-cell office:value-type="float" office:value="0.203276512558">
                <text:p>0.203276512558</text:p>
              </table:table-cell>
              <table:table-cell office:value-type="float" office:value="0.02180826502008">
                <text:p>0.021808265020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1298843439902">
                <text:p>0.1298843439902</text:p>
              </table:table-cell>
              <table:table-cell office:value-type="float" office:value="0.01832327473604">
                <text:p>0.01832327473604</text:p>
              </table:table-cell>
              <table:table-cell office:value-type="float" office:value="0.2035068308564">
                <text:p>0.2035068308564</text:p>
              </table:table-cell>
              <table:table-cell office:value-type="float" office:value="0.02183672002504">
                <text:p>0.021836720025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1289330919584">
                <text:p>0.1289330919584</text:p>
              </table:table-cell>
              <table:table-cell office:value-type="float" office:value="0.0183030052584">
                <text:p>0.0183030052584</text:p>
              </table:table-cell>
              <table:table-cell office:value-type="float" office:value="0.2026884280182">
                <text:p>0.2026884280182</text:p>
              </table:table-cell>
              <table:table-cell office:value-type="float" office:value="0.02182945526232">
                <text:p>0.021829455262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285250782646">
                <text:p>0.1285250782646</text:p>
              </table:table-cell>
              <table:table-cell office:value-type="float" office:value="0.01831828166656">
                <text:p>0.01831828166656</text:p>
              </table:table-cell>
              <table:table-cell office:value-type="float" office:value="0.2031061871558">
                <text:p>0.2031061871558</text:p>
              </table:table-cell>
              <table:table-cell office:value-type="float" office:value="0.02181266548434">
                <text:p>0.021812665484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1282847872886">
                <text:p>0.1282847872886</text:p>
              </table:table-cell>
              <table:table-cell office:value-type="float" office:value="0.01829095192418">
                <text:p>0.01829095192418</text:p>
              </table:table-cell>
              <table:table-cell office:value-type="float" office:value="0.2032719690888">
                <text:p>0.2032719690888</text:p>
              </table:table-cell>
              <table:table-cell office:value-type="float" office:value="0.02182915620964">
                <text:p>0.021829156209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1277978721618">
                <text:p>0.1277978721618</text:p>
              </table:table-cell>
              <table:table-cell office:value-type="float" office:value="0.01831724310046">
                <text:p>0.01831724310046</text:p>
              </table:table-cell>
              <table:table-cell office:value-type="float" office:value="0.2032879194302">
                <text:p>0.2032879194302</text:p>
              </table:table-cell>
              <table:table-cell office:value-type="float" office:value="0.02181473373394">
                <text:p>0.021814733733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1271086262892">
                <text:p>0.1271086262892</text:p>
              </table:table-cell>
              <table:table-cell office:value-type="float" office:value="0.01830760810922">
                <text:p>0.01830760810922</text:p>
              </table:table-cell>
              <table:table-cell office:value-type="float" office:value="0.2032462853894">
                <text:p>0.2032462853894</text:p>
              </table:table-cell>
              <table:table-cell office:value-type="float" office:value="0.0218051018463">
                <text:p>0.02180510184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127135900045">
                <text:p>0.127135900045</text:p>
              </table:table-cell>
              <table:table-cell office:value-type="float" office:value="0.01831733496396">
                <text:p>0.01831733496396</text:p>
              </table:table-cell>
              <table:table-cell office:value-type="float" office:value="0.2033686857576">
                <text:p>0.2033686857576</text:p>
              </table:table-cell>
              <table:table-cell office:value-type="float" office:value="0.0218271561031">
                <text:p>0.02182715610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1265968128726">
                <text:p>0.1265968128726</text:p>
              </table:table-cell>
              <table:table-cell office:value-type="float" office:value="0.01832210139512">
                <text:p>0.01832210139512</text:p>
              </table:table-cell>
              <table:table-cell office:value-type="float" office:value="0.2030892040384">
                <text:p>0.2030892040384</text:p>
              </table:table-cell>
              <table:table-cell office:value-type="float" office:value="0.02182271765796">
                <text:p>0.021822717657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1261586135104">
                <text:p>0.1261586135104</text:p>
              </table:table-cell>
              <table:table-cell office:value-type="float" office:value="0.01830852441998">
                <text:p>0.01830852441998</text:p>
              </table:table-cell>
              <table:table-cell office:value-type="float" office:value="0.2034854615004">
                <text:p>0.2034854615004</text:p>
              </table:table-cell>
              <table:table-cell office:value-type="float" office:value="0.02183732148642">
                <text:p>0.021837321486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1259773876694">
                <text:p>0.1259773876694</text:p>
              </table:table-cell>
              <table:table-cell office:value-type="float" office:value="0.01831835504178">
                <text:p>0.01831835504178</text:p>
              </table:table-cell>
              <table:table-cell office:value-type="float" office:value="0.2037167504434">
                <text:p>0.2037167504434</text:p>
              </table:table-cell>
              <table:table-cell office:value-type="float" office:value="0.0218340253047">
                <text:p>0.02183402530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125153359865">
                <text:p>0.125153359865</text:p>
              </table:table-cell>
              <table:table-cell office:value-type="float" office:value="0.01830676127852">
                <text:p>0.01830676127852</text:p>
              </table:table-cell>
              <table:table-cell office:value-type="float" office:value="0.2027859161716">
                <text:p>0.2027859161716</text:p>
              </table:table-cell>
              <table:table-cell office:value-type="float" office:value="0.02184648818938">
                <text:p>0.021846488189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1245127412966">
                <text:p>0.1245127412966</text:p>
              </table:table-cell>
              <table:table-cell office:value-type="float" office:value="0.01834753355208">
                <text:p>0.01834753355208</text:p>
              </table:table-cell>
              <table:table-cell office:value-type="float" office:value="0.2026735795124">
                <text:p>0.2026735795124</text:p>
              </table:table-cell>
              <table:table-cell office:value-type="float" office:value="0.02184072687594">
                <text:p>0.021840726875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1243908503932">
                <text:p>0.1243908503932</text:p>
              </table:table-cell>
              <table:table-cell office:value-type="float" office:value="0.01830804863534">
                <text:p>0.01830804863534</text:p>
              </table:table-cell>
              <table:table-cell office:value-type="float" office:value="0.2036935879072">
                <text:p>0.2036935879072</text:p>
              </table:table-cell>
              <table:table-cell office:value-type="float" office:value="0.02189059458516">
                <text:p>0.021890594585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1243626362144">
                <text:p>0.1243626362144</text:p>
              </table:table-cell>
              <table:table-cell office:value-type="float" office:value="0.0183314424624">
                <text:p>0.0183314424624</text:p>
              </table:table-cell>
              <table:table-cell office:value-type="float" office:value="0.2031908378264">
                <text:p>0.2031908378264</text:p>
              </table:table-cell>
              <table:table-cell office:value-type="float" office:value="0.02187385195932">
                <text:p>0.021873851959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1230901829574">
                <text:p>0.1230901829574</text:p>
              </table:table-cell>
              <table:table-cell office:value-type="float" office:value="0.01833296166154">
                <text:p>0.01833296166154</text:p>
              </table:table-cell>
              <table:table-cell office:value-type="float" office:value="0.2035799437012">
                <text:p>0.2035799437012</text:p>
              </table:table-cell>
              <table:table-cell office:value-type="float" office:value="0.0218742136351">
                <text:p>0.02187421363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1232290530194">
                <text:p>0.1232290530194</text:p>
              </table:table-cell>
              <table:table-cell office:value-type="float" office:value="0.01833651441362">
                <text:p>0.01833651441362</text:p>
              </table:table-cell>
              <table:table-cell office:value-type="float" office:value="0.20379674182">
                <text:p>0.20379674182</text:p>
              </table:table-cell>
              <table:table-cell office:value-type="float" office:value="0.02187066377836">
                <text:p>0.021870663778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1226152920222">
                <text:p>0.1226152920222</text:p>
              </table:table-cell>
              <table:table-cell office:value-type="float" office:value="0.0183322653705">
                <text:p>0.0183322653705</text:p>
              </table:table-cell>
              <table:table-cell office:value-type="float" office:value="0.203752687438">
                <text:p>0.203752687438</text:p>
              </table:table-cell>
              <table:table-cell office:value-type="float" office:value="0.02187124846064">
                <text:p>0.021871248460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1222862084714">
                <text:p>0.1222862084714</text:p>
              </table:table-cell>
              <table:table-cell office:value-type="float" office:value="0.01832273519232">
                <text:p>0.01832273519232</text:p>
              </table:table-cell>
              <table:table-cell office:value-type="float" office:value="0.2034525722214">
                <text:p>0.2034525722214</text:p>
              </table:table-cell>
              <table:table-cell office:value-type="float" office:value="0.02186367407484">
                <text:p>0.021863674074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1214766142428">
                <text:p>0.1214766142428</text:p>
              </table:table-cell>
              <table:table-cell office:value-type="float" office:value="0.01832467323112">
                <text:p>0.01832467323112</text:p>
              </table:table-cell>
              <table:table-cell office:value-type="float" office:value="0.2035527597676">
                <text:p>0.2035527597676</text:p>
              </table:table-cell>
              <table:table-cell office:value-type="float" office:value="0.02186944029942">
                <text:p>0.021869440299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1211600081798">
                <text:p>0.1211600081798</text:p>
              </table:table-cell>
              <table:table-cell office:value-type="float" office:value="0.01832693294304">
                <text:p>0.01832693294304</text:p>
              </table:table-cell>
              <table:table-cell office:value-type="float" office:value="0.203134980421">
                <text:p>0.203134980421</text:p>
              </table:table-cell>
              <table:table-cell office:value-type="float" office:value="0.02186855955784">
                <text:p>0.021868559557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120904319406">
                <text:p>0.120904319406</text:p>
              </table:table-cell>
              <table:table-cell office:value-type="float" office:value="0.01832895104418">
                <text:p>0.01832895104418</text:p>
              </table:table-cell>
              <table:table-cell office:value-type="float" office:value="0.2031192297502">
                <text:p>0.2031192297502</text:p>
              </table:table-cell>
              <table:table-cell office:value-type="float" office:value="0.0218749568634">
                <text:p>0.02187495686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1203973644202">
                <text:p>0.1203973644202</text:p>
              </table:table-cell>
              <table:table-cell office:value-type="float" office:value="0.01835044136764">
                <text:p>0.01835044136764</text:p>
              </table:table-cell>
              <table:table-cell office:value-type="float" office:value="0.2031849943684">
                <text:p>0.2031849943684</text:p>
              </table:table-cell>
              <table:table-cell office:value-type="float" office:value="0.021885515251">
                <text:p>0.0218855152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1202167539072">
                <text:p>0.1202167539072</text:p>
              </table:table-cell>
              <table:table-cell office:value-type="float" office:value="0.0183489650474">
                <text:p>0.0183489650474</text:p>
              </table:table-cell>
              <table:table-cell office:value-type="float" office:value="0.2027418364146">
                <text:p>0.2027418364146</text:p>
              </table:table-cell>
              <table:table-cell office:value-type="float" office:value="0.02189647632296">
                <text:p>0.021896476322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1198486885728">
                <text:p>0.1198486885728</text:p>
              </table:table-cell>
              <table:table-cell office:value-type="float" office:value="0.01834011335686">
                <text:p>0.01834011335686</text:p>
              </table:table-cell>
              <table:table-cell office:value-type="float" office:value="0.2033209964516">
                <text:p>0.2033209964516</text:p>
              </table:table-cell>
              <table:table-cell office:value-type="float" office:value="0.02187779233928">
                <text:p>0.021877792339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1190610313642">
                <text:p>0.1190610313642</text:p>
              </table:table-cell>
              <table:table-cell office:value-type="float" office:value="0.01834400606764">
                <text:p>0.01834400606764</text:p>
              </table:table-cell>
              <table:table-cell office:value-type="float" office:value="0.2033400188344">
                <text:p>0.2033400188344</text:p>
              </table:table-cell>
              <table:table-cell office:value-type="float" office:value="0.02187527306504">
                <text:p>0.021875273065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1184842512118">
                <text:p>0.1184842512118</text:p>
              </table:table-cell>
              <table:table-cell office:value-type="float" office:value="0.0183345163524">
                <text:p>0.0183345163524</text:p>
              </table:table-cell>
              <table:table-cell office:value-type="float" office:value="0.2036759370738">
                <text:p>0.2036759370738</text:p>
              </table:table-cell>
              <table:table-cell office:value-type="float" office:value="0.02189867480578">
                <text:p>0.021898674805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1184009962704">
                <text:p>0.1184009962704</text:p>
              </table:table-cell>
              <table:table-cell office:value-type="float" office:value="0.0183556355819">
                <text:p>0.0183556355819</text:p>
              </table:table-cell>
              <table:table-cell office:value-type="float" office:value="0.202903020971">
                <text:p>0.202903020971</text:p>
              </table:table-cell>
              <table:table-cell office:value-type="float" office:value="0.02187607485138">
                <text:p>0.021876074851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117777925595">
                <text:p>0.117777925595</text:p>
              </table:table-cell>
              <table:table-cell office:value-type="float" office:value="0.01833901827378">
                <text:p>0.01833901827378</text:p>
              </table:table-cell>
              <table:table-cell office:value-type="float" office:value="0.2032068216086">
                <text:p>0.2032068216086</text:p>
              </table:table-cell>
              <table:table-cell office:value-type="float" office:value="0.02186735641476">
                <text:p>0.021867356414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117284346466">
                <text:p>0.117284346466</text:p>
              </table:table-cell>
              <table:table-cell office:value-type="float" office:value="0.01834380866628">
                <text:p>0.01834380866628</text:p>
              </table:table-cell>
              <table:table-cell office:value-type="float" office:value="0.2027994622274">
                <text:p>0.2027994622274</text:p>
              </table:table-cell>
              <table:table-cell office:value-type="float" office:value="0.0218723496621">
                <text:p>0.02187234966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1165559232144">
                <text:p>0.1165559232144</text:p>
              </table:table-cell>
              <table:table-cell office:value-type="float" office:value="0.01835129047024">
                <text:p>0.01835129047024</text:p>
              </table:table-cell>
              <table:table-cell office:value-type="float" office:value="0.2027575745196">
                <text:p>0.2027575745196</text:p>
              </table:table-cell>
              <table:table-cell office:value-type="float" office:value="0.02185413625596">
                <text:p>0.021854136255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1159318845908">
                <text:p>0.1159318845908</text:p>
              </table:table-cell>
              <table:table-cell office:value-type="float" office:value="0.01833614939174">
                <text:p>0.01833614939174</text:p>
              </table:table-cell>
              <table:table-cell office:value-type="float" office:value="0.203349012845">
                <text:p>0.203349012845</text:p>
              </table:table-cell>
              <table:table-cell office:value-type="float" office:value="0.0218738714154">
                <text:p>0.02187387141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1160186529016">
                <text:p>0.1160186529016</text:p>
              </table:table-cell>
              <table:table-cell office:value-type="float" office:value="0.0183724817396">
                <text:p>0.0183724817396</text:p>
              </table:table-cell>
              <table:table-cell office:value-type="float" office:value="0.2030315544528">
                <text:p>0.2030315544528</text:p>
              </table:table-cell>
              <table:table-cell office:value-type="float" office:value="0.02187541293816">
                <text:p>0.021875412938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1153671115714">
                <text:p>0.1153671115714</text:p>
              </table:table-cell>
              <table:table-cell office:value-type="float" office:value="0.01834661768196">
                <text:p>0.01834661768196</text:p>
              </table:table-cell>
              <table:table-cell office:value-type="float" office:value="0.2032471199658">
                <text:p>0.2032471199658</text:p>
              </table:table-cell>
              <table:table-cell office:value-type="float" office:value="0.02188199291046">
                <text:p>0.021881992910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114946241504">
                <text:p>0.114946241504</text:p>
              </table:table-cell>
              <table:table-cell office:value-type="float" office:value="0.01835925197636">
                <text:p>0.01835925197636</text:p>
              </table:table-cell>
              <table:table-cell office:value-type="float" office:value="0.203705081438">
                <text:p>0.203705081438</text:p>
              </table:table-cell>
              <table:table-cell office:value-type="float" office:value="0.02188465053064">
                <text:p>0.021884650530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1145057081636">
                <text:p>0.1145057081636</text:p>
              </table:table-cell>
              <table:table-cell office:value-type="float" office:value="0.01836651555844">
                <text:p>0.01836651555844</text:p>
              </table:table-cell>
              <table:table-cell office:value-type="float" office:value="0.2030275553458">
                <text:p>0.2030275553458</text:p>
              </table:table-cell>
              <table:table-cell office:value-type="float" office:value="0.02186099386118">
                <text:p>0.021860993861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113806576016">
                <text:p>0.113806576016</text:p>
              </table:table-cell>
              <table:table-cell office:value-type="float" office:value="0.0183738607671">
                <text:p>0.0183738607671</text:p>
              </table:table-cell>
              <table:table-cell office:value-type="float" office:value="0.203102028329">
                <text:p>0.203102028329</text:p>
              </table:table-cell>
              <table:table-cell office:value-type="float" office:value="0.02188264062542">
                <text:p>0.021882640625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1137960608638">
                <text:p>0.1137960608638</text:p>
              </table:table-cell>
              <table:table-cell office:value-type="float" office:value="0.01835921631362">
                <text:p>0.01835921631362</text:p>
              </table:table-cell>
              <table:table-cell office:value-type="float" office:value="0.2037769534734">
                <text:p>0.2037769534734</text:p>
              </table:table-cell>
              <table:table-cell office:value-type="float" office:value="0.02188059606976">
                <text:p>0.021880596069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1128918827844">
                <text:p>0.1128918827844</text:p>
              </table:table-cell>
              <table:table-cell office:value-type="float" office:value="0.01837013853868">
                <text:p>0.01837013853868</text:p>
              </table:table-cell>
              <table:table-cell office:value-type="float" office:value="0.2035184354344">
                <text:p>0.2035184354344</text:p>
              </table:table-cell>
              <table:table-cell office:value-type="float" office:value="0.02187391593376">
                <text:p>0.021873915933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1124994059134">
                <text:p>0.1124994059134</text:p>
              </table:table-cell>
              <table:table-cell office:value-type="float" office:value="0.0183696302941">
                <text:p>0.0183696302941</text:p>
              </table:table-cell>
              <table:table-cell office:value-type="float" office:value="0.203416835432">
                <text:p>0.203416835432</text:p>
              </table:table-cell>
              <table:table-cell office:value-type="float" office:value="0.02188871119936">
                <text:p>0.021888711199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1118012540714">
                <text:p>0.1118012540714</text:p>
              </table:table-cell>
              <table:table-cell office:value-type="float" office:value="0.01837297105484">
                <text:p>0.01837297105484</text:p>
              </table:table-cell>
              <table:table-cell office:value-type="float" office:value="0.2031146552994">
                <text:p>0.2031146552994</text:p>
              </table:table-cell>
              <table:table-cell office:value-type="float" office:value="0.0218992925138">
                <text:p>0.02189929251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1119505481912">
                <text:p>0.1119505481912</text:p>
              </table:table-cell>
              <table:table-cell office:value-type="float" office:value="0.01840211885558">
                <text:p>0.01840211885558</text:p>
              </table:table-cell>
              <table:table-cell office:value-type="float" office:value="0.2030480541436">
                <text:p>0.2030480541436</text:p>
              </table:table-cell>
              <table:table-cell office:value-type="float" office:value="0.02187155866052">
                <text:p>0.021871558660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1110398227244">
                <text:p>0.1110398227244</text:p>
              </table:table-cell>
              <table:table-cell office:value-type="float" office:value="0.01837750887122">
                <text:p>0.01837750887122</text:p>
              </table:table-cell>
              <table:table-cell office:value-type="float" office:value="0.2033469295944">
                <text:p>0.2033469295944</text:p>
              </table:table-cell>
              <table:table-cell office:value-type="float" office:value="0.0218886038332">
                <text:p>0.02188860383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1102939565476">
                <text:p>0.1102939565476</text:p>
              </table:table-cell>
              <table:table-cell office:value-type="float" office:value="0.0183879961546">
                <text:p>0.0183879961546</text:p>
              </table:table-cell>
              <table:table-cell office:value-type="float" office:value="0.2027399152322">
                <text:p>0.2027399152322</text:p>
              </table:table-cell>
              <table:table-cell office:value-type="float" office:value="0.0218923322011">
                <text:p>0.02189233220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1098886438626">
                <text:p>0.1098886438626</text:p>
              </table:table-cell>
              <table:table-cell office:value-type="float" office:value="0.01839633840244">
                <text:p>0.01839633840244</text:p>
              </table:table-cell>
              <table:table-cell office:value-type="float" office:value="0.2031131068356">
                <text:p>0.2031131068356</text:p>
              </table:table-cell>
              <table:table-cell office:value-type="float" office:value="0.02188647377234">
                <text:p>0.021886473772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1092692304242">
                <text:p>0.1092692304242</text:p>
              </table:table-cell>
              <table:table-cell office:value-type="float" office:value="0.01839025947162">
                <text:p>0.01839025947162</text:p>
              </table:table-cell>
              <table:table-cell office:value-type="float" office:value="0.203201323579">
                <text:p>0.203201323579</text:p>
              </table:table-cell>
              <table:table-cell office:value-type="float" office:value="0.0218865194993">
                <text:p>0.02188651949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1086552143786">
                <text:p>0.1086552143786</text:p>
              </table:table-cell>
              <table:table-cell office:value-type="float" office:value="0.0184028480349">
                <text:p>0.0184028480349</text:p>
              </table:table-cell>
              <table:table-cell office:value-type="float" office:value="0.2027574721872">
                <text:p>0.2027574721872</text:p>
              </table:table-cell>
              <table:table-cell office:value-type="float" office:value="0.0218748599402">
                <text:p>0.02187485994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1081860034936">
                <text:p>0.1081860034936</text:p>
              </table:table-cell>
              <table:table-cell office:value-type="float" office:value="0.01838415212602">
                <text:p>0.01838415212602</text:p>
              </table:table-cell>
              <table:table-cell office:value-type="float" office:value="0.2030405907434">
                <text:p>0.2030405907434</text:p>
              </table:table-cell>
              <table:table-cell office:value-type="float" office:value="0.0218835920893">
                <text:p>0.02188359208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107897717656">
                <text:p>0.107897717656</text:p>
              </table:table-cell>
              <table:table-cell office:value-type="float" office:value="0.01838277344532">
                <text:p>0.01838277344532</text:p>
              </table:table-cell>
              <table:table-cell office:value-type="float" office:value="0.2029712290224">
                <text:p>0.2029712290224</text:p>
              </table:table-cell>
              <table:table-cell office:value-type="float" office:value="0.02188776247524">
                <text:p>0.021887762475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1071369323976">
                <text:p>0.1071369323976</text:p>
              </table:table-cell>
              <table:table-cell office:value-type="float" office:value="0.01839695338464">
                <text:p>0.01839695338464</text:p>
              </table:table-cell>
              <table:table-cell office:value-type="float" office:value="0.2028877391508">
                <text:p>0.2028877391508</text:p>
              </table:table-cell>
              <table:table-cell office:value-type="float" office:value="0.0219049393757">
                <text:p>0.02190493937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1067083357226">
                <text:p>0.1067083357226</text:p>
              </table:table-cell>
              <table:table-cell office:value-type="float" office:value="0.0183950813649">
                <text:p>0.0183950813649</text:p>
              </table:table-cell>
              <table:table-cell office:value-type="float" office:value="0.203154050762">
                <text:p>0.203154050762</text:p>
              </table:table-cell>
              <table:table-cell office:value-type="float" office:value="0.0219070092973">
                <text:p>0.02190700929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1062008321912">
                <text:p>0.1062008321912</text:p>
              </table:table-cell>
              <table:table-cell office:value-type="float" office:value="0.01840360108906">
                <text:p>0.01840360108906</text:p>
              </table:table-cell>
              <table:table-cell office:value-type="float" office:value="0.2043381095478">
                <text:p>0.2043381095478</text:p>
              </table:table-cell>
              <table:table-cell office:value-type="float" office:value="0.0218904061159">
                <text:p>0.02189040611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1055828242274">
                <text:p>0.1055828242274</text:p>
              </table:table-cell>
              <table:table-cell office:value-type="float" office:value="0.01841612757508">
                <text:p>0.01841612757508</text:p>
              </table:table-cell>
              <table:table-cell office:value-type="float" office:value="0.203654151323">
                <text:p>0.203654151323</text:p>
              </table:table-cell>
              <table:table-cell office:value-type="float" office:value="0.02190757764976">
                <text:p>0.021907577649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054310032236">
                <text:p>0.1054310032236</text:p>
              </table:table-cell>
              <table:table-cell office:value-type="float" office:value="0.01838587066716">
                <text:p>0.01838587066716</text:p>
              </table:table-cell>
              <table:table-cell office:value-type="float" office:value="0.2033155345978">
                <text:p>0.2033155345978</text:p>
              </table:table-cell>
              <table:table-cell office:value-type="float" office:value="0.0219107557488">
                <text:p>0.02191075574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1046700712812">
                <text:p>0.1046700712812</text:p>
              </table:table-cell>
              <table:table-cell office:value-type="float" office:value="0.01840093419256">
                <text:p>0.01840093419256</text:p>
              </table:table-cell>
              <table:table-cell office:value-type="float" office:value="0.2030524528256">
                <text:p>0.2030524528256</text:p>
              </table:table-cell>
              <table:table-cell office:value-type="float" office:value="0.02191750100988">
                <text:p>0.021917501009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1043919425972">
                <text:p>0.1043919425972</text:p>
              </table:table-cell>
              <table:table-cell office:value-type="float" office:value="0.01840573050432">
                <text:p>0.01840573050432</text:p>
              </table:table-cell>
              <table:table-cell office:value-type="float" office:value="0.202966651655">
                <text:p>0.202966651655</text:p>
              </table:table-cell>
              <table:table-cell office:value-type="float" office:value="0.02191015666186">
                <text:p>0.021910156661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1035223912812">
                <text:p>0.1035223912812</text:p>
              </table:table-cell>
              <table:table-cell office:value-type="float" office:value="0.01840366336652">
                <text:p>0.01840366336652</text:p>
              </table:table-cell>
              <table:table-cell office:value-type="float" office:value="0.2031564868678">
                <text:p>0.2031564868678</text:p>
              </table:table-cell>
              <table:table-cell office:value-type="float" office:value="0.0219093046174">
                <text:p>0.02190930461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1026302350404">
                <text:p>0.1026302350404</text:p>
              </table:table-cell>
              <table:table-cell office:value-type="float" office:value="0.0184024694011">
                <text:p>0.0184024694011</text:p>
              </table:table-cell>
              <table:table-cell office:value-type="float" office:value="0.2034080599936">
                <text:p>0.2034080599936</text:p>
              </table:table-cell>
              <table:table-cell office:value-type="float" office:value="0.02191530352948">
                <text:p>0.021915303529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1022762481396">
                <text:p>0.1022762481396</text:p>
              </table:table-cell>
              <table:table-cell office:value-type="float" office:value="0.01840538120622">
                <text:p>0.01840538120622</text:p>
              </table:table-cell>
              <table:table-cell office:value-type="float" office:value="0.2027780699906">
                <text:p>0.2027780699906</text:p>
              </table:table-cell>
              <table:table-cell office:value-type="float" office:value="0.02192347544298">
                <text:p>0.02192347544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101813880341">
                <text:p>0.101813880341</text:p>
              </table:table-cell>
              <table:table-cell office:value-type="float" office:value="0.01841188922266">
                <text:p>0.01841188922266</text:p>
              </table:table-cell>
              <table:table-cell office:value-type="float" office:value="0.2026955286152">
                <text:p>0.2026955286152</text:p>
              </table:table-cell>
              <table:table-cell office:value-type="float" office:value="0.02191810161606">
                <text:p>0.021918101616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1010479138148">
                <text:p>0.1010479138148</text:p>
              </table:table-cell>
              <table:table-cell office:value-type="float" office:value="0.01840185569192">
                <text:p>0.01840185569192</text:p>
              </table:table-cell>
              <table:table-cell office:value-type="float" office:value="0.203200434124">
                <text:p>0.203200434124</text:p>
              </table:table-cell>
              <table:table-cell office:value-type="float" office:value="0.02193773927724">
                <text:p>0.021937739277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1005509578942">
                <text:p>0.1005509578942</text:p>
              </table:table-cell>
              <table:table-cell office:value-type="float" office:value="0.01841834210808">
                <text:p>0.01841834210808</text:p>
              </table:table-cell>
              <table:table-cell office:value-type="float" office:value="0.2033925606494">
                <text:p>0.2033925606494</text:p>
              </table:table-cell>
              <table:table-cell office:value-type="float" office:value="0.02193948304338">
                <text:p>0.021939483043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9991751432832">
                <text:p>0.09991751432832</text:p>
              </table:table-cell>
              <table:table-cell office:value-type="float" office:value="0.01842235981566">
                <text:p>0.01842235981566</text:p>
              </table:table-cell>
              <table:table-cell office:value-type="float" office:value="0.203121164013">
                <text:p>0.203121164013</text:p>
              </table:table-cell>
              <table:table-cell office:value-type="float" office:value="0.0219172850125">
                <text:p>0.0219172850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9940550479232">
                <text:p>0.09940550479232</text:p>
              </table:table-cell>
              <table:table-cell office:value-type="float" office:value="0.01842502242082">
                <text:p>0.01842502242082</text:p>
              </table:table-cell>
              <table:table-cell office:value-type="float" office:value="0.203172409274">
                <text:p>0.203172409274</text:p>
              </table:table-cell>
              <table:table-cell office:value-type="float" office:value="0.02191389045206">
                <text:p>0.021913890452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987275365716">
                <text:p>0.0987275365716</text:p>
              </table:table-cell>
              <table:table-cell office:value-type="float" office:value="0.01840754574654">
                <text:p>0.01840754574654</text:p>
              </table:table-cell>
              <table:table-cell office:value-type="float" office:value="0.2031218583588">
                <text:p>0.2031218583588</text:p>
              </table:table-cell>
              <table:table-cell office:value-type="float" office:value="0.02192099301402">
                <text:p>0.021920993014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9836163391022">
                <text:p>0.09836163391022</text:p>
              </table:table-cell>
              <table:table-cell office:value-type="float" office:value="0.0184091477938">
                <text:p>0.0184091477938</text:p>
              </table:table-cell>
              <table:table-cell office:value-type="float" office:value="0.2033519578478">
                <text:p>0.2033519578478</text:p>
              </table:table-cell>
              <table:table-cell office:value-type="float" office:value="0.0219199119953">
                <text:p>0.02191991199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9762251895328">
                <text:p>0.09762251895328</text:p>
              </table:table-cell>
              <table:table-cell office:value-type="float" office:value="0.01842001029808">
                <text:p>0.01842001029808</text:p>
              </table:table-cell>
              <table:table-cell office:value-type="float" office:value="0.2037666977284">
                <text:p>0.2037666977284</text:p>
              </table:table-cell>
              <table:table-cell office:value-type="float" office:value="0.02193375973916">
                <text:p>0.021933759739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9712068961612">
                <text:p>0.09712068961612</text:p>
              </table:table-cell>
              <table:table-cell office:value-type="float" office:value="0.01841264456278">
                <text:p>0.01841264456278</text:p>
              </table:table-cell>
              <table:table-cell office:value-type="float" office:value="0.20279445772">
                <text:p>0.20279445772</text:p>
              </table:table-cell>
              <table:table-cell office:value-type="float" office:value="0.02192285371932">
                <text:p>0.021922853719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9648917306542">
                <text:p>0.09648917306542</text:p>
              </table:table-cell>
              <table:table-cell office:value-type="float" office:value="0.01841174634172">
                <text:p>0.01841174634172</text:p>
              </table:table-cell>
              <table:table-cell office:value-type="float" office:value="0.203018839063">
                <text:p>0.203018839063</text:p>
              </table:table-cell>
              <table:table-cell office:value-type="float" office:value="0.0219475312216">
                <text:p>0.02194753122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9579751247176">
                <text:p>0.09579751247176</text:p>
              </table:table-cell>
              <table:table-cell office:value-type="float" office:value="0.01841490557538">
                <text:p>0.01841490557538</text:p>
              </table:table-cell>
              <table:table-cell office:value-type="float" office:value="0.2033459972598">
                <text:p>0.2033459972598</text:p>
              </table:table-cell>
              <table:table-cell office:value-type="float" office:value="0.02192850457894">
                <text:p>0.021928504578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9514108888438">
                <text:p>0.09514108888438</text:p>
              </table:table-cell>
              <table:table-cell office:value-type="float" office:value="0.01841141762266">
                <text:p>0.01841141762266</text:p>
              </table:table-cell>
              <table:table-cell office:value-type="float" office:value="0.2032781703632">
                <text:p>0.2032781703632</text:p>
              </table:table-cell>
              <table:table-cell office:value-type="float" office:value="0.02193308805174">
                <text:p>0.021933088051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9487926041648">
                <text:p>0.09487926041648</text:p>
              </table:table-cell>
              <table:table-cell office:value-type="float" office:value="0.0184276982627">
                <text:p>0.0184276982627</text:p>
              </table:table-cell>
              <table:table-cell office:value-type="float" office:value="0.2030531732828">
                <text:p>0.2030531732828</text:p>
              </table:table-cell>
              <table:table-cell office:value-type="float" office:value="0.02193456276068">
                <text:p>0.021934562760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9405153401838">
                <text:p>0.09405153401838</text:p>
              </table:table-cell>
              <table:table-cell office:value-type="float" office:value="0.01843566176028">
                <text:p>0.01843566176028</text:p>
              </table:table-cell>
              <table:table-cell office:value-type="float" office:value="0.203319121412">
                <text:p>0.203319121412</text:p>
              </table:table-cell>
              <table:table-cell office:value-type="float" office:value="0.02193040980066">
                <text:p>0.021930409800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9338155053738">
                <text:p>0.09338155053738</text:p>
              </table:table-cell>
              <table:table-cell office:value-type="float" office:value="0.0184329427754">
                <text:p>0.0184329427754</text:p>
              </table:table-cell>
              <table:table-cell office:value-type="float" office:value="0.202928435609">
                <text:p>0.202928435609</text:p>
              </table:table-cell>
              <table:table-cell office:value-type="float" office:value="0.02192981876646">
                <text:p>0.021929818766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9297518321238">
                <text:p>0.09297518321238</text:p>
              </table:table-cell>
              <table:table-cell office:value-type="float" office:value="0.01843032683378">
                <text:p>0.01843032683378</text:p>
              </table:table-cell>
              <table:table-cell office:value-type="float" office:value="0.2034979079836">
                <text:p>0.2034979079836</text:p>
              </table:table-cell>
              <table:table-cell office:value-type="float" office:value="0.02195063106856">
                <text:p>0.021950631068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9218852341152">
                <text:p>0.09218852341152</text:p>
              </table:table-cell>
              <table:table-cell office:value-type="float" office:value="0.01842785562982">
                <text:p>0.01842785562982</text:p>
              </table:table-cell>
              <table:table-cell office:value-type="float" office:value="0.2035562429214">
                <text:p>0.2035562429214</text:p>
              </table:table-cell>
              <table:table-cell office:value-type="float" office:value="0.02193056173986">
                <text:p>0.021930561739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916592485351">
                <text:p>0.0916592485351</text:p>
              </table:table-cell>
              <table:table-cell office:value-type="float" office:value="0.0184279044667">
                <text:p>0.0184279044667</text:p>
              </table:table-cell>
              <table:table-cell office:value-type="float" office:value="0.2035317639968">
                <text:p>0.2035317639968</text:p>
              </table:table-cell>
              <table:table-cell office:value-type="float" office:value="0.02194327127104">
                <text:p>0.021943271271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9063242463936">
                <text:p>0.09063242463936</text:p>
              </table:table-cell>
              <table:table-cell office:value-type="float" office:value="0.01843640460044">
                <text:p>0.01843640460044</text:p>
              </table:table-cell>
              <table:table-cell office:value-type="float" office:value="0.2031094491898">
                <text:p>0.2031094491898</text:p>
              </table:table-cell>
              <table:table-cell office:value-type="float" office:value="0.02194028467484">
                <text:p>0.021940284674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9030771829484">
                <text:p>0.09030771829484</text:p>
              </table:table-cell>
              <table:table-cell office:value-type="float" office:value="0.01843634088636">
                <text:p>0.01843634088636</text:p>
              </table:table-cell>
              <table:table-cell office:value-type="float" office:value="0.2032421107898">
                <text:p>0.2032421107898</text:p>
              </table:table-cell>
              <table:table-cell office:value-type="float" office:value="0.02193516045338">
                <text:p>0.02193516045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8941412174194">
                <text:p>0.08941412174194</text:p>
              </table:table-cell>
              <table:table-cell office:value-type="float" office:value="0.0184399779604">
                <text:p>0.0184399779604</text:p>
              </table:table-cell>
              <table:table-cell office:value-type="float" office:value="0.2033049649784">
                <text:p>0.2033049649784</text:p>
              </table:table-cell>
              <table:table-cell office:value-type="float" office:value="0.02191684200232">
                <text:p>0.021916842002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8870518227242">
                <text:p>0.08870518227242</text:p>
              </table:table-cell>
              <table:table-cell office:value-type="float" office:value="0.01844950126194">
                <text:p>0.01844950126194</text:p>
              </table:table-cell>
              <table:table-cell office:value-type="float" office:value="0.2031594418406">
                <text:p>0.2031594418406</text:p>
              </table:table-cell>
              <table:table-cell office:value-type="float" office:value="0.02190480564472">
                <text:p>0.021904805644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8813368658686">
                <text:p>0.08813368658686</text:p>
              </table:table-cell>
              <table:table-cell office:value-type="float" office:value="0.01844592003756">
                <text:p>0.01844592003756</text:p>
              </table:table-cell>
              <table:table-cell office:value-type="float" office:value="0.2034593598074">
                <text:p>0.2034593598074</text:p>
              </table:table-cell>
              <table:table-cell office:value-type="float" office:value="0.0219456584903">
                <text:p>0.02194565849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8741404568604">
                <text:p>0.08741404568604</text:p>
              </table:table-cell>
              <table:table-cell office:value-type="float" office:value="0.01844570070718">
                <text:p>0.01844570070718</text:p>
              </table:table-cell>
              <table:table-cell office:value-type="float" office:value="0.2035372638564">
                <text:p>0.2035372638564</text:p>
              </table:table-cell>
              <table:table-cell office:value-type="float" office:value="0.02193354641622">
                <text:p>0.021933546416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8667945572236">
                <text:p>0.08667945572236</text:p>
              </table:table-cell>
              <table:table-cell office:value-type="float" office:value="0.018447019883">
                <text:p>0.018447019883</text:p>
              </table:table-cell>
              <table:table-cell office:value-type="float" office:value="0.2031691578654">
                <text:p>0.2031691578654</text:p>
              </table:table-cell>
              <table:table-cell office:value-type="float" office:value="0.02194428875016">
                <text:p>0.021944288750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8596176586106">
                <text:p>0.08596176586106</text:p>
              </table:table-cell>
              <table:table-cell office:value-type="float" office:value="0.0184452024931">
                <text:p>0.0184452024931</text:p>
              </table:table-cell>
              <table:table-cell office:value-type="float" office:value="0.2027799572706">
                <text:p>0.2027799572706</text:p>
              </table:table-cell>
              <table:table-cell office:value-type="float" office:value="0.0219488182295">
                <text:p>0.02194881822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8517137511734">
                <text:p>0.08517137511734</text:p>
              </table:table-cell>
              <table:table-cell office:value-type="float" office:value="0.01844766308296">
                <text:p>0.01844766308296</text:p>
              </table:table-cell>
              <table:table-cell office:value-type="float" office:value="0.203517010529">
                <text:p>0.203517010529</text:p>
              </table:table-cell>
              <table:table-cell office:value-type="float" office:value="0.02194455217006">
                <text:p>0.021944552170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8448135048716">
                <text:p>0.08448135048716</text:p>
              </table:table-cell>
              <table:table-cell office:value-type="float" office:value="0.01845490264174">
                <text:p>0.01845490264174</text:p>
              </table:table-cell>
              <table:table-cell office:value-type="float" office:value="0.2035745902966">
                <text:p>0.2035745902966</text:p>
              </table:table-cell>
              <table:table-cell office:value-type="float" office:value="0.02193731538888">
                <text:p>0.021937315388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8369681291512">
                <text:p>0.08369681291512</text:p>
              </table:table-cell>
              <table:table-cell office:value-type="float" office:value="0.01845449096478">
                <text:p>0.01845449096478</text:p>
              </table:table-cell>
              <table:table-cell office:value-type="float" office:value="0.2032081312008">
                <text:p>0.2032081312008</text:p>
              </table:table-cell>
              <table:table-cell office:value-type="float" office:value="0.02195768998384">
                <text:p>0.021957689983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8287553604092">
                <text:p>0.08287553604092</text:p>
              </table:table-cell>
              <table:table-cell office:value-type="float" office:value="0.01844879961218">
                <text:p>0.01844879961218</text:p>
              </table:table-cell>
              <table:table-cell office:value-type="float" office:value="0.2032759703522">
                <text:p>0.2032759703522</text:p>
              </table:table-cell>
              <table:table-cell office:value-type="float" office:value="0.02194215989428">
                <text:p>0.021942159894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82307465969">
                <text:p>0.082307465969</text:p>
              </table:table-cell>
              <table:table-cell office:value-type="float" office:value="0.01846119496996">
                <text:p>0.01846119496996</text:p>
              </table:table-cell>
              <table:table-cell office:value-type="float" office:value="0.2030513564694">
                <text:p>0.2030513564694</text:p>
              </table:table-cell>
              <table:table-cell office:value-type="float" office:value="0.02196026532112">
                <text:p>0.02196026532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8137170645722">
                <text:p>0.08137170645722</text:p>
              </table:table-cell>
              <table:table-cell office:value-type="float" office:value="0.01846181760316">
                <text:p>0.01846181760316</text:p>
              </table:table-cell>
              <table:table-cell office:value-type="float" office:value="0.2030002497526">
                <text:p>0.2030002497526</text:p>
              </table:table-cell>
              <table:table-cell office:value-type="float" office:value="0.0219607057305">
                <text:p>0.02196070573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809080461934">
                <text:p>0.0809080461934</text:p>
              </table:table-cell>
              <table:table-cell office:value-type="float" office:value="0.01845945487616">
                <text:p>0.01845945487616</text:p>
              </table:table-cell>
              <table:table-cell office:value-type="float" office:value="0.2035260653414">
                <text:p>0.2035260653414</text:p>
              </table:table-cell>
              <table:table-cell office:value-type="float" office:value="0.02195432113188">
                <text:p>0.021954321131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7989108164542">
                <text:p>0.07989108164542</text:p>
              </table:table-cell>
              <table:table-cell office:value-type="float" office:value="0.01846846093086">
                <text:p>0.01846846093086</text:p>
              </table:table-cell>
              <table:table-cell office:value-type="float" office:value="0.2033742525826">
                <text:p>0.2033742525826</text:p>
              </table:table-cell>
              <table:table-cell office:value-type="float" office:value="0.02196650179114">
                <text:p>0.021966501791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7917602739814">
                <text:p>0.07917602739814</text:p>
              </table:table-cell>
              <table:table-cell office:value-type="float" office:value="0.01845983018358">
                <text:p>0.01845983018358</text:p>
              </table:table-cell>
              <table:table-cell office:value-type="float" office:value="0.2036581036322">
                <text:p>0.2036581036322</text:p>
              </table:table-cell>
              <table:table-cell office:value-type="float" office:value="0.0219667711316">
                <text:p>0.02196677113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7842403246088">
                <text:p>0.07842403246088</text:p>
              </table:table-cell>
              <table:table-cell office:value-type="float" office:value="0.01845640077064">
                <text:p>0.01845640077064</text:p>
              </table:table-cell>
              <table:table-cell office:value-type="float" office:value="0.20313237521">
                <text:p>0.20313237521</text:p>
              </table:table-cell>
              <table:table-cell office:value-type="float" office:value="0.02196879189636">
                <text:p>0.021968791896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775932911876">
                <text:p>0.0775932911876</text:p>
              </table:table-cell>
              <table:table-cell office:value-type="float" office:value="0.01846819575662">
                <text:p>0.01846819575662</text:p>
              </table:table-cell>
              <table:table-cell office:value-type="float" office:value="0.2034169516202">
                <text:p>0.2034169516202</text:p>
              </table:table-cell>
              <table:table-cell office:value-type="float" office:value="0.02197212099156">
                <text:p>0.021972120991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7681032318324">
                <text:p>0.07681032318324</text:p>
              </table:table-cell>
              <table:table-cell office:value-type="float" office:value="0.01847845577894">
                <text:p>0.01847845577894</text:p>
              </table:table-cell>
              <table:table-cell office:value-type="float" office:value="0.2034331567112">
                <text:p>0.2034331567112</text:p>
              </table:table-cell>
              <table:table-cell office:value-type="float" office:value="0.0219737448341">
                <text:p>0.02197374483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7602087760196">
                <text:p>0.07602087760196</text:p>
              </table:table-cell>
              <table:table-cell office:value-type="float" office:value="0.01847368274574">
                <text:p>0.01847368274574</text:p>
              </table:table-cell>
              <table:table-cell office:value-type="float" office:value="0.203258680343">
                <text:p>0.203258680343</text:p>
              </table:table-cell>
              <table:table-cell office:value-type="float" office:value="0.0219979039671">
                <text:p>0.02199790396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7509036997922">
                <text:p>0.07509036997922</text:p>
              </table:table-cell>
              <table:table-cell office:value-type="float" office:value="0.0184732067657">
                <text:p>0.0184732067657</text:p>
              </table:table-cell>
              <table:table-cell office:value-type="float" office:value="0.2033408413218">
                <text:p>0.2033408413218</text:p>
              </table:table-cell>
              <table:table-cell office:value-type="float" office:value="0.0219876763427">
                <text:p>0.02198767634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7411817676254">
                <text:p>0.07411817676254</text:p>
              </table:table-cell>
              <table:table-cell office:value-type="float" office:value="0.01846513498136">
                <text:p>0.01846513498136</text:p>
              </table:table-cell>
              <table:table-cell office:value-type="float" office:value="0.2028518586112">
                <text:p>0.2028518586112</text:p>
              </table:table-cell>
              <table:table-cell office:value-type="float" office:value="0.02198243072468">
                <text:p>0.021982430724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7337128689118">
                <text:p>0.07337128689118</text:p>
              </table:table-cell>
              <table:table-cell office:value-type="float" office:value="0.0184785893586">
                <text:p>0.0184785893586</text:p>
              </table:table-cell>
              <table:table-cell office:value-type="float" office:value="0.2032107603428">
                <text:p>0.2032107603428</text:p>
              </table:table-cell>
              <table:table-cell office:value-type="float" office:value="0.02198318474502">
                <text:p>0.021983184745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7239766674594">
                <text:p>0.07239766674594</text:p>
              </table:table-cell>
              <table:table-cell office:value-type="float" office:value="0.01847787337614">
                <text:p>0.01847787337614</text:p>
              </table:table-cell>
              <table:table-cell office:value-type="float" office:value="0.2041286932258">
                <text:p>0.2041286932258</text:p>
              </table:table-cell>
              <table:table-cell office:value-type="float" office:value="0.02198203986248">
                <text:p>0.021982039862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7155344274394">
                <text:p>0.07155344274394</text:p>
              </table:table-cell>
              <table:table-cell office:value-type="float" office:value="0.01849411099328">
                <text:p>0.01849411099328</text:p>
              </table:table-cell>
              <table:table-cell office:value-type="float" office:value="0.2037417868248">
                <text:p>0.2037417868248</text:p>
              </table:table-cell>
              <table:table-cell office:value-type="float" office:value="0.02198394033616">
                <text:p>0.021983940336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7081847385388">
                <text:p>0.07081847385388</text:p>
              </table:table-cell>
              <table:table-cell office:value-type="float" office:value="0.01848586744802">
                <text:p>0.01848586744802</text:p>
              </table:table-cell>
              <table:table-cell office:value-type="float" office:value="0.2031906518386">
                <text:p>0.2031906518386</text:p>
              </table:table-cell>
              <table:table-cell office:value-type="float" office:value="0.02198882058554">
                <text:p>0.021988820585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6967621340482">
                <text:p>0.06967621340482</text:p>
              </table:table-cell>
              <table:table-cell office:value-type="float" office:value="0.0184894429291">
                <text:p>0.0184894429291</text:p>
              </table:table-cell>
              <table:table-cell office:value-type="float" office:value="0.2035318279308">
                <text:p>0.2035318279308</text:p>
              </table:table-cell>
              <table:table-cell office:value-type="float" office:value="0.02197758822698">
                <text:p>0.021977588226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6912241453386">
                <text:p>0.06912241453386</text:p>
              </table:table-cell>
              <table:table-cell office:value-type="float" office:value="0.01849198175884">
                <text:p>0.01849198175884</text:p>
              </table:table-cell>
              <table:table-cell office:value-type="float" office:value="0.2033563077062">
                <text:p>0.2033563077062</text:p>
              </table:table-cell>
              <table:table-cell office:value-type="float" office:value="0.02199610153752">
                <text:p>0.021996101537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6780726644368">
                <text:p>0.06780726644368</text:p>
              </table:table-cell>
              <table:table-cell office:value-type="float" office:value="0.01850867948086">
                <text:p>0.01850867948086</text:p>
              </table:table-cell>
              <table:table-cell office:value-type="float" office:value="0.2035165814792">
                <text:p>0.2035165814792</text:p>
              </table:table-cell>
              <table:table-cell office:value-type="float" office:value="0.0219814364797">
                <text:p>0.02198143647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6705359274462">
                <text:p>0.06705359274462</text:p>
              </table:table-cell>
              <table:table-cell office:value-type="float" office:value="0.01849226697278">
                <text:p>0.01849226697278</text:p>
              </table:table-cell>
              <table:table-cell office:value-type="float" office:value="0.2032386815334">
                <text:p>0.2032386815334</text:p>
              </table:table-cell>
              <table:table-cell office:value-type="float" office:value="0.02200976744454">
                <text:p>0.022009767444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6614181220464">
                <text:p>0.06614181220464</text:p>
              </table:table-cell>
              <table:table-cell office:value-type="float" office:value="0.0185043243179">
                <text:p>0.0185043243179</text:p>
              </table:table-cell>
              <table:table-cell office:value-type="float" office:value="0.2031159401018">
                <text:p>0.2031159401018</text:p>
              </table:table-cell>
              <table:table-cell office:value-type="float" office:value="0.02198484999732">
                <text:p>0.021984849997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6482595713828">
                <text:p>0.06482595713828</text:p>
              </table:table-cell>
              <table:table-cell office:value-type="float" office:value="0.0185064866907">
                <text:p>0.0185064866907</text:p>
              </table:table-cell>
              <table:table-cell office:value-type="float" office:value="0.2031358613284">
                <text:p>0.2031358613284</text:p>
              </table:table-cell>
              <table:table-cell office:value-type="float" office:value="0.0219846317078">
                <text:p>0.02198463170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6415492396934">
                <text:p>0.06415492396934</text:p>
              </table:table-cell>
              <table:table-cell office:value-type="float" office:value="0.0185113767454">
                <text:p>0.0185113767454</text:p>
              </table:table-cell>
              <table:table-cell office:value-type="float" office:value="0.2030562795542">
                <text:p>0.2030562795542</text:p>
              </table:table-cell>
              <table:table-cell office:value-type="float" office:value="0.02198912922368">
                <text:p>0.02198912922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632215960167">
                <text:p>0.0632215960167</text:p>
              </table:table-cell>
              <table:table-cell office:value-type="float" office:value="0.01850793535718">
                <text:p>0.01850793535718</text:p>
              </table:table-cell>
              <table:table-cell office:value-type="float" office:value="0.2033781027892">
                <text:p>0.2033781027892</text:p>
              </table:table-cell>
              <table:table-cell office:value-type="float" office:value="0.02199043578354">
                <text:p>0.021990435783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6213278968634">
                <text:p>0.06213278968634</text:p>
              </table:table-cell>
              <table:table-cell office:value-type="float" office:value="0.01849708105448">
                <text:p>0.01849708105448</text:p>
              </table:table-cell>
              <table:table-cell office:value-type="float" office:value="0.2036382950024">
                <text:p>0.2036382950024</text:p>
              </table:table-cell>
              <table:table-cell office:value-type="float" office:value="0.02198579139534">
                <text:p>0.021985791395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609812092589">
                <text:p>0.0609812092589</text:p>
              </table:table-cell>
              <table:table-cell office:value-type="float" office:value="0.01851062313206">
                <text:p>0.01851062313206</text:p>
              </table:table-cell>
              <table:table-cell office:value-type="float" office:value="0.2034058473406">
                <text:p>0.2034058473406</text:p>
              </table:table-cell>
              <table:table-cell office:value-type="float" office:value="0.02199983170458">
                <text:p>0.021999831704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5994731505676">
                <text:p>0.05994731505676</text:p>
              </table:table-cell>
              <table:table-cell office:value-type="float" office:value="0.01850912490832">
                <text:p>0.01850912490832</text:p>
              </table:table-cell>
              <table:table-cell office:value-type="float" office:value="0.2038387204656">
                <text:p>0.2038387204656</text:p>
              </table:table-cell>
              <table:table-cell office:value-type="float" office:value="0.02199007769228">
                <text:p>0.021990077692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5872895426176">
                <text:p>0.05872895426176</text:p>
              </table:table-cell>
              <table:table-cell office:value-type="float" office:value="0.01849973556656">
                <text:p>0.01849973556656</text:p>
              </table:table-cell>
              <table:table-cell office:value-type="float" office:value="0.2032799082186">
                <text:p>0.2032799082186</text:p>
              </table:table-cell>
              <table:table-cell office:value-type="float" office:value="0.02201457863462">
                <text:p>0.022014578634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578046808103">
                <text:p>0.0578046808103</text:p>
              </table:table-cell>
              <table:table-cell office:value-type="float" office:value="0.01851708540384">
                <text:p>0.01851708540384</text:p>
              </table:table-cell>
              <table:table-cell office:value-type="float" office:value="0.2044983074564">
                <text:p>0.2044983074564</text:p>
              </table:table-cell>
              <table:table-cell office:value-type="float" office:value="0.02200136682646">
                <text:p>0.02200136682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5655009039248">
                <text:p>0.05655009039248</text:p>
              </table:table-cell>
              <table:table-cell office:value-type="float" office:value="0.01850200687526">
                <text:p>0.01850200687526</text:p>
              </table:table-cell>
              <table:table-cell office:value-type="float" office:value="0.2033258481326">
                <text:p>0.2033258481326</text:p>
              </table:table-cell>
              <table:table-cell office:value-type="float" office:value="0.02199073210736">
                <text:p>0.021990732107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5528784910312">
                <text:p>0.05528784910312</text:p>
              </table:table-cell>
              <table:table-cell office:value-type="float" office:value="0.018517077522">
                <text:p>0.018517077522</text:p>
              </table:table-cell>
              <table:table-cell office:value-type="float" office:value="0.2032722953896">
                <text:p>0.2032722953896</text:p>
              </table:table-cell>
              <table:table-cell office:value-type="float" office:value="0.02200549955072">
                <text:p>0.022005499550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5439779307362">
                <text:p>0.05439779307362</text:p>
              </table:table-cell>
              <table:table-cell office:value-type="float" office:value="0.01851141468144">
                <text:p>0.01851141468144</text:p>
              </table:table-cell>
              <table:table-cell office:value-type="float" office:value="0.2030887534392">
                <text:p>0.2030887534392</text:p>
              </table:table-cell>
              <table:table-cell office:value-type="float" office:value="0.02201089587332">
                <text:p>0.022010895873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5305809547782">
                <text:p>0.05305809547782</text:p>
              </table:table-cell>
              <table:table-cell office:value-type="float" office:value="0.01851202286352">
                <text:p>0.01851202286352</text:p>
              </table:table-cell>
              <table:table-cell office:value-type="float" office:value="0.2037788156902">
                <text:p>0.2037788156902</text:p>
              </table:table-cell>
              <table:table-cell office:value-type="float" office:value="0.02201549697632">
                <text:p>0.022015496976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517829228382">
                <text:p>0.0517829228382</text:p>
              </table:table-cell>
              <table:table-cell office:value-type="float" office:value="0.01852598067776">
                <text:p>0.01852598067776</text:p>
              </table:table-cell>
              <table:table-cell office:value-type="float" office:value="0.2029252110588">
                <text:p>0.2029252110588</text:p>
              </table:table-cell>
              <table:table-cell office:value-type="float" office:value="0.02200370187284">
                <text:p>0.022003701872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5074164708232">
                <text:p>0.05074164708232</text:p>
              </table:table-cell>
              <table:table-cell office:value-type="float" office:value="0.01852034611696">
                <text:p>0.01852034611696</text:p>
              </table:table-cell>
              <table:table-cell office:value-type="float" office:value="0.2038863224376">
                <text:p>0.2038863224376</text:p>
              </table:table-cell>
              <table:table-cell office:value-type="float" office:value="0.02200666377958">
                <text:p>0.022006663779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4941478089156">
                <text:p>0.04941478089156</text:p>
              </table:table-cell>
              <table:table-cell office:value-type="float" office:value="0.01850969374816">
                <text:p>0.01850969374816</text:p>
              </table:table-cell>
              <table:table-cell office:value-type="float" office:value="0.2035231838606">
                <text:p>0.2035231838606</text:p>
              </table:table-cell>
              <table:table-cell office:value-type="float" office:value="0.02199555068186">
                <text:p>0.021995550681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4821552096596">
                <text:p>0.04821552096596</text:p>
              </table:table-cell>
              <table:table-cell office:value-type="float" office:value="0.01852010429186">
                <text:p>0.01852010429186</text:p>
              </table:table-cell>
              <table:table-cell office:value-type="float" office:value="0.2039169456614">
                <text:p>0.2039169456614</text:p>
              </table:table-cell>
              <table:table-cell office:value-type="float" office:value="0.0220078979003">
                <text:p>0.02200789790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4706312734528">
                <text:p>0.04706312734528</text:p>
              </table:table-cell>
              <table:table-cell office:value-type="float" office:value="0.0185294409813">
                <text:p>0.0185294409813</text:p>
              </table:table-cell>
              <table:table-cell office:value-type="float" office:value="0.2037369646016">
                <text:p>0.2037369646016</text:p>
              </table:table-cell>
              <table:table-cell office:value-type="float" office:value="0.02199495940824">
                <text:p>0.021994959408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4550282065404">
                <text:p>0.04550282065404</text:p>
              </table:table-cell>
              <table:table-cell office:value-type="float" office:value="0.01852486711448">
                <text:p>0.01852486711448</text:p>
              </table:table-cell>
              <table:table-cell office:value-type="float" office:value="0.2034042223194">
                <text:p>0.2034042223194</text:p>
              </table:table-cell>
              <table:table-cell office:value-type="float" office:value="0.02200002603344">
                <text:p>0.022000026033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4406972083532">
                <text:p>0.04406972083532</text:p>
              </table:table-cell>
              <table:table-cell office:value-type="float" office:value="0.01852721163928">
                <text:p>0.01852721163928</text:p>
              </table:table-cell>
              <table:table-cell office:value-type="float" office:value="0.2031877127956">
                <text:p>0.2031877127956</text:p>
              </table:table-cell>
              <table:table-cell office:value-type="float" office:value="0.02200940693824">
                <text:p>0.022009406938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4277535128386">
                <text:p>0.04277535128386</text:p>
              </table:table-cell>
              <table:table-cell office:value-type="float" office:value="0.01853512316648">
                <text:p>0.01853512316648</text:p>
              </table:table-cell>
              <table:table-cell office:value-type="float" office:value="0.2030699232652">
                <text:p>0.2030699232652</text:p>
              </table:table-cell>
              <table:table-cell office:value-type="float" office:value="0.0219933013999">
                <text:p>0.02199330139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4133603526302">
                <text:p>0.04133603526302</text:p>
              </table:table-cell>
              <table:table-cell office:value-type="float" office:value="0.01854222899332">
                <text:p>0.01854222899332</text:p>
              </table:table-cell>
              <table:table-cell office:value-type="float" office:value="0.2034191648192">
                <text:p>0.2034191648192</text:p>
              </table:table-cell>
              <table:table-cell office:value-type="float" office:value="0.0220103234282">
                <text:p>0.02201032342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3986400535986">
                <text:p>0.03986400535986</text:p>
              </table:table-cell>
              <table:table-cell office:value-type="float" office:value="0.01853198884974">
                <text:p>0.01853198884974</text:p>
              </table:table-cell>
              <table:table-cell office:value-type="float" office:value="0.2031433735584">
                <text:p>0.2031433735584</text:p>
              </table:table-cell>
              <table:table-cell office:value-type="float" office:value="0.02200153367618">
                <text:p>0.022001533676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383793279901">
                <text:p>0.0383793279901</text:p>
              </table:table-cell>
              <table:table-cell office:value-type="float" office:value="0.018538020684">
                <text:p>0.018538020684</text:p>
              </table:table-cell>
              <table:table-cell office:value-type="float" office:value="0.2029374550214">
                <text:p>0.2029374550214</text:p>
              </table:table-cell>
              <table:table-cell office:value-type="float" office:value="0.0220073369755">
                <text:p>0.02200733697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3670149070692">
                <text:p>0.03670149070692</text:p>
              </table:table-cell>
              <table:table-cell office:value-type="float" office:value="0.01854140871038">
                <text:p>0.01854140871038</text:p>
              </table:table-cell>
              <table:table-cell office:value-type="float" office:value="0.2040028902088">
                <text:p>0.2040028902088</text:p>
              </table:table-cell>
              <table:table-cell office:value-type="float" office:value="0.02200588243532">
                <text:p>0.022005882435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3544771761218">
                <text:p>0.03544771761218</text:p>
              </table:table-cell>
              <table:table-cell office:value-type="float" office:value="0.01853173402234">
                <text:p>0.01853173402234</text:p>
              </table:table-cell>
              <table:table-cell office:value-type="float" office:value="0.203810610015">
                <text:p>0.203810610015</text:p>
              </table:table-cell>
              <table:table-cell office:value-type="float" office:value="0.02200838868666">
                <text:p>0.022008388686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3366212855752">
                <text:p>0.03366212855752</text:p>
              </table:table-cell>
              <table:table-cell office:value-type="float" office:value="0.01853555322078">
                <text:p>0.01853555322078</text:p>
              </table:table-cell>
              <table:table-cell office:value-type="float" office:value="0.2031667498684">
                <text:p>0.2031667498684</text:p>
              </table:table-cell>
              <table:table-cell office:value-type="float" office:value="0.02200425320282">
                <text:p>0.022004253202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319156232436">
                <text:p>0.0319156232436</text:p>
              </table:table-cell>
              <table:table-cell office:value-type="float" office:value="0.01853903359092">
                <text:p>0.01853903359092</text:p>
              </table:table-cell>
              <table:table-cell office:value-type="float" office:value="0.2028387977902">
                <text:p>0.2028387977902</text:p>
              </table:table-cell>
              <table:table-cell office:value-type="float" office:value="0.02200145039052">
                <text:p>0.022001450390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3046892184484">
                <text:p>0.03046892184484</text:p>
              </table:table-cell>
              <table:table-cell office:value-type="float" office:value="0.01854275283278">
                <text:p>0.01854275283278</text:p>
              </table:table-cell>
              <table:table-cell office:value-type="float" office:value="0.2042986496862">
                <text:p>0.2042986496862</text:p>
              </table:table-cell>
              <table:table-cell office:value-type="float" office:value="0.02200733637716">
                <text:p>0.022007336377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2885083830048">
                <text:p>0.02885083830048</text:p>
              </table:table-cell>
              <table:table-cell office:value-type="float" office:value="0.01853900400858">
                <text:p>0.01853900400858</text:p>
              </table:table-cell>
              <table:table-cell office:value-type="float" office:value="0.2031913598492">
                <text:p>0.2031913598492</text:p>
              </table:table-cell>
              <table:table-cell office:value-type="float" office:value="0.02200986286468">
                <text:p>0.022009862864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2680623930244">
                <text:p>0.02680623930244</text:p>
              </table:table-cell>
              <table:table-cell office:value-type="float" office:value="0.01854688459828">
                <text:p>0.01854688459828</text:p>
              </table:table-cell>
              <table:table-cell office:value-type="float" office:value="0.2033285405662">
                <text:p>0.2033285405662</text:p>
              </table:table-cell>
              <table:table-cell office:value-type="float" office:value="0.0220085366429">
                <text:p>0.02200853664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251230624799">
                <text:p>0.0251230624799</text:p>
              </table:table-cell>
              <table:table-cell office:value-type="float" office:value="0.01853736632178">
                <text:p>0.01853736632178</text:p>
              </table:table-cell>
              <table:table-cell office:value-type="float" office:value="0.2032820852424">
                <text:p>0.2032820852424</text:p>
              </table:table-cell>
              <table:table-cell office:value-type="float" office:value="0.02200461373356">
                <text:p>0.022004613733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2325298093992">
                <text:p>0.02325298093992</text:p>
              </table:table-cell>
              <table:table-cell office:value-type="float" office:value="0.0185399653076">
                <text:p>0.0185399653076</text:p>
              </table:table-cell>
              <table:table-cell office:value-type="float" office:value="0.2044639550622">
                <text:p>0.2044639550622</text:p>
              </table:table-cell>
              <table:table-cell office:value-type="float" office:value="0.02200773198294">
                <text:p>0.022007731982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2121692070838">
                <text:p>0.02121692070838</text:p>
              </table:table-cell>
              <table:table-cell office:value-type="float" office:value="0.01856183729224">
                <text:p>0.01856183729224</text:p>
              </table:table-cell>
              <table:table-cell office:value-type="float" office:value="0.2034047158538">
                <text:p>0.2034047158538</text:p>
              </table:table-cell>
              <table:table-cell office:value-type="float" office:value="0.02200374026732">
                <text:p>0.022003740267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1915747986438">
                <text:p>0.01915747986438</text:p>
              </table:table-cell>
              <table:table-cell office:value-type="float" office:value="0.01855624110094">
                <text:p>0.01855624110094</text:p>
              </table:table-cell>
              <table:table-cell office:value-type="float" office:value="0.2031986627188">
                <text:p>0.2031986627188</text:p>
              </table:table-cell>
              <table:table-cell office:value-type="float" office:value="0.02201170878694">
                <text:p>0.022011708786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